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Liberation Sans Narrow" svg:font-family="'Liberation San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8.59pt"/>
    </style:style>
    <style:style style:name="co3" style:family="table-column">
      <style:table-column-properties fo:break-before="auto" style:column-width="115.31pt"/>
    </style:style>
    <style:style style:name="co4" style:family="table-column">
      <style:table-column-properties fo:break-before="auto" style:column-width="131.95pt"/>
    </style:style>
    <style:style style:name="co5" style:family="table-column">
      <style:table-column-properties fo:break-before="auto" style:column-width="158.34pt"/>
    </style:style>
    <style:style style:name="co6" style:family="table-column">
      <style:table-column-properties fo:break-before="auto" style:column-width="102.1pt"/>
    </style:style>
    <style:style style:name="co7" style:family="table-column">
      <style:table-column-properties fo:break-before="auto" style:column-width="125.01pt"/>
    </style:style>
    <style:style style:name="co8" style:family="table-column">
      <style:table-column-properties fo:break-before="auto" style:column-width="183.34pt"/>
    </style:style>
    <style:style style:name="co9" style:family="table-column">
      <style:table-column-properties fo:break-before="auto" style:column-width="122.26pt"/>
    </style:style>
    <style:style style:name="co10" style:family="table-column">
      <style:table-column-properties fo:break-before="auto" style:column-width="141pt"/>
    </style:style>
    <style:style style:name="co11" style:family="table-column">
      <style:table-column-properties fo:break-before="auto" style:column-width="140.29pt"/>
    </style:style>
    <style:style style:name="co12" style:family="table-column">
      <style:table-column-properties fo:break-before="auto" style:column-width="243.81pt"/>
    </style:style>
    <style:style style:name="co13" style:family="table-column">
      <style:table-column-properties fo:break-before="auto" style:column-width="121.55pt"/>
    </style:style>
    <style:style style:name="co14" style:family="table-column">
      <style:table-column-properties fo:break-before="auto" style:column-width="95.84pt"/>
    </style:style>
    <style:style style:name="co15" style:family="table-column">
      <style:table-column-properties fo:break-before="auto" style:column-width="152.11pt"/>
    </style:style>
    <style:style style:name="co16" style:family="table-column">
      <style:table-column-properties fo:break-before="auto" style:column-width="266.71pt"/>
    </style:style>
    <style:style style:name="co17" style:family="table-column">
      <style:table-column-properties fo:break-before="auto" style:column-width="184.05pt"/>
    </style:style>
    <style:style style:name="co18" style:family="table-column">
      <style:table-column-properties fo:break-before="auto" style:column-width="174.36pt"/>
    </style:style>
    <style:style style:name="co19" style:family="table-column">
      <style:table-column-properties fo:break-before="auto" style:column-width="179.89pt"/>
    </style:style>
    <style:style style:name="co20" style:family="table-column">
      <style:table-column-properties fo:break-before="auto" style:column-width="147.26pt"/>
    </style:style>
    <style:style style:name="co21" style:family="table-column">
      <style:table-column-properties fo:break-before="auto" style:column-width="343.81pt"/>
    </style:style>
    <style:style style:name="co22" style:family="table-column">
      <style:table-column-properties fo:break-before="auto" style:column-width="170.84pt"/>
    </style:style>
    <style:style style:name="co23" style:family="table-column">
      <style:table-column-properties fo:break-before="auto" style:column-width="173.59pt"/>
    </style:style>
    <style:style style:name="co24" style:family="table-column">
      <style:table-column-properties fo:break-before="auto" style:column-width="344.44pt"/>
    </style:style>
    <style:style style:name="co25" style:family="table-column">
      <style:table-column-properties fo:break-before="auto" style:column-width="176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oplam_20_Öğrenci_20_Sayılarına_20_Göre_20_Vakıf_20_Üniversiteleri">
      <style:table-properties table:display="true" style:writing-mode="lr-tb"/>
    </style:style>
    <style:style style:name="ta2" style:family="table" style:master-page-name="PageStyle_5f_Kadrolu_20_Öğretim_20_Üyesi_20_Sayılarına_20_Göre_20_Vakıf_20_Üniversiteleri">
      <style:table-properties table:display="true" style:writing-mode="lr-tb"/>
    </style:style>
    <style:style style:name="ta3" style:family="table" style:master-page-name="PageStyle_5f_Doktora_20_Öğrenci_20_Sayılarına_20_Göre_20_Vakıf_20_Üniversiteleri">
      <style:table-properties table:display="true" style:writing-mode="lr-tb"/>
    </style:style>
    <style:style style:name="ta4" style:family="table" style:master-page-name="PageStyle_5f_Yüksek_20_Lisans_20_Öğrenci_20_Sayılarına_20_Göre_20_Vakıf_20_Üniversiteleri">
      <style:table-properties table:display="true" style:writing-mode="lr-tb"/>
    </style:style>
    <style:style style:name="ta5" style:family="table" style:master-page-name="PageStyle_5f_Fiziki_20_Alanlarına_20_Göre_20_Vakıf_20_Yükseköğretim_20_Kurumları">
      <style:table-properties table:display="true" style:writing-mode="lr-tb"/>
    </style:style>
    <style:style style:name="ta6" style:family="table" style:master-page-name="PageStyle_5f_Öğrenci_20_Başına_20_Düşen_20_Açık_20_Alan_20_Dağılımına_20_Göre_20_Vakıf_20_Yükseköğretim_20_Kurumları">
      <style:table-properties table:display="true" style:writing-mode="lr-tb"/>
    </style:style>
    <style:style style:name="ta7" style:family="table" style:master-page-name="PageStyle_5f_Öğrenci_20_Başına_20_Düşen_20_Kapalı_20_Alan_20_Dağılımına_20_Göre_20_Vakıf_20_Yükseköğretim_20_Kurumları">
      <style:table-properties table:display="true" style:writing-mode="lr-tb"/>
    </style:style>
    <style:style style:name="ta8" style:family="table" style:master-page-name="PageStyle_5f_Öğrenci_20_Başına_20_Kütüphane_20_Alanına_20_Göre_20_Vakıf_20_Yükseköğretim_20_Kurumları">
      <style:table-properties table:display="true" style:writing-mode="lr-tb"/>
    </style:style>
    <style:style style:name="ta9" style:family="table" style:master-page-name="PageStyle_5f_Yabancı_20_Uyruklu_20_Öğrenci_20_Sayısına_20_Göre_20_Vakıf_20_Yükseköğretim_20_Kurumları">
      <style:table-properties table:display="true" style:writing-mode="lr-tb"/>
    </style:style>
    <style:style style:name="ta10" style:family="table" style:master-page-name="PageStyle_5f_2020-2021_20_Dönemi_20_Yatay_20_Geçiş_20_ile_20_Giden_20_ve_20_Gelen_20_Öğrenci_20_Sayısına_20_Göre_20_Vakıf_20_Üniversiteleri">
      <style:table-properties table:display="true" style:writing-mode="lr-tb"/>
    </style:style>
    <style:style style:name="ta11" style:family="table" style:master-page-name="PageStyle_5f_2020-2021_20_Dönemi_20_Yatay_20_Geçiş_20_ile_20_Gelen_20_ve_20_Giden_20_Öğrenci_20_Oranına_20_Göre_20_Vakıf_20_Üniversiteleri">
      <style:table-properties table:display="true" style:writing-mode="lr-tb"/>
    </style:style>
    <style:style style:name="ta12" style:family="table" style:master-page-name="PageStyle_5f_Vakıf_20_Yükseköğretim_20_Kurumlarının_20_Doluluk_20_Oranı">
      <style:table-properties table:display="true" style:writing-mode="lr-tb"/>
    </style:style>
    <style:style style:name="ta13" style:family="table" style:master-page-name="PageStyle_5f_Öğrenci_20_Başına_20_Cari_20_Gider_20_Miktarına_20_Göre_20_Vakıf_20_Üniversiteleri">
      <style:table-properties table:display="true" style:writing-mode="lr-tb"/>
    </style:style>
    <style:style style:name="ta14" style:family="table" style:master-page-name="PageStyle_5f_YKS_20_Kontenjanları_20_Bursluluk_20_Oranlarına_20_Göre_20_Vakıf_20_Yükseköğretim_20_Kurumları">
      <style:table-properties table:display="true" style:writing-mode="lr-tb"/>
    </style:style>
    <style:style style:name="ta15" style:family="table" style:master-page-name="PageStyle_5f_Öğretim_20_Elemanlarına_20_Ödenen_20_Ücretlerin_20_Toplamına_20_Göre_20_Vakıf_20_Yükseköğretim_20_Kurumları">
      <style:table-properties table:display="true" style:writing-mode="lr-tb"/>
    </style:style>
    <style:style style:name="ta16" style:family="table" style:master-page-name="PageStyle_5f_Toplam_20_Ar-Ge_20_Harcamalarına_20_Göre_20_Vakıf_20_Üniversiteleri">
      <style:table-properties table:display="true" style:writing-mode="lr-tb"/>
    </style:style>
    <style:style style:name="ta17" style:family="table" style:master-page-name="PageStyle_5f_Reklam_20_ve_20_Tanıtım_20_Harcamalarına_20_Göre_20_Vakıf_20_Yükseköğretim_20_Kurumları">
      <style:table-properties table:display="true" style:writing-mode="lr-tb"/>
    </style:style>
    <style:style style:name="ta18" style:family="table" style:master-page-name="PageStyle_5f_Kütüphane_20_Harcamalarına_20_Göre_20_Vakıf_20_Yükseköğretim_20_Kurumları">
      <style:table-properties table:display="true" style:writing-mode="lr-tb"/>
    </style:style>
    <style:style style:name="ta19" style:family="table" style:master-page-name="PageStyle_5f_Eğitim_20_ve_20_Öğretim_20_Geliri_20_ve_20_Öğrencilere_20_Verilen_20_Burslar_20_Dahil_20_Vakıf_20_Yükseköğretim_20_Kurumları">
      <style:table-properties table:display="true" style:writing-mode="lr-tb"/>
    </style:style>
    <style:style style:name="ta20" style:family="table" style:master-page-name="PageStyle_5f_Gelir_20_ve_20_Giderlerine_20_Göre_20_Vakıf_20_Yükseköğretim_20_Kurumları">
      <style:table-properties table:display="true" style:writing-mode="lr-tb"/>
    </style:style>
    <style:style style:name="ta21" style:family="table" style:master-page-name="PageStyle_5f_2020-2021_20_URAP_20_Genel_20_Puan_20_Tablosuna_20_Göre_20_Vakıf_20_Üniversiteleri">
      <style:table-properties table:display="true" style:writing-mode="lr-tb"/>
    </style:style>
    <style:style style:name="ta22" style:family="table" style:master-page-name="PageStyle_5f_Vakıf_20_Yükseköğretim_20_Kurumlarının_20_2020_20_Yılı_20_TÜBİTAK-_20_ARDEB_20_Destek_20_İstatistiklerine_20_Göre_20_Sıralamaları">
      <style:table-properties table:display="true" style:writing-mode="lr-tb"/>
    </style:style>
    <style:style style:name="ta23" style:family="table" style:master-page-name="PageStyle_5f_2020_20_ALES_20_2._20_Dönem_20_Eşit_20_Ağırlık_20_Başarı_20_Sıralamasına_20_Göre_20_Vakıf_20_Üniversiteleri">
      <style:table-properties table:display="true" style:writing-mode="lr-tb"/>
    </style:style>
    <style:style style:name="ta24" style:family="table" style:master-page-name="PageStyle_5f_2020_20_ALES_20_2._20_Dönem_20_Sayısal_20_Başarı_20_Sıralamasına_20_Göre_20_Vakıf_20_Üniversiteleri">
      <style:table-properties table:display="true" style:writing-mode="lr-tb"/>
    </style:style>
    <style:style style:name="ta25" style:family="table" style:master-page-name="PageStyle_5f_2020_20_ALES_20_2._20_Dönem_20_Sözel_20_Başarı_20_Sıralamasına_20_Göre_20_Vakıf_20_Üniversiteleri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 style:data-style-name="N3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 style:data-style-name="N3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 style:data-style-name="N3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 style:data-style-name="N3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28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33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 style:data-style-name="N3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20203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20203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3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20203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20203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12110c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12110c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1316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1316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cf1417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cf1417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cf141a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cf141a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3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ackground-color="#9ad2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ackground-color="#9ad2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 style:data-style-name="N3">
      <style:table-cell-properties fo:background-color="#9ad2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3">
      <style:table-cell-properties fo:background-color="#9ad2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ackground-color="#d9ed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ackground-color="#d9ed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#d9ed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ackground-color="#f0f8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ackground-color="#f0f8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Default" style:data-style-name="N3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" style:family="table-cell" style:parent-style-name="Default" style:data-style-name="N4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 style:data-style-name="N4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8" style:family="table-cell" style:parent-style-name="Default" style:data-style-name="N4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4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 style:data-style-name="N4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5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7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plam Öğrenci Sayılarına Göre Vakıf Üniversiteleri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7" office:value-type="string" calcext:value-type="string">
            <text:p>ÜNİVERSİTE</text:p>
          </table:table-cell>
          <table:table-cell table:style-name="ce10" office:value-type="string" calcext:value-type="string">
            <text:p>ÖNLİSANS ÖĞRENCİ SAYISI</text:p>
          </table:table-cell>
          <table:table-cell table:style-name="ce10" office:value-type="string" calcext:value-type="string">
            <text:p>LİSANS ÖĞRENCİ SAYISI</text:p>
          </table:table-cell>
          <table:table-cell table:style-name="ce10" office:value-type="string" calcext:value-type="string">
            <text:p>LİSANSÜSTÜ ÖĞRENCİ SAYISI</text:p>
          </table:table-cell>
          <table:table-cell table:style-name="ce10" office:value-type="string" calcext:value-type="string">
            <text:p>TOPLAM ÖĞRENCİ SAYISI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11" office:value-type="float" office:value="15283" calcext:value-type="float">
            <text:p>15,283</text:p>
          </table:table-cell>
          <table:table-cell table:style-name="ce11" office:value-type="float" office:value="17771" calcext:value-type="float">
            <text:p>17,771</text:p>
          </table:table-cell>
          <table:table-cell table:style-name="ce11" office:value-type="float" office:value="4338" calcext:value-type="float">
            <text:p>4,338</text:p>
          </table:table-cell>
          <table:table-cell table:style-name="ce11" office:value-type="float" office:value="37392" calcext:value-type="float">
            <text:p>37,39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12" office:value-type="float" office:value="12301" calcext:value-type="float">
            <text:p>12,301</text:p>
          </table:table-cell>
          <table:table-cell table:style-name="ce12" office:value-type="float" office:value="22958" calcext:value-type="float">
            <text:p>22,958</text:p>
          </table:table-cell>
          <table:table-cell table:style-name="ce12" office:value-type="float" office:value="1836" calcext:value-type="float">
            <text:p>1,836</text:p>
          </table:table-cell>
          <table:table-cell table:style-name="ce12" office:value-type="float" office:value="37095" calcext:value-type="float">
            <text:p>37,09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İSTANBUL GELİŞİM ÜNİVERSİTESİ</text:p>
          </table:table-cell>
          <table:table-cell table:style-name="ce11" office:value-type="float" office:value="13044" calcext:value-type="float">
            <text:p>13,044</text:p>
          </table:table-cell>
          <table:table-cell table:style-name="ce11" office:value-type="float" office:value="16103" calcext:value-type="float">
            <text:p>16,103</text:p>
          </table:table-cell>
          <table:table-cell table:style-name="ce11" office:value-type="float" office:value="2465" calcext:value-type="float">
            <text:p>2,465</text:p>
          </table:table-cell>
          <table:table-cell table:style-name="ce11" office:value-type="float" office:value="31612" calcext:value-type="float">
            <text:p>31,61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12" office:value-type="float" office:value="10067" calcext:value-type="float">
            <text:p>10,067</text:p>
          </table:table-cell>
          <table:table-cell table:style-name="ce12" office:value-type="float" office:value="18914" calcext:value-type="float">
            <text:p>18,914</text:p>
          </table:table-cell>
          <table:table-cell table:style-name="ce12" office:value-type="float" office:value="1586" calcext:value-type="float">
            <text:p>1,586</text:p>
          </table:table-cell>
          <table:table-cell table:style-name="ce12" office:value-type="float" office:value="30567" calcext:value-type="float">
            <text:p>30,56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BAHÇEŞEHİR ÜNİVERSİTESİ</text:p>
          </table:table-cell>
          <table:table-cell table:style-name="ce11" office:value-type="float" office:value="1486" calcext:value-type="float">
            <text:p>1,486</text:p>
          </table:table-cell>
          <table:table-cell table:style-name="ce11" office:value-type="float" office:value="19830" calcext:value-type="float">
            <text:p>19,830</text:p>
          </table:table-cell>
          <table:table-cell table:style-name="ce11" office:value-type="float" office:value="5906" calcext:value-type="float">
            <text:p>5,906</text:p>
          </table:table-cell>
          <table:table-cell table:style-name="ce11" office:value-type="float" office:value="27222" calcext:value-type="float">
            <text:p>27,22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12" office:value-type="float" office:value="7512" calcext:value-type="float">
            <text:p>7,512</text:p>
          </table:table-cell>
          <table:table-cell table:style-name="ce12" office:value-type="float" office:value="12107" calcext:value-type="float">
            <text:p>12,107</text:p>
          </table:table-cell>
          <table:table-cell table:style-name="ce12" office:value-type="float" office:value="3348" calcext:value-type="float">
            <text:p>3,348</text:p>
          </table:table-cell>
          <table:table-cell table:style-name="ce12" office:value-type="float" office:value="22967" calcext:value-type="float">
            <text:p>22,96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İSTANBUL BİLGİ ÜNİVERSİTESİ</text:p>
          </table:table-cell>
          <table:table-cell table:style-name="ce11" office:value-type="float" office:value="4388" calcext:value-type="float">
            <text:p>4,388</text:p>
          </table:table-cell>
          <table:table-cell table:style-name="ce11" office:value-type="float" office:value="15891" calcext:value-type="float">
            <text:p>15,891</text:p>
          </table:table-cell>
          <table:table-cell table:style-name="ce11" office:value-type="float" office:value="1535" calcext:value-type="float">
            <text:p>1,535</text:p>
          </table:table-cell>
          <table:table-cell table:style-name="ce11" office:value-type="float" office:value="21814" calcext:value-type="float">
            <text:p>21,81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3" office:value-type="float" office:value="279" calcext:value-type="float">
            <text:p>279</text:p>
          </table:table-cell>
          <table:table-cell table:style-name="ce12" office:value-type="float" office:value="18178" calcext:value-type="float">
            <text:p>18,178</text:p>
          </table:table-cell>
          <table:table-cell table:style-name="ce12" office:value-type="float" office:value="3309" calcext:value-type="float">
            <text:p>3,309</text:p>
          </table:table-cell>
          <table:table-cell table:style-name="ce12" office:value-type="float" office:value="21766" calcext:value-type="float">
            <text:p>21,76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NİŞANTAŞI ÜNİVERSİTESİ</text:p>
          </table:table-cell>
          <table:table-cell table:style-name="ce11" office:value-type="float" office:value="8758" calcext:value-type="float">
            <text:p>8,758</text:p>
          </table:table-cell>
          <table:table-cell table:style-name="ce11" office:value-type="float" office:value="10985" calcext:value-type="float">
            <text:p>10,985</text:p>
          </table:table-cell>
          <table:table-cell table:style-name="ce11" office:value-type="float" office:value="1345" calcext:value-type="float">
            <text:p>1,345</text:p>
          </table:table-cell>
          <table:table-cell table:style-name="ce11" office:value-type="float" office:value="21088" calcext:value-type="float">
            <text:p>21,08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12" office:value-type="float" office:value="2760" calcext:value-type="float">
            <text:p>2,760</text:p>
          </table:table-cell>
          <table:table-cell table:style-name="ce12" office:value-type="float" office:value="12457" calcext:value-type="float">
            <text:p>12,457</text:p>
          </table:table-cell>
          <table:table-cell table:style-name="ce12" office:value-type="float" office:value="2225" calcext:value-type="float">
            <text:p>2,225</text:p>
          </table:table-cell>
          <table:table-cell table:style-name="ce12" office:value-type="float" office:value="17442" calcext:value-type="float">
            <text:p>17,44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İSTANBUL OKAN ÜNİVERSİTESİ</text:p>
          </table:table-cell>
          <table:table-cell table:style-name="ce13" office:value-type="float" office:value="3802" calcext:value-type="float">
            <text:p>3,802</text:p>
          </table:table-cell>
          <table:table-cell table:style-name="ce13" office:value-type="float" office:value="9822" calcext:value-type="float">
            <text:p>9,822</text:p>
          </table:table-cell>
          <table:table-cell table:style-name="ce13" office:value-type="float" office:value="2807" calcext:value-type="float">
            <text:p>2,807</text:p>
          </table:table-cell>
          <table:table-cell table:style-name="ce13" office:value-type="float" office:value="16431" calcext:value-type="float">
            <text:p>16,43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İSTANBUL KÜLTÜR ÜNİVERSİTESİ</text:p>
          </table:table-cell>
          <table:table-cell table:style-name="ce14" office:value-type="float" office:value="3755" calcext:value-type="float">
            <text:p>3,755</text:p>
          </table:table-cell>
          <table:table-cell table:style-name="ce14" office:value-type="float" office:value="10810" calcext:value-type="float">
            <text:p>10,810</text:p>
          </table:table-cell>
          <table:table-cell table:style-name="ce14" office:value-type="float" office:value="1372" calcext:value-type="float">
            <text:p>1,372</text:p>
          </table:table-cell>
          <table:table-cell table:style-name="ce14" office:value-type="float" office:value="15937" calcext:value-type="float">
            <text:p>15,93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HALİÇ ÜNİVERSİTESİ</text:p>
          </table:table-cell>
          <table:table-cell table:style-name="ce13" office:value-type="float" office:value="1839" calcext:value-type="float">
            <text:p>1,839</text:p>
          </table:table-cell>
          <table:table-cell table:style-name="ce13" office:value-type="float" office:value="9506" calcext:value-type="float">
            <text:p>9,506</text:p>
          </table:table-cell>
          <table:table-cell table:style-name="ce13" office:value-type="float" office:value="1177" calcext:value-type="float">
            <text:p>1,177</text:p>
          </table:table-cell>
          <table:table-cell table:style-name="ce13" office:value-type="float" office:value="12522" calcext:value-type="float">
            <text:p>12,52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İSTANBUL AREL ÜNİVERSİTESİ</text:p>
          </table:table-cell>
          <table:table-cell table:style-name="ce14" office:value-type="float" office:value="5428" calcext:value-type="float">
            <text:p>5,428</text:p>
          </table:table-cell>
          <table:table-cell table:style-name="ce14" office:value-type="float" office:value="4735" calcext:value-type="float">
            <text:p>4,735</text:p>
          </table:table-cell>
          <table:table-cell table:style-name="ce14" office:value-type="float" office:value="2044" calcext:value-type="float">
            <text:p>2,044</text:p>
          </table:table-cell>
          <table:table-cell table:style-name="ce14" office:value-type="float" office:value="12207" calcext:value-type="float">
            <text:p>12,20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MALTEPE ÜNİVERSİTESİ</text:p>
          </table:table-cell>
          <table:table-cell table:style-name="ce13" office:value-type="float" office:value="1654" calcext:value-type="float">
            <text:p>1,654</text:p>
          </table:table-cell>
          <table:table-cell table:style-name="ce13" office:value-type="float" office:value="8646" calcext:value-type="float">
            <text:p>8,646</text:p>
          </table:table-cell>
          <table:table-cell table:style-name="ce13" office:value-type="float" office:value="1636" calcext:value-type="float">
            <text:p>1,636</text:p>
          </table:table-cell>
          <table:table-cell table:style-name="ce13" office:value-type="float" office:value="11936" calcext:value-type="float">
            <text:p>11,93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İHSAN DOĞRAMACI BİLKENT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10655" calcext:value-type="float">
            <text:p>10,655</text:p>
          </table:table-cell>
          <table:table-cell table:style-name="ce14" office:value-type="float" office:value="1251" calcext:value-type="float">
            <text:p>1,251</text:p>
          </table:table-cell>
          <table:table-cell table:style-name="ce14" office:value-type="float" office:value="11906" calcext:value-type="float">
            <text:p>11,90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LTINBAŞ ÜNİVERSİTESİ</text:p>
          </table:table-cell>
          <table:table-cell table:style-name="ce13" office:value-type="float" office:value="1387" calcext:value-type="float">
            <text:p>1,387</text:p>
          </table:table-cell>
          <table:table-cell table:style-name="ce13" office:value-type="float" office:value="7219" calcext:value-type="float">
            <text:p>7,219</text:p>
          </table:table-cell>
          <table:table-cell table:style-name="ce13" office:value-type="float" office:value="3073" calcext:value-type="float">
            <text:p>3,073</text:p>
          </table:table-cell>
          <table:table-cell table:style-name="ce13" office:value-type="float" office:value="11679" calcext:value-type="float">
            <text:p>11,679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İSTANBUL SABAHATTİN ZAİM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7873" calcext:value-type="float">
            <text:p>7,873</text:p>
          </table:table-cell>
          <table:table-cell table:style-name="ce14" office:value-type="float" office:value="3243" calcext:value-type="float">
            <text:p>3,243</text:p>
          </table:table-cell>
          <table:table-cell table:style-name="ce14" office:value-type="float" office:value="11116" calcext:value-type="float">
            <text:p>11,11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OĞUŞ ÜNİVERSİTESİ</text:p>
          </table:table-cell>
          <table:table-cell table:style-name="ce13" office:value-type="float" office:value="3355" calcext:value-type="float">
            <text:p>3,355</text:p>
          </table:table-cell>
          <table:table-cell table:style-name="ce13" office:value-type="float" office:value="7017" calcext:value-type="float">
            <text:p>7,017</text:p>
          </table:table-cell>
          <table:table-cell table:style-name="ce4" office:value-type="float" office:value="393" calcext:value-type="float">
            <text:p>393</text:p>
          </table:table-cell>
          <table:table-cell table:style-name="ce13" office:value-type="float" office:value="10765" calcext:value-type="float">
            <text:p>10,76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İSTİNYE ÜNİVERSİTESİ</text:p>
          </table:table-cell>
          <table:table-cell table:style-name="ce14" office:value-type="float" office:value="3095" calcext:value-type="float">
            <text:p>3,095</text:p>
          </table:table-cell>
          <table:table-cell table:style-name="ce14" office:value-type="float" office:value="7082" calcext:value-type="float">
            <text:p>7,082</text:p>
          </table:table-cell>
          <table:table-cell table:style-name="ce5" office:value-type="float" office:value="399" calcext:value-type="float">
            <text:p>399</text:p>
          </table:table-cell>
          <table:table-cell table:style-name="ce14" office:value-type="float" office:value="10576" calcext:value-type="float">
            <text:p>10,57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İRUNİ ÜNİVERSİTESİ</text:p>
          </table:table-cell>
          <table:table-cell table:style-name="ce13" office:value-type="float" office:value="3448" calcext:value-type="float">
            <text:p>3,448</text:p>
          </table:table-cell>
          <table:table-cell table:style-name="ce13" office:value-type="float" office:value="6012" calcext:value-type="float">
            <text:p>6,012</text:p>
          </table:table-cell>
          <table:table-cell table:style-name="ce4" office:value-type="float" office:value="568" calcext:value-type="float">
            <text:p>568</text:p>
          </table:table-cell>
          <table:table-cell table:style-name="ce13" office:value-type="float" office:value="10028" calcext:value-type="float">
            <text:p>10,02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İZMİR EKONOMİ ÜNİVERSİTESİ</text:p>
          </table:table-cell>
          <table:table-cell table:style-name="ce14" office:value-type="float" office:value="1844" calcext:value-type="float">
            <text:p>1,844</text:p>
          </table:table-cell>
          <table:table-cell table:style-name="ce14" office:value-type="float" office:value="7449" calcext:value-type="float">
            <text:p>7,449</text:p>
          </table:table-cell>
          <table:table-cell table:style-name="ce5" office:value-type="float" office:value="672" calcext:value-type="float">
            <text:p>672</text:p>
          </table:table-cell>
          <table:table-cell table:style-name="ce14" office:value-type="float" office:value="9965" calcext:value-type="float">
            <text:p>9,96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ATILIM ÜNİVERSİTESİ</text:p>
          </table:table-cell>
          <table:table-cell table:style-name="ce4" office:value-type="float" office:value="69" calcext:value-type="float">
            <text:p>69</text:p>
          </table:table-cell>
          <table:table-cell table:style-name="ce13" office:value-type="float" office:value="8368" calcext:value-type="float">
            <text:p>8,368</text:p>
          </table:table-cell>
          <table:table-cell table:style-name="ce13" office:value-type="float" office:value="1088" calcext:value-type="float">
            <text:p>1,088</text:p>
          </table:table-cell>
          <table:table-cell table:style-name="ce13" office:value-type="float" office:value="9525" calcext:value-type="float">
            <text:p>9,52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İSTANBUL TİCARET ÜNİVERSİTESİ</text:p>
          </table:table-cell>
          <table:table-cell table:style-name="ce5" office:value-type="float" office:value="46" calcext:value-type="float">
            <text:p>46</text:p>
          </table:table-cell>
          <table:table-cell table:style-name="ce14" office:value-type="float" office:value="6472" calcext:value-type="float">
            <text:p>6,472</text:p>
          </table:table-cell>
          <table:table-cell table:style-name="ce14" office:value-type="float" office:value="2793" calcext:value-type="float">
            <text:p>2,793</text:p>
          </table:table-cell>
          <table:table-cell table:style-name="ce14" office:value-type="float" office:value="9311" calcext:value-type="float">
            <text:p>9,31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KOÇ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7305" calcext:value-type="float">
            <text:p>7,305</text:p>
          </table:table-cell>
          <table:table-cell table:style-name="ce13" office:value-type="float" office:value="1604" calcext:value-type="float">
            <text:p>1,604</text:p>
          </table:table-cell>
          <table:table-cell table:style-name="ce13" office:value-type="float" office:value="8909" calcext:value-type="float">
            <text:p>8,909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İSTANBUL YENİ YÜZYIL ÜNİVERSİTESİ</text:p>
          </table:table-cell>
          <table:table-cell table:style-name="ce14" office:value-type="float" office:value="2390" calcext:value-type="float">
            <text:p>2,390</text:p>
          </table:table-cell>
          <table:table-cell table:style-name="ce14" office:value-type="float" office:value="5363" calcext:value-type="float">
            <text:p>5,363</text:p>
          </table:table-cell>
          <table:table-cell table:style-name="ce5" office:value-type="float" office:value="988" calcext:value-type="float">
            <text:p>988</text:p>
          </table:table-cell>
          <table:table-cell table:style-name="ce14" office:value-type="float" office:value="8741" calcext:value-type="float">
            <text:p>8,74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KTO KARATAY ÜNİVERSİTESİ</text:p>
          </table:table-cell>
          <table:table-cell table:style-name="ce13" office:value-type="float" office:value="1258" calcext:value-type="float">
            <text:p>1,258</text:p>
          </table:table-cell>
          <table:table-cell table:style-name="ce13" office:value-type="float" office:value="6565" calcext:value-type="float">
            <text:p>6,565</text:p>
          </table:table-cell>
          <table:table-cell table:style-name="ce4" office:value-type="float" office:value="862" calcext:value-type="float">
            <text:p>862</text:p>
          </table:table-cell>
          <table:table-cell table:style-name="ce13" office:value-type="float" office:value="8685" calcext:value-type="float">
            <text:p>8,68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YAŞAR ÜNİVERSİTESİ</text:p>
          </table:table-cell>
          <table:table-cell table:style-name="ce14" office:value-type="float" office:value="1240" calcext:value-type="float">
            <text:p>1,240</text:p>
          </table:table-cell>
          <table:table-cell table:style-name="ce14" office:value-type="float" office:value="6529" calcext:value-type="float">
            <text:p>6,529</text:p>
          </table:table-cell>
          <table:table-cell table:style-name="ce5" office:value-type="float" office:value="685" calcext:value-type="float">
            <text:p>685</text:p>
          </table:table-cell>
          <table:table-cell table:style-name="ce14" office:value-type="float" office:value="8454" calcext:value-type="float">
            <text:p>8,45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ÖZYEĞİN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7455" calcext:value-type="float">
            <text:p>7,455</text:p>
          </table:table-cell>
          <table:table-cell table:style-name="ce4" office:value-type="float" office:value="912" calcext:value-type="float">
            <text:p>912</text:p>
          </table:table-cell>
          <table:table-cell table:style-name="ce13" office:value-type="float" office:value="8367" calcext:value-type="float">
            <text:p>8,36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IŞIK ÜNİVERSİTESİ</text:p>
          </table:table-cell>
          <table:table-cell table:style-name="ce14" office:value-type="float" office:value="1370" calcext:value-type="float">
            <text:p>1,370</text:p>
          </table:table-cell>
          <table:table-cell table:style-name="ce14" office:value-type="float" office:value="5182" calcext:value-type="float">
            <text:p>5,182</text:p>
          </table:table-cell>
          <table:table-cell table:style-name="ce14" office:value-type="float" office:value="1032" calcext:value-type="float">
            <text:p>1,032</text:p>
          </table:table-cell>
          <table:table-cell table:style-name="ce14" office:value-type="float" office:value="7584" calcext:value-type="float">
            <text:p>7,58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İSTANBUL AYVANSARAY ÜNİVERSİTESİ</text:p>
          </table:table-cell>
          <table:table-cell table:style-name="ce13" office:value-type="float" office:value="5455" calcext:value-type="float">
            <text:p>5,455</text:p>
          </table:table-cell>
          <table:table-cell table:style-name="ce13" office:value-type="float" office:value="1554" calcext:value-type="float">
            <text:p>1,554</text:p>
          </table:table-cell>
          <table:table-cell table:style-name="ce4" office:value-type="float" office:value="562" calcext:value-type="float">
            <text:p>562</text:p>
          </table:table-cell>
          <table:table-cell table:style-name="ce13" office:value-type="float" office:value="7571" calcext:value-type="float">
            <text:p>7,57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FATİH SULTAN MEHMET VAKIF ÜNİVERSİTESİ</text:p>
          </table:table-cell>
          <table:table-cell table:style-name="ce5" office:value-type="float" office:value="969" calcext:value-type="float">
            <text:p>969</text:p>
          </table:table-cell>
          <table:table-cell table:style-name="ce14" office:value-type="float" office:value="5166" calcext:value-type="float">
            <text:p>5,166</text:p>
          </table:table-cell>
          <table:table-cell table:style-name="ce14" office:value-type="float" office:value="1037" calcext:value-type="float">
            <text:p>1,037</text:p>
          </table:table-cell>
          <table:table-cell table:style-name="ce14" office:value-type="float" office:value="7172" calcext:value-type="float">
            <text:p>7,17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HASAN KALYONCU ÜNİVERSİTESİ</text:p>
          </table:table-cell>
          <table:table-cell table:style-name="ce4" office:value-type="float" office:value="626" calcext:value-type="float">
            <text:p>626</text:p>
          </table:table-cell>
          <table:table-cell table:style-name="ce13" office:value-type="float" office:value="5323" calcext:value-type="float">
            <text:p>5,323</text:p>
          </table:table-cell>
          <table:table-cell table:style-name="ce13" office:value-type="float" office:value="1158" calcext:value-type="float">
            <text:p>1,158</text:p>
          </table:table-cell>
          <table:table-cell table:style-name="ce13" office:value-type="float" office:value="7107" calcext:value-type="float">
            <text:p>7,10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ÇANKAYA ÜNİVERSİTESİ</text:p>
          </table:table-cell>
          <table:table-cell table:style-name="ce5" office:value-type="float" office:value="205" calcext:value-type="float">
            <text:p>205</text:p>
          </table:table-cell>
          <table:table-cell table:style-name="ce14" office:value-type="float" office:value="5908" calcext:value-type="float">
            <text:p>5,908</text:p>
          </table:table-cell>
          <table:table-cell table:style-name="ce5" office:value-type="float" office:value="763" calcext:value-type="float">
            <text:p>763</text:p>
          </table:table-cell>
          <table:table-cell table:style-name="ce14" office:value-type="float" office:value="6876" calcext:value-type="float">
            <text:p>6,87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KAPADOKYA ÜNİVERSİTESİ</text:p>
          </table:table-cell>
          <table:table-cell table:style-name="ce13" office:value-type="float" office:value="4480" calcext:value-type="float">
            <text:p>4,480</text:p>
          </table:table-cell>
          <table:table-cell table:style-name="ce13" office:value-type="float" office:value="1384" calcext:value-type="float">
            <text:p>1,384</text:p>
          </table:table-cell>
          <table:table-cell table:style-name="ce4" office:value-type="float" office:value="562" calcext:value-type="float">
            <text:p>562</text:p>
          </table:table-cell>
          <table:table-cell table:style-name="ce13" office:value-type="float" office:value="6426" calcext:value-type="float">
            <text:p>6,42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İSTANBUL ESENYURT ÜNİVERSİTESİ</text:p>
          </table:table-cell>
          <table:table-cell table:style-name="ce14" office:value-type="float" office:value="2502" calcext:value-type="float">
            <text:p>2,502</text:p>
          </table:table-cell>
          <table:table-cell table:style-name="ce14" office:value-type="float" office:value="3509" calcext:value-type="float">
            <text:p>3,509</text:p>
          </table:table-cell>
          <table:table-cell table:style-name="ce5" office:value-type="float" office:value="198" calcext:value-type="float">
            <text:p>198</text:p>
          </table:table-cell>
          <table:table-cell table:style-name="ce14" office:value-type="float" office:value="6209" calcext:value-type="float">
            <text:p>6,209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KADİR HAS ÜNİVERSİTESİ</text:p>
          </table:table-cell>
          <table:table-cell table:style-name="ce4" office:value-type="float" office:value="127" calcext:value-type="float">
            <text:p>127</text:p>
          </table:table-cell>
          <table:table-cell table:style-name="ce13" office:value-type="float" office:value="5035" calcext:value-type="float">
            <text:p>5,035</text:p>
          </table:table-cell>
          <table:table-cell table:style-name="ce4" office:value-type="float" office:value="754" calcext:value-type="float">
            <text:p>754</text:p>
          </table:table-cell>
          <table:table-cell table:style-name="ce13" office:value-type="float" office:value="5916" calcext:value-type="float">
            <text:p>5,91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TOBB EKONOMİ VE TEKNOLOJİ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5159" calcext:value-type="float">
            <text:p>5,159</text:p>
          </table:table-cell>
          <table:table-cell table:style-name="ce5" office:value-type="float" office:value="668" calcext:value-type="float">
            <text:p>668</text:p>
          </table:table-cell>
          <table:table-cell table:style-name="ce14" office:value-type="float" office:value="5827" calcext:value-type="float">
            <text:p>5,82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İSTANBUL GEDİK ÜNİVERSİTESİ</text:p>
          </table:table-cell>
          <table:table-cell table:style-name="ce13" office:value-type="float" office:value="1794" calcext:value-type="float">
            <text:p>1,794</text:p>
          </table:table-cell>
          <table:table-cell table:style-name="ce13" office:value-type="float" office:value="2795" calcext:value-type="float">
            <text:p>2,795</text:p>
          </table:table-cell>
          <table:table-cell table:style-name="ce4" office:value-type="float" office:value="949" calcext:value-type="float">
            <text:p>949</text:p>
          </table:table-cell>
          <table:table-cell table:style-name="ce13" office:value-type="float" office:value="5538" calcext:value-type="float">
            <text:p>5,53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VRASYA ÜNİVERSİTESİ</text:p>
          </table:table-cell>
          <table:table-cell table:style-name="ce14" office:value-type="float" office:value="2261" calcext:value-type="float">
            <text:p>2,261</text:p>
          </table:table-cell>
          <table:table-cell table:style-name="ce14" office:value-type="float" office:value="2938" calcext:value-type="float">
            <text:p>2,938</text:p>
          </table:table-cell>
          <table:table-cell table:style-name="ce5" office:value-type="float" office:value="296" calcext:value-type="float">
            <text:p>296</text:p>
          </table:table-cell>
          <table:table-cell table:style-name="ce14" office:value-type="float" office:value="5495" calcext:value-type="float">
            <text:p>5,49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SABANCI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4156" calcext:value-type="float">
            <text:p>4,156</text:p>
          </table:table-cell>
          <table:table-cell table:style-name="ce13" office:value-type="float" office:value="1158" calcext:value-type="float">
            <text:p>1,158</text:p>
          </table:table-cell>
          <table:table-cell table:style-name="ce13" office:value-type="float" office:value="5314" calcext:value-type="float">
            <text:p>5,31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BEYKOZ ÜNİVERSİTESİ</text:p>
          </table:table-cell>
          <table:table-cell table:style-name="ce14" office:value-type="float" office:value="2656" calcext:value-type="float">
            <text:p>2,656</text:p>
          </table:table-cell>
          <table:table-cell table:style-name="ce14" office:value-type="float" office:value="1901" calcext:value-type="float">
            <text:p>1,901</text:p>
          </table:table-cell>
          <table:table-cell table:style-name="ce5" office:value-type="float" office:value="383" calcext:value-type="float">
            <text:p>383</text:p>
          </table:table-cell>
          <table:table-cell table:style-name="ce14" office:value-type="float" office:value="4940" calcext:value-type="float">
            <text:p>4,940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PİRİ REİS ÜNİVERSİTESİ</text:p>
          </table:table-cell>
          <table:table-cell table:style-name="ce13" office:value-type="float" office:value="1697" calcext:value-type="float">
            <text:p>1,697</text:p>
          </table:table-cell>
          <table:table-cell table:style-name="ce13" office:value-type="float" office:value="3133" calcext:value-type="float">
            <text:p>3,133</text:p>
          </table:table-cell>
          <table:table-cell table:style-name="ce4" office:value-type="float" office:value="75" calcext:value-type="float">
            <text:p>75</text:p>
          </table:table-cell>
          <table:table-cell table:style-name="ce13" office:value-type="float" office:value="4905" calcext:value-type="float">
            <text:p>4,90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ÇAĞ ÜNİVERSİTESİ</text:p>
          </table:table-cell>
          <table:table-cell table:style-name="ce14" office:value-type="float" office:value="1318" calcext:value-type="float">
            <text:p>1,318</text:p>
          </table:table-cell>
          <table:table-cell table:style-name="ce14" office:value-type="float" office:value="2796" calcext:value-type="float">
            <text:p>2,796</text:p>
          </table:table-cell>
          <table:table-cell table:style-name="ce5" office:value-type="float" office:value="768" calcext:value-type="float">
            <text:p>768</text:p>
          </table:table-cell>
          <table:table-cell table:style-name="ce14" office:value-type="float" office:value="4882" calcext:value-type="float">
            <text:p>4,88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ACIBADEM MEHMET ALİ AYDINLAR ÜNİVERSİTESİ</text:p>
          </table:table-cell>
          <table:table-cell table:style-name="ce13" office:value-type="float" office:value="1714" calcext:value-type="float">
            <text:p>1,714</text:p>
          </table:table-cell>
          <table:table-cell table:style-name="ce13" office:value-type="float" office:value="2646" calcext:value-type="float">
            <text:p>2,646</text:p>
          </table:table-cell>
          <table:table-cell table:style-name="ce4" office:value-type="float" office:value="422" calcext:value-type="float">
            <text:p>422</text:p>
          </table:table-cell>
          <table:table-cell table:style-name="ce13" office:value-type="float" office:value="4782" calcext:value-type="float">
            <text:p>4,78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UFUK ÜNİVERSİTESİ</text:p>
          </table:table-cell>
          <table:table-cell table:style-name="ce14" office:value-type="float" office:value="1279" calcext:value-type="float">
            <text:p>1,279</text:p>
          </table:table-cell>
          <table:table-cell table:style-name="ce14" office:value-type="float" office:value="2909" calcext:value-type="float">
            <text:p>2,909</text:p>
          </table:table-cell>
          <table:table-cell table:style-name="ce5" office:value-type="float" office:value="557" calcext:value-type="float">
            <text:p>557</text:p>
          </table:table-cell>
          <table:table-cell table:style-name="ce14" office:value-type="float" office:value="4745" calcext:value-type="float">
            <text:p>4,74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ANTALYA BİLİM ÜNİVERSİTESİ</text:p>
          </table:table-cell>
          <table:table-cell table:style-name="ce4" office:value-type="float" office:value="918" calcext:value-type="float">
            <text:p>918</text:p>
          </table:table-cell>
          <table:table-cell table:style-name="ce13" office:value-type="float" office:value="3347" calcext:value-type="float">
            <text:p>3,347</text:p>
          </table:table-cell>
          <table:table-cell table:style-name="ce4" office:value-type="float" office:value="461" calcext:value-type="float">
            <text:p>461</text:p>
          </table:table-cell>
          <table:table-cell table:style-name="ce13" office:value-type="float" office:value="4726" calcext:value-type="float">
            <text:p>4,72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İSTANBUL RUMELİ ÜNİVERSİTESİ</text:p>
          </table:table-cell>
          <table:table-cell table:style-name="ce14" office:value-type="float" office:value="2294" calcext:value-type="float">
            <text:p>2,294</text:p>
          </table:table-cell>
          <table:table-cell table:style-name="ce14" office:value-type="float" office:value="1719" calcext:value-type="float">
            <text:p>1,719</text:p>
          </table:table-cell>
          <table:table-cell table:style-name="ce5" office:value-type="float" office:value="658" calcext:value-type="float">
            <text:p>658</text:p>
          </table:table-cell>
          <table:table-cell table:style-name="ce14" office:value-type="float" office:value="4671" calcext:value-type="float">
            <text:p>4,67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TED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4222" calcext:value-type="float">
            <text:p>4,222</text:p>
          </table:table-cell>
          <table:table-cell table:style-name="ce4" office:value-type="float" office:value="187" calcext:value-type="float">
            <text:p>187</text:p>
          </table:table-cell>
          <table:table-cell table:style-name="ce13" office:value-type="float" office:value="4409" calcext:value-type="float">
            <text:p>4,409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MEF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3580" calcext:value-type="float">
            <text:p>3,580</text:p>
          </table:table-cell>
          <table:table-cell table:style-name="ce5" office:value-type="float" office:value="241" calcext:value-type="float">
            <text:p>241</text:p>
          </table:table-cell>
          <table:table-cell table:style-name="ce14" office:value-type="float" office:value="3821" calcext:value-type="float">
            <text:p>3,82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İSTANBUL KENT ÜNİVERSİTESİ</text:p>
          </table:table-cell>
          <table:table-cell table:style-name="ce4" office:value-type="float" office:value="986" calcext:value-type="float">
            <text:p>986</text:p>
          </table:table-cell>
          <table:table-cell table:style-name="ce13" office:value-type="float" office:value="2223" calcext:value-type="float">
            <text:p>2,223</text:p>
          </table:table-cell>
          <table:table-cell table:style-name="ce4" office:value-type="float" office:value="446" calcext:value-type="float">
            <text:p>446</text:p>
          </table:table-cell>
          <table:table-cell table:style-name="ce13" office:value-type="float" office:value="3655" calcext:value-type="float">
            <text:p>3,65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BEZM-İ ÂLEM VAKIF ÜNİVERSİTESİ</text:p>
          </table:table-cell>
          <table:table-cell table:style-name="ce5" office:value-type="float" office:value="769" calcext:value-type="float">
            <text:p>769</text:p>
          </table:table-cell>
          <table:table-cell table:style-name="ce14" office:value-type="float" office:value="2453" calcext:value-type="float">
            <text:p>2,453</text:p>
          </table:table-cell>
          <table:table-cell table:style-name="ce5" office:value-type="float" office:value="189" calcext:value-type="float">
            <text:p>189</text:p>
          </table:table-cell>
          <table:table-cell table:style-name="ce14" office:value-type="float" office:value="3411" calcext:value-type="float">
            <text:p>3,41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TOROS ÜNİVERSİTESİ</text:p>
          </table:table-cell>
          <table:table-cell table:style-name="ce13" office:value-type="float" office:value="1200" calcext:value-type="float">
            <text:p>1,200</text:p>
          </table:table-cell>
          <table:table-cell table:style-name="ce13" office:value-type="float" office:value="1564" calcext:value-type="float">
            <text:p>1,564</text:p>
          </table:table-cell>
          <table:table-cell table:style-name="ce4" office:value-type="float" office:value="297" calcext:value-type="float">
            <text:p>297</text:p>
          </table:table-cell>
          <table:table-cell table:style-name="ce13" office:value-type="float" office:value="3061" calcext:value-type="float">
            <text:p>3,06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TÜRK HAVA KURUMU ÜNİVERSİTESİ</text:p>
          </table:table-cell>
          <table:table-cell table:style-name="ce5" office:value-type="float" office:value="673" calcext:value-type="float">
            <text:p>673</text:p>
          </table:table-cell>
          <table:table-cell table:style-name="ce14" office:value-type="float" office:value="2277" calcext:value-type="float">
            <text:p>2,277</text:p>
          </table:table-cell>
          <table:table-cell table:style-name="ce5" office:value-type="float" office:value="36" calcext:value-type="float">
            <text:p>36</text:p>
          </table:table-cell>
          <table:table-cell table:style-name="ce14" office:value-type="float" office:value="2986" calcext:value-type="float">
            <text:p>2,98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KOCAELİ SAĞLIK VE TEKNOLOJİ ÜNİVERSİTESİ</text:p>
          </table:table-cell>
          <table:table-cell table:style-name="ce13" office:value-type="float" office:value="2748" calcext:value-type="float">
            <text:p>2,748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2870" calcext:value-type="float">
            <text:p>2,870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DEMİROĞLU BİLİM ÜNİVERSİTESİ</text:p>
          </table:table-cell>
          <table:table-cell table:style-name="ce5" office:value-type="float" office:value="799" calcext:value-type="float">
            <text:p>799</text:p>
          </table:table-cell>
          <table:table-cell table:style-name="ce14" office:value-type="float" office:value="1986" calcext:value-type="float">
            <text:p>1,986</text:p>
          </table:table-cell>
          <table:table-cell table:style-name="ce5" office:value-type="float" office:value="38" calcext:value-type="float">
            <text:p>38</text:p>
          </table:table-cell>
          <table:table-cell table:style-name="ce14" office:value-type="float" office:value="2823" calcext:value-type="float">
            <text:p>2,82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ANKARA MEDİPOL ÜNİVERSİTESİ</text:p>
          </table:table-cell>
          <table:table-cell table:style-name="ce13" office:value-type="float" office:value="1279" calcext:value-type="float">
            <text:p>1,279</text:p>
          </table:table-cell>
          <table:table-cell table:style-name="ce13" office:value-type="float" office:value="1463" calcext:value-type="float">
            <text:p>1,463</text:p>
          </table:table-cell>
          <table:table-cell table:style-name="ce4" office:value-type="float" office:value="55" calcext:value-type="float">
            <text:p>55</text:p>
          </table:table-cell>
          <table:table-cell table:style-name="ce13" office:value-type="float" office:value="2797" calcext:value-type="float">
            <text:p>2,79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NUH NACİ YAZGAN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2409" calcext:value-type="float">
            <text:p>2,409</text:p>
          </table:table-cell>
          <table:table-cell table:style-name="ce5" office:value-type="float" office:value="125" calcext:value-type="float">
            <text:p>125</text:p>
          </table:table-cell>
          <table:table-cell table:style-name="ce14" office:value-type="float" office:value="2534" calcext:value-type="float">
            <text:p>2,53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İSTANBUL 29 MAYIS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1769" calcext:value-type="float">
            <text:p>1,769</text:p>
          </table:table-cell>
          <table:table-cell table:style-name="ce4" office:value-type="float" office:value="406" calcext:value-type="float">
            <text:p>406</text:p>
          </table:table-cell>
          <table:table-cell table:style-name="ce13" office:value-type="float" office:value="2175" calcext:value-type="float">
            <text:p>2,175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LOKMAN HEKİM ÜNİVERSİTESİ</text:p>
          </table:table-cell>
          <table:table-cell table:style-name="ce5" office:value-type="float" office:value="775" calcext:value-type="float">
            <text:p>775</text:p>
          </table:table-cell>
          <table:table-cell table:style-name="ce14" office:value-type="float" office:value="1230" calcext:value-type="float">
            <text:p>1,230</text:p>
          </table:table-cell>
          <table:table-cell table:style-name="ce5" office:value-type="float" office:value="77" calcext:value-type="float">
            <text:p>77</text:p>
          </table:table-cell>
          <table:table-cell table:style-name="ce14" office:value-type="float" office:value="2082" calcext:value-type="float">
            <text:p>2,08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FENERBAHÇE ÜNİVERSİTESİ</text:p>
          </table:table-cell>
          <table:table-cell table:style-name="ce4" office:value-type="float" office:value="447" calcext:value-type="float">
            <text:p>447</text:p>
          </table:table-cell>
          <table:table-cell table:style-name="ce13" office:value-type="float" office:value="1359" calcext:value-type="float">
            <text:p>1,359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1806" calcext:value-type="float">
            <text:p>1,806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YÜKSEK İHTİSAS ÜNİVERSİTESİ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999" calcext:value-type="float">
            <text:p>999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float" office:value="1717" calcext:value-type="float">
            <text:p>1,71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OSTİM TEKNİK ÜNİVERSİTESİ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11" calcext:value-type="float">
            <text:p>11</text:p>
          </table:table-cell>
          <table:table-cell table:style-name="ce13" office:value-type="float" office:value="1537" calcext:value-type="float">
            <text:p>1,53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İBN HALDUN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771" calcext:value-type="float">
            <text:p>771</text:p>
          </table:table-cell>
          <table:table-cell table:style-name="ce14" office:value-type="float" office:value="1478" calcext:value-type="float">
            <text:p>1,47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SANKO ÜNİVERSİTESİ</text:p>
          </table:table-cell>
          <table:table-cell table:style-name="ce4" office:value-type="float" office:value="164" calcext:value-type="float">
            <text:p>164</text:p>
          </table:table-cell>
          <table:table-cell table:style-name="ce13" office:value-type="float" office:value="1075" calcext:value-type="float">
            <text:p>1,075</text:p>
          </table:table-cell>
          <table:table-cell table:style-name="ce4" office:value-type="float" office:value="89" calcext:value-type="float">
            <text:p>89</text:p>
          </table:table-cell>
          <table:table-cell table:style-name="ce13" office:value-type="float" office:value="1328" calcext:value-type="float">
            <text:p>1,328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İSTANBUL ATLAS ÜNİVERSİTESİ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552" calcext:value-type="float">
            <text:p>55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904" calcext:value-type="float">
            <text:p>90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KONYA GIDA VE TARIM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897" calcext:value-type="float">
            <text:p>897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ANTALYA AKEV ÜNİVERSİTESİ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477" calcext:value-type="float">
            <text:p>47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61" calcext:value-type="float">
            <text:p>861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İSTANBUL GALATA ÜNİVERSİTESİ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2" calcext:value-type="float">
            <text:p>682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İSTANBUL SAĞLIK VE TEKNOLOJİ ÜNİVERSİTESİ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74" calcext:value-type="float">
            <text:p>574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İZMİR TINAZTEPE ÜNİVERSİTESİ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73" calcext:value-type="float">
            <text:p>47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NKARA BİLİM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3" calcext:value-type="float">
            <text:p>393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ALANYA HAMDULLAH EMİN PAŞA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78" calcext:value-type="float">
            <text:p>378</text:p>
          </table:table-cell>
          <table:table-cell table:style-name="ce6" table:number-columns-repeated="20"/>
          <table:table-cell table:number-columns-repeated="998"/>
        </table:table-row>
        <table:table-row table:style-name="ro1" table:number-rows-repeated="926">
          <table:table-cell table:style-name="ce6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drolu Öğretim Üyesi Sayılarına Göre Vakıf Üniversiteleri" table:style-name="ta2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7" office:value-type="string" calcext:value-type="string">
            <text:p>ÜNİVERSİTE**</text:p>
          </table:table-cell>
          <table:table-cell table:style-name="ce19" office:value-type="string" calcext:value-type="string">
            <text:p>KADROLU ÖĞRETİM ÜYESİ SAYISI</text:p>
          </table:table-cell>
          <table:table-cell table:style-name="ce10" office:value-type="string" calcext:value-type="string">
            <text:p>TOPLAM ÖĞRENCİ SAYISI</text:p>
          </table:table-cell>
          <table:table-cell table:style-name="ce10" office:value-type="string" calcext:value-type="string">
            <text:p>KADROLU ÖĞRETİM ÜYESİ BAŞINA ÖĞRENCİ SAYIS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BAŞKENT ÜNİVERSİTESİ</text:p>
          </table:table-cell>
          <table:table-cell table:style-name="ce20" office:value-type="float" office:value="878" calcext:value-type="float">
            <text:p>878</text:p>
          </table:table-cell>
          <table:table-cell table:style-name="ce22" office:value-type="float" office:value="17442" calcext:value-type="float">
            <text:p>17,44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İSTANBUL MEDİPOL ÜNİVERSİTESİ</text:p>
          </table:table-cell>
          <table:table-cell table:style-name="ce21" office:value-type="float" office:value="746" calcext:value-type="float">
            <text:p>746</text:p>
          </table:table-cell>
          <table:table-cell table:style-name="ce23" office:value-type="float" office:value="37095" calcext:value-type="float">
            <text:p>37,095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YEDİTEPE ÜNİVERSİTESİ</text:p>
          </table:table-cell>
          <table:table-cell table:style-name="ce20" office:value-type="float" office:value="584" calcext:value-type="float">
            <text:p>584</text:p>
          </table:table-cell>
          <table:table-cell table:style-name="ce22" office:value-type="float" office:value="21766" calcext:value-type="float">
            <text:p>21,76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İSTANBUL AYDIN ÜNİVERSİTESİ</text:p>
          </table:table-cell>
          <table:table-cell table:style-name="ce21" office:value-type="float" office:value="573" calcext:value-type="float">
            <text:p>573</text:p>
          </table:table-cell>
          <table:table-cell table:style-name="ce23" office:value-type="float" office:value="37392" calcext:value-type="float">
            <text:p>37,392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BEYKENT ÜNİVERSİTESİ</text:p>
          </table:table-cell>
          <table:table-cell table:style-name="ce20" office:value-type="float" office:value="524" calcext:value-type="float">
            <text:p>524</text:p>
          </table:table-cell>
          <table:table-cell table:style-name="ce22" office:value-type="float" office:value="30567" calcext:value-type="float">
            <text:p>30,567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İSTANBUL GELİŞİM ÜNİVERSİTESİ</text:p>
          </table:table-cell>
          <table:table-cell table:style-name="ce21" office:value-type="float" office:value="484" calcext:value-type="float">
            <text:p>484</text:p>
          </table:table-cell>
          <table:table-cell table:style-name="ce23" office:value-type="float" office:value="31612" calcext:value-type="float">
            <text:p>31,612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BAHÇEŞEHİR ÜNİVERSİTESİ</text:p>
          </table:table-cell>
          <table:table-cell table:style-name="ce20" office:value-type="float" office:value="482" calcext:value-type="float">
            <text:p>482</text:p>
          </table:table-cell>
          <table:table-cell table:style-name="ce22" office:value-type="float" office:value="27222" calcext:value-type="float">
            <text:p>27,222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İSTANBUL OKAN ÜNİVERSİTESİ</text:p>
          </table:table-cell>
          <table:table-cell table:style-name="ce21" office:value-type="float" office:value="437" calcext:value-type="float">
            <text:p>437</text:p>
          </table:table-cell>
          <table:table-cell table:style-name="ce23" office:value-type="float" office:value="16431" calcext:value-type="float">
            <text:p>16,431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MALTEPE ÜNİVERSİTESİ</text:p>
          </table:table-cell>
          <table:table-cell table:style-name="ce20" office:value-type="float" office:value="436" calcext:value-type="float">
            <text:p>436</text:p>
          </table:table-cell>
          <table:table-cell table:style-name="ce22" office:value-type="float" office:value="11936" calcext:value-type="float">
            <text:p>11,93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KOÇ ÜNİVERSİTESİ</text:p>
          </table:table-cell>
          <table:table-cell table:style-name="ce21" office:value-type="float" office:value="435" calcext:value-type="float">
            <text:p>435</text:p>
          </table:table-cell>
          <table:table-cell table:style-name="ce23" office:value-type="float" office:value="8909" calcext:value-type="float">
            <text:p>8,90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İSTİNYE ÜNİVERSİTESİ</text:p>
          </table:table-cell>
          <table:table-cell table:style-name="ce17" office:value-type="float" office:value="372" calcext:value-type="float">
            <text:p>372</text:p>
          </table:table-cell>
          <table:table-cell table:style-name="ce24" office:value-type="float" office:value="10576" calcext:value-type="float">
            <text:p>10,576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İHSAN DOĞRAMACI BİLKENT ÜNİVERSİTESİ</text:p>
          </table:table-cell>
          <table:table-cell table:style-name="ce18" office:value-type="float" office:value="362" calcext:value-type="float">
            <text:p>362</text:p>
          </table:table-cell>
          <table:table-cell table:style-name="ce25" office:value-type="float" office:value="11906" calcext:value-type="float">
            <text:p>11,906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ACIBADEM MEHMET ALİ AYDINLAR ÜNİVERSİTESİ</text:p>
          </table:table-cell>
          <table:table-cell table:style-name="ce17" office:value-type="float" office:value="355" calcext:value-type="float">
            <text:p>355</text:p>
          </table:table-cell>
          <table:table-cell table:style-name="ce24" office:value-type="float" office:value="4782" calcext:value-type="float">
            <text:p>4,78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ÜSKÜDAR ÜNİVERSİTESİ</text:p>
          </table:table-cell>
          <table:table-cell table:style-name="ce18" office:value-type="float" office:value="349" calcext:value-type="float">
            <text:p>349</text:p>
          </table:table-cell>
          <table:table-cell table:style-name="ce25" office:value-type="float" office:value="22967" calcext:value-type="float">
            <text:p>22,967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NİŞANTAŞI ÜNİVERSİTESİ</text:p>
          </table:table-cell>
          <table:table-cell table:style-name="ce17" office:value-type="float" office:value="340" calcext:value-type="float">
            <text:p>340</text:p>
          </table:table-cell>
          <table:table-cell table:style-name="ce24" office:value-type="float" office:value="21088" calcext:value-type="float">
            <text:p>21,088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BİRUNİ ÜNİVERSİTESİ</text:p>
          </table:table-cell>
          <table:table-cell table:style-name="ce18" office:value-type="float" office:value="312" calcext:value-type="float">
            <text:p>312</text:p>
          </table:table-cell>
          <table:table-cell table:style-name="ce25" office:value-type="float" office:value="10028" calcext:value-type="float">
            <text:p>10,02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İSTANBUL YENİ YÜZYIL ÜNİVERSİTESİ</text:p>
          </table:table-cell>
          <table:table-cell table:style-name="ce17" office:value-type="float" office:value="307" calcext:value-type="float">
            <text:p>307</text:p>
          </table:table-cell>
          <table:table-cell table:style-name="ce24" office:value-type="float" office:value="8741" calcext:value-type="float">
            <text:p>8,74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İSTANBUL BİLGİ ÜNİVERSİTESİ</text:p>
          </table:table-cell>
          <table:table-cell table:style-name="ce18" office:value-type="float" office:value="297" calcext:value-type="float">
            <text:p>297</text:p>
          </table:table-cell>
          <table:table-cell table:style-name="ce25" office:value-type="float" office:value="21814" calcext:value-type="float">
            <text:p>21,814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ATILIM ÜNİVERSİTESİ</text:p>
          </table:table-cell>
          <table:table-cell table:style-name="ce17" office:value-type="float" office:value="278" calcext:value-type="float">
            <text:p>278</text:p>
          </table:table-cell>
          <table:table-cell table:style-name="ce24" office:value-type="float" office:value="9525" calcext:value-type="float">
            <text:p>9,525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İZMİR EKONOMİ ÜNİVERSİTESİ</text:p>
          </table:table-cell>
          <table:table-cell table:style-name="ce18" office:value-type="float" office:value="262" calcext:value-type="float">
            <text:p>262</text:p>
          </table:table-cell>
          <table:table-cell table:style-name="ce25" office:value-type="float" office:value="9965" calcext:value-type="float">
            <text:p>9,965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ALTINBAŞ ÜNİVERSİTESİ</text:p>
          </table:table-cell>
          <table:table-cell table:style-name="ce17" office:value-type="float" office:value="253" calcext:value-type="float">
            <text:p>253</text:p>
          </table:table-cell>
          <table:table-cell table:style-name="ce24" office:value-type="float" office:value="11679" calcext:value-type="float">
            <text:p>11,679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BEZM-İ ÂLEM VAKIF ÜNİVERSİTESİ</text:p>
          </table:table-cell>
          <table:table-cell table:style-name="ce18" office:value-type="float" office:value="243" calcext:value-type="float">
            <text:p>243</text:p>
          </table:table-cell>
          <table:table-cell table:style-name="ce25" office:value-type="float" office:value="3411" calcext:value-type="float">
            <text:p>3,411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HALİÇ ÜNİVERSİTESİ</text:p>
          </table:table-cell>
          <table:table-cell table:style-name="ce17" office:value-type="float" office:value="236" calcext:value-type="float">
            <text:p>236</text:p>
          </table:table-cell>
          <table:table-cell table:style-name="ce24" office:value-type="float" office:value="12522" calcext:value-type="float">
            <text:p>12,522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TOBB EKONOMİ VE TEKNOLOJİ ÜNİVERSİTESİ</text:p>
          </table:table-cell>
          <table:table-cell table:style-name="ce18" office:value-type="float" office:value="230" calcext:value-type="float">
            <text:p>230</text:p>
          </table:table-cell>
          <table:table-cell table:style-name="ce25" office:value-type="float" office:value="5827" calcext:value-type="float">
            <text:p>5,827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İSTANBUL AREL ÜNİVERSİTESİ</text:p>
          </table:table-cell>
          <table:table-cell table:style-name="ce17" office:value-type="float" office:value="222" calcext:value-type="float">
            <text:p>222</text:p>
          </table:table-cell>
          <table:table-cell table:style-name="ce24" office:value-type="float" office:value="12207" calcext:value-type="float">
            <text:p>12,207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İSTANBUL SABAHATTİN ZAİM ÜNİVERSİTESİ</text:p>
          </table:table-cell>
          <table:table-cell table:style-name="ce18" office:value-type="float" office:value="216" calcext:value-type="float">
            <text:p>216</text:p>
          </table:table-cell>
          <table:table-cell table:style-name="ce25" office:value-type="float" office:value="11116" calcext:value-type="float">
            <text:p>11,11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YAŞAR ÜNİVERSİTESİ</text:p>
          </table:table-cell>
          <table:table-cell table:style-name="ce17" office:value-type="float" office:value="215" calcext:value-type="float">
            <text:p>215</text:p>
          </table:table-cell>
          <table:table-cell table:style-name="ce24" office:value-type="float" office:value="8454" calcext:value-type="float">
            <text:p>8,454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SABANCI ÜNİVERSİTESİ</text:p>
          </table:table-cell>
          <table:table-cell table:style-name="ce18" office:value-type="float" office:value="212" calcext:value-type="float">
            <text:p>212</text:p>
          </table:table-cell>
          <table:table-cell table:style-name="ce25" office:value-type="float" office:value="5314" calcext:value-type="float">
            <text:p>5,31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ÖZYEĞİN ÜNİVERSİTESİ</text:p>
          </table:table-cell>
          <table:table-cell table:style-name="ce17" office:value-type="float" office:value="211" calcext:value-type="float">
            <text:p>211</text:p>
          </table:table-cell>
          <table:table-cell table:style-name="ce24" office:value-type="float" office:value="8367" calcext:value-type="float">
            <text:p>8,367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İSTANBUL KÜLTÜR ÜNİVERSİTESİ</text:p>
          </table:table-cell>
          <table:table-cell table:style-name="ce18" office:value-type="float" office:value="206" calcext:value-type="float">
            <text:p>206</text:p>
          </table:table-cell>
          <table:table-cell table:style-name="ce25" office:value-type="float" office:value="15937" calcext:value-type="float">
            <text:p>15,937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DOĞUŞ ÜNİVERSİTESİ</text:p>
          </table:table-cell>
          <table:table-cell table:style-name="ce17" office:value-type="float" office:value="203" calcext:value-type="float">
            <text:p>203</text:p>
          </table:table-cell>
          <table:table-cell table:style-name="ce24" office:value-type="float" office:value="10765" calcext:value-type="float">
            <text:p>10,765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UFUK ÜNİVERSİTESİ</text:p>
          </table:table-cell>
          <table:table-cell table:style-name="ce18" office:value-type="float" office:value="187" calcext:value-type="float">
            <text:p>187</text:p>
          </table:table-cell>
          <table:table-cell table:style-name="ce25" office:value-type="float" office:value="4745" calcext:value-type="float">
            <text:p>4,745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KTO KARATAY ÜNİVERSİTESİ</text:p>
          </table:table-cell>
          <table:table-cell table:style-name="ce17" office:value-type="float" office:value="184" calcext:value-type="float">
            <text:p>184</text:p>
          </table:table-cell>
          <table:table-cell table:style-name="ce24" office:value-type="float" office:value="8685" calcext:value-type="float">
            <text:p>8,685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İSTANBUL TİCARET ÜNİVERSİTESİ</text:p>
          </table:table-cell>
          <table:table-cell table:style-name="ce18" office:value-type="float" office:value="184" calcext:value-type="float">
            <text:p>184</text:p>
          </table:table-cell>
          <table:table-cell table:style-name="ce25" office:value-type="float" office:value="9311" calcext:value-type="float">
            <text:p>9,311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ÇANKAYA ÜNİVERSİTESİ</text:p>
          </table:table-cell>
          <table:table-cell table:style-name="ce17" office:value-type="float" office:value="177" calcext:value-type="float">
            <text:p>177</text:p>
          </table:table-cell>
          <table:table-cell table:style-name="ce24" office:value-type="float" office:value="6876" calcext:value-type="float">
            <text:p>6,876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FATİH SULTAN MEHMET VAKIF ÜNİVERSİTESİ</text:p>
          </table:table-cell>
          <table:table-cell table:style-name="ce18" office:value-type="float" office:value="174" calcext:value-type="float">
            <text:p>174</text:p>
          </table:table-cell>
          <table:table-cell table:style-name="ce25" office:value-type="float" office:value="7172" calcext:value-type="float">
            <text:p>7,172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YÜKSEK İHTİSAS ÜNİVERSİTESİ</text:p>
          </table:table-cell>
          <table:table-cell table:style-name="ce17" office:value-type="float" office:value="163" calcext:value-type="float">
            <text:p>163</text:p>
          </table:table-cell>
          <table:table-cell table:style-name="ce24" office:value-type="float" office:value="1717" calcext:value-type="float">
            <text:p>1,717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18" office:value-type="float" office:value="162" calcext:value-type="float">
            <text:p>162</text:p>
          </table:table-cell>
          <table:table-cell table:style-name="ce25" office:value-type="float" office:value="7107" calcext:value-type="float">
            <text:p>7,107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KADİR HAS ÜNİVERSİTESİ</text:p>
          </table:table-cell>
          <table:table-cell table:style-name="ce17" office:value-type="float" office:value="161" calcext:value-type="float">
            <text:p>161</text:p>
          </table:table-cell>
          <table:table-cell table:style-name="ce24" office:value-type="float" office:value="5916" calcext:value-type="float">
            <text:p>5,916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ANTALYA BİLİM ÜNİVERSİTESİ</text:p>
          </table:table-cell>
          <table:table-cell table:style-name="ce18" office:value-type="float" office:value="150" calcext:value-type="float">
            <text:p>150</text:p>
          </table:table-cell>
          <table:table-cell table:style-name="ce25" office:value-type="float" office:value="4726" calcext:value-type="float">
            <text:p>4,726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İSTANBUL RUMELİ ÜNİVERSİTESİ</text:p>
          </table:table-cell>
          <table:table-cell table:style-name="ce17" office:value-type="float" office:value="149" calcext:value-type="float">
            <text:p>149</text:p>
          </table:table-cell>
          <table:table-cell table:style-name="ce24" office:value-type="float" office:value="4671" calcext:value-type="float">
            <text:p>4,67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DEMİROĞLU BİLİM ÜNİVERSİTESİ</text:p>
          </table:table-cell>
          <table:table-cell table:style-name="ce18" office:value-type="float" office:value="141" calcext:value-type="float">
            <text:p>141</text:p>
          </table:table-cell>
          <table:table-cell table:style-name="ce25" office:value-type="float" office:value="2823" calcext:value-type="float">
            <text:p>2,823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TED ÜNİVERSİTESİ</text:p>
          </table:table-cell>
          <table:table-cell table:style-name="ce17" office:value-type="float" office:value="137" calcext:value-type="float">
            <text:p>137</text:p>
          </table:table-cell>
          <table:table-cell table:style-name="ce24" office:value-type="float" office:value="4409" calcext:value-type="float">
            <text:p>4,409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İSTANBUL ESENYURT ÜNİVERSİTESİ</text:p>
          </table:table-cell>
          <table:table-cell table:style-name="ce18" office:value-type="float" office:value="133" calcext:value-type="float">
            <text:p>133</text:p>
          </table:table-cell>
          <table:table-cell table:style-name="ce25" office:value-type="float" office:value="6209" calcext:value-type="float">
            <text:p>6,209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İSTANBUL GEDİK ÜNİVERSİTESİ</text:p>
          </table:table-cell>
          <table:table-cell table:style-name="ce17" office:value-type="float" office:value="130" calcext:value-type="float">
            <text:p>130</text:p>
          </table:table-cell>
          <table:table-cell table:style-name="ce24" office:value-type="float" office:value="5538" calcext:value-type="float">
            <text:p>5,538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IŞIK ÜNİVERSİTESİ</text:p>
          </table:table-cell>
          <table:table-cell table:style-name="ce18" office:value-type="float" office:value="130" calcext:value-type="float">
            <text:p>130</text:p>
          </table:table-cell>
          <table:table-cell table:style-name="ce25" office:value-type="float" office:value="7584" calcext:value-type="float">
            <text:p>7,584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AVRASYA ÜNİVERSİTESİ</text:p>
          </table:table-cell>
          <table:table-cell table:style-name="ce17" office:value-type="float" office:value="113" calcext:value-type="float">
            <text:p>113</text:p>
          </table:table-cell>
          <table:table-cell table:style-name="ce24" office:value-type="float" office:value="5495" calcext:value-type="float">
            <text:p>5,495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MEF ÜNİVERSİTESİ</text:p>
          </table:table-cell>
          <table:table-cell table:style-name="ce18" office:value-type="float" office:value="103" calcext:value-type="float">
            <text:p>103</text:p>
          </table:table-cell>
          <table:table-cell table:style-name="ce25" office:value-type="float" office:value="3821" calcext:value-type="float">
            <text:p>3,821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5" office:value-type="string" calcext:value-type="string">
            <text:p>PİRİ REİS ÜNİVERSİTESİ</text:p>
          </table:table-cell>
          <table:table-cell table:style-name="ce20" office:value-type="float" office:value="97" calcext:value-type="float">
            <text:p>97</text:p>
          </table:table-cell>
          <table:table-cell table:style-name="ce22" office:value-type="float" office:value="4905" calcext:value-type="float">
            <text:p>4,905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6" office:value-type="string" calcext:value-type="string">
            <text:p>İSTANBUL 29 MAYIS ÜNİVERSİTESİ</text:p>
          </table:table-cell>
          <table:table-cell table:style-name="ce21" office:value-type="float" office:value="90" calcext:value-type="float">
            <text:p>90</text:p>
          </table:table-cell>
          <table:table-cell table:style-name="ce23" office:value-type="float" office:value="2175" calcext:value-type="float">
            <text:p>2,175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5" office:value-type="string" calcext:value-type="string">
            <text:p>SANKO ÜNİVERSİTESİ</text:p>
          </table:table-cell>
          <table:table-cell table:style-name="ce20" office:value-type="float" office:value="87" calcext:value-type="float">
            <text:p>87</text:p>
          </table:table-cell>
          <table:table-cell table:style-name="ce22" office:value-type="float" office:value="1328" calcext:value-type="float">
            <text:p>1,32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16" office:value-type="string" calcext:value-type="string">
            <text:p>NUH NACİ YAZGAN ÜNİVERSİTESİ</text:p>
          </table:table-cell>
          <table:table-cell table:style-name="ce21" office:value-type="float" office:value="84" calcext:value-type="float">
            <text:p>84</text:p>
          </table:table-cell>
          <table:table-cell table:style-name="ce23" office:value-type="float" office:value="2534" calcext:value-type="float">
            <text:p>2,53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5" office:value-type="string" calcext:value-type="string">
            <text:p>KAPADOKYA ÜNİVERSİTESİ</text:p>
          </table:table-cell>
          <table:table-cell table:style-name="ce20" office:value-type="float" office:value="80" calcext:value-type="float">
            <text:p>80</text:p>
          </table:table-cell>
          <table:table-cell table:style-name="ce22" office:value-type="float" office:value="6426" calcext:value-type="float">
            <text:p>6,42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16" office:value-type="string" calcext:value-type="string">
            <text:p>TOROS ÜNİVERSİTESİ</text:p>
          </table:table-cell>
          <table:table-cell table:style-name="ce21" office:value-type="float" office:value="68" calcext:value-type="float">
            <text:p>68</text:p>
          </table:table-cell>
          <table:table-cell table:style-name="ce23" office:value-type="float" office:value="3061" calcext:value-type="float">
            <text:p>3,061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5" office:value-type="string" calcext:value-type="string">
            <text:p>TÜRK HAVA KURUMU ÜNİVERSİTESİ</text:p>
          </table:table-cell>
          <table:table-cell table:style-name="ce20" office:value-type="float" office:value="62" calcext:value-type="float">
            <text:p>62</text:p>
          </table:table-cell>
          <table:table-cell table:style-name="ce22" office:value-type="float" office:value="2986" calcext:value-type="float">
            <text:p>2,986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16" office:value-type="string" calcext:value-type="string">
            <text:p>ÇAĞ ÜNİVERSİTESİ</text:p>
          </table:table-cell>
          <table:table-cell table:style-name="ce21" office:value-type="float" office:value="61" calcext:value-type="float">
            <text:p>61</text:p>
          </table:table-cell>
          <table:table-cell table:style-name="ce23" office:value-type="float" office:value="4882" calcext:value-type="float">
            <text:p>4,882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5" office:value-type="string" calcext:value-type="string">
            <text:p>KONYA GIDA VE TARIM ÜNİVERSİTESİ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897" calcext:value-type="float">
            <text:p>89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16" office:value-type="string" calcext:value-type="string">
            <text:p>ALANYA HAMDULLAH EMİN PAŞA ÜNİVERSİTESİ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78" calcext:value-type="float">
            <text:p>37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ktora Öğrenci Sayılarına Göre Vakıf Üniversiteleri" table:style-name="ta3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7" office:value-type="string" calcext:value-type="string">
            <text:p>ÜNİVERSİTE</text:p>
          </table:table-cell>
          <table:table-cell table:style-name="ce26" office:value-type="string" calcext:value-type="string">
            <text:p>DOKTORA ÖĞRENCİ SAYISI**</text:p>
          </table:table-cell>
          <table:table-cell table:style-name="ce27" office:value-type="string" calcext:value-type="string">
            <text:p>DOKTORA PROGRAM</text:p>
            <text:p>SAYISI***</text:p>
          </table:table-cell>
          <table:table-cell table:style-name="ce10" office:value-type="string" calcext:value-type="string">
            <text:p>DOKTORA PROGRAMI BAŞINA DÜŞEN DOKTORA ÖĞRENCİ SAYIS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YEDİTEPE ÜNİVERSİTESİ</text:p>
          </table:table-cell>
          <table:table-cell table:style-name="ce11" office:value-type="float" office:value="1133" calcext:value-type="float">
            <text:p>1,133</text:p>
          </table:table-cell>
          <table:table-cell table:style-name="ce2" office:value-type="float" office:value="45" calcext:value-type="float">
            <text:p>45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KOÇ ÜNİVERSİTESİ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3" calcext:value-type="float">
            <text:p>23</text:p>
          </table:table-cell>
          <table:table-cell table:style-name="ce2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İSTANBUL MEDİPOL ÜNİVERSİTESİ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34" calcext:value-type="float">
            <text:p>34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İSTANBUL SABAHATTİN ZAİM ÜNİVERSİTESİ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44" calcext:value-type="float">
            <text:p>44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BAŞKENT ÜNİVERSİTESİ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36" calcext:value-type="float">
            <text:p>36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İSTANBUL TİCARET ÜNİVERSİTESİ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8" calcext:value-type="float">
            <text:p>28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BAHÇEŞEHİR ÜNİVERSİTESİ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47" calcext:value-type="float">
            <text:p>47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İSTANBUL OKAN ÜNİVERSİTESİ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34" calcext:value-type="float">
            <text:p>34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İHSAN DOĞRAMACI BİLKENT ÜNİVERSİTESİ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25" calcext:value-type="float">
            <text:p>25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SABANCI ÜNİVERSİTESİ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7" calcext:value-type="float">
            <text:p>17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İSTANBUL AYDIN ÜNİVERSİTESİ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59" calcext:value-type="float">
            <text:p>59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MALTEPE ÜNİVERSİTESİ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24" calcext:value-type="float">
            <text:p>24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HASAN KALYONCU ÜNİVERSİTESİ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34" calcext:value-type="float">
            <text:p>34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FATİH SULTAN MEHMET VAKIF ÜNİVERSİTESİ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17" calcext:value-type="float">
            <text:p>17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ALTINBAŞ ÜNİVERSİTESİ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23" calcext:value-type="float">
            <text:p>23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İSTANBUL AREL ÜNİVERSİTESİ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KADİR HAS ÜNİVERSİTESİ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0" calcext:value-type="float">
            <text:p>20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ÜSKÜDAR ÜNİVERSİTESİ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7" calcext:value-type="float">
            <text:p>7</text:p>
          </table:table-cell>
          <table:table-cell table:style-name="ce18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ÖZYEĞİN ÜNİVERSİTESİ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ATILIM ÜNİVERSİTESİ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3" calcext:value-type="float">
            <text:p>13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YAŞAR ÜNİVERSİTESİ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4" calcext:value-type="float">
            <text:p>24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İSTANBUL KÜLTÜR ÜNİVERSİTESİ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2" calcext:value-type="float">
            <text:p>12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BEYKENT ÜNİVERSİTESİ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6" calcext:value-type="float">
            <text:p>16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İBN HALDUN ÜNİVERSİTESİ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1" calcext:value-type="float">
            <text:p>11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ACIBADEM MEHMET ALİ AYDINLAR ÜNİVERSİTESİ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TOBB EKONOMİ VE TEKNOLOJİ ÜNİVERSİTESİ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0" calcext:value-type="float">
            <text:p>10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İSTANBUL GELİŞİM ÜNİVERSİTESİ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5" calcext:value-type="float">
            <text:p>15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İSTANBUL BİLGİ ÜNİVERSİTESİ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6" calcext:value-type="float">
            <text:p>6</text:p>
          </table:table-cell>
          <table:table-cell table:style-name="ce18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HALİÇ ÜNİVERSİTESİ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İSTANBUL GEDİK ÜNİVERSİTESİ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2" calcext:value-type="float">
            <text:p>12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İSTANBUL 29 MAYIS ÜNİVERSİTESİ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5" calcext:value-type="float">
            <text:p>5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IŞIK ÜNİVERSİTESİ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İZMİR EKONOMİ ÜNİVERSİTESİ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3" calcext:value-type="float">
            <text:p>13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BİRUNİ ÜNİVERSİTESİ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7" calcext:value-type="float">
            <text:p>17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BEZM-İ ÂLEM VAKIF ÜNİVERSİTESİ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" calcext:value-type="float">
            <text:p>9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DOĞUŞ ÜNİVERSİTESİ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18" calcext:value-type="float">
            <text:p>18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ÇANKAYA ÜNİVERSİTESİ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KTO KARATAY ÜNİVERSİTESİ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10" calcext:value-type="float">
            <text:p>1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İSTANBUL YENİ YÜZYIL ÜNİVERSİTESİ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AVRASYA ÜNİVERSİTESİ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PİRİ REİS ÜNİVERSİTESİ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6" calcext:value-type="float">
            <text:p>6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NİŞANTAŞI ÜNİVERSİTESİ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TÜRK HAVA KURUMU ÜNİVERSİTESİ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ÇAĞ ÜNİVERSİTESİ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5" office:value-type="string" calcext:value-type="string">
            <text:p>LOKMAN HEKİM ÜNİVERSİTESİ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16" office:value-type="string" calcext:value-type="string">
            <text:p>TOROS ÜNİVERSİTESİ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5" office:value-type="string" calcext:value-type="string">
            <text:p>ANKARA MEDİPOL ÜNİVERSİTESİ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6" office:value-type="string" calcext:value-type="string">
            <text:p>UFUK ÜNİVERSİTESİ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5" office:value-type="string" calcext:value-type="string">
            <text:p>DEMİROĞLU BİLİM ÜNİVERSİTES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6" office:value-type="string" calcext:value-type="string">
            <text:p>KONYA GIDA VE TARIM ÜNİVERSİTESİ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5" office:value-type="string" calcext:value-type="string">
            <text:p>TED ÜNİVERSİTES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16" office:value-type="string" calcext:value-type="string">
            <text:p>İSTİNYE ÜNİVERSİTESİ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5" office:value-type="string" calcext:value-type="string">
            <text:p>İSTANBUL AYVANSARAY ÜNİVERSİTESİ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16" office:value-type="string" calcext:value-type="string">
            <text:p>SANKO ÜNİVERSİTES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üksek Lisans Öğrenci Sayılarına Göre Vakıf Üniversiteleri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7" office:value-type="string" calcext:value-type="string">
            <text:p>ÜNİVERSİTE</text:p>
          </table:table-cell>
          <table:table-cell table:style-name="ce26" office:value-type="string" calcext:value-type="string">
            <text:p>YÜKSEK LİSANS ÖĞRENCİ SAYISI**</text:p>
          </table:table-cell>
          <table:table-cell table:style-name="ce32" office:value-type="string" calcext:value-type="string">
            <text:p>YÜKSEK LİSANS PROGRAM</text:p>
            <text:p>SAYISI***</text:p>
          </table:table-cell>
          <table:table-cell table:style-name="ce10" office:value-type="string" calcext:value-type="string">
            <text:p>YÜKSEK LİSANS PROGRAMI BAŞINA DÜŞEN YÜKSEK LİSANS ÖĞRENCİ SAYIS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BAHÇEŞEHİR ÜNİVERSİTESİ</text:p>
          </table:table-cell>
          <table:table-cell table:style-name="ce11" office:value-type="float" office:value="5410" calcext:value-type="float">
            <text:p>5,410</text:p>
          </table:table-cell>
          <table:table-cell table:style-name="ce20" office:value-type="float" office:value="316" calcext:value-type="float">
            <text:p>31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İSTANBUL AYDIN ÜNİVERSİTESİ</text:p>
          </table:table-cell>
          <table:table-cell table:style-name="ce12" office:value-type="float" office:value="3991" calcext:value-type="float">
            <text:p>3,991</text:p>
          </table:table-cell>
          <table:table-cell table:style-name="ce21" office:value-type="float" office:value="230" calcext:value-type="float">
            <text:p>23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ÜSKÜDAR ÜNİVERSİTESİ</text:p>
          </table:table-cell>
          <table:table-cell table:style-name="ce11" office:value-type="float" office:value="3132" calcext:value-type="float">
            <text:p>3,132</text:p>
          </table:table-cell>
          <table:table-cell table:style-name="ce20" office:value-type="float" office:value="58" calcext:value-type="float">
            <text:p>58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ALTINBAŞ ÜNİVERSİTESİ</text:p>
          </table:table-cell>
          <table:table-cell table:style-name="ce12" office:value-type="float" office:value="2826" calcext:value-type="float">
            <text:p>2,826</text:p>
          </table:table-cell>
          <table:table-cell table:style-name="ce21" office:value-type="float" office:value="85" calcext:value-type="float">
            <text:p>85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İSTANBUL SABAHATTİN ZAİM ÜNİVERSİTESİ</text:p>
          </table:table-cell>
          <table:table-cell table:style-name="ce11" office:value-type="float" office:value="2579" calcext:value-type="float">
            <text:p>2,579</text:p>
          </table:table-cell>
          <table:table-cell table:style-name="ce20" office:value-type="float" office:value="126" calcext:value-type="float">
            <text:p>12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İSTANBUL OKAN ÜNİVERSİTESİ</text:p>
          </table:table-cell>
          <table:table-cell table:style-name="ce12" office:value-type="float" office:value="2360" calcext:value-type="float">
            <text:p>2,360</text:p>
          </table:table-cell>
          <table:table-cell table:style-name="ce21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İSTANBUL GELİŞİM ÜNİVERSİTESİ</text:p>
          </table:table-cell>
          <table:table-cell table:style-name="ce11" office:value-type="float" office:value="2333" calcext:value-type="float">
            <text:p>2,333</text:p>
          </table:table-cell>
          <table:table-cell table:style-name="ce20" office:value-type="float" office:value="119" calcext:value-type="float">
            <text:p>11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İSTANBUL TİCARET ÜNİVERSİTESİ</text:p>
          </table:table-cell>
          <table:table-cell table:style-name="ce12" office:value-type="float" office:value="2259" calcext:value-type="float">
            <text:p>2,259</text:p>
          </table:table-cell>
          <table:table-cell table:style-name="ce21" office:value-type="float" office:value="128" calcext:value-type="float">
            <text:p>12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YEDİTEPE ÜNİVERSİTESİ</text:p>
          </table:table-cell>
          <table:table-cell table:style-name="ce11" office:value-type="float" office:value="2176" calcext:value-type="float">
            <text:p>2,176</text:p>
          </table:table-cell>
          <table:table-cell table:style-name="ce20" office:value-type="float" office:value="144" calcext:value-type="float">
            <text:p>14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İSTANBUL AREL ÜNİVERSİTESİ</text:p>
          </table:table-cell>
          <table:table-cell table:style-name="ce12" office:value-type="float" office:value="1802" calcext:value-type="float">
            <text:p>1,802</text:p>
          </table:table-cell>
          <table:table-cell table:style-name="ce21" office:value-type="float" office:value="97" calcext:value-type="float">
            <text:p>97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BAŞKENT ÜNİVERSİTESİ</text:p>
          </table:table-cell>
          <table:table-cell table:style-name="ce13" office:value-type="float" office:value="1679" calcext:value-type="float">
            <text:p>1,679</text:p>
          </table:table-cell>
          <table:table-cell table:style-name="ce17" office:value-type="float" office:value="130" calcext:value-type="float">
            <text:p>13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BEYKENT ÜNİVERSİTESİ</text:p>
          </table:table-cell>
          <table:table-cell table:style-name="ce14" office:value-type="float" office:value="1424" calcext:value-type="float">
            <text:p>1,424</text:p>
          </table:table-cell>
          <table:table-cell table:style-name="ce18" office:value-type="float" office:value="201" calcext:value-type="float">
            <text:p>20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İSTANBUL BİLGİ ÜNİVERSİTESİ</text:p>
          </table:table-cell>
          <table:table-cell table:style-name="ce13" office:value-type="float" office:value="1420" calcext:value-type="float">
            <text:p>1,420</text:p>
          </table:table-cell>
          <table:table-cell table:style-name="ce17" office:value-type="float" office:value="67" calcext:value-type="float">
            <text:p>67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NİŞANTAŞI ÜNİVERSİTESİ</text:p>
          </table:table-cell>
          <table:table-cell table:style-name="ce14" office:value-type="float" office:value="1312" calcext:value-type="float">
            <text:p>1,312</text:p>
          </table:table-cell>
          <table:table-cell table:style-name="ce18" office:value-type="float" office:value="46" calcext:value-type="float">
            <text:p>4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MALTEPE ÜNİVERSİTESİ</text:p>
          </table:table-cell>
          <table:table-cell table:style-name="ce13" office:value-type="float" office:value="1301" calcext:value-type="float">
            <text:p>1,301</text:p>
          </table:table-cell>
          <table:table-cell table:style-name="ce17" office:value-type="float" office:value="124" calcext:value-type="float">
            <text:p>12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İSTANBUL KÜLTÜR ÜNİVERSİTESİ</text:p>
          </table:table-cell>
          <table:table-cell table:style-name="ce14" office:value-type="float" office:value="1204" calcext:value-type="float">
            <text:p>1,204</text:p>
          </table:table-cell>
          <table:table-cell table:style-name="ce18" office:value-type="float" office:value="76" calcext:value-type="float">
            <text:p>7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İSTANBUL MEDİPOL ÜNİVERSİTESİ</text:p>
          </table:table-cell>
          <table:table-cell table:style-name="ce13" office:value-type="float" office:value="1162" calcext:value-type="float">
            <text:p>1,162</text:p>
          </table:table-cell>
          <table:table-cell table:style-name="ce17" office:value-type="float" office:value="54" calcext:value-type="float">
            <text:p>5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HALİÇ ÜNİVERSİTESİ</text:p>
          </table:table-cell>
          <table:table-cell table:style-name="ce14" office:value-type="float" office:value="1068" calcext:value-type="float">
            <text:p>1,068</text:p>
          </table:table-cell>
          <table:table-cell table:style-name="ce18" office:value-type="float" office:value="118" calcext:value-type="float">
            <text:p>11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IŞIK ÜNİVERSİTESİ</text:p>
          </table:table-cell>
          <table:table-cell table:style-name="ce4" office:value-type="float" office:value="939" calcext:value-type="float">
            <text:p>939</text:p>
          </table:table-cell>
          <table:table-cell table:style-name="ce17" office:value-type="float" office:value="56" calcext:value-type="float">
            <text:p>56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İSTANBUL YENİ YÜZYIL ÜNİVERSİTESİ</text:p>
          </table:table-cell>
          <table:table-cell table:style-name="ce5" office:value-type="float" office:value="930" calcext:value-type="float">
            <text:p>930</text:p>
          </table:table-cell>
          <table:table-cell table:style-name="ce18" office:value-type="float" office:value="32" calcext:value-type="float">
            <text:p>32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ATILIM ÜNİVERSİTESİ</text:p>
          </table:table-cell>
          <table:table-cell table:style-name="ce4" office:value-type="float" office:value="899" calcext:value-type="float">
            <text:p>899</text:p>
          </table:table-cell>
          <table:table-cell table:style-name="ce17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5" office:value-type="float" office:value="870" calcext:value-type="float">
            <text:p>870</text:p>
          </table:table-cell>
          <table:table-cell table:style-name="ce18" office:value-type="float" office:value="92" calcext:value-type="float">
            <text:p>92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İSTANBUL GEDİK ÜNİVERSİTESİ</text:p>
          </table:table-cell>
          <table:table-cell table:style-name="ce4" office:value-type="float" office:value="852" calcext:value-type="float">
            <text:p>852</text:p>
          </table:table-cell>
          <table:table-cell table:style-name="ce17" office:value-type="float" office:value="81" calcext:value-type="float">
            <text:p>8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KOÇ ÜNİVERSİTESİ</text:p>
          </table:table-cell>
          <table:table-cell table:style-name="ce5" office:value-type="float" office:value="851" calcext:value-type="float">
            <text:p>851</text:p>
          </table:table-cell>
          <table:table-cell table:style-name="ce18" office:value-type="float" office:value="49" calcext:value-type="float">
            <text:p>49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İHSAN DOĞRAMACI BİLKENT ÜNİVERSİTESİ</text:p>
          </table:table-cell>
          <table:table-cell table:style-name="ce4" office:value-type="float" office:value="813" calcext:value-type="float">
            <text:p>813</text:p>
          </table:table-cell>
          <table:table-cell table:style-name="ce17" office:value-type="float" office:value="48" calcext:value-type="float">
            <text:p>48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KTO KARATAY ÜNİVERSİTESİ</text:p>
          </table:table-cell>
          <table:table-cell table:style-name="ce5" office:value-type="float" office:value="796" calcext:value-type="float">
            <text:p>796</text:p>
          </table:table-cell>
          <table:table-cell table:style-name="ce18" office:value-type="float" office:value="51" calcext:value-type="float">
            <text:p>51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FATİH SULTAN MEHMET VAKIF ÜNİVERSİTESİ</text:p>
          </table:table-cell>
          <table:table-cell table:style-name="ce4" office:value-type="float" office:value="786" calcext:value-type="float">
            <text:p>786</text:p>
          </table:table-cell>
          <table:table-cell table:style-name="ce17" office:value-type="float" office:value="45" calcext:value-type="float">
            <text:p>45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SABANCI ÜNİVERSİTESİ</text:p>
          </table:table-cell>
          <table:table-cell table:style-name="ce5" office:value-type="float" office:value="777" calcext:value-type="float">
            <text:p>777</text:p>
          </table:table-cell>
          <table:table-cell table:style-name="ce18" office:value-type="float" office:value="48" calcext:value-type="float">
            <text:p>4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ÇAĞ ÜNİVERSİTESİ</text:p>
          </table:table-cell>
          <table:table-cell table:style-name="ce4" office:value-type="float" office:value="741" calcext:value-type="float">
            <text:p>741</text:p>
          </table:table-cell>
          <table:table-cell table:style-name="ce17" office:value-type="float" office:value="18" calcext:value-type="float">
            <text:p>18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ÖZYEĞİN ÜNİVERSİTESİ</text:p>
          </table:table-cell>
          <table:table-cell table:style-name="ce5" office:value-type="float" office:value="707" calcext:value-type="float">
            <text:p>707</text:p>
          </table:table-cell>
          <table:table-cell table:style-name="ce18" office:value-type="float" office:value="30" calcext:value-type="float">
            <text:p>30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ÇANKAYA ÜNİVERSİTESİ</text:p>
          </table:table-cell>
          <table:table-cell table:style-name="ce4" office:value-type="float" office:value="695" calcext:value-type="float">
            <text:p>695</text:p>
          </table:table-cell>
          <table:table-cell table:style-name="ce17" office:value-type="float" office:value="51" calcext:value-type="float">
            <text:p>51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İSTANBUL RUMELİ ÜNİVERSİTESİ</text:p>
          </table:table-cell>
          <table:table-cell table:style-name="ce5" office:value-type="float" office:value="658" calcext:value-type="float">
            <text:p>658</text:p>
          </table:table-cell>
          <table:table-cell table:style-name="ce18" office:value-type="float" office:value="12" calcext:value-type="float">
            <text:p>12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İBN HALDUN ÜNİVERSİTESİ</text:p>
          </table:table-cell>
          <table:table-cell table:style-name="ce4" office:value-type="float" office:value="620" calcext:value-type="float">
            <text:p>620</text:p>
          </table:table-cell>
          <table:table-cell table:style-name="ce17" office:value-type="float" office:value="33" calcext:value-type="float">
            <text:p>33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İZMİR EKONOMİ ÜNİVERSİTESİ</text:p>
          </table:table-cell>
          <table:table-cell table:style-name="ce5" office:value-type="float" office:value="584" calcext:value-type="float">
            <text:p>584</text:p>
          </table:table-cell>
          <table:table-cell table:style-name="ce18" office:value-type="float" office:value="86" calcext:value-type="float">
            <text:p>8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KAPADOKYA ÜNİVERSİTESİ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17" calcext:value-type="float">
            <text:p>17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İSTANBUL AYVANSARAY ÜNİVERSİTESİ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26" calcext:value-type="float">
            <text:p>2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UFUK ÜNİVERSİTESİ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32" calcext:value-type="float">
            <text:p>32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TOBB EKONOMİ VE TEKNOLOJİ ÜNİVERSİTESİ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37" calcext:value-type="float">
            <text:p>3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KADİR HAS ÜNİVERSİTESİ</text:p>
          </table:table-cell>
          <table:table-cell table:style-name="ce28" office:value-type="float" office:value="513" calcext:value-type="float">
            <text:p>513</text:p>
          </table:table-cell>
          <table:table-cell table:style-name="ce28" office:value-type="float" office:value="96" calcext:value-type="float">
            <text:p>9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YAŞAR ÜNİVERSİTESİ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151" calcext:value-type="float">
            <text:p>15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BİRUNİ ÜNİVERSİTESİ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34" calcext:value-type="float">
            <text:p>3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ANTALYA BİLİM ÜNİVERSİTESİ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24" calcext:value-type="float">
            <text:p>24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İSTANBUL KENT ÜNİVERSİTESİ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14" calcext:value-type="float">
            <text:p>14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İSTİNYE ÜNİVERSİTESİ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13" calcext:value-type="float">
            <text:p>13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BEYKOZ ÜNİVERSİTESİ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13" calcext:value-type="float">
            <text:p>13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DOĞUŞ ÜNİVERSİTESİ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79" calcext:value-type="float">
            <text:p>7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İSTANBUL 29 MAYIS ÜNİVERSİTESİ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TOROS ÜNİVERSİTESİ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30" calcext:value-type="float">
            <text:p>3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ACIBADEM MEHMET ALİ AYDINLAR ÜNİVERSİTESİ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AVRASYA ÜNİVERSİTESİ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36" calcext:value-type="float">
            <text:p>3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MEF ÜNİVERSİTESİ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35" calcext:value-type="float">
            <text:p>3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İSTANBUL ESENYURT ÜNİVERSİTESİ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32" calcext:value-type="float">
            <text:p>3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TED ÜNİVERSİTESİ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NUH NACİ YAZGAN ÜNİVERSİTESİ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KONYA GIDA VE TARIM ÜNİVERSİTESİ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BEZM-İ ÂLEM VAKIF ÜNİVERSİTESİ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5" office:value-type="string" calcext:value-type="string">
            <text:p>SANKO ÜNİVERSİTESİ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16" office:value-type="string" calcext:value-type="string">
            <text:p>LOKMAN HEKİM ÜNİVERSİTESİ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5" office:value-type="string" calcext:value-type="string">
            <text:p>ANKARA MEDİPOL ÜNİVERSİTESİ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16" office:value-type="string" calcext:value-type="string">
            <text:p>PİRİ REİS ÜNİVERSİTESİ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5" office:value-type="string" calcext:value-type="string">
            <text:p>DEMİROĞLU BİLİM ÜNİVERSİTESİ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16" office:value-type="string" calcext:value-type="string">
            <text:p>ALANYA HAMDULLAH EMİN PAŞA ÜNİVERSİTESİ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5" office:value-type="string" calcext:value-type="string">
            <text:p>İSTANBUL ATLAS ÜNİVERSİTESİ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16" office:value-type="string" calcext:value-type="string">
            <text:p>İZMİR TINAZTEPE ÜNİVERSİTESİ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5" office:value-type="string" calcext:value-type="string">
            <text:p>OSTİM TEKNİK ÜNİVERSİTESİ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16" office:value-type="string" calcext:value-type="string">
            <text:p>YÜKSEK İHTİSAS ÜNİVERSİTESİ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ziki Alanlarına Göre Vakıf Yükseköğretim Kurumları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7" office:value-type="string" calcext:value-type="string">
            <text:p>ÜNİVERSİTE / MYO</text:p>
          </table:table-cell>
          <table:table-cell table:style-name="ce27" office:value-type="string" calcext:value-type="string">
            <text:p>AÇIK ALAN (m2)</text:p>
          </table:table-cell>
          <table:table-cell table:style-name="ce27" office:value-type="string" calcext:value-type="string">
            <text:p>KAPALI ALAN (m2)</text:p>
          </table:table-cell>
          <table:table-cell table:style-name="ce27" office:value-type="string" calcext:value-type="string">
            <text:p>TOPLAM ALAN (m2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BAŞKENT ÜNİVERSİTESİ</text:p>
          </table:table-cell>
          <table:table-cell table:style-name="ce11" office:value-type="float" office:value="3879896" calcext:value-type="float">
            <text:p>3,879,896</text:p>
          </table:table-cell>
          <table:table-cell table:style-name="ce11" office:value-type="float" office:value="138041" calcext:value-type="float">
            <text:p>138,041</text:p>
          </table:table-cell>
          <table:table-cell table:style-name="ce11" office:value-type="float" office:value="4017937" calcext:value-type="float">
            <text:p>4,017,937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İHSAN DOĞRAMACI BİLKENT ÜNİVERSİTESİ</text:p>
          </table:table-cell>
          <table:table-cell table:style-name="ce12" office:value-type="float" office:value="2809423" calcext:value-type="float">
            <text:p>2,809,423</text:p>
          </table:table-cell>
          <table:table-cell table:style-name="ce12" office:value-type="float" office:value="539603" calcext:value-type="float">
            <text:p>539,603</text:p>
          </table:table-cell>
          <table:table-cell table:style-name="ce12" office:value-type="float" office:value="3349026" calcext:value-type="float">
            <text:p>3,349,02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SABANCI ÜNİVERSİTESİ</text:p>
          </table:table-cell>
          <table:table-cell table:style-name="ce11" office:value-type="float" office:value="1291576" calcext:value-type="float">
            <text:p>1,291,576</text:p>
          </table:table-cell>
          <table:table-cell table:style-name="ce11" office:value-type="float" office:value="193442" calcext:value-type="float">
            <text:p>193,442</text:p>
          </table:table-cell>
          <table:table-cell table:style-name="ce11" office:value-type="float" office:value="1485018" calcext:value-type="float">
            <text:p>1,485,018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MALTEPE ÜNİVERSİTESİ</text:p>
          </table:table-cell>
          <table:table-cell table:style-name="ce12" office:value-type="float" office:value="753250" calcext:value-type="float">
            <text:p>753,250</text:p>
          </table:table-cell>
          <table:table-cell table:style-name="ce12" office:value-type="float" office:value="139668" calcext:value-type="float">
            <text:p>139,668</text:p>
          </table:table-cell>
          <table:table-cell table:style-name="ce12" office:value-type="float" office:value="892918" calcext:value-type="float">
            <text:p>892,918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İSTANBUL SABAHATTİN ZAİM ÜNİVERSİTESİ</text:p>
          </table:table-cell>
          <table:table-cell table:style-name="ce11" office:value-type="float" office:value="607617" calcext:value-type="float">
            <text:p>607,617</text:p>
          </table:table-cell>
          <table:table-cell table:style-name="ce11" office:value-type="float" office:value="91270" calcext:value-type="float">
            <text:p>91,270</text:p>
          </table:table-cell>
          <table:table-cell table:style-name="ce11" office:value-type="float" office:value="698887" calcext:value-type="float">
            <text:p>698,887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İSTANBUL MEDİPOL ÜNİVERSİTESİ</text:p>
          </table:table-cell>
          <table:table-cell table:style-name="ce12" office:value-type="float" office:value="398900" calcext:value-type="float">
            <text:p>398,900</text:p>
          </table:table-cell>
          <table:table-cell table:style-name="ce12" office:value-type="float" office:value="234175" calcext:value-type="float">
            <text:p>234,175</text:p>
          </table:table-cell>
          <table:table-cell table:style-name="ce12" office:value-type="float" office:value="633075" calcext:value-type="float">
            <text:p>633,07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IŞIK ÜNİVERSİTESİ</text:p>
          </table:table-cell>
          <table:table-cell table:style-name="ce11" office:value-type="float" office:value="513984" calcext:value-type="float">
            <text:p>513,984</text:p>
          </table:table-cell>
          <table:table-cell table:style-name="ce11" office:value-type="float" office:value="83970" calcext:value-type="float">
            <text:p>83,970</text:p>
          </table:table-cell>
          <table:table-cell table:style-name="ce11" office:value-type="float" office:value="597954" calcext:value-type="float">
            <text:p>597,954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İSTANBUL AREL ÜNİVERSİTESİ</text:p>
          </table:table-cell>
          <table:table-cell table:style-name="ce12" office:value-type="float" office:value="472109" calcext:value-type="float">
            <text:p>472,109</text:p>
          </table:table-cell>
          <table:table-cell table:style-name="ce12" office:value-type="float" office:value="85759" calcext:value-type="float">
            <text:p>85,759</text:p>
          </table:table-cell>
          <table:table-cell table:style-name="ce12" office:value-type="float" office:value="557868" calcext:value-type="float">
            <text:p>557,868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KTO KARATAY ÜNİVERSİTESİ</text:p>
          </table:table-cell>
          <table:table-cell table:style-name="ce11" office:value-type="float" office:value="435076" calcext:value-type="float">
            <text:p>435,076</text:p>
          </table:table-cell>
          <table:table-cell table:style-name="ce11" office:value-type="float" office:value="96832" calcext:value-type="float">
            <text:p>96,832</text:p>
          </table:table-cell>
          <table:table-cell table:style-name="ce11" office:value-type="float" office:value="531908" calcext:value-type="float">
            <text:p>531,908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ÇAĞ ÜNİVERSİTESİ</text:p>
          </table:table-cell>
          <table:table-cell table:style-name="ce12" office:value-type="float" office:value="464566" calcext:value-type="float">
            <text:p>464,566</text:p>
          </table:table-cell>
          <table:table-cell table:style-name="ce12" office:value-type="float" office:value="65605" calcext:value-type="float">
            <text:p>65,605</text:p>
          </table:table-cell>
          <table:table-cell table:style-name="ce12" office:value-type="float" office:value="530171" calcext:value-type="float">
            <text:p>530,171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ÇANKAYA ÜNİVERSİTESİ</text:p>
          </table:table-cell>
          <table:table-cell table:style-name="ce13" office:value-type="float" office:value="416000" calcext:value-type="float">
            <text:p>416,000</text:p>
          </table:table-cell>
          <table:table-cell table:style-name="ce13" office:value-type="float" office:value="110155" calcext:value-type="float">
            <text:p>110,155</text:p>
          </table:table-cell>
          <table:table-cell table:style-name="ce13" office:value-type="float" office:value="526155" calcext:value-type="float">
            <text:p>526,155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14" office:value-type="float" office:value="427094" calcext:value-type="float">
            <text:p>427,094</text:p>
          </table:table-cell>
          <table:table-cell table:style-name="ce14" office:value-type="float" office:value="77502" calcext:value-type="float">
            <text:p>77,502</text:p>
          </table:table-cell>
          <table:table-cell table:style-name="ce14" office:value-type="float" office:value="504596" calcext:value-type="float">
            <text:p>504,596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KOÇ ÜNİVERSİTESİ</text:p>
          </table:table-cell>
          <table:table-cell table:style-name="ce13" office:value-type="float" office:value="249720" calcext:value-type="float">
            <text:p>249,720</text:p>
          </table:table-cell>
          <table:table-cell table:style-name="ce13" office:value-type="float" office:value="221534" calcext:value-type="float">
            <text:p>221,534</text:p>
          </table:table-cell>
          <table:table-cell table:style-name="ce13" office:value-type="float" office:value="471254" calcext:value-type="float">
            <text:p>471,254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ÖZYEĞİN ÜNİVERSİTESİ</text:p>
          </table:table-cell>
          <table:table-cell table:style-name="ce14" office:value-type="float" office:value="114160" calcext:value-type="float">
            <text:p>114,160</text:p>
          </table:table-cell>
          <table:table-cell table:style-name="ce14" office:value-type="float" office:value="283265" calcext:value-type="float">
            <text:p>283,265</text:p>
          </table:table-cell>
          <table:table-cell table:style-name="ce14" office:value-type="float" office:value="397425" calcext:value-type="float">
            <text:p>397,425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NUH NACİ YAZGAN ÜNİVERSİTESİ</text:p>
          </table:table-cell>
          <table:table-cell table:style-name="ce13" office:value-type="float" office:value="271025" calcext:value-type="float">
            <text:p>271,025</text:p>
          </table:table-cell>
          <table:table-cell table:style-name="ce13" office:value-type="float" office:value="84278" calcext:value-type="float">
            <text:p>84,278</text:p>
          </table:table-cell>
          <table:table-cell table:style-name="ce13" office:value-type="float" office:value="355303" calcext:value-type="float">
            <text:p>355,303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BEYKENT ÜNİVERSİTESİ</text:p>
          </table:table-cell>
          <table:table-cell table:style-name="ce14" office:value-type="float" office:value="96924" calcext:value-type="float">
            <text:p>96,924</text:p>
          </table:table-cell>
          <table:table-cell table:style-name="ce14" office:value-type="float" office:value="248571" calcext:value-type="float">
            <text:p>248,571</text:p>
          </table:table-cell>
          <table:table-cell table:style-name="ce14" office:value-type="float" office:value="345495" calcext:value-type="float">
            <text:p>345,495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ANTALYA BİLİM ÜNİVERSİTESİ</text:p>
          </table:table-cell>
          <table:table-cell table:style-name="ce13" office:value-type="float" office:value="271063" calcext:value-type="float">
            <text:p>271,063</text:p>
          </table:table-cell>
          <table:table-cell table:style-name="ce13" office:value-type="float" office:value="70274" calcext:value-type="float">
            <text:p>70,274</text:p>
          </table:table-cell>
          <table:table-cell table:style-name="ce13" office:value-type="float" office:value="341337" calcext:value-type="float">
            <text:p>341,337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ATILIM ÜNİVERSİTESİ</text:p>
          </table:table-cell>
          <table:table-cell table:style-name="ce14" office:value-type="float" office:value="188405" calcext:value-type="float">
            <text:p>188,405</text:p>
          </table:table-cell>
          <table:table-cell table:style-name="ce14" office:value-type="float" office:value="139902" calcext:value-type="float">
            <text:p>139,902</text:p>
          </table:table-cell>
          <table:table-cell table:style-name="ce14" office:value-type="float" office:value="328307" calcext:value-type="float">
            <text:p>328,307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YEDİTEPE ÜNİVERSİTESİ</text:p>
          </table:table-cell>
          <table:table-cell table:style-name="ce13" office:value-type="float" office:value="85674" calcext:value-type="float">
            <text:p>85,674</text:p>
          </table:table-cell>
          <table:table-cell table:style-name="ce13" office:value-type="float" office:value="237675" calcext:value-type="float">
            <text:p>237,675</text:p>
          </table:table-cell>
          <table:table-cell table:style-name="ce13" office:value-type="float" office:value="323349" calcext:value-type="float">
            <text:p>323,349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İSTANBUL AYDIN ÜNİVERSİTESİ</text:p>
          </table:table-cell>
          <table:table-cell table:style-name="ce14" office:value-type="float" office:value="80596" calcext:value-type="float">
            <text:p>80,596</text:p>
          </table:table-cell>
          <table:table-cell table:style-name="ce14" office:value-type="float" office:value="240046" calcext:value-type="float">
            <text:p>240,046</text:p>
          </table:table-cell>
          <table:table-cell table:style-name="ce14" office:value-type="float" office:value="320642" calcext:value-type="float">
            <text:p>320,642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İSTANBUL GELİŞİM ÜNİVERSİTESİ</text:p>
          </table:table-cell>
          <table:table-cell table:style-name="ce13" office:value-type="float" office:value="85000" calcext:value-type="float">
            <text:p>85,000</text:p>
          </table:table-cell>
          <table:table-cell table:style-name="ce13" office:value-type="float" office:value="215581" calcext:value-type="float">
            <text:p>215,581</text:p>
          </table:table-cell>
          <table:table-cell table:style-name="ce13" office:value-type="float" office:value="300581" calcext:value-type="float">
            <text:p>300,581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İSTANBUL RUMELİ ÜNİVERSİTESİ</text:p>
          </table:table-cell>
          <table:table-cell table:style-name="ce14" office:value-type="float" office:value="238479" calcext:value-type="float">
            <text:p>238,479</text:p>
          </table:table-cell>
          <table:table-cell table:style-name="ce14" office:value-type="float" office:value="58225" calcext:value-type="float">
            <text:p>58,225</text:p>
          </table:table-cell>
          <table:table-cell table:style-name="ce14" office:value-type="float" office:value="296704" calcext:value-type="float">
            <text:p>296,704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BAHÇEŞEHİR ÜNİVERSİTESİ</text:p>
          </table:table-cell>
          <table:table-cell table:style-name="ce13" office:value-type="float" office:value="116472" calcext:value-type="float">
            <text:p>116,472</text:p>
          </table:table-cell>
          <table:table-cell table:style-name="ce13" office:value-type="float" office:value="168891" calcext:value-type="float">
            <text:p>168,891</text:p>
          </table:table-cell>
          <table:table-cell table:style-name="ce13" office:value-type="float" office:value="285363" calcext:value-type="float">
            <text:p>285,363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TOBB EKONOMİ VE TEKNOLOJİ ÜNİVERSİTESİ</text:p>
          </table:table-cell>
          <table:table-cell table:style-name="ce14" office:value-type="float" office:value="112158" calcext:value-type="float">
            <text:p>112,158</text:p>
          </table:table-cell>
          <table:table-cell table:style-name="ce14" office:value-type="float" office:value="133975" calcext:value-type="float">
            <text:p>133,975</text:p>
          </table:table-cell>
          <table:table-cell table:style-name="ce14" office:value-type="float" office:value="246133" calcext:value-type="float">
            <text:p>246,133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İSTANBUL BİLGİ ÜNİVERSİTESİ</text:p>
          </table:table-cell>
          <table:table-cell table:style-name="ce13" office:value-type="float" office:value="110583" calcext:value-type="float">
            <text:p>110,583</text:p>
          </table:table-cell>
          <table:table-cell table:style-name="ce13" office:value-type="float" office:value="113604" calcext:value-type="float">
            <text:p>113,604</text:p>
          </table:table-cell>
          <table:table-cell table:style-name="ce13" office:value-type="float" office:value="224187" calcext:value-type="float">
            <text:p>224,187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İSTANBUL OKAN ÜNİVERSİTESİ</text:p>
          </table:table-cell>
          <table:table-cell table:style-name="ce14" office:value-type="float" office:value="105955" calcext:value-type="float">
            <text:p>105,955</text:p>
          </table:table-cell>
          <table:table-cell table:style-name="ce14" office:value-type="float" office:value="113748" calcext:value-type="float">
            <text:p>113,748</text:p>
          </table:table-cell>
          <table:table-cell table:style-name="ce14" office:value-type="float" office:value="219703" calcext:value-type="float">
            <text:p>219,703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KAPADOKYA ÜNİVERSİTESİ</text:p>
          </table:table-cell>
          <table:table-cell table:style-name="ce13" office:value-type="float" office:value="140843" calcext:value-type="float">
            <text:p>140,843</text:p>
          </table:table-cell>
          <table:table-cell table:style-name="ce13" office:value-type="float" office:value="60693" calcext:value-type="float">
            <text:p>60,693</text:p>
          </table:table-cell>
          <table:table-cell table:style-name="ce13" office:value-type="float" office:value="201536" calcext:value-type="float">
            <text:p>201,536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ÜSKÜDAR ÜNİVERSİTESİ</text:p>
          </table:table-cell>
          <table:table-cell table:style-name="ce14" office:value-type="float" office:value="30845" calcext:value-type="float">
            <text:p>30,845</text:p>
          </table:table-cell>
          <table:table-cell table:style-name="ce14" office:value-type="float" office:value="167605" calcext:value-type="float">
            <text:p>167,605</text:p>
          </table:table-cell>
          <table:table-cell table:style-name="ce14" office:value-type="float" office:value="198450" calcext:value-type="float">
            <text:p>198,450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EZM-İ ÂLEM VAKIF ÜNİVERSİTESİ</text:p>
          </table:table-cell>
          <table:table-cell table:style-name="ce13" office:value-type="float" office:value="94100" calcext:value-type="float">
            <text:p>94,100</text:p>
          </table:table-cell>
          <table:table-cell table:style-name="ce13" office:value-type="float" office:value="95218" calcext:value-type="float">
            <text:p>95,218</text:p>
          </table:table-cell>
          <table:table-cell table:style-name="ce13" office:value-type="float" office:value="189318" calcext:value-type="float">
            <text:p>189,318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UFUK ÜNİVERSİTESİ</text:p>
          </table:table-cell>
          <table:table-cell table:style-name="ce14" office:value-type="float" office:value="57762" calcext:value-type="float">
            <text:p>57,762</text:p>
          </table:table-cell>
          <table:table-cell table:style-name="ce14" office:value-type="float" office:value="100822" calcext:value-type="float">
            <text:p>100,822</text:p>
          </table:table-cell>
          <table:table-cell table:style-name="ce14" office:value-type="float" office:value="158584" calcext:value-type="float">
            <text:p>158,584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KONYA GIDA VE TARIM ÜNİVERSİTESİ</text:p>
          </table:table-cell>
          <table:table-cell table:style-name="ce13" office:value-type="float" office:value="121587" calcext:value-type="float">
            <text:p>121,587</text:p>
          </table:table-cell>
          <table:table-cell table:style-name="ce13" office:value-type="float" office:value="35820" calcext:value-type="float">
            <text:p>35,820</text:p>
          </table:table-cell>
          <table:table-cell table:style-name="ce13" office:value-type="float" office:value="157407" calcext:value-type="float">
            <text:p>157,407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NİŞANTAŞI ÜNİVERSİTESİ</text:p>
          </table:table-cell>
          <table:table-cell table:style-name="ce14" office:value-type="float" office:value="31480" calcext:value-type="float">
            <text:p>31,480</text:p>
          </table:table-cell>
          <table:table-cell table:style-name="ce14" office:value-type="float" office:value="125911" calcext:value-type="float">
            <text:p>125,911</text:p>
          </table:table-cell>
          <table:table-cell table:style-name="ce14" office:value-type="float" office:value="157391" calcext:value-type="float">
            <text:p>157,391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DOĞUŞ ÜNİVERSİTESİ</text:p>
          </table:table-cell>
          <table:table-cell table:style-name="ce13" office:value-type="float" office:value="11933" calcext:value-type="float">
            <text:p>11,933</text:p>
          </table:table-cell>
          <table:table-cell table:style-name="ce13" office:value-type="float" office:value="142439" calcext:value-type="float">
            <text:p>142,439</text:p>
          </table:table-cell>
          <table:table-cell table:style-name="ce13" office:value-type="float" office:value="154372" calcext:value-type="float">
            <text:p>154,372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AVRASYA ÜNİVERSİTESİ</text:p>
          </table:table-cell>
          <table:table-cell table:style-name="ce14" office:value-type="float" office:value="103999" calcext:value-type="float">
            <text:p>103,999</text:p>
          </table:table-cell>
          <table:table-cell table:style-name="ce14" office:value-type="float" office:value="49605" calcext:value-type="float">
            <text:p>49,605</text:p>
          </table:table-cell>
          <table:table-cell table:style-name="ce14" office:value-type="float" office:value="153604" calcext:value-type="float">
            <text:p>153,604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İBN HALDUN ÜNİVERSİTESİ</text:p>
          </table:table-cell>
          <table:table-cell table:style-name="ce13" office:value-type="float" office:value="88009" calcext:value-type="float">
            <text:p>88,009</text:p>
          </table:table-cell>
          <table:table-cell table:style-name="ce13" office:value-type="float" office:value="64946" calcext:value-type="float">
            <text:p>64,946</text:p>
          </table:table-cell>
          <table:table-cell table:style-name="ce13" office:value-type="float" office:value="152955" calcext:value-type="float">
            <text:p>152,955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TÜRK HAVA KURUMU ÜNİVERSİTESİ</text:p>
          </table:table-cell>
          <table:table-cell table:style-name="ce14" office:value-type="float" office:value="115923" calcext:value-type="float">
            <text:p>115,923</text:p>
          </table:table-cell>
          <table:table-cell table:style-name="ce14" office:value-type="float" office:value="35886" calcext:value-type="float">
            <text:p>35,886</text:p>
          </table:table-cell>
          <table:table-cell table:style-name="ce14" office:value-type="float" office:value="151809" calcext:value-type="float">
            <text:p>151,809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BİRUNİ ÜNİVERSİTESİ</text:p>
          </table:table-cell>
          <table:table-cell table:style-name="ce13" office:value-type="float" office:value="76198" calcext:value-type="float">
            <text:p>76,198</text:p>
          </table:table-cell>
          <table:table-cell table:style-name="ce13" office:value-type="float" office:value="70088" calcext:value-type="float">
            <text:p>70,088</text:p>
          </table:table-cell>
          <table:table-cell table:style-name="ce13" office:value-type="float" office:value="146286" calcext:value-type="float">
            <text:p>146,286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İSTANBUL KÜLTÜR ÜNİVERSİTESİ</text:p>
          </table:table-cell>
          <table:table-cell table:style-name="ce14" office:value-type="float" office:value="37843" calcext:value-type="float">
            <text:p>37,843</text:p>
          </table:table-cell>
          <table:table-cell table:style-name="ce14" office:value-type="float" office:value="96672" calcext:value-type="float">
            <text:p>96,672</text:p>
          </table:table-cell>
          <table:table-cell table:style-name="ce14" office:value-type="float" office:value="134515" calcext:value-type="float">
            <text:p>134,515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ANKARA MEDİPOL ÜNİVERSİTESİ</text:p>
          </table:table-cell>
          <table:table-cell table:style-name="ce13" office:value-type="float" office:value="65845" calcext:value-type="float">
            <text:p>65,845</text:p>
          </table:table-cell>
          <table:table-cell table:style-name="ce13" office:value-type="float" office:value="54923" calcext:value-type="float">
            <text:p>54,923</text:p>
          </table:table-cell>
          <table:table-cell table:style-name="ce13" office:value-type="float" office:value="120768" calcext:value-type="float">
            <text:p>120,768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ANTALYA AKEV ÜNİVERSİTESİ</text:p>
          </table:table-cell>
          <table:table-cell table:style-name="ce14" office:value-type="float" office:value="101829" calcext:value-type="float">
            <text:p>101,829</text:p>
          </table:table-cell>
          <table:table-cell table:style-name="ce14" office:value-type="float" office:value="15733" calcext:value-type="float">
            <text:p>15,733</text:p>
          </table:table-cell>
          <table:table-cell table:style-name="ce14" office:value-type="float" office:value="117562" calcext:value-type="float">
            <text:p>117,562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ALTINBAŞ ÜNİVERSİTESİ</text:p>
          </table:table-cell>
          <table:table-cell table:style-name="ce13" office:value-type="float" office:value="21025" calcext:value-type="float">
            <text:p>21,025</text:p>
          </table:table-cell>
          <table:table-cell table:style-name="ce13" office:value-type="float" office:value="93425" calcext:value-type="float">
            <text:p>93,425</text:p>
          </table:table-cell>
          <table:table-cell table:style-name="ce13" office:value-type="float" office:value="114451" calcext:value-type="float">
            <text:p>114,451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İZMİR EKONOMİ ÜNİVERSİTESİ</text:p>
          </table:table-cell>
          <table:table-cell table:style-name="ce14" office:value-type="float" office:value="29566" calcext:value-type="float">
            <text:p>29,566</text:p>
          </table:table-cell>
          <table:table-cell table:style-name="ce14" office:value-type="float" office:value="84759" calcext:value-type="float">
            <text:p>84,759</text:p>
          </table:table-cell>
          <table:table-cell table:style-name="ce14" office:value-type="float" office:value="114325" calcext:value-type="float">
            <text:p>114,325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İSTİNYE ÜNİVERSİTESİ</text:p>
          </table:table-cell>
          <table:table-cell table:style-name="ce13" office:value-type="float" office:value="21860" calcext:value-type="float">
            <text:p>21,860</text:p>
          </table:table-cell>
          <table:table-cell table:style-name="ce13" office:value-type="float" office:value="91808" calcext:value-type="float">
            <text:p>91,808</text:p>
          </table:table-cell>
          <table:table-cell table:style-name="ce13" office:value-type="float" office:value="113668" calcext:value-type="float">
            <text:p>113,668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İZMİR TINAZTEPE ÜNİVERSİTESİ</text:p>
          </table:table-cell>
          <table:table-cell table:style-name="ce14" office:value-type="float" office:value="102000" calcext:value-type="float">
            <text:p>102,000</text:p>
          </table:table-cell>
          <table:table-cell table:style-name="ce14" office:value-type="float" office:value="11200" calcext:value-type="float">
            <text:p>11,200</text:p>
          </table:table-cell>
          <table:table-cell table:style-name="ce14" office:value-type="float" office:value="113200" calcext:value-type="float">
            <text:p>113,200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HALİÇ ÜNİVERSİTESİ</text:p>
          </table:table-cell>
          <table:table-cell table:style-name="ce13" office:value-type="float" office:value="56160" calcext:value-type="float">
            <text:p>56,160</text:p>
          </table:table-cell>
          <table:table-cell table:style-name="ce13" office:value-type="float" office:value="45010" calcext:value-type="float">
            <text:p>45,010</text:p>
          </table:table-cell>
          <table:table-cell table:style-name="ce13" office:value-type="float" office:value="101169" calcext:value-type="float">
            <text:p>101,169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ACIBADEM MEHMET ALİ AYDINLAR ÜNİVERSİTESİ</text:p>
          </table:table-cell>
          <table:table-cell table:style-name="ce14" office:value-type="float" office:value="19700" calcext:value-type="float">
            <text:p>19,700</text:p>
          </table:table-cell>
          <table:table-cell table:style-name="ce14" office:value-type="float" office:value="80439" calcext:value-type="float">
            <text:p>80,439</text:p>
          </table:table-cell>
          <table:table-cell table:style-name="ce14" office:value-type="float" office:value="100139" calcext:value-type="float">
            <text:p>100,139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KOCAELİ SAĞLIK VE TEKNOLOJİ ÜNİVERSİTESİ</text:p>
          </table:table-cell>
          <table:table-cell table:style-name="ce13" office:value-type="float" office:value="64112" calcext:value-type="float">
            <text:p>64,112</text:p>
          </table:table-cell>
          <table:table-cell table:style-name="ce13" office:value-type="float" office:value="31078" calcext:value-type="float">
            <text:p>31,078</text:p>
          </table:table-cell>
          <table:table-cell table:style-name="ce13" office:value-type="float" office:value="95190" calcext:value-type="float">
            <text:p>95,190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PİRİ REİS ÜNİVERSİTESİ</text:p>
          </table:table-cell>
          <table:table-cell table:style-name="ce14" office:value-type="float" office:value="26512" calcext:value-type="float">
            <text:p>26,512</text:p>
          </table:table-cell>
          <table:table-cell table:style-name="ce14" office:value-type="float" office:value="67119" calcext:value-type="float">
            <text:p>67,119</text:p>
          </table:table-cell>
          <table:table-cell table:style-name="ce14" office:value-type="float" office:value="93631" calcext:value-type="float">
            <text:p>93,631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İSTANBUL ATLAS ÜNİVERSİTESİ</text:p>
          </table:table-cell>
          <table:table-cell table:style-name="ce13" office:value-type="float" office:value="18700" calcext:value-type="float">
            <text:p>18,700</text:p>
          </table:table-cell>
          <table:table-cell table:style-name="ce13" office:value-type="float" office:value="74000" calcext:value-type="float">
            <text:p>74,000</text:p>
          </table:table-cell>
          <table:table-cell table:style-name="ce13" office:value-type="float" office:value="92700" calcext:value-type="float">
            <text:p>92,700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İSTANBUL 29 MAYIS ÜNİVERSİTESİ</text:p>
          </table:table-cell>
          <table:table-cell table:style-name="ce14" office:value-type="float" office:value="32500" calcext:value-type="float">
            <text:p>32,500</text:p>
          </table:table-cell>
          <table:table-cell table:style-name="ce14" office:value-type="float" office:value="56000" calcext:value-type="float">
            <text:p>56,000</text:p>
          </table:table-cell>
          <table:table-cell table:style-name="ce14" office:value-type="float" office:value="88500" calcext:value-type="float">
            <text:p>88,500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İSTANBUL ESENYURT ÜNİVERSİTESİ</text:p>
          </table:table-cell>
          <table:table-cell table:style-name="ce13" office:value-type="float" office:value="22359" calcext:value-type="float">
            <text:p>22,359</text:p>
          </table:table-cell>
          <table:table-cell table:style-name="ce13" office:value-type="float" office:value="64547" calcext:value-type="float">
            <text:p>64,547</text:p>
          </table:table-cell>
          <table:table-cell table:style-name="ce13" office:value-type="float" office:value="86906" calcext:value-type="float">
            <text:p>86,906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TED ÜNİVERSİTESİ</text:p>
          </table:table-cell>
          <table:table-cell table:style-name="ce14" office:value-type="float" office:value="32442" calcext:value-type="float">
            <text:p>32,442</text:p>
          </table:table-cell>
          <table:table-cell table:style-name="ce14" office:value-type="float" office:value="52010" calcext:value-type="float">
            <text:p>52,010</text:p>
          </table:table-cell>
          <table:table-cell table:style-name="ce14" office:value-type="float" office:value="84452" calcext:value-type="float">
            <text:p>84,452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YAŞAR ÜNİVERSİTESİ</text:p>
          </table:table-cell>
          <table:table-cell table:style-name="ce13" office:value-type="float" office:value="20152" calcext:value-type="float">
            <text:p>20,152</text:p>
          </table:table-cell>
          <table:table-cell table:style-name="ce13" office:value-type="float" office:value="63955" calcext:value-type="float">
            <text:p>63,955</text:p>
          </table:table-cell>
          <table:table-cell table:style-name="ce13" office:value-type="float" office:value="84107" calcext:value-type="float">
            <text:p>84,107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İSTANBUL GEDİK ÜNİVERSİTESİ</text:p>
          </table:table-cell>
          <table:table-cell table:style-name="ce14" office:value-type="float" office:value="48994" calcext:value-type="float">
            <text:p>48,994</text:p>
          </table:table-cell>
          <table:table-cell table:style-name="ce14" office:value-type="float" office:value="33504" calcext:value-type="float">
            <text:p>33,504</text:p>
          </table:table-cell>
          <table:table-cell table:style-name="ce14" office:value-type="float" office:value="82498" calcext:value-type="float">
            <text:p>82,498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BEYKOZ ÜNİVERSİTESİ</text:p>
          </table:table-cell>
          <table:table-cell table:style-name="ce13" office:value-type="float" office:value="62943" calcext:value-type="float">
            <text:p>62,943</text:p>
          </table:table-cell>
          <table:table-cell table:style-name="ce13" office:value-type="float" office:value="17838" calcext:value-type="float">
            <text:p>17,838</text:p>
          </table:table-cell>
          <table:table-cell table:style-name="ce13" office:value-type="float" office:value="80781" calcext:value-type="float">
            <text:p>80,781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FATİH SULTAN MEHMET VAKIF ÜNİVERSİTESİ</text:p>
          </table:table-cell>
          <table:table-cell table:style-name="ce14" office:value-type="float" office:value="28958" calcext:value-type="float">
            <text:p>28,958</text:p>
          </table:table-cell>
          <table:table-cell table:style-name="ce14" office:value-type="float" office:value="50254" calcext:value-type="float">
            <text:p>50,254</text:p>
          </table:table-cell>
          <table:table-cell table:style-name="ce14" office:value-type="float" office:value="79212" calcext:value-type="float">
            <text:p>79,212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İSTANBUL TİCARET ÜNİVERSİTESİ</text:p>
          </table:table-cell>
          <table:table-cell table:style-name="ce13" office:value-type="float" office:value="6115" calcext:value-type="float">
            <text:p>6,115</text:p>
          </table:table-cell>
          <table:table-cell table:style-name="ce13" office:value-type="float" office:value="59455" calcext:value-type="float">
            <text:p>59,455</text:p>
          </table:table-cell>
          <table:table-cell table:style-name="ce13" office:value-type="float" office:value="65570" calcext:value-type="float">
            <text:p>65,570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İSTANBUL AYVANSARAY ÜNİVERSİTESİ</text:p>
          </table:table-cell>
          <table:table-cell table:style-name="ce14" office:value-type="float" office:value="17786" calcext:value-type="float">
            <text:p>17,786</text:p>
          </table:table-cell>
          <table:table-cell table:style-name="ce14" office:value-type="float" office:value="47349" calcext:value-type="float">
            <text:p>47,349</text:p>
          </table:table-cell>
          <table:table-cell table:style-name="ce14" office:value-type="float" office:value="65135" calcext:value-type="float">
            <text:p>65,135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7" office:value-type="string" calcext:value-type="string">
            <text:p>OSTİM TEKNİK ÜNİVERSİTESİ</text:p>
          </table:table-cell>
          <table:table-cell table:style-name="ce13" office:value-type="float" office:value="25508" calcext:value-type="float">
            <text:p>25,508</text:p>
          </table:table-cell>
          <table:table-cell table:style-name="ce13" office:value-type="float" office:value="33518" calcext:value-type="float">
            <text:p>33,518</text:p>
          </table:table-cell>
          <table:table-cell table:style-name="ce13" office:value-type="float" office:value="59026" calcext:value-type="float">
            <text:p>59,026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8" office:value-type="string" calcext:value-type="string">
            <text:p>İSTANBUL YENİ YÜZYIL ÜNİVERSİTESİ</text:p>
          </table:table-cell>
          <table:table-cell table:style-name="ce14" office:value-type="float" office:value="8800" calcext:value-type="float">
            <text:p>8,800</text:p>
          </table:table-cell>
          <table:table-cell table:style-name="ce14" office:value-type="float" office:value="48276" calcext:value-type="float">
            <text:p>48,276</text:p>
          </table:table-cell>
          <table:table-cell table:style-name="ce14" office:value-type="float" office:value="57076" calcext:value-type="float">
            <text:p>57,076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7" office:value-type="string" calcext:value-type="string">
            <text:p>KADİR HAS ÜNİVERSİTESİ</text:p>
          </table:table-cell>
          <table:table-cell table:style-name="ce13" office:value-type="float" office:value="9615" calcext:value-type="float">
            <text:p>9,615</text:p>
          </table:table-cell>
          <table:table-cell table:style-name="ce13" office:value-type="float" office:value="45046" calcext:value-type="float">
            <text:p>45,046</text:p>
          </table:table-cell>
          <table:table-cell table:style-name="ce13" office:value-type="float" office:value="54661" calcext:value-type="float">
            <text:p>54,661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8" office:value-type="string" calcext:value-type="string">
            <text:p>İSTANBUL ŞİŞLİ MYO</text:p>
          </table:table-cell>
          <table:table-cell table:style-name="ce14" office:value-type="float" office:value="4650" calcext:value-type="float">
            <text:p>4,650</text:p>
          </table:table-cell>
          <table:table-cell table:style-name="ce14" office:value-type="float" office:value="37612" calcext:value-type="float">
            <text:p>37,612</text:p>
          </table:table-cell>
          <table:table-cell table:style-name="ce14" office:value-type="float" office:value="42262" calcext:value-type="float">
            <text:p>42,262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7" office:value-type="string" calcext:value-type="string">
            <text:p>TOROS ÜNİVERSİTESİ</text:p>
          </table:table-cell>
          <table:table-cell table:style-name="ce13" office:value-type="float" office:value="10271" calcext:value-type="float">
            <text:p>10,271</text:p>
          </table:table-cell>
          <table:table-cell table:style-name="ce13" office:value-type="float" office:value="29099" calcext:value-type="float">
            <text:p>29,099</text:p>
          </table:table-cell>
          <table:table-cell table:style-name="ce13" office:value-type="float" office:value="39370" calcext:value-type="float">
            <text:p>39,370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8" office:value-type="string" calcext:value-type="string">
            <text:p>İZMİR KAVRAM MYO</text:p>
          </table:table-cell>
          <table:table-cell table:style-name="ce14" office:value-type="float" office:value="25119" calcext:value-type="float">
            <text:p>25,119</text:p>
          </table:table-cell>
          <table:table-cell table:style-name="ce14" office:value-type="float" office:value="11809" calcext:value-type="float">
            <text:p>11,809</text:p>
          </table:table-cell>
          <table:table-cell table:style-name="ce14" office:value-type="float" office:value="36928" calcext:value-type="float">
            <text:p>36,928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7" office:value-type="string" calcext:value-type="string">
            <text:p>YÜKSEK İHTİSAS ÜNİVERSİTESİ</text:p>
          </table:table-cell>
          <table:table-cell table:style-name="ce13" office:value-type="float" office:value="13164" calcext:value-type="float">
            <text:p>13,164</text:p>
          </table:table-cell>
          <table:table-cell table:style-name="ce13" office:value-type="float" office:value="20968" calcext:value-type="float">
            <text:p>20,968</text:p>
          </table:table-cell>
          <table:table-cell table:style-name="ce13" office:value-type="float" office:value="34131" calcext:value-type="float">
            <text:p>34,131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8" office:value-type="string" calcext:value-type="string">
            <text:p>SANKO ÜNİVERSİTESİ</text:p>
          </table:table-cell>
          <table:table-cell table:style-name="ce14" office:value-type="float" office:value="10890" calcext:value-type="float">
            <text:p>10,890</text:p>
          </table:table-cell>
          <table:table-cell table:style-name="ce14" office:value-type="float" office:value="22785" calcext:value-type="float">
            <text:p>22,785</text:p>
          </table:table-cell>
          <table:table-cell table:style-name="ce14" office:value-type="float" office:value="33675" calcext:value-type="float">
            <text:p>33,675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7" office:value-type="string" calcext:value-type="string">
            <text:p>İSTANBUL SAĞLIK VE TEKNOLOJİ ÜNİVERSİTESİ</text:p>
          </table:table-cell>
          <table:table-cell table:style-name="ce13" office:value-type="float" office:value="3150" calcext:value-type="float">
            <text:p>3,150</text:p>
          </table:table-cell>
          <table:table-cell table:style-name="ce13" office:value-type="float" office:value="25436" calcext:value-type="float">
            <text:p>25,436</text:p>
          </table:table-cell>
          <table:table-cell table:style-name="ce13" office:value-type="float" office:value="28586" calcext:value-type="float">
            <text:p>28,586</text:p>
          </table:table-cell>
          <table:table-cell table:number-columns-repeated="101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16" office:value-type="string" calcext:value-type="string">
            <text:p>FENERBAHÇE ÜNİVERSİTESİ</text:p>
          </table:table-cell>
          <table:table-cell table:style-name="ce12" office:value-type="float" office:value="3760" calcext:value-type="float">
            <text:p>3,760</text:p>
          </table:table-cell>
          <table:table-cell table:style-name="ce12" office:value-type="float" office:value="22891" calcext:value-type="float">
            <text:p>22,891</text:p>
          </table:table-cell>
          <table:table-cell table:style-name="ce12" office:value-type="float" office:value="26651" calcext:value-type="float">
            <text:p>26,65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5" office:value-type="string" calcext:value-type="string">
            <text:p>LOKMAN HEKİM ÜNİVERSİTESİ</text:p>
          </table:table-cell>
          <table:table-cell table:style-name="ce11" office:value-type="float" office:value="2045" calcext:value-type="float">
            <text:p>2,045</text:p>
          </table:table-cell>
          <table:table-cell table:style-name="ce11" office:value-type="float" office:value="24462" calcext:value-type="float">
            <text:p>24,462</text:p>
          </table:table-cell>
          <table:table-cell table:style-name="ce11" office:value-type="float" office:value="26506" calcext:value-type="float">
            <text:p>26,506</text:p>
          </table:table-cell>
          <table:table-cell table:number-columns-repeated="101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16" office:value-type="string" calcext:value-type="string">
            <text:p>İSTANBUL KENT ÜNİVERSİTESİ</text:p>
          </table:table-cell>
          <table:table-cell table:style-name="ce12" office:value-type="float" office:value="5341" calcext:value-type="float">
            <text:p>5,341</text:p>
          </table:table-cell>
          <table:table-cell table:style-name="ce12" office:value-type="float" office:value="19005" calcext:value-type="float">
            <text:p>19,005</text:p>
          </table:table-cell>
          <table:table-cell table:style-name="ce12" office:value-type="float" office:value="24345" calcext:value-type="float">
            <text:p>24,345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5" office:value-type="string" calcext:value-type="string">
            <text:p>MEF ÜNİVERSİTESİ</text:p>
          </table:table-cell>
          <table:table-cell table:style-name="ce11" office:value-type="float" office:value="2975" calcext:value-type="float">
            <text:p>2,975</text:p>
          </table:table-cell>
          <table:table-cell table:style-name="ce11" office:value-type="float" office:value="20477" calcext:value-type="float">
            <text:p>20,477</text:p>
          </table:table-cell>
          <table:table-cell table:style-name="ce11" office:value-type="float" office:value="23452" calcext:value-type="float">
            <text:p>23,452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16" office:value-type="string" calcext:value-type="string">
            <text:p>ALANYA HAMDULLAH EMİN PAŞA ÜNİVERSİTESİ</text:p>
          </table:table-cell>
          <table:table-cell table:style-name="ce12" office:value-type="float" office:value="6021" calcext:value-type="float">
            <text:p>6,021</text:p>
          </table:table-cell>
          <table:table-cell table:style-name="ce12" office:value-type="float" office:value="8875" calcext:value-type="float">
            <text:p>8,875</text:p>
          </table:table-cell>
          <table:table-cell table:style-name="ce12" office:value-type="float" office:value="14896" calcext:value-type="float">
            <text:p>14,896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5" office:value-type="string" calcext:value-type="string">
            <text:p>İSTANBUL SAĞLIK VE SOSYAL BİLİMLER MYO (FARUK SARAÇ TASARIM MYO)</text:p>
          </table:table-cell>
          <table:table-cell table:style-name="ce11" office:value-type="float" office:value="8469" calcext:value-type="float">
            <text:p>8,469</text:p>
          </table:table-cell>
          <table:table-cell table:style-name="ce11" office:value-type="float" office:value="6280" calcext:value-type="float">
            <text:p>6,280</text:p>
          </table:table-cell>
          <table:table-cell table:style-name="ce11" office:value-type="float" office:value="14748" calcext:value-type="float">
            <text:p>14,748</text:p>
          </table:table-cell>
          <table:table-cell table:number-columns-repeated="101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16" office:value-type="string" calcext:value-type="string">
            <text:p>ANKARA BİLİM ÜNİVERSİTESİ</text:p>
          </table:table-cell>
          <table:table-cell table:style-name="ce12" office:value-type="float" office:value="4350" calcext:value-type="float">
            <text:p>4,350</text:p>
          </table:table-cell>
          <table:table-cell table:style-name="ce12" office:value-type="float" office:value="9024" calcext:value-type="float">
            <text:p>9,024</text:p>
          </table:table-cell>
          <table:table-cell table:style-name="ce12" office:value-type="float" office:value="13374" calcext:value-type="float">
            <text:p>13,374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5" office:value-type="string" calcext:value-type="string">
            <text:p>İSTANBUL GALATA ÜNİVERSİTESİ</text:p>
          </table:table-cell>
          <table:table-cell table:style-name="ce11" office:value-type="float" office:value="1480" calcext:value-type="float">
            <text:p>1,480</text:p>
          </table:table-cell>
          <table:table-cell table:style-name="ce11" office:value-type="float" office:value="11382" calcext:value-type="float">
            <text:p>11,382</text:p>
          </table:table-cell>
          <table:table-cell table:style-name="ce11" office:value-type="float" office:value="12862" calcext:value-type="float">
            <text:p>12,862</text:p>
          </table:table-cell>
          <table:table-cell table:number-columns-repeated="101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16" office:value-type="string" calcext:value-type="string">
            <text:p>DEMİROĞLU BİLİM ÜNİVERSİTESİ</text:p>
          </table:table-cell>
          <table:table-cell table:style-name="ce12" office:value-type="float" office:value="2348" calcext:value-type="float">
            <text:p>2,348</text:p>
          </table:table-cell>
          <table:table-cell table:style-name="ce12" office:value-type="float" office:value="6443" calcext:value-type="float">
            <text:p>6,443</text:p>
          </table:table-cell>
          <table:table-cell table:style-name="ce12" office:value-type="float" office:value="8791" calcext:value-type="float">
            <text:p>8,791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5" office:value-type="string" calcext:value-type="string">
            <text:p>ATAŞEHİR ADIGÜZEL MYO</text:p>
          </table:table-cell>
          <table:table-cell table:style-name="ce2" office:value-type="float" office:value="841" calcext:value-type="float">
            <text:p>841</text:p>
          </table:table-cell>
          <table:table-cell table:style-name="ce11" office:value-type="float" office:value="4592" calcext:value-type="float">
            <text:p>4,592</text:p>
          </table:table-cell>
          <table:table-cell table:style-name="ce11" office:value-type="float" office:value="5403" calcext:value-type="float">
            <text:p>5,403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Düşen Açık Alan Dağılımına Göre Vakıf Yükseköğretim Kurumları" table:style-name="ta6"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7" office:value-type="string" calcext:value-type="string">
            <text:p>ÜNİVERSİTE / MYO</text:p>
          </table:table-cell>
          <table:table-cell table:style-name="ce27" office:value-type="string" calcext:value-type="string">
            <text:p>AÇIK ALAN (m2)</text:p>
          </table:table-cell>
          <table:table-cell table:style-name="ce26" office:value-type="string" calcext:value-type="string">
            <text:p>ÖĞRENCİ SAYISI</text:p>
          </table:table-cell>
          <table:table-cell table:style-name="ce27" office:value-type="string" calcext:value-type="string">
            <text:p>ÖĞRENCİ BAŞINA AÇIK</text:p>
            <text:p>ALAN**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SABANCI ÜNİVERSİTESİ</text:p>
          </table:table-cell>
          <table:table-cell table:style-name="ce11" office:value-type="float" office:value="1291576" calcext:value-type="float">
            <text:p>1,291,576</text:p>
          </table:table-cell>
          <table:table-cell table:style-name="ce11" office:value-type="float" office:value="4156" calcext:value-type="float">
            <text:p>4,156</text:p>
          </table:table-cell>
          <table:table-cell table:style-name="ce20"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İHSAN DOĞRAMACI BİLKENT ÜNİVERSİTESİ</text:p>
          </table:table-cell>
          <table:table-cell table:style-name="ce12" office:value-type="float" office:value="2809423" calcext:value-type="float">
            <text:p>2,809,423</text:p>
          </table:table-cell>
          <table:table-cell table:style-name="ce12" office:value-type="float" office:value="10655" calcext:value-type="float">
            <text:p>10,655</text:p>
          </table:table-cell>
          <table:table-cell table:style-name="ce21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BAŞKENT ÜNİVERSİTESİ</text:p>
          </table:table-cell>
          <table:table-cell table:style-name="ce11" office:value-type="float" office:value="3879896" calcext:value-type="float">
            <text:p>3,879,896</text:p>
          </table:table-cell>
          <table:table-cell table:style-name="ce11" office:value-type="float" office:value="15040" calcext:value-type="float">
            <text:p>15,040</text:p>
          </table:table-cell>
          <table:table-cell table:style-name="ce20"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İZMİR TINAZTEPE ÜNİVERSİTESİ***</text:p>
          </table:table-cell>
          <table:table-cell table:style-name="ce12" office:value-type="float" office:value="102000" calcext:value-type="float">
            <text:p>102,000</text:p>
          </table:table-cell>
          <table:table-cell table:style-name="ce3" office:value-type="float" office:value="456" calcext:value-type="float">
            <text:p>456</text:p>
          </table:table-cell>
          <table:table-cell table:style-name="ce21"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KONYA GIDA VE TARIM ÜNİVERSİTESİ</text:p>
          </table:table-cell>
          <table:table-cell table:style-name="ce11" office:value-type="float" office:value="121587" calcext:value-type="float">
            <text:p>121,587</text:p>
          </table:table-cell>
          <table:table-cell table:style-name="ce2" office:value-type="float" office:value="779" calcext:value-type="float">
            <text:p>779</text:p>
          </table:table-cell>
          <table:table-cell table:style-name="ce20"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İBN HALDUN ÜNİVERSİTESİ***</text:p>
          </table:table-cell>
          <table:table-cell table:style-name="ce12" office:value-type="float" office:value="88009" calcext:value-type="float">
            <text:p>88,009</text:p>
          </table:table-cell>
          <table:table-cell table:style-name="ce3" office:value-type="float" office:value="707" calcext:value-type="float">
            <text:p>707</text:p>
          </table:table-cell>
          <table:table-cell table:style-name="ce21"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ANTALYA AKEV ÜNİVERSİTESİ***</text:p>
          </table:table-cell>
          <table:table-cell table:style-name="ce11" office:value-type="float" office:value="101829" calcext:value-type="float">
            <text:p>101,829</text:p>
          </table:table-cell>
          <table:table-cell table:style-name="ce2" office:value-type="float" office:value="861" calcext:value-type="float">
            <text:p>861</text:p>
          </table:table-cell>
          <table:table-cell table:style-name="ce20"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ÇAĞ ÜNİVERSİTESİ</text:p>
          </table:table-cell>
          <table:table-cell table:style-name="ce12" office:value-type="float" office:value="464566" calcext:value-type="float">
            <text:p>464,566</text:p>
          </table:table-cell>
          <table:table-cell table:style-name="ce12" office:value-type="float" office:value="4114" calcext:value-type="float">
            <text:p>4,114</text:p>
          </table:table-cell>
          <table:table-cell table:style-name="ce21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NUH NACİ YAZGAN ÜNİVERSİTESİ</text:p>
          </table:table-cell>
          <table:table-cell table:style-name="ce11" office:value-type="float" office:value="271025" calcext:value-type="float">
            <text:p>271,025</text:p>
          </table:table-cell>
          <table:table-cell table:style-name="ce11" office:value-type="float" office:value="2409" calcext:value-type="float">
            <text:p>2,409</text:p>
          </table:table-cell>
          <table:table-cell table:style-name="ce20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IŞIK ÜNİVERSİTESİ</text:p>
          </table:table-cell>
          <table:table-cell table:style-name="ce12" office:value-type="float" office:value="513984" calcext:value-type="float">
            <text:p>513,984</text:p>
          </table:table-cell>
          <table:table-cell table:style-name="ce12" office:value-type="float" office:value="6105" calcext:value-type="float">
            <text:p>6,105</text:p>
          </table:table-cell>
          <table:table-cell table:style-name="ce21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İSTANBUL SABAHATTİN ZAİM ÜNİVERSİTESİ</text:p>
          </table:table-cell>
          <table:table-cell table:style-name="ce13" office:value-type="float" office:value="607617" calcext:value-type="float">
            <text:p>607,617</text:p>
          </table:table-cell>
          <table:table-cell table:style-name="ce13" office:value-type="float" office:value="7873" calcext:value-type="float">
            <text:p>7,873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MALTEPE ÜNİVERSİTESİ</text:p>
          </table:table-cell>
          <table:table-cell table:style-name="ce14" office:value-type="float" office:value="753250" calcext:value-type="float">
            <text:p>753,250</text:p>
          </table:table-cell>
          <table:table-cell table:style-name="ce14" office:value-type="float" office:value="10295" calcext:value-type="float">
            <text:p>10,295</text:p>
          </table:table-cell>
          <table:table-cell table:style-name="ce18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HASAN KALYONCU ÜNİVERSİTESİ</text:p>
          </table:table-cell>
          <table:table-cell table:style-name="ce13" office:value-type="float" office:value="427094" calcext:value-type="float">
            <text:p>427,094</text:p>
          </table:table-cell>
          <table:table-cell table:style-name="ce13" office:value-type="float" office:value="5949" calcext:value-type="float">
            <text:p>5,949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ÇANKAYA ÜNİVERSİTESİ</text:p>
          </table:table-cell>
          <table:table-cell table:style-name="ce14" office:value-type="float" office:value="416000" calcext:value-type="float">
            <text:p>416,000</text:p>
          </table:table-cell>
          <table:table-cell table:style-name="ce14" office:value-type="float" office:value="6113" calcext:value-type="float">
            <text:p>6,113</text:p>
          </table:table-cell>
          <table:table-cell table:style-name="ce18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ANTALYA BİLİM ÜNİVERSİTESİ</text:p>
          </table:table-cell>
          <table:table-cell table:style-name="ce13" office:value-type="float" office:value="271063" calcext:value-type="float">
            <text:p>271,063</text:p>
          </table:table-cell>
          <table:table-cell table:style-name="ce13" office:value-type="float" office:value="4265" calcext:value-type="float">
            <text:p>4,265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İSTANBUL RUMELİ ÜNİVERSİTESİ</text:p>
          </table:table-cell>
          <table:table-cell table:style-name="ce14" office:value-type="float" office:value="238479" calcext:value-type="float">
            <text:p>238,479</text:p>
          </table:table-cell>
          <table:table-cell table:style-name="ce14" office:value-type="float" office:value="4008" calcext:value-type="float">
            <text:p>4,008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İSTANBUL AREL ÜNİVERSİTESİ</text:p>
          </table:table-cell>
          <table:table-cell table:style-name="ce13" office:value-type="float" office:value="472109" calcext:value-type="float">
            <text:p>472,109</text:p>
          </table:table-cell>
          <table:table-cell table:style-name="ce13" office:value-type="float" office:value="8475" calcext:value-type="float">
            <text:p>8,475</text:p>
          </table:table-cell>
          <table:table-cell table:style-name="ce17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KTO KARATAY ÜNİVERSİTESİ</text:p>
          </table:table-cell>
          <table:table-cell table:style-name="ce14" office:value-type="float" office:value="435076" calcext:value-type="float">
            <text:p>435,076</text:p>
          </table:table-cell>
          <table:table-cell table:style-name="ce14" office:value-type="float" office:value="7823" calcext:value-type="float">
            <text:p>7,823</text:p>
          </table:table-cell>
          <table:table-cell table:style-name="ce18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TÜRK HAVA KURUMU ÜNİVERSİTESİ</text:p>
          </table:table-cell>
          <table:table-cell table:style-name="ce13" office:value-type="float" office:value="115923" calcext:value-type="float">
            <text:p>115,923</text:p>
          </table:table-cell>
          <table:table-cell table:style-name="ce13" office:value-type="float" office:value="2945" calcext:value-type="float">
            <text:p>2,945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KOCAELİ SAĞLIK VE TEKNOLOJİ ÜNİVERSİTESİ***</text:p>
          </table:table-cell>
          <table:table-cell table:style-name="ce14" office:value-type="float" office:value="64112" calcext:value-type="float">
            <text:p>64,112</text:p>
          </table:table-cell>
          <table:table-cell table:style-name="ce14" office:value-type="float" office:value="1817" calcext:value-type="float">
            <text:p>1,817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KOÇ ÜNİVERSİTESİ</text:p>
          </table:table-cell>
          <table:table-cell table:style-name="ce13" office:value-type="float" office:value="249720" calcext:value-type="float">
            <text:p>249,720</text:p>
          </table:table-cell>
          <table:table-cell table:style-name="ce13" office:value-type="float" office:value="7305" calcext:value-type="float">
            <text:p>7,305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BEZM-İ ÂLEM VAKIF ÜNİVERSİTESİ</text:p>
          </table:table-cell>
          <table:table-cell table:style-name="ce14" office:value-type="float" office:value="94100" calcext:value-type="float">
            <text:p>94,100</text:p>
          </table:table-cell>
          <table:table-cell table:style-name="ce14" office:value-type="float" office:value="3222" calcext:value-type="float">
            <text:p>3,222</text:p>
          </table:table-cell>
          <table:table-cell table:style-name="ce18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KAPADOKYA ÜNİVERSİTESİ</text:p>
          </table:table-cell>
          <table:table-cell table:style-name="ce13" office:value-type="float" office:value="140843" calcext:value-type="float">
            <text:p>140,843</text:p>
          </table:table-cell>
          <table:table-cell table:style-name="ce13" office:value-type="float" office:value="5177" calcext:value-type="float">
            <text:p>5,177</text:p>
          </table:table-cell>
          <table:table-cell table:style-name="ce17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ANKARA MEDİPOL ÜNİVERSİTESİ***</text:p>
          </table:table-cell>
          <table:table-cell table:style-name="ce14" office:value-type="float" office:value="65845" calcext:value-type="float">
            <text:p>65,845</text:p>
          </table:table-cell>
          <table:table-cell table:style-name="ce14" office:value-type="float" office:value="2742" calcext:value-type="float">
            <text:p>2,742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ATILIM ÜNİVERSİTESİ</text:p>
          </table:table-cell>
          <table:table-cell table:style-name="ce13" office:value-type="float" office:value="188405" calcext:value-type="float">
            <text:p>188,405</text:p>
          </table:table-cell>
          <table:table-cell table:style-name="ce13" office:value-type="float" office:value="8437" calcext:value-type="float">
            <text:p>8,437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TOBB EKONOMİ VE TEKNOLOJİ ÜNİVERSİTESİ</text:p>
          </table:table-cell>
          <table:table-cell table:style-name="ce14" office:value-type="float" office:value="112158" calcext:value-type="float">
            <text:p>112,158</text:p>
          </table:table-cell>
          <table:table-cell table:style-name="ce14" office:value-type="float" office:value="5159" calcext:value-type="float">
            <text:p>5,159</text:p>
          </table:table-cell>
          <table:table-cell table:style-name="ce18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AVRASYA ÜNİVERSİTESİ</text:p>
          </table:table-cell>
          <table:table-cell table:style-name="ce13" office:value-type="float" office:value="103999" calcext:value-type="float">
            <text:p>103,999</text:p>
          </table:table-cell>
          <table:table-cell table:style-name="ce13" office:value-type="float" office:value="4814" calcext:value-type="float">
            <text:p>4,814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İSTANBUL ATLAS ÜNİVERSİTESİ***</text:p>
          </table:table-cell>
          <table:table-cell table:style-name="ce14" office:value-type="float" office:value="18700" calcext:value-type="float">
            <text:p>18,700</text:p>
          </table:table-cell>
          <table:table-cell table:style-name="ce5" office:value-type="float" office:value="877" calcext:value-type="float">
            <text:p>877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İSTANBUL 29 MAYIS ÜNİVERSİTESİ</text:p>
          </table:table-cell>
          <table:table-cell table:style-name="ce13" office:value-type="float" office:value="32500" calcext:value-type="float">
            <text:p>32,500</text:p>
          </table:table-cell>
          <table:table-cell table:style-name="ce13" office:value-type="float" office:value="1769" calcext:value-type="float">
            <text:p>1,769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ALANYA HAMDULLAH EMİN PAŞA ÜNİVERSİTESİ</text:p>
          </table:table-cell>
          <table:table-cell table:style-name="ce14" office:value-type="float" office:value="6021" calcext:value-type="float">
            <text:p>6,021</text:p>
          </table:table-cell>
          <table:table-cell table:style-name="ce5" office:value-type="float" office:value="349" calcext:value-type="float">
            <text:p>349</text:p>
          </table:table-cell>
          <table:table-cell table:style-name="ce18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OSTİM TEKNİK ÜNİVERSİTESİ***</text:p>
          </table:table-cell>
          <table:table-cell table:style-name="ce13" office:value-type="float" office:value="25508" calcext:value-type="float">
            <text:p>25,508</text:p>
          </table:table-cell>
          <table:table-cell table:style-name="ce13" office:value-type="float" office:value="1526" calcext:value-type="float">
            <text:p>1,526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ÖZYEĞİN ÜNİVERSİTESİ</text:p>
          </table:table-cell>
          <table:table-cell table:style-name="ce14" office:value-type="float" office:value="114160" calcext:value-type="float">
            <text:p>114,160</text:p>
          </table:table-cell>
          <table:table-cell table:style-name="ce14" office:value-type="float" office:value="7455" calcext:value-type="float">
            <text:p>7,45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BEYKOZ ÜNİVERSİTESİ***</text:p>
          </table:table-cell>
          <table:table-cell table:style-name="ce13" office:value-type="float" office:value="62943" calcext:value-type="float">
            <text:p>62,943</text:p>
          </table:table-cell>
          <table:table-cell table:style-name="ce13" office:value-type="float" office:value="4402" calcext:value-type="float">
            <text:p>4,402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UFUK ÜNİVERSİTESİ</text:p>
          </table:table-cell>
          <table:table-cell table:style-name="ce14" office:value-type="float" office:value="57762" calcext:value-type="float">
            <text:p>57,762</text:p>
          </table:table-cell>
          <table:table-cell table:style-name="ce14" office:value-type="float" office:value="4188" calcext:value-type="float">
            <text:p>4,188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İZMİR KAVRAM MYO</text:p>
          </table:table-cell>
          <table:table-cell table:style-name="ce13" office:value-type="float" office:value="25119" calcext:value-type="float">
            <text:p>25,119</text:p>
          </table:table-cell>
          <table:table-cell table:style-name="ce13" office:value-type="float" office:value="1924" calcext:value-type="float">
            <text:p>1,924</text:p>
          </table:table-cell>
          <table:table-cell table:style-name="ce17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İSTANBUL MEDİPOL ÜNİVERSİTESİ</text:p>
          </table:table-cell>
          <table:table-cell table:style-name="ce14" office:value-type="float" office:value="398900" calcext:value-type="float">
            <text:p>398,900</text:p>
          </table:table-cell>
          <table:table-cell table:style-name="ce14" office:value-type="float" office:value="30959" calcext:value-type="float">
            <text:p>30,959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İSTANBUL GEDİK ÜNİVERSİTESİ</text:p>
          </table:table-cell>
          <table:table-cell table:style-name="ce13" office:value-type="float" office:value="48994" calcext:value-type="float">
            <text:p>48,994</text:p>
          </table:table-cell>
          <table:table-cell table:style-name="ce13" office:value-type="float" office:value="4306" calcext:value-type="float">
            <text:p>4,306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ANKARA BİLİM ÜNİVERSİTESİ***</text:p>
          </table:table-cell>
          <table:table-cell table:style-name="ce14" office:value-type="float" office:value="4350" calcext:value-type="float">
            <text:p>4,350</text:p>
          </table:table-cell>
          <table:table-cell table:style-name="ce5" office:value-type="float" office:value="393" calcext:value-type="float">
            <text:p>393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İSTANBUL SAĞLIK VE SOSYAL BİLİMLER MYO (FARUK SARAÇ TASARIM MYO)</text:p>
          </table:table-cell>
          <table:table-cell table:style-name="ce13" office:value-type="float" office:value="8469" calcext:value-type="float">
            <text:p>8,469</text:p>
          </table:table-cell>
          <table:table-cell table:style-name="ce4" office:value-type="float" office:value="836" calcext:value-type="float">
            <text:p>836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BİRUNİ ÜNİVERSİTESİ</text:p>
          </table:table-cell>
          <table:table-cell table:style-name="ce14" office:value-type="float" office:value="76198" calcext:value-type="float">
            <text:p>76,198</text:p>
          </table:table-cell>
          <table:table-cell table:style-name="ce14" office:value-type="float" office:value="8421" calcext:value-type="float">
            <text:p>8,421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SANKO ÜNİVERSİTESİ</text:p>
          </table:table-cell>
          <table:table-cell table:style-name="ce13" office:value-type="float" office:value="10890" calcext:value-type="float">
            <text:p>10,890</text:p>
          </table:table-cell>
          <table:table-cell table:style-name="ce13" office:value-type="float" office:value="1239" calcext:value-type="float">
            <text:p>1,239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İSTANBUL OKAN ÜNİVERSİTESİ</text:p>
          </table:table-cell>
          <table:table-cell table:style-name="ce14" office:value-type="float" office:value="105955" calcext:value-type="float">
            <text:p>105,955</text:p>
          </table:table-cell>
          <table:table-cell table:style-name="ce14" office:value-type="float" office:value="12891" calcext:value-type="float">
            <text:p>12,891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YÜKSEK İHTİSAS ÜNİVERSİTESİ</text:p>
          </table:table-cell>
          <table:table-cell table:style-name="ce13" office:value-type="float" office:value="13164" calcext:value-type="float">
            <text:p>13,164</text:p>
          </table:table-cell>
          <table:table-cell table:style-name="ce13" office:value-type="float" office:value="1712" calcext:value-type="float">
            <text:p>1,712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TED ÜNİVERSİTESİ</text:p>
          </table:table-cell>
          <table:table-cell table:style-name="ce14" office:value-type="float" office:value="32442" calcext:value-type="float">
            <text:p>32,442</text:p>
          </table:table-cell>
          <table:table-cell table:style-name="ce14" office:value-type="float" office:value="4222" calcext:value-type="float">
            <text:p>4,222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İSTANBUL BİLGİ ÜNİVERSİTESİ</text:p>
          </table:table-cell>
          <table:table-cell table:style-name="ce13" office:value-type="float" office:value="110583" calcext:value-type="float">
            <text:p>110,583</text:p>
          </table:table-cell>
          <table:table-cell table:style-name="ce13" office:value-type="float" office:value="18766" calcext:value-type="float">
            <text:p>18,766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PİRİ REİS ÜNİVERSİTESİ</text:p>
          </table:table-cell>
          <table:table-cell table:style-name="ce14" office:value-type="float" office:value="26512" calcext:value-type="float">
            <text:p>26,512</text:p>
          </table:table-cell>
          <table:table-cell table:style-name="ce14" office:value-type="float" office:value="4830" calcext:value-type="float">
            <text:p>4,83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İSTANBUL SAĞLIK VE TEKNOLOJİ ÜNİVERSİTESİ***</text:p>
          </table:table-cell>
          <table:table-cell table:style-name="ce13" office:value-type="float" office:value="3150" calcext:value-type="float">
            <text:p>3,150</text:p>
          </table:table-cell>
          <table:table-cell table:style-name="ce4" office:value-type="float" office:value="574" calcext:value-type="float">
            <text:p>57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BAHÇEŞEHİR ÜNİVERSİTESİ</text:p>
          </table:table-cell>
          <table:table-cell table:style-name="ce14" office:value-type="float" office:value="116472" calcext:value-type="float">
            <text:p>116,472</text:p>
          </table:table-cell>
          <table:table-cell table:style-name="ce14" office:value-type="float" office:value="21290" calcext:value-type="float">
            <text:p>21,29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ACIBADEM MEHMET ALİ AYDINLAR ÜNİVERSİTESİ</text:p>
          </table:table-cell>
          <table:table-cell table:style-name="ce13" office:value-type="float" office:value="19700" calcext:value-type="float">
            <text:p>19,700</text:p>
          </table:table-cell>
          <table:table-cell table:style-name="ce13" office:value-type="float" office:value="3880" calcext:value-type="float">
            <text:p>3,88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HALİÇ ÜNİVERSİTESİ</text:p>
          </table:table-cell>
          <table:table-cell table:style-name="ce14" office:value-type="float" office:value="56160" calcext:value-type="float">
            <text:p>56,160</text:p>
          </table:table-cell>
          <table:table-cell table:style-name="ce14" office:value-type="float" office:value="11236" calcext:value-type="float">
            <text:p>11,236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FATİH SULTAN MEHMET VAKIF ÜNİVERSİTESİ</text:p>
          </table:table-cell>
          <table:table-cell table:style-name="ce13" office:value-type="float" office:value="28958" calcext:value-type="float">
            <text:p>28,958</text:p>
          </table:table-cell>
          <table:table-cell table:style-name="ce13" office:value-type="float" office:value="5820" calcext:value-type="float">
            <text:p>5,82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YEDİTEPE ÜNİVERSİTESİ</text:p>
          </table:table-cell>
          <table:table-cell table:style-name="ce14" office:value-type="float" office:value="85674" calcext:value-type="float">
            <text:p>85,674</text:p>
          </table:table-cell>
          <table:table-cell table:style-name="ce14" office:value-type="float" office:value="18457" calcext:value-type="float">
            <text:p>18,457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İSTANBUL ESENYURT ÜNİVERSİTESİ</text:p>
          </table:table-cell>
          <table:table-cell table:style-name="ce13" office:value-type="float" office:value="22359" calcext:value-type="float">
            <text:p>22,359</text:p>
          </table:table-cell>
          <table:table-cell table:style-name="ce13" office:value-type="float" office:value="5374" calcext:value-type="float">
            <text:p>5,37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BEYKENT ÜNİVERSİTESİ</text:p>
          </table:table-cell>
          <table:table-cell table:style-name="ce14" office:value-type="float" office:value="96924" calcext:value-type="float">
            <text:p>96,924</text:p>
          </table:table-cell>
          <table:table-cell table:style-name="ce14" office:value-type="float" office:value="25189" calcext:value-type="float">
            <text:p>25,189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TOROS ÜNİVERSİTESİ</text:p>
          </table:table-cell>
          <table:table-cell table:style-name="ce13" office:value-type="float" office:value="10271" calcext:value-type="float">
            <text:p>10,271</text:p>
          </table:table-cell>
          <table:table-cell table:style-name="ce13" office:value-type="float" office:value="2764" calcext:value-type="float">
            <text:p>2,764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İSTANBUL AYVANSARAY ÜNİVERSİTESİ***</text:p>
          </table:table-cell>
          <table:table-cell table:style-name="ce14" office:value-type="float" office:value="17786" calcext:value-type="float">
            <text:p>17,786</text:p>
          </table:table-cell>
          <table:table-cell table:style-name="ce14" office:value-type="float" office:value="4938" calcext:value-type="float">
            <text:p>4,938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İSTANBUL GELİŞİM ÜNİVERSİTESİ</text:p>
          </table:table-cell>
          <table:table-cell table:style-name="ce13" office:value-type="float" office:value="85000" calcext:value-type="float">
            <text:p>85,000</text:p>
          </table:table-cell>
          <table:table-cell table:style-name="ce13" office:value-type="float" office:value="25077" calcext:value-type="float">
            <text:p>25,07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İZMİR EKONOMİ ÜNİVERSİTESİ</text:p>
          </table:table-cell>
          <table:table-cell table:style-name="ce14" office:value-type="float" office:value="29566" calcext:value-type="float">
            <text:p>29,566</text:p>
          </table:table-cell>
          <table:table-cell table:style-name="ce14" office:value-type="float" office:value="9198" calcext:value-type="float">
            <text:p>9,198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7" office:value-type="string" calcext:value-type="string">
            <text:p>İSTANBUL AYDIN ÜNİVERSİTESİ</text:p>
          </table:table-cell>
          <table:table-cell table:style-name="ce13" office:value-type="float" office:value="80596" calcext:value-type="float">
            <text:p>80,596</text:p>
          </table:table-cell>
          <table:table-cell table:style-name="ce13" office:value-type="float" office:value="27476" calcext:value-type="float">
            <text:p>27,476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8" office:value-type="string" calcext:value-type="string">
            <text:p>İSTANBUL KÜLTÜR ÜNİVERSİTESİ</text:p>
          </table:table-cell>
          <table:table-cell table:style-name="ce14" office:value-type="float" office:value="37843" calcext:value-type="float">
            <text:p>37,843</text:p>
          </table:table-cell>
          <table:table-cell table:style-name="ce14" office:value-type="float" office:value="14296" calcext:value-type="float">
            <text:p>14,296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7" office:value-type="string" calcext:value-type="string">
            <text:p>YAŞAR ÜNİVERSİTESİ</text:p>
          </table:table-cell>
          <table:table-cell table:style-name="ce13" office:value-type="float" office:value="20152" calcext:value-type="float">
            <text:p>20,152</text:p>
          </table:table-cell>
          <table:table-cell table:style-name="ce13" office:value-type="float" office:value="7769" calcext:value-type="float">
            <text:p>7,769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8" office:value-type="string" calcext:value-type="string">
            <text:p>ALTINBAŞ ÜNİVERSİTESİ</text:p>
          </table:table-cell>
          <table:table-cell table:style-name="ce14" office:value-type="float" office:value="21025" calcext:value-type="float">
            <text:p>21,025</text:p>
          </table:table-cell>
          <table:table-cell table:style-name="ce14" office:value-type="float" office:value="8458" calcext:value-type="float">
            <text:p>8,458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7" office:value-type="string" calcext:value-type="string">
            <text:p>İSTİNYE ÜNİVERSİTESİ</text:p>
          </table:table-cell>
          <table:table-cell table:style-name="ce13" office:value-type="float" office:value="21860" calcext:value-type="float">
            <text:p>21,860</text:p>
          </table:table-cell>
          <table:table-cell table:style-name="ce13" office:value-type="float" office:value="9495" calcext:value-type="float">
            <text:p>9,495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8" office:value-type="string" calcext:value-type="string">
            <text:p>İSTANBUL GALATA ÜNİVERSİTESİ***</text:p>
          </table:table-cell>
          <table:table-cell table:style-name="ce14" office:value-type="float" office:value="1480" calcext:value-type="float">
            <text:p>1,480</text:p>
          </table:table-cell>
          <table:table-cell table:style-name="ce5" office:value-type="float" office:value="682" calcext:value-type="float">
            <text:p>68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7" office:value-type="string" calcext:value-type="string">
            <text:p>FENERBAHÇE ÜNİVERSİTESİ***</text:p>
          </table:table-cell>
          <table:table-cell table:style-name="ce13" office:value-type="float" office:value="3760" calcext:value-type="float">
            <text:p>3,760</text:p>
          </table:table-cell>
          <table:table-cell table:style-name="ce13" office:value-type="float" office:value="1806" calcext:value-type="float">
            <text:p>1,806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8" office:value-type="string" calcext:value-type="string">
            <text:p>NİŞANTAŞI ÜNİVERSİTESİ</text:p>
          </table:table-cell>
          <table:table-cell table:style-name="ce14" office:value-type="float" office:value="31480" calcext:value-type="float">
            <text:p>31,480</text:p>
          </table:table-cell>
          <table:table-cell table:style-name="ce14" office:value-type="float" office:value="16807" calcext:value-type="float">
            <text:p>16,807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7" office:value-type="string" calcext:value-type="string">
            <text:p>KADİR HAS ÜNİVERSİTESİ</text:p>
          </table:table-cell>
          <table:table-cell table:style-name="ce13" office:value-type="float" office:value="9615" calcext:value-type="float">
            <text:p>9,615</text:p>
          </table:table-cell>
          <table:table-cell table:style-name="ce13" office:value-type="float" office:value="5162" calcext:value-type="float">
            <text:p>5,16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float" office:value="68" calcext:value-type="float">
            <text:p>68</text:p>
          </table:table-cell>
          <table:table-cell table:style-name="ce16" office:value-type="string" calcext:value-type="string">
            <text:p>ÜSKÜDAR ÜNİVERSİTESİ</text:p>
          </table:table-cell>
          <table:table-cell table:style-name="ce33" office:value-type="float" office:value="30845" calcext:value-type="float">
            <text:p>30,845</text:p>
          </table:table-cell>
          <table:table-cell table:style-name="ce33" office:value-type="float" office:value="17015" calcext:value-type="float">
            <text:p>17,01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15" office:value-type="string" calcext:value-type="string">
            <text:p>İSTANBUL KENT ÜNİVERSİTESİ***</text:p>
          </table:table-cell>
          <table:table-cell table:style-name="ce34" office:value-type="float" office:value="5341" calcext:value-type="float">
            <text:p>5,341</text:p>
          </table:table-cell>
          <table:table-cell table:style-name="ce34" office:value-type="float" office:value="3209" calcext:value-type="float">
            <text:p>3,209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table:style-name="ce16" office:value-type="string" calcext:value-type="string">
            <text:p>İSTANBUL ŞİŞLİ MYO</text:p>
          </table:table-cell>
          <table:table-cell table:style-name="ce33" office:value-type="float" office:value="4650" calcext:value-type="float">
            <text:p>4,650</text:p>
          </table:table-cell>
          <table:table-cell table:style-name="ce33" office:value-type="float" office:value="3183" calcext:value-type="float">
            <text:p>3,18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15" office:value-type="string" calcext:value-type="string">
            <text:p>İSTANBUL YENİ YÜZYIL ÜNİVERSİTESİ</text:p>
          </table:table-cell>
          <table:table-cell table:style-name="ce34" office:value-type="float" office:value="8800" calcext:value-type="float">
            <text:p>8,800</text:p>
          </table:table-cell>
          <table:table-cell table:style-name="ce34" office:value-type="float" office:value="7208" calcext:value-type="float">
            <text:p>7,20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9" office:value-type="float" office:value="72" calcext:value-type="float">
            <text:p>72</text:p>
          </table:table-cell>
          <table:table-cell table:style-name="ce16" office:value-type="string" calcext:value-type="string">
            <text:p>DOĞUŞ ÜNİVERSİTESİ</text:p>
          </table:table-cell>
          <table:table-cell table:style-name="ce33" office:value-type="float" office:value="11933" calcext:value-type="float">
            <text:p>11,933</text:p>
          </table:table-cell>
          <table:table-cell table:style-name="ce33" office:value-type="float" office:value="10253" calcext:value-type="float">
            <text:p>10,25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15" office:value-type="string" calcext:value-type="string">
            <text:p>LOKMAN HEKİM ÜNİVERSİTESİ***</text:p>
          </table:table-cell>
          <table:table-cell table:style-name="ce34" office:value-type="float" office:value="2045" calcext:value-type="float">
            <text:p>2,045</text:p>
          </table:table-cell>
          <table:table-cell table:style-name="ce34" office:value-type="float" office:value="2005" calcext:value-type="float">
            <text:p>2,00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9" office:value-type="float" office:value="74" calcext:value-type="float">
            <text:p>74</text:p>
          </table:table-cell>
          <table:table-cell table:style-name="ce16" office:value-type="string" calcext:value-type="string">
            <text:p>ATAŞEHİR ADIGÜZEL MYO</text:p>
          </table:table-cell>
          <table:table-cell table:style-name="ce9" office:value-type="float" office:value="841" calcext:value-type="float">
            <text:p>841</text:p>
          </table:table-cell>
          <table:table-cell table:style-name="ce9" office:value-type="float" office:value="838" calcext:value-type="float">
            <text:p>838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15" office:value-type="string" calcext:value-type="string">
            <text:p>İSTANBUL TİCARET ÜNİVERSİTESİ</text:p>
          </table:table-cell>
          <table:table-cell table:style-name="ce34" office:value-type="float" office:value="6115" calcext:value-type="float">
            <text:p>6,115</text:p>
          </table:table-cell>
          <table:table-cell table:style-name="ce34" office:value-type="float" office:value="6510" calcext:value-type="float">
            <text:p>6,51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9" office:value-type="float" office:value="76" calcext:value-type="float">
            <text:p>76</text:p>
          </table:table-cell>
          <table:table-cell table:style-name="ce16" office:value-type="string" calcext:value-type="string">
            <text:p>DEMİROĞLU BİLİM ÜNİVERSİTESİ</text:p>
          </table:table-cell>
          <table:table-cell table:style-name="ce33" office:value-type="float" office:value="2348" calcext:value-type="float">
            <text:p>2,348</text:p>
          </table:table-cell>
          <table:table-cell table:style-name="ce33" office:value-type="float" office:value="2552" calcext:value-type="float">
            <text:p>2,55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15" office:value-type="string" calcext:value-type="string">
            <text:p>MEF ÜNİVERSİTESİ</text:p>
          </table:table-cell>
          <table:table-cell table:style-name="ce34" office:value-type="float" office:value="2975" calcext:value-type="float">
            <text:p>2,975</text:p>
          </table:table-cell>
          <table:table-cell table:style-name="ce34" office:value-type="float" office:value="3580" calcext:value-type="float">
            <text:p>3,58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Düşen Kapalı Alan Dağılımına Göre Vakıf Yükseköğretim Kurumları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7" office:value-type="string" calcext:value-type="string">
            <text:p>ÜNİVERSİTE / MYO</text:p>
          </table:table-cell>
          <table:table-cell table:style-name="ce27" office:value-type="string" calcext:value-type="string">
            <text:p>KAPALI ALAN (m2)</text:p>
          </table:table-cell>
          <table:table-cell table:style-name="ce26" office:value-type="string" calcext:value-type="string">
            <text:p>ÖĞRENCİ SAYISI</text:p>
          </table:table-cell>
          <table:table-cell table:style-name="ce27" office:value-type="string" calcext:value-type="string">
            <text:p>ÖĞRENCİ BAŞINA KAPALI</text:p>
            <text:p>ALAN**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İBN HALDUN ÜNİVERSİTESİ***</text:p>
          </table:table-cell>
          <table:table-cell table:style-name="ce11" office:value-type="float" office:value="64946" calcext:value-type="float">
            <text:p>64,946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İSTANBUL ATLAS ÜNİVERSİTESİ***</text:p>
          </table:table-cell>
          <table:table-cell table:style-name="ce12" office:value-type="float" office:value="74000" calcext:value-type="float">
            <text:p>74,00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İHSAN DOĞRAMACI BİLKENT ÜNİVERSİTESİ</text:p>
          </table:table-cell>
          <table:table-cell table:style-name="ce11" office:value-type="float" office:value="539603" calcext:value-type="float">
            <text:p>539,603</text:p>
          </table:table-cell>
          <table:table-cell table:style-name="ce11" office:value-type="float" office:value="10655" calcext:value-type="float">
            <text:p>10,655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SABANCI ÜNİVERSİTESİ</text:p>
          </table:table-cell>
          <table:table-cell table:style-name="ce12" office:value-type="float" office:value="193442" calcext:value-type="float">
            <text:p>193,442</text:p>
          </table:table-cell>
          <table:table-cell table:style-name="ce12" office:value-type="float" office:value="4156" calcext:value-type="float">
            <text:p>4,156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KONYA GIDA VE TARIM ÜNİVERSİTESİ</text:p>
          </table:table-cell>
          <table:table-cell table:style-name="ce11" office:value-type="float" office:value="35820" calcext:value-type="float">
            <text:p>35,820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İSTANBUL SAĞLIK VE TEKNOLOJİ ÜNİVERSİTESİ***</text:p>
          </table:table-cell>
          <table:table-cell table:style-name="ce12" office:value-type="float" office:value="25436" calcext:value-type="float">
            <text:p>25,43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ÖZYEĞİN ÜNİVERSİTESİ</text:p>
          </table:table-cell>
          <table:table-cell table:style-name="ce11" office:value-type="float" office:value="283265" calcext:value-type="float">
            <text:p>283,265</text:p>
          </table:table-cell>
          <table:table-cell table:style-name="ce11" office:value-type="float" office:value="7455" calcext:value-type="float">
            <text:p>7,455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NUH NACİ YAZGAN ÜNİVERSİTESİ</text:p>
          </table:table-cell>
          <table:table-cell table:style-name="ce12" office:value-type="float" office:value="84278" calcext:value-type="float">
            <text:p>84,278</text:p>
          </table:table-cell>
          <table:table-cell table:style-name="ce12" office:value-type="float" office:value="2409" calcext:value-type="float">
            <text:p>2,409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İSTANBUL 29 MAYIS ÜNİVERSİTESİ</text:p>
          </table:table-cell>
          <table:table-cell table:style-name="ce11" office:value-type="float" office:value="56000" calcext:value-type="float">
            <text:p>56,000</text:p>
          </table:table-cell>
          <table:table-cell table:style-name="ce11" office:value-type="float" office:value="1769" calcext:value-type="float">
            <text:p>1,769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KOÇ ÜNİVERSİTESİ</text:p>
          </table:table-cell>
          <table:table-cell table:style-name="ce12" office:value-type="float" office:value="221534" calcext:value-type="float">
            <text:p>221,534</text:p>
          </table:table-cell>
          <table:table-cell table:style-name="ce12" office:value-type="float" office:value="7305" calcext:value-type="float">
            <text:p>7,305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BEZM-İ ÂLEM VAKIF ÜNİVERSİTESİ</text:p>
          </table:table-cell>
          <table:table-cell table:style-name="ce13" office:value-type="float" office:value="95218" calcext:value-type="float">
            <text:p>95,218</text:p>
          </table:table-cell>
          <table:table-cell table:style-name="ce13" office:value-type="float" office:value="3222" calcext:value-type="float">
            <text:p>3,222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TOBB EKONOMİ VE TEKNOLOJİ ÜNİVERSİTESİ</text:p>
          </table:table-cell>
          <table:table-cell table:style-name="ce14" office:value-type="float" office:value="133975" calcext:value-type="float">
            <text:p>133,975</text:p>
          </table:table-cell>
          <table:table-cell table:style-name="ce14" office:value-type="float" office:value="5159" calcext:value-type="float">
            <text:p>5,15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ALANYA HAMDULLAH EMİN PAŞA ÜNİVERSİTESİ</text:p>
          </table:table-cell>
          <table:table-cell table:style-name="ce13" office:value-type="float" office:value="8875" calcext:value-type="float">
            <text:p>8,875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İZMİR TINAZTEPE ÜNİVERSİTESİ***</text:p>
          </table:table-cell>
          <table:table-cell table:style-name="ce14" office:value-type="float" office:value="11200" calcext:value-type="float">
            <text:p>11,200</text:p>
          </table:table-cell>
          <table:table-cell table:style-name="ce5" office:value-type="float" office:value="456" calcext:value-type="float">
            <text:p>45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UFUK ÜNİVERSİTESİ</text:p>
          </table:table-cell>
          <table:table-cell table:style-name="ce13" office:value-type="float" office:value="100822" calcext:value-type="float">
            <text:p>100,822</text:p>
          </table:table-cell>
          <table:table-cell table:style-name="ce13" office:value-type="float" office:value="4188" calcext:value-type="float">
            <text:p>4,188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ANKARA BİLİM ÜNİVERSİTESİ***</text:p>
          </table:table-cell>
          <table:table-cell table:style-name="ce14" office:value-type="float" office:value="9024" calcext:value-type="float">
            <text:p>9,024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OSTİM TEKNİK ÜNİVERSİTESİ***</text:p>
          </table:table-cell>
          <table:table-cell table:style-name="ce13" office:value-type="float" office:value="33518" calcext:value-type="float">
            <text:p>33,518</text:p>
          </table:table-cell>
          <table:table-cell table:style-name="ce13" office:value-type="float" office:value="1526" calcext:value-type="float">
            <text:p>1,526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ACIBADEM MEHMET ALİ AYDINLAR ÜNİVERSİTESİ</text:p>
          </table:table-cell>
          <table:table-cell table:style-name="ce14" office:value-type="float" office:value="80439" calcext:value-type="float">
            <text:p>80,439</text:p>
          </table:table-cell>
          <table:table-cell table:style-name="ce14" office:value-type="float" office:value="3880" calcext:value-type="float">
            <text:p>3,880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ANKARA MEDİPOL ÜNİVERSİTESİ***</text:p>
          </table:table-cell>
          <table:table-cell table:style-name="ce13" office:value-type="float" office:value="54923" calcext:value-type="float">
            <text:p>54,923</text:p>
          </table:table-cell>
          <table:table-cell table:style-name="ce13" office:value-type="float" office:value="2742" calcext:value-type="float">
            <text:p>2,742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SANKO ÜNİVERSİTESİ</text:p>
          </table:table-cell>
          <table:table-cell table:style-name="ce14" office:value-type="float" office:value="22785" calcext:value-type="float">
            <text:p>22,785</text:p>
          </table:table-cell>
          <table:table-cell table:style-name="ce14" office:value-type="float" office:value="1239" calcext:value-type="float">
            <text:p>1,239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ANTALYA AKEV ÜNİVERSİTESİ***</text:p>
          </table:table-cell>
          <table:table-cell table:style-name="ce13" office:value-type="float" office:value="15733" calcext:value-type="float">
            <text:p>15,733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ÇANKAYA ÜNİVERSİTESİ</text:p>
          </table:table-cell>
          <table:table-cell table:style-name="ce14" office:value-type="float" office:value="110155" calcext:value-type="float">
            <text:p>110,155</text:p>
          </table:table-cell>
          <table:table-cell table:style-name="ce14" office:value-type="float" office:value="6113" calcext:value-type="float">
            <text:p>6,113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KOCAELİ SAĞLIK VE TEKNOLOJİ ÜNİVERSİTESİ***</text:p>
          </table:table-cell>
          <table:table-cell table:style-name="ce13" office:value-type="float" office:value="31078" calcext:value-type="float">
            <text:p>31,078</text:p>
          </table:table-cell>
          <table:table-cell table:style-name="ce13" office:value-type="float" office:value="1817" calcext:value-type="float">
            <text:p>1,817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İSTANBUL GALATA ÜNİVERSİTESİ***</text:p>
          </table:table-cell>
          <table:table-cell table:style-name="ce14" office:value-type="float" office:value="11382" calcext:value-type="float">
            <text:p>11,38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ATILIM ÜNİVERSİTESİ</text:p>
          </table:table-cell>
          <table:table-cell table:style-name="ce13" office:value-type="float" office:value="139902" calcext:value-type="float">
            <text:p>139,902</text:p>
          </table:table-cell>
          <table:table-cell table:style-name="ce13" office:value-type="float" office:value="8437" calcext:value-type="float">
            <text:p>8,437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ANTALYA BİLİM ÜNİVERSİTESİ</text:p>
          </table:table-cell>
          <table:table-cell table:style-name="ce14" office:value-type="float" office:value="70274" calcext:value-type="float">
            <text:p>70,274</text:p>
          </table:table-cell>
          <table:table-cell table:style-name="ce14" office:value-type="float" office:value="4265" calcext:value-type="float">
            <text:p>4,26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ÇAĞ ÜNİVERSİTESİ</text:p>
          </table:table-cell>
          <table:table-cell table:style-name="ce13" office:value-type="float" office:value="65605" calcext:value-type="float">
            <text:p>65,605</text:p>
          </table:table-cell>
          <table:table-cell table:style-name="ce13" office:value-type="float" office:value="4114" calcext:value-type="float">
            <text:p>4,114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İSTANBUL RUMELİ ÜNİVERSİTESİ</text:p>
          </table:table-cell>
          <table:table-cell table:style-name="ce14" office:value-type="float" office:value="58225" calcext:value-type="float">
            <text:p>58,225</text:p>
          </table:table-cell>
          <table:table-cell table:style-name="ce14" office:value-type="float" office:value="4008" calcext:value-type="float">
            <text:p>4,00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PİRİ REİS ÜNİVERSİTESİ</text:p>
          </table:table-cell>
          <table:table-cell table:style-name="ce13" office:value-type="float" office:value="67119" calcext:value-type="float">
            <text:p>67,119</text:p>
          </table:table-cell>
          <table:table-cell table:style-name="ce13" office:value-type="float" office:value="4830" calcext:value-type="float">
            <text:p>4,83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DOĞUŞ ÜNİVERSİTESİ</text:p>
          </table:table-cell>
          <table:table-cell table:style-name="ce14" office:value-type="float" office:value="142439" calcext:value-type="float">
            <text:p>142,439</text:p>
          </table:table-cell>
          <table:table-cell table:style-name="ce14" office:value-type="float" office:value="10253" calcext:value-type="float">
            <text:p>10,25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IŞIK ÜNİVERSİTESİ</text:p>
          </table:table-cell>
          <table:table-cell table:style-name="ce13" office:value-type="float" office:value="83970" calcext:value-type="float">
            <text:p>83,970</text:p>
          </table:table-cell>
          <table:table-cell table:style-name="ce13" office:value-type="float" office:value="6105" calcext:value-type="float">
            <text:p>6,105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MALTEPE ÜNİVERSİTESİ</text:p>
          </table:table-cell>
          <table:table-cell table:style-name="ce14" office:value-type="float" office:value="139668" calcext:value-type="float">
            <text:p>139,668</text:p>
          </table:table-cell>
          <table:table-cell table:style-name="ce14" office:value-type="float" office:value="10295" calcext:value-type="float">
            <text:p>10,295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HASAN KALYONCU ÜNİVERSİTESİ</text:p>
          </table:table-cell>
          <table:table-cell table:style-name="ce13" office:value-type="float" office:value="77502" calcext:value-type="float">
            <text:p>77,502</text:p>
          </table:table-cell>
          <table:table-cell table:style-name="ce13" office:value-type="float" office:value="5949" calcext:value-type="float">
            <text:p>5,94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YEDİTEPE ÜNİVERSİTESİ</text:p>
          </table:table-cell>
          <table:table-cell table:style-name="ce14" office:value-type="float" office:value="237675" calcext:value-type="float">
            <text:p>237,675</text:p>
          </table:table-cell>
          <table:table-cell table:style-name="ce14" office:value-type="float" office:value="18457" calcext:value-type="float">
            <text:p>18,457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FENERBAHÇE ÜNİVERSİTESİ***</text:p>
          </table:table-cell>
          <table:table-cell table:style-name="ce13" office:value-type="float" office:value="22891" calcext:value-type="float">
            <text:p>22,891</text:p>
          </table:table-cell>
          <table:table-cell table:style-name="ce13" office:value-type="float" office:value="1806" calcext:value-type="float">
            <text:p>1,80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KTO KARATAY ÜNİVERSİTESİ</text:p>
          </table:table-cell>
          <table:table-cell table:style-name="ce14" office:value-type="float" office:value="96832" calcext:value-type="float">
            <text:p>96,832</text:p>
          </table:table-cell>
          <table:table-cell table:style-name="ce14" office:value-type="float" office:value="7823" calcext:value-type="float">
            <text:p>7,823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TED ÜNİVERSİTESİ</text:p>
          </table:table-cell>
          <table:table-cell table:style-name="ce13" office:value-type="float" office:value="52010" calcext:value-type="float">
            <text:p>52,010</text:p>
          </table:table-cell>
          <table:table-cell table:style-name="ce13" office:value-type="float" office:value="4222" calcext:value-type="float">
            <text:p>4,22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YÜKSEK İHTİSAS ÜNİVERSİTESİ</text:p>
          </table:table-cell>
          <table:table-cell table:style-name="ce14" office:value-type="float" office:value="20968" calcext:value-type="float">
            <text:p>20,968</text:p>
          </table:table-cell>
          <table:table-cell table:style-name="ce14" office:value-type="float" office:value="1712" calcext:value-type="float">
            <text:p>1,7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17" office:value-type="string" calcext:value-type="string">
            <text:p>LOKMAN HEKİM ÜNİVERSİTESİ***</text:p>
          </table:table-cell>
          <table:table-cell table:style-name="ce13" office:value-type="float" office:value="24462" calcext:value-type="float">
            <text:p>24,462</text:p>
          </table:table-cell>
          <table:table-cell table:style-name="ce13" office:value-type="float" office:value="2005" calcext:value-type="float">
            <text:p>2,005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8" office:value-type="string" calcext:value-type="string">
            <text:p>TÜRK HAVA KURUMU ÜNİVERSİTESİ</text:p>
          </table:table-cell>
          <table:table-cell table:style-name="ce14" office:value-type="float" office:value="35886" calcext:value-type="float">
            <text:p>35,886</text:p>
          </table:table-cell>
          <table:table-cell table:style-name="ce14" office:value-type="float" office:value="2945" calcext:value-type="float">
            <text:p>2,945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İSTANBUL ESENYURT ÜNİVERSİTESİ</text:p>
          </table:table-cell>
          <table:table-cell table:style-name="ce13" office:value-type="float" office:value="64547" calcext:value-type="float">
            <text:p>64,547</text:p>
          </table:table-cell>
          <table:table-cell table:style-name="ce13" office:value-type="float" office:value="5374" calcext:value-type="float">
            <text:p>5,374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8" office:value-type="string" calcext:value-type="string">
            <text:p>İSTANBUL ŞİŞLİ MYO</text:p>
          </table:table-cell>
          <table:table-cell table:style-name="ce14" office:value-type="float" office:value="37612" calcext:value-type="float">
            <text:p>37,612</text:p>
          </table:table-cell>
          <table:table-cell table:style-name="ce14" office:value-type="float" office:value="3183" calcext:value-type="float">
            <text:p>3,183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KAPADOKYA ÜNİVERSİTESİ</text:p>
          </table:table-cell>
          <table:table-cell table:style-name="ce13" office:value-type="float" office:value="60693" calcext:value-type="float">
            <text:p>60,693</text:p>
          </table:table-cell>
          <table:table-cell table:style-name="ce13" office:value-type="float" office:value="5177" calcext:value-type="float">
            <text:p>5,177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8" office:value-type="string" calcext:value-type="string">
            <text:p>İSTANBUL SABAHATTİN ZAİM ÜNİVERSİTESİ</text:p>
          </table:table-cell>
          <table:table-cell table:style-name="ce14" office:value-type="float" office:value="91270" calcext:value-type="float">
            <text:p>91,270</text:p>
          </table:table-cell>
          <table:table-cell table:style-name="ce14" office:value-type="float" office:value="7873" calcext:value-type="float">
            <text:p>7,873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ALTINBAŞ ÜNİVERSİTESİ</text:p>
          </table:table-cell>
          <table:table-cell table:style-name="ce13" office:value-type="float" office:value="93425" calcext:value-type="float">
            <text:p>93,425</text:p>
          </table:table-cell>
          <table:table-cell table:style-name="ce13" office:value-type="float" office:value="8458" calcext:value-type="float">
            <text:p>8,45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TOROS ÜNİVERSİTESİ</text:p>
          </table:table-cell>
          <table:table-cell table:style-name="ce14" office:value-type="float" office:value="29099" calcext:value-type="float">
            <text:p>29,099</text:p>
          </table:table-cell>
          <table:table-cell table:style-name="ce14" office:value-type="float" office:value="2764" calcext:value-type="float">
            <text:p>2,76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AVRASYA ÜNİVERSİTESİ</text:p>
          </table:table-cell>
          <table:table-cell table:style-name="ce13" office:value-type="float" office:value="49605" calcext:value-type="float">
            <text:p>49,605</text:p>
          </table:table-cell>
          <table:table-cell table:style-name="ce13" office:value-type="float" office:value="4814" calcext:value-type="float">
            <text:p>4,81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8" office:value-type="string" calcext:value-type="string">
            <text:p>İSTANBUL AREL ÜNİVERSİTESİ</text:p>
          </table:table-cell>
          <table:table-cell table:style-name="ce14" office:value-type="float" office:value="85759" calcext:value-type="float">
            <text:p>85,759</text:p>
          </table:table-cell>
          <table:table-cell table:style-name="ce14" office:value-type="float" office:value="8475" calcext:value-type="float">
            <text:p>8,47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BEYKENT ÜNİVERSİTESİ</text:p>
          </table:table-cell>
          <table:table-cell table:style-name="ce13" office:value-type="float" office:value="248571" calcext:value-type="float">
            <text:p>248,571</text:p>
          </table:table-cell>
          <table:table-cell table:style-name="ce13" office:value-type="float" office:value="25189" calcext:value-type="float">
            <text:p>25,18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ÜSKÜDAR ÜNİVERSİTESİ</text:p>
          </table:table-cell>
          <table:table-cell table:style-name="ce14" office:value-type="float" office:value="167605" calcext:value-type="float">
            <text:p>167,605</text:p>
          </table:table-cell>
          <table:table-cell table:style-name="ce14" office:value-type="float" office:value="17015" calcext:value-type="float">
            <text:p>17,01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İSTİNYE ÜNİVERSİTESİ</text:p>
          </table:table-cell>
          <table:table-cell table:style-name="ce13" office:value-type="float" office:value="91808" calcext:value-type="float">
            <text:p>91,808</text:p>
          </table:table-cell>
          <table:table-cell table:style-name="ce13" office:value-type="float" office:value="9495" calcext:value-type="float">
            <text:p>9,49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18" office:value-type="string" calcext:value-type="string">
            <text:p>İSTANBUL AYVANSARAY ÜNİVERSİTESİ***</text:p>
          </table:table-cell>
          <table:table-cell table:style-name="ce14" office:value-type="float" office:value="47349" calcext:value-type="float">
            <text:p>47,349</text:p>
          </table:table-cell>
          <table:table-cell table:style-name="ce14" office:value-type="float" office:value="4938" calcext:value-type="float">
            <text:p>4,93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17" office:value-type="string" calcext:value-type="string">
            <text:p>İZMİR EKONOMİ ÜNİVERSİTESİ</text:p>
          </table:table-cell>
          <table:table-cell table:style-name="ce13" office:value-type="float" office:value="84759" calcext:value-type="float">
            <text:p>84,759</text:p>
          </table:table-cell>
          <table:table-cell table:style-name="ce13" office:value-type="float" office:value="9198" calcext:value-type="float">
            <text:p>9,19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18" office:value-type="string" calcext:value-type="string">
            <text:p>BAŞKENT ÜNİVERSİTESİ</text:p>
          </table:table-cell>
          <table:table-cell table:style-name="ce14" office:value-type="float" office:value="138041" calcext:value-type="float">
            <text:p>138,041</text:p>
          </table:table-cell>
          <table:table-cell table:style-name="ce14" office:value-type="float" office:value="15040" calcext:value-type="float">
            <text:p>15,04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İSTANBUL TİCARET ÜNİVERSİTESİ</text:p>
          </table:table-cell>
          <table:table-cell table:style-name="ce13" office:value-type="float" office:value="59455" calcext:value-type="float">
            <text:p>59,455</text:p>
          </table:table-cell>
          <table:table-cell table:style-name="ce13" office:value-type="float" office:value="6510" calcext:value-type="float">
            <text:p>6,5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18" office:value-type="string" calcext:value-type="string">
            <text:p>İSTANBUL OKAN ÜNİVERSİTESİ</text:p>
          </table:table-cell>
          <table:table-cell table:style-name="ce14" office:value-type="float" office:value="113748" calcext:value-type="float">
            <text:p>113,748</text:p>
          </table:table-cell>
          <table:table-cell table:style-name="ce14" office:value-type="float" office:value="12891" calcext:value-type="float">
            <text:p>12,89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İSTANBUL AYDIN ÜNİVERSİTESİ</text:p>
          </table:table-cell>
          <table:table-cell table:style-name="ce13" office:value-type="float" office:value="240046" calcext:value-type="float">
            <text:p>240,046</text:p>
          </table:table-cell>
          <table:table-cell table:style-name="ce13" office:value-type="float" office:value="27476" calcext:value-type="float">
            <text:p>27,47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18" office:value-type="string" calcext:value-type="string">
            <text:p>KADİR HAS ÜNİVERSİTESİ</text:p>
          </table:table-cell>
          <table:table-cell table:style-name="ce14" office:value-type="float" office:value="45046" calcext:value-type="float">
            <text:p>45,046</text:p>
          </table:table-cell>
          <table:table-cell table:style-name="ce14" office:value-type="float" office:value="5162" calcext:value-type="float">
            <text:p>5,162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17" office:value-type="string" calcext:value-type="string">
            <text:p>FATİH SULTAN MEHMET VAKIF ÜNİVERSİTESİ</text:p>
          </table:table-cell>
          <table:table-cell table:style-name="ce13" office:value-type="float" office:value="50254" calcext:value-type="float">
            <text:p>50,254</text:p>
          </table:table-cell>
          <table:table-cell table:style-name="ce13" office:value-type="float" office:value="5820" calcext:value-type="float">
            <text:p>5,82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18" office:value-type="string" calcext:value-type="string">
            <text:p>İSTANBUL GELİŞİM ÜNİVERSİTESİ</text:p>
          </table:table-cell>
          <table:table-cell table:style-name="ce14" office:value-type="float" office:value="215581" calcext:value-type="float">
            <text:p>215,581</text:p>
          </table:table-cell>
          <table:table-cell table:style-name="ce14" office:value-type="float" office:value="25077" calcext:value-type="float">
            <text:p>25,07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BİRUNİ ÜNİVERSİTESİ</text:p>
          </table:table-cell>
          <table:table-cell table:style-name="ce13" office:value-type="float" office:value="70088" calcext:value-type="float">
            <text:p>70,088</text:p>
          </table:table-cell>
          <table:table-cell table:style-name="ce13" office:value-type="float" office:value="8421" calcext:value-type="float">
            <text:p>8,42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style-name="ce18" office:value-type="string" calcext:value-type="string">
            <text:p>YAŞAR ÜNİVERSİTESİ</text:p>
          </table:table-cell>
          <table:table-cell table:style-name="ce14" office:value-type="float" office:value="63955" calcext:value-type="float">
            <text:p>63,955</text:p>
          </table:table-cell>
          <table:table-cell table:style-name="ce14" office:value-type="float" office:value="7769" calcext:value-type="float">
            <text:p>7,76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BAHÇEŞEHİR ÜNİVERSİTESİ</text:p>
          </table:table-cell>
          <table:table-cell table:style-name="ce13" office:value-type="float" office:value="168891" calcext:value-type="float">
            <text:p>168,891</text:p>
          </table:table-cell>
          <table:table-cell table:style-name="ce13" office:value-type="float" office:value="21290" calcext:value-type="float">
            <text:p>21,29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style-name="ce18" office:value-type="string" calcext:value-type="string">
            <text:p>İSTANBUL GEDİK ÜNİVERSİTESİ</text:p>
          </table:table-cell>
          <table:table-cell table:style-name="ce14" office:value-type="float" office:value="33504" calcext:value-type="float">
            <text:p>33,504</text:p>
          </table:table-cell>
          <table:table-cell table:style-name="ce14" office:value-type="float" office:value="4306" calcext:value-type="float">
            <text:p>4,30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İSTANBUL MEDİPOL ÜNİVERSİTESİ</text:p>
          </table:table-cell>
          <table:table-cell table:style-name="ce13" office:value-type="float" office:value="234175" calcext:value-type="float">
            <text:p>234,175</text:p>
          </table:table-cell>
          <table:table-cell table:style-name="ce13" office:value-type="float" office:value="30959" calcext:value-type="float">
            <text:p>30,95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35" office:value-type="float" office:value="66" calcext:value-type="float">
            <text:p>66</text:p>
          </table:table-cell>
          <table:table-cell table:style-name="ce18" office:value-type="string" calcext:value-type="string">
            <text:p>İSTANBUL SAĞLIK VE SOSYAL BİLİMLER MYO (FARUK SARAÇ TASARIM MYO)</text:p>
          </table:table-cell>
          <table:table-cell table:style-name="ce36" office:value-type="float" office:value="6280" calcext:value-type="float">
            <text:p>6,280</text:p>
          </table:table-cell>
          <table:table-cell table:style-name="ce37" office:value-type="float" office:value="836" calcext:value-type="float">
            <text:p>836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NİŞANTAŞI ÜNİVERSİTESİ</text:p>
          </table:table-cell>
          <table:table-cell table:style-name="ce13" office:value-type="float" office:value="125911" calcext:value-type="float">
            <text:p>125,911</text:p>
          </table:table-cell>
          <table:table-cell table:style-name="ce13" office:value-type="float" office:value="16807" calcext:value-type="float">
            <text:p>16,80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string" calcext:value-type="string">
            <text:p>İSTANBUL KÜLTÜR ÜNİVERSİTESİ</text:p>
          </table:table-cell>
          <table:table-cell table:style-name="ce33" office:value-type="float" office:value="96672" calcext:value-type="float">
            <text:p>96,672</text:p>
          </table:table-cell>
          <table:table-cell table:style-name="ce33" office:value-type="float" office:value="14296" calcext:value-type="float">
            <text:p>14,29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İSTANBUL YENİ YÜZYIL ÜNİVERSİTESİ</text:p>
          </table:table-cell>
          <table:table-cell table:style-name="ce34" office:value-type="float" office:value="48276" calcext:value-type="float">
            <text:p>48,276</text:p>
          </table:table-cell>
          <table:table-cell table:style-name="ce34" office:value-type="float" office:value="7208" calcext:value-type="float">
            <text:p>7,20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İZMİR KAVRAM MYO</text:p>
          </table:table-cell>
          <table:table-cell table:style-name="ce33" office:value-type="float" office:value="11809" calcext:value-type="float">
            <text:p>11,809</text:p>
          </table:table-cell>
          <table:table-cell table:style-name="ce33" office:value-type="float" office:value="1924" calcext:value-type="float">
            <text:p>1,92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İSTANBUL BİLGİ ÜNİVERSİTESİ</text:p>
          </table:table-cell>
          <table:table-cell table:style-name="ce34" office:value-type="float" office:value="113604" calcext:value-type="float">
            <text:p>113,604</text:p>
          </table:table-cell>
          <table:table-cell table:style-name="ce34" office:value-type="float" office:value="18766" calcext:value-type="float">
            <text:p>18,766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float" office:value="72" calcext:value-type="float">
            <text:p>72</text:p>
          </table:table-cell>
          <table:table-cell table:style-name="ce16" office:value-type="string" calcext:value-type="string">
            <text:p>İSTANBUL KENT ÜNİVERSİTESİ***</text:p>
          </table:table-cell>
          <table:table-cell table:style-name="ce33" office:value-type="float" office:value="19005" calcext:value-type="float">
            <text:p>19,005</text:p>
          </table:table-cell>
          <table:table-cell table:style-name="ce33" office:value-type="float" office:value="3209" calcext:value-type="float">
            <text:p>3,209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MEF ÜNİVERSİTESİ</text:p>
          </table:table-cell>
          <table:table-cell table:style-name="ce34" office:value-type="float" office:value="20477" calcext:value-type="float">
            <text:p>20,477</text:p>
          </table:table-cell>
          <table:table-cell table:style-name="ce34" office:value-type="float" office:value="3580" calcext:value-type="float">
            <text:p>3,58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float" office:value="74" calcext:value-type="float">
            <text:p>74</text:p>
          </table:table-cell>
          <table:table-cell table:style-name="ce16" office:value-type="string" calcext:value-type="string">
            <text:p>ATAŞEHİR ADIGÜZEL MYO</text:p>
          </table:table-cell>
          <table:table-cell table:style-name="ce33" office:value-type="float" office:value="4592" calcext:value-type="float">
            <text:p>4,592</text:p>
          </table:table-cell>
          <table:table-cell table:style-name="ce9" office:value-type="float" office:value="838" calcext:value-type="float">
            <text:p>838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BEYKOZ ÜNİVERSİTESİ***</text:p>
          </table:table-cell>
          <table:table-cell table:style-name="ce34" office:value-type="float" office:value="17838" calcext:value-type="float">
            <text:p>17,838</text:p>
          </table:table-cell>
          <table:table-cell table:style-name="ce34" office:value-type="float" office:value="4402" calcext:value-type="float">
            <text:p>4,4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float" office:value="76" calcext:value-type="float">
            <text:p>76</text:p>
          </table:table-cell>
          <table:table-cell table:style-name="ce16" office:value-type="string" calcext:value-type="string">
            <text:p>HALİÇ ÜNİVERSİTESİ</text:p>
          </table:table-cell>
          <table:table-cell table:style-name="ce33" office:value-type="float" office:value="45010" calcext:value-type="float">
            <text:p>45,010</text:p>
          </table:table-cell>
          <table:table-cell table:style-name="ce33" office:value-type="float" office:value="11236" calcext:value-type="float">
            <text:p>11,23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15" office:value-type="string" calcext:value-type="string">
            <text:p>DEMİROĞLU BİLİM ÜNİVERSİTESİ</text:p>
          </table:table-cell>
          <table:table-cell table:style-name="ce34" office:value-type="float" office:value="6443" calcext:value-type="float">
            <text:p>6,443</text:p>
          </table:table-cell>
          <table:table-cell table:style-name="ce34" office:value-type="float" office:value="2552" calcext:value-type="float">
            <text:p>2,55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Kütüphane Alanına Göre Vakıf Yükseköğretim Kurumları" table:style-name="ta8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38" office:value-type="string" calcext:value-type="string">
            <text:p>SIRA</text:p>
          </table:table-cell>
          <table:table-cell table:style-name="ce10" office:value-type="string" calcext:value-type="string">
            <text:p>ÜNİVERSİTE / MYO</text:p>
          </table:table-cell>
          <table:table-cell table:style-name="ce27" office:value-type="string" calcext:value-type="string">
            <text:p>TOPLAM KÜTÜPHANE ALANI (m2)</text:p>
          </table:table-cell>
          <table:table-cell table:style-name="ce27" office:value-type="string" calcext:value-type="string">
            <text:p>ÖĞRENCİ BAŞINA KÜTÜPHANE ALANI** (m2)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İSTANBUL 29 MAYIS ÜNİVERSİTESİ</text:p>
          </table:table-cell>
          <table:table-cell table:style-name="ce11" office:value-type="float" office:value="10500" calcext:value-type="float">
            <text:p>10,500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İBN HALDUN ÜNİVERSİTESİ***</text:p>
          </table:table-cell>
          <table:table-cell table:style-name="ce12" office:value-type="float" office:value="2488" calcext:value-type="float">
            <text:p>2,488</text:p>
          </table:table-cell>
          <table:table-cell table:style-name="ce3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İSTANBUL ATLAS ÜNİVERSİTESİ***</text:p>
          </table:table-cell>
          <table:table-cell table:style-name="ce11" office:value-type="float" office:value="2500" calcext:value-type="float">
            <text:p>2,500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SABANCI ÜNİVERSİTESİ</text:p>
          </table:table-cell>
          <table:table-cell table:style-name="ce12" office:value-type="float" office:value="9165" calcext:value-type="float">
            <text:p>9,165</text:p>
          </table:table-cell>
          <table:table-cell table:style-name="ce3" office:value-type="float" office:value="2.2" calcext:value-type="float">
            <text:p>2.2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KONYA GIDA VE TARIM ÜNİVERSİTESİ</text:p>
          </table:table-cell>
          <table:table-cell table:style-name="ce11" office:value-type="float" office:value="1384" calcext:value-type="float">
            <text:p>1,384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İSTANBUL SAĞLIK VE TEKNOLOJİ ÜNİVERSİTESİ***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.7" calcext:value-type="float">
            <text:p>1.7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ANKARA BİLİM ÜNİVERSİTESİ***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İSTANBUL SABAHATTİN ZAİM ÜNİVERSİTESİ</text:p>
          </table:table-cell>
          <table:table-cell table:style-name="ce12" office:value-type="float" office:value="10982" calcext:value-type="float">
            <text:p>10,982</text:p>
          </table:table-cell>
          <table:table-cell table:style-name="ce3" office:value-type="float" office:value="1.4" calcext:value-type="float">
            <text:p>1.4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ÇAĞ ÜNİVERSİTESİ</text:p>
          </table:table-cell>
          <table:table-cell table:style-name="ce11" office:value-type="float" office:value="5556" calcext:value-type="float">
            <text:p>5,556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KOÇ ÜNİVERSİTESİ</text:p>
          </table:table-cell>
          <table:table-cell table:style-name="ce12" office:value-type="float" office:value="9703" calcext:value-type="float">
            <text:p>9,703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İHSAN DOĞRAMACI BİLKENT ÜNİVERSİTESİ</text:p>
          </table:table-cell>
          <table:table-cell table:style-name="ce13" office:value-type="float" office:value="12423" calcext:value-type="float">
            <text:p>12,423</text:p>
          </table:table-cell>
          <table:table-cell table:style-name="ce4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ALANYA HAMDULLAH EMİN PAŞA ÜNİVERSİTESİ</text:p>
          </table:table-cell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ÇANKAYA ÜNİVERSİTESİ</text:p>
          </table:table-cell>
          <table:table-cell table:style-name="ce13" office:value-type="float" office:value="6220" calcext:value-type="float">
            <text:p>6,22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KOCAELİ SAĞLIK VE TEKNOLOJİ ÜNİVERSİTESİ***</text:p>
          </table:table-cell>
          <table:table-cell table:style-name="ce14" office:value-type="float" office:value="1767" calcext:value-type="float">
            <text:p>1,76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BAŞKENT ÜNİVERSİTESİ</text:p>
          </table:table-cell>
          <table:table-cell table:style-name="ce13" office:value-type="float" office:value="12500" calcext:value-type="float">
            <text:p>12,500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AVRASYA ÜNİVERSİTESİ</text:p>
          </table:table-cell>
          <table:table-cell table:style-name="ce14" office:value-type="float" office:value="3520" calcext:value-type="float">
            <text:p>3,520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NUH NACİ YAZGAN ÜNİVERSİTESİ</text:p>
          </table:table-cell>
          <table:table-cell table:style-name="ce13" office:value-type="float" office:value="1678" calcext:value-type="float">
            <text:p>1,678</text:p>
          </table:table-cell>
          <table:table-cell table:style-name="ce4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İSTANBUL RUMELİ ÜNİVERSİTESİ</text:p>
          </table:table-cell>
          <table:table-cell table:style-name="ce14" office:value-type="float" office:value="2782" calcext:value-type="float">
            <text:p>2,782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OSTİM TEKNİK ÜNİVERSİTESİ***</text:p>
          </table:table-cell>
          <table:table-cell table:style-name="ce4" office:value-type="float" office:value="956" calcext:value-type="float">
            <text:p>956</text:p>
          </table:table-cell>
          <table:table-cell table:style-name="ce43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İSTANBUL TİCARET ÜNİVERSİTESİ</text:p>
          </table:table-cell>
          <table:table-cell table:style-name="ce14" office:value-type="float" office:value="3863" calcext:value-type="float">
            <text:p>3,863</text:p>
          </table:table-cell>
          <table:table-cell table:style-name="ce44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İZMİR TINAZTEPE ÜNİVERSİTESİ***</text:p>
          </table:table-cell>
          <table:table-cell table:style-name="ce4" office:value-type="float" office:value="250" calcext:value-type="float">
            <text:p>250</text:p>
          </table:table-cell>
          <table:table-cell table:style-name="ce43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KTO KARATAY ÜNİVERSİTESİ</text:p>
          </table:table-cell>
          <table:table-cell table:style-name="ce14" office:value-type="float" office:value="4256" calcext:value-type="float">
            <text:p>4,256</text:p>
          </table:table-cell>
          <table:table-cell table:style-name="ce44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SANKO ÜNİVERSİTESİ</text:p>
          </table:table-cell>
          <table:table-cell table:style-name="ce4" office:value-type="float" office:value="667" calcext:value-type="float">
            <text:p>667</text:p>
          </table:table-cell>
          <table:table-cell table:style-name="ce43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DOĞUŞ ÜNİVERSİTESİ</text:p>
          </table:table-cell>
          <table:table-cell table:style-name="ce14" office:value-type="float" office:value="5453" calcext:value-type="float">
            <text:p>5,453</text:p>
          </table:table-cell>
          <table:table-cell table:style-name="ce44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ANTALYA BİLİM ÜNİVERSİTESİ</text:p>
          </table:table-cell>
          <table:table-cell table:style-name="ce13" office:value-type="float" office:value="2264" calcext:value-type="float">
            <text:p>2,264</text:p>
          </table:table-cell>
          <table:table-cell table:style-name="ce43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ATILIM ÜNİVERSİTESİ</text:p>
          </table:table-cell>
          <table:table-cell table:style-name="ce14" office:value-type="float" office:value="4471" calcext:value-type="float">
            <text:p>4,471</text:p>
          </table:table-cell>
          <table:table-cell table:style-name="ce44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ATAŞEHİR ADIGÜZEL MYO</text:p>
          </table:table-cell>
          <table:table-cell table:style-name="ce4" office:value-type="float" office:value="440" calcext:value-type="float">
            <text:p>440</text:p>
          </table:table-cell>
          <table:table-cell table:style-name="ce43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14" office:value-type="float" office:value="3112" calcext:value-type="float">
            <text:p>3,112</text:p>
          </table:table-cell>
          <table:table-cell table:style-name="ce44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YÜKSEK İHTİSAS ÜNİVERSİTESİ</text:p>
          </table:table-cell>
          <table:table-cell table:style-name="ce4" office:value-type="float" office:value="878" calcext:value-type="float">
            <text:p>878</text:p>
          </table:table-cell>
          <table:table-cell table:style-name="ce43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MALTEPE ÜNİVERSİTESİ</text:p>
          </table:table-cell>
          <table:table-cell table:style-name="ce14" office:value-type="float" office:value="5280" calcext:value-type="float">
            <text:p>5,280</text:p>
          </table:table-cell>
          <table:table-cell table:style-name="ce44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UFUK ÜNİVERSİTESİ</text:p>
          </table:table-cell>
          <table:table-cell table:style-name="ce13" office:value-type="float" office:value="2083" calcext:value-type="float">
            <text:p>2,083</text:p>
          </table:table-cell>
          <table:table-cell table:style-name="ce45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BEZM-İ ALEM VAKIF ÜNİVERSİTESİ</text:p>
          </table:table-cell>
          <table:table-cell table:style-name="ce14" office:value-type="float" office:value="1583" calcext:value-type="float">
            <text:p>1,583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ANTALYA AKEV ÜNİVERSİTESİ***</text:p>
          </table:table-cell>
          <table:table-cell table:style-name="ce4" office:value-type="float" office:value="413" calcext:value-type="float">
            <text:p>413</text:p>
          </table:table-cell>
          <table:table-cell table:style-name="ce45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DEMİROĞLU BİLİM ÜNİVERSİTESİ</text:p>
          </table:table-cell>
          <table:table-cell table:style-name="ce14" office:value-type="float" office:value="1217" calcext:value-type="float">
            <text:p>1,217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İSTANBUL ESENYURT ÜNİVERSİTESİ</text:p>
          </table:table-cell>
          <table:table-cell table:style-name="ce13" office:value-type="float" office:value="2557" calcext:value-type="float">
            <text:p>2,557</text:p>
          </table:table-cell>
          <table:table-cell table:style-name="ce45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İSTANBUL ŞİŞLİ MYO</text:p>
          </table:table-cell>
          <table:table-cell table:style-name="ce14" office:value-type="float" office:value="1509" calcext:value-type="float">
            <text:p>1,509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İSTANBUL AYVANSARAY ÜNİVERSİTESİ***</text:p>
          </table:table-cell>
          <table:table-cell table:style-name="ce13" office:value-type="float" office:value="2321" calcext:value-type="float">
            <text:p>2,321</text:p>
          </table:table-cell>
          <table:table-cell table:style-name="ce45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MEF ÜNİVERSİTESİ</text:p>
          </table:table-cell>
          <table:table-cell table:style-name="ce14" office:value-type="float" office:value="1500" calcext:value-type="float">
            <text:p>1,500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İSTANBUL BİLGİ ÜNİVERSİTESİ</text:p>
          </table:table-cell>
          <table:table-cell table:style-name="ce13" office:value-type="float" office:value="7761" calcext:value-type="float">
            <text:p>7,761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İSTİNYE ÜNİVERSİTESİ</text:p>
          </table:table-cell>
          <table:table-cell table:style-name="ce14" office:value-type="float" office:value="3910" calcext:value-type="float">
            <text:p>3,910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KADİR HAS ÜNİVERSİTESİ</text:p>
          </table:table-cell>
          <table:table-cell table:style-name="ce13" office:value-type="float" office:value="2103" calcext:value-type="float">
            <text:p>2,103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YEDİTEPE ÜNİVERSİTESİ</text:p>
          </table:table-cell>
          <table:table-cell table:style-name="ce14" office:value-type="float" office:value="7463" calcext:value-type="float">
            <text:p>7,463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LOKMAN HEKİM ÜNİVERSİTESİ***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İZMİR EKONOMİ ÜNİVERSİTESİ</text:p>
          </table:table-cell>
          <table:table-cell table:style-name="ce14" office:value-type="float" office:value="3589" calcext:value-type="float">
            <text:p>3,589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TOBB EKONOMİ VE TEKNOLOJİ ÜNİVERSİTESİ</text:p>
          </table:table-cell>
          <table:table-cell table:style-name="ce13" office:value-type="float" office:value="2000" calcext:value-type="float">
            <text:p>2,000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ÖZYEĞİN ÜNİVERSİTESİ</text:p>
          </table:table-cell>
          <table:table-cell table:style-name="ce14" office:value-type="float" office:value="2825" calcext:value-type="float">
            <text:p>2,825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BİRUNİ ÜNİVERSİTESİ</text:p>
          </table:table-cell>
          <table:table-cell table:style-name="ce13" office:value-type="float" office:value="3174" calcext:value-type="float">
            <text:p>3,174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İSTANBUL OKAN ÜNİVERSİTESİ</text:p>
          </table:table-cell>
          <table:table-cell table:style-name="ce14" office:value-type="float" office:value="4851" calcext:value-type="float">
            <text:p>4,851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IŞIK ÜNİVERSİTESİ</text:p>
          </table:table-cell>
          <table:table-cell table:style-name="ce13" office:value-type="float" office:value="2290" calcext:value-type="float">
            <text:p>2,290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İSTANBUL AREL ÜNİVERSİTESİ</text:p>
          </table:table-cell>
          <table:table-cell table:style-name="ce14" office:value-type="float" office:value="3141" calcext:value-type="float">
            <text:p>3,141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İSTANBUL GALATA ÜNİVERSİTESİ***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İZMİR KAVRAM MYO</text:p>
          </table:table-cell>
          <table:table-cell table:style-name="ce5" office:value-type="float" office:value="704" calcext:value-type="float">
            <text:p>704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TOROS ÜNİVERSİTESİ</text:p>
          </table:table-cell>
          <table:table-cell table:style-name="ce13" office:value-type="float" office:value="1010" calcext:value-type="float">
            <text:p>1,010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KAPADOKYA ÜNİVERSİTESİ</text:p>
          </table:table-cell>
          <table:table-cell table:style-name="ce14" office:value-type="float" office:value="1891" calcext:value-type="float">
            <text:p>1,891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TED ÜNİVERSİTESİ</text:p>
          </table:table-cell>
          <table:table-cell table:style-name="ce13" office:value-type="float" office:value="1535" calcext:value-type="float">
            <text:p>1,53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ALTINBAŞ ÜNİVERSİTESİ</text:p>
          </table:table-cell>
          <table:table-cell table:style-name="ce14" office:value-type="float" office:value="3063" calcext:value-type="float">
            <text:p>3,063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ÜSKÜDAR ÜNİVERSİTESİ</text:p>
          </table:table-cell>
          <table:table-cell table:style-name="ce13" office:value-type="float" office:value="6075" calcext:value-type="float">
            <text:p>6,075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İSTANBUL AYDIN ÜNİVERSİTESİ</text:p>
          </table:table-cell>
          <table:table-cell table:style-name="ce14" office:value-type="float" office:value="9757" calcext:value-type="float">
            <text:p>9,757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39" office:value-type="float" office:value="59" calcext:value-type="float">
            <text:p>59</text:p>
          </table:table-cell>
          <table:table-cell table:style-name="ce17" office:value-type="string" calcext:value-type="string">
            <text:p>FATİH SULTAN MEHMET VAKIF ÜNİVERSİTESİ</text:p>
          </table:table-cell>
          <table:table-cell table:style-name="ce41" office:value-type="float" office:value="2023" calcext:value-type="float">
            <text:p>2,023</text:p>
          </table:table-cell>
          <table:table-cell table:style-name="ce47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40" office:value-type="float" office:value="60" calcext:value-type="float">
            <text:p>60</text:p>
          </table:table-cell>
          <table:table-cell table:style-name="ce18" office:value-type="string" calcext:value-type="string">
            <text:p>BEYKENT ÜNİVERSİTESİ</text:p>
          </table:table-cell>
          <table:table-cell table:style-name="ce42" office:value-type="float" office:value="8750" calcext:value-type="float">
            <text:p>8,750</text:p>
          </table:table-cell>
          <table:table-cell table:style-name="ce48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39" office:value-type="float" office:value="61" calcext:value-type="float">
            <text:p>61</text:p>
          </table:table-cell>
          <table:table-cell table:style-name="ce17" office:value-type="string" calcext:value-type="string">
            <text:p>NİŞANTAŞI ÜNİVERSİTESİ</text:p>
          </table:table-cell>
          <table:table-cell table:style-name="ce41" office:value-type="float" office:value="5808" calcext:value-type="float">
            <text:p>5,808</text:p>
          </table:table-cell>
          <table:table-cell table:style-name="ce47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40" office:value-type="float" office:value="62" calcext:value-type="float">
            <text:p>62</text:p>
          </table:table-cell>
          <table:table-cell table:style-name="ce18" office:value-type="string" calcext:value-type="string">
            <text:p>FENERBAHÇE ÜNİVERSİTESİ***</text:p>
          </table:table-cell>
          <table:table-cell table:style-name="ce40" office:value-type="float" office:value="614" calcext:value-type="float">
            <text:p>614</text:p>
          </table:table-cell>
          <table:table-cell table:style-name="ce48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39" office:value-type="float" office:value="63" calcext:value-type="float">
            <text:p>63</text:p>
          </table:table-cell>
          <table:table-cell table:style-name="ce17" office:value-type="string" calcext:value-type="string">
            <text:p>İSTANBUL GELİŞİM ÜNİVERSİTESİ</text:p>
          </table:table-cell>
          <table:table-cell table:style-name="ce41" office:value-type="float" office:value="8425" calcext:value-type="float">
            <text:p>8,425</text:p>
          </table:table-cell>
          <table:table-cell table:style-name="ce47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40" office:value-type="float" office:value="64" calcext:value-type="float">
            <text:p>64</text:p>
          </table:table-cell>
          <table:table-cell table:style-name="ce18" office:value-type="string" calcext:value-type="string">
            <text:p>PİRİ REİS ÜNİVERSİTESİ</text:p>
          </table:table-cell>
          <table:table-cell table:style-name="ce42" office:value-type="float" office:value="1615" calcext:value-type="float">
            <text:p>1,615</text:p>
          </table:table-cell>
          <table:table-cell table:style-name="ce48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39" office:value-type="float" office:value="65" calcext:value-type="float">
            <text:p>65</text:p>
          </table:table-cell>
          <table:table-cell table:style-name="ce17" office:value-type="string" calcext:value-type="string">
            <text:p>ACIBADEM MEHMET ALİ AYDINLAR ÜNİVERSİTESİ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7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40" office:value-type="float" office:value="66" calcext:value-type="float">
            <text:p>66</text:p>
          </table:table-cell>
          <table:table-cell table:style-name="ce18" office:value-type="string" calcext:value-type="string">
            <text:p>ANKARA MEDİPOL ÜNİVERSİTESİ***</text:p>
          </table:table-cell>
          <table:table-cell table:style-name="ce40" office:value-type="float" office:value="891" calcext:value-type="float">
            <text:p>891</text:p>
          </table:table-cell>
          <table:table-cell table:style-name="ce48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39" office:value-type="float" office:value="67" calcext:value-type="float">
            <text:p>67</text:p>
          </table:table-cell>
          <table:table-cell table:style-name="ce17" office:value-type="string" calcext:value-type="string">
            <text:p>BAHÇEŞEHİR ÜNİVERSİTESİ</text:p>
          </table:table-cell>
          <table:table-cell table:style-name="ce41" office:value-type="float" office:value="6702" calcext:value-type="float">
            <text:p>6,702</text:p>
          </table:table-cell>
          <table:table-cell table:style-name="ce47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40" office:value-type="float" office:value="68" calcext:value-type="float">
            <text:p>68</text:p>
          </table:table-cell>
          <table:table-cell table:style-name="ce18" office:value-type="string" calcext:value-type="string">
            <text:p>İSTANBUL KÜLTÜR ÜNİVERSİTESİ</text:p>
          </table:table-cell>
          <table:table-cell table:style-name="ce42" office:value-type="float" office:value="4308" calcext:value-type="float">
            <text:p>4,308</text:p>
          </table:table-cell>
          <table:table-cell table:style-name="ce48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39" office:value-type="float" office:value="69" calcext:value-type="float">
            <text:p>69</text:p>
          </table:table-cell>
          <table:table-cell table:style-name="ce17" office:value-type="string" calcext:value-type="string">
            <text:p>İSTANBUL KENT ÜNİVERSİTESİ***</text:p>
          </table:table-cell>
          <table:table-cell table:style-name="ce39" office:value-type="float" office:value="932" calcext:value-type="float">
            <text:p>932</text:p>
          </table:table-cell>
          <table:table-cell table:style-name="ce47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40" office:value-type="float" office:value="70" calcext:value-type="float">
            <text:p>70</text:p>
          </table:table-cell>
          <table:table-cell table:style-name="ce18" office:value-type="string" calcext:value-type="string">
            <text:p>TÜRK HAVA KURUMU ÜNİVERSİTESİ</text:p>
          </table:table-cell>
          <table:table-cell table:style-name="ce40" office:value-type="float" office:value="731" calcext:value-type="float">
            <text:p>731</text:p>
          </table:table-cell>
          <table:table-cell table:style-name="ce49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39" office:value-type="float" office:value="71" calcext:value-type="float">
            <text:p>71</text:p>
          </table:table-cell>
          <table:table-cell table:style-name="ce17" office:value-type="string" calcext:value-type="string">
            <text:p>İSTANBUL MEDİPOL ÜNİVERSİTESİ</text:p>
          </table:table-cell>
          <table:table-cell table:style-name="ce41" office:value-type="float" office:value="6503" calcext:value-type="float">
            <text:p>6,503</text:p>
          </table:table-cell>
          <table:table-cell table:style-name="ce50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40" office:value-type="float" office:value="72" calcext:value-type="float">
            <text:p>72</text:p>
          </table:table-cell>
          <table:table-cell table:style-name="ce18" office:value-type="string" calcext:value-type="string">
            <text:p>İSTANBUL GEDİK ÜNİVERSİTESİ</text:p>
          </table:table-cell>
          <table:table-cell table:style-name="ce40" office:value-type="float" office:value="813" calcext:value-type="float">
            <text:p>813</text:p>
          </table:table-cell>
          <table:table-cell table:style-name="ce49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39" office:value-type="float" office:value="73" calcext:value-type="float">
            <text:p>73</text:p>
          </table:table-cell>
          <table:table-cell table:style-name="ce17" office:value-type="string" calcext:value-type="string">
            <text:p>YAŞAR ÜNİVERSİTESİ</text:p>
          </table:table-cell>
          <table:table-cell table:style-name="ce41" office:value-type="float" office:value="1200" calcext:value-type="float">
            <text:p>1,200</text:p>
          </table:table-cell>
          <table:table-cell table:style-name="ce50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40" office:value-type="float" office:value="74" calcext:value-type="float">
            <text:p>74</text:p>
          </table:table-cell>
          <table:table-cell table:style-name="ce18" office:value-type="string" calcext:value-type="string">
            <text:p>İSTANBUL SAĞLIK VE SOSYAL BİLİMLER MYO (FARUK SARAÇ TASARIM MYO)</text:p>
          </table:table-cell>
          <table:table-cell table:style-name="ce40" office:value-type="float" office:value="126" calcext:value-type="float">
            <text:p>126</text:p>
          </table:table-cell>
          <table:table-cell table:style-name="ce49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39" office:value-type="float" office:value="75" calcext:value-type="float">
            <text:p>75</text:p>
          </table:table-cell>
          <table:table-cell table:style-name="ce17" office:value-type="string" calcext:value-type="string">
            <text:p>İSTANBUL YENİ YÜZYIL ÜNİVERSİTESİ</text:p>
          </table:table-cell>
          <table:table-cell table:style-name="ce39" office:value-type="float" office:value="891" calcext:value-type="float">
            <text:p>891</text:p>
          </table:table-cell>
          <table:table-cell table:style-name="ce50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40" office:value-type="float" office:value="76" calcext:value-type="float">
            <text:p>76</text:p>
          </table:table-cell>
          <table:table-cell table:style-name="ce18" office:value-type="string" calcext:value-type="string">
            <text:p>HALİÇ ÜNİVERSİTESİ</text:p>
          </table:table-cell>
          <table:table-cell table:style-name="ce42" office:value-type="float" office:value="1182" calcext:value-type="float">
            <text:p>1,182</text:p>
          </table:table-cell>
          <table:table-cell table:style-name="ce49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39" office:value-type="float" office:value="77" calcext:value-type="float">
            <text:p>77</text:p>
          </table:table-cell>
          <table:table-cell table:style-name="ce17" office:value-type="string" calcext:value-type="string">
            <text:p>BEYKOZ ÜNİVERSİTESİ***</text:p>
          </table:table-cell>
          <table:table-cell table:style-name="ce39" office:value-type="float" office:value="405" calcext:value-type="float">
            <text:p>405</text:p>
          </table:table-cell>
          <table:table-cell table:style-name="ce50" office:value-type="float" office:value="0.1" calcext:value-type="float">
            <text:p>0.1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bancı Uyruklu Öğrenci Sayısına Göre Vakıf Yükseköğretim Kurumları" table:style-name="ta9"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9" office:value-type="string" calcext:value-type="string">
            <text:p>ÜNİVERSİTE / MYO</text:p>
          </table:table-cell>
          <table:table-cell table:style-name="ce10" office:value-type="string" calcext:value-type="string">
            <text:p>YABANCI UYRUKLU ÖĞRENCİ SAYISI</text:p>
          </table:table-cell>
          <table:table-cell table:style-name="ce10" office:value-type="string" calcext:value-type="string">
            <text:p>TOPLAM ÖĞRENCİ SAYISI</text:p>
          </table:table-cell>
          <table:table-cell table:style-name="ce10" office:value-type="string" calcext:value-type="string">
            <text:p>YABANCI UYRUKLU ÖĞRENCİLERİN TOPLAM ÖĞRENCİ İÇERİSİNDEKİ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BAHÇEŞEHİR ÜNİVERSİTESİ</text:p>
          </table:table-cell>
          <table:table-cell table:style-name="ce11" office:value-type="float" office:value="5589" calcext:value-type="float">
            <text:p>5,589</text:p>
          </table:table-cell>
          <table:table-cell table:style-name="ce11" office:value-type="float" office:value="27222" calcext:value-type="float">
            <text:p>27,222</text:p>
          </table:table-cell>
          <table:table-cell table:style-name="ce20"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İSTANBUL AYDIN ÜNİVERSİTESİ</text:p>
          </table:table-cell>
          <table:table-cell table:style-name="ce12" office:value-type="float" office:value="5442" calcext:value-type="float">
            <text:p>5,442</text:p>
          </table:table-cell>
          <table:table-cell table:style-name="ce12" office:value-type="float" office:value="37392" calcext:value-type="float">
            <text:p>37,392</text:p>
          </table:table-cell>
          <table:table-cell table:style-name="ce21" office:value-type="float" office:value="14.6" calcext:value-type="float">
            <text:p>14.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ALTINBAŞ ÜNİVERSİTESİ</text:p>
          </table:table-cell>
          <table:table-cell table:style-name="ce11" office:value-type="float" office:value="5149" calcext:value-type="float">
            <text:p>5,149</text:p>
          </table:table-cell>
          <table:table-cell table:style-name="ce11" office:value-type="float" office:value="11679" calcext:value-type="float">
            <text:p>11,679</text:p>
          </table:table-cell>
          <table:table-cell table:style-name="ce20" office:value-type="float" office:value="44.1" calcext:value-type="float">
            <text:p>44.1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İSTANBUL GELİŞİM ÜNİVERSİTESİ</text:p>
          </table:table-cell>
          <table:table-cell table:style-name="ce12" office:value-type="float" office:value="3061" calcext:value-type="float">
            <text:p>3,061</text:p>
          </table:table-cell>
          <table:table-cell table:style-name="ce12" office:value-type="float" office:value="31612" calcext:value-type="float">
            <text:p>31,612</text:p>
          </table:table-cell>
          <table:table-cell table:style-name="ce21" office:value-type="float" office:value="9.7" calcext:value-type="float">
            <text:p>9.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İSTANBUL MEDİPOL ÜNİVERSİTESİ</text:p>
          </table:table-cell>
          <table:table-cell table:style-name="ce11" office:value-type="float" office:value="2731" calcext:value-type="float">
            <text:p>2,731</text:p>
          </table:table-cell>
          <table:table-cell table:style-name="ce11" office:value-type="float" office:value="37095" calcext:value-type="float">
            <text:p>37,095</text:p>
          </table:table-cell>
          <table:table-cell table:style-name="ce20" office:value-type="float" office:value="7.4" calcext:value-type="float">
            <text:p>7.4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ÜSKÜDAR ÜNİVERSİTESİ</text:p>
          </table:table-cell>
          <table:table-cell table:style-name="ce12" office:value-type="float" office:value="2726" calcext:value-type="float">
            <text:p>2,726</text:p>
          </table:table-cell>
          <table:table-cell table:style-name="ce12" office:value-type="float" office:value="22967" calcext:value-type="float">
            <text:p>22,967</text:p>
          </table:table-cell>
          <table:table-cell table:style-name="ce21" office:value-type="float" office:value="11.9" calcext:value-type="float">
            <text:p>11.9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İSTANBUL SABAHATTİN ZAİM ÜNİVERSİTESİ</text:p>
          </table:table-cell>
          <table:table-cell table:style-name="ce11" office:value-type="float" office:value="2267" calcext:value-type="float">
            <text:p>2,267</text:p>
          </table:table-cell>
          <table:table-cell table:style-name="ce11" office:value-type="float" office:value="11116" calcext:value-type="float">
            <text:p>11,116</text:p>
          </table:table-cell>
          <table:table-cell table:style-name="ce20"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NİŞANTAŞI ÜNİVERSİTESİ</text:p>
          </table:table-cell>
          <table:table-cell table:style-name="ce12" office:value-type="float" office:value="2090" calcext:value-type="float">
            <text:p>2,090</text:p>
          </table:table-cell>
          <table:table-cell table:style-name="ce12" office:value-type="float" office:value="21088" calcext:value-type="float">
            <text:p>21,088</text:p>
          </table:table-cell>
          <table:table-cell table:style-name="ce21" office:value-type="float" office:value="9.9" calcext:value-type="float">
            <text:p>9.9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İSTANBUL OKAN ÜNİVERSİTESİ</text:p>
          </table:table-cell>
          <table:table-cell table:style-name="ce11" office:value-type="float" office:value="1798" calcext:value-type="float">
            <text:p>1,798</text:p>
          </table:table-cell>
          <table:table-cell table:style-name="ce11" office:value-type="float" office:value="16431" calcext:value-type="float">
            <text:p>16,431</text:p>
          </table:table-cell>
          <table:table-cell table:style-name="ce20" office:value-type="float" office:value="10.9" calcext:value-type="float">
            <text:p>10.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İSTANBUL KÜLTÜR ÜNİVERSİTESİ</text:p>
          </table:table-cell>
          <table:table-cell table:style-name="ce12" office:value-type="float" office:value="1459" calcext:value-type="float">
            <text:p>1,459</text:p>
          </table:table-cell>
          <table:table-cell table:style-name="ce12" office:value-type="float" office:value="15937" calcext:value-type="float">
            <text:p>15,937</text:p>
          </table:table-cell>
          <table:table-cell table:style-name="ce21" office:value-type="float" office:value="9.2" calcext:value-type="float">
            <text:p>9.2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BEYKENT ÜNİVERSİTESİ</text:p>
          </table:table-cell>
          <table:table-cell table:style-name="ce13" office:value-type="float" office:value="1020" calcext:value-type="float">
            <text:p>1,020</text:p>
          </table:table-cell>
          <table:table-cell table:style-name="ce13" office:value-type="float" office:value="30567" calcext:value-type="float">
            <text:p>30,567</text:p>
          </table:table-cell>
          <table:table-cell table:style-name="ce17"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İSTİNYE ÜNİVERSİTESİ</text:p>
          </table:table-cell>
          <table:table-cell table:style-name="ce14" office:value-type="float" office:value="1018" calcext:value-type="float">
            <text:p>1,018</text:p>
          </table:table-cell>
          <table:table-cell table:style-name="ce14" office:value-type="float" office:value="10576" calcext:value-type="float">
            <text:p>10,576</text:p>
          </table:table-cell>
          <table:table-cell table:style-name="ce18" office:value-type="float" office:value="9.6" calcext:value-type="float">
            <text:p>9.6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İSTANBUL TİCARET ÜNİVERSİTESİ</text:p>
          </table:table-cell>
          <table:table-cell table:style-name="ce4" office:value-type="float" office:value="926" calcext:value-type="float">
            <text:p>926</text:p>
          </table:table-cell>
          <table:table-cell table:style-name="ce13" office:value-type="float" office:value="9311" calcext:value-type="float">
            <text:p>9,311</text:p>
          </table:table-cell>
          <table:table-cell table:style-name="ce17" office:value-type="float" office:value="9.9" calcext:value-type="float">
            <text:p>9.9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FATİH SULTAN MEHMET VAKIF ÜNİVERSİTESİ</text:p>
          </table:table-cell>
          <table:table-cell table:style-name="ce5" office:value-type="float" office:value="923" calcext:value-type="float">
            <text:p>923</text:p>
          </table:table-cell>
          <table:table-cell table:style-name="ce14" office:value-type="float" office:value="7172" calcext:value-type="float">
            <text:p>7,172</text:p>
          </table:table-cell>
          <table:table-cell table:style-name="ce18" office:value-type="float" office:value="12.9" calcext:value-type="float">
            <text:p>12.9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YEDİTEPE ÜNİVERSİTESİ</text:p>
          </table:table-cell>
          <table:table-cell table:style-name="ce4" office:value-type="float" office:value="807" calcext:value-type="float">
            <text:p>807</text:p>
          </table:table-cell>
          <table:table-cell table:style-name="ce13" office:value-type="float" office:value="21766" calcext:value-type="float">
            <text:p>21,766</text:p>
          </table:table-cell>
          <table:table-cell table:style-name="ce17"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HALİÇ ÜNİVERSİTESİ</text:p>
          </table:table-cell>
          <table:table-cell table:style-name="ce5" office:value-type="float" office:value="769" calcext:value-type="float">
            <text:p>769</text:p>
          </table:table-cell>
          <table:table-cell table:style-name="ce14" office:value-type="float" office:value="12522" calcext:value-type="float">
            <text:p>12,522</text:p>
          </table:table-cell>
          <table:table-cell table:style-name="ce18"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BİRUNİ ÜNİVERSİTESİ</text:p>
          </table:table-cell>
          <table:table-cell table:style-name="ce4" office:value-type="float" office:value="725" calcext:value-type="float">
            <text:p>725</text:p>
          </table:table-cell>
          <table:table-cell table:style-name="ce13" office:value-type="float" office:value="10028" calcext:value-type="float">
            <text:p>10,028</text:p>
          </table:table-cell>
          <table:table-cell table:style-name="ce17" office:value-type="float" office:value="7.2" calcext:value-type="float">
            <text:p>7.2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IŞIK ÜNİVERSİTESİ</text:p>
          </table:table-cell>
          <table:table-cell table:style-name="ce5" office:value-type="float" office:value="707" calcext:value-type="float">
            <text:p>707</text:p>
          </table:table-cell>
          <table:table-cell table:style-name="ce14" office:value-type="float" office:value="7584" calcext:value-type="float">
            <text:p>7,584</text:p>
          </table:table-cell>
          <table:table-cell table:style-name="ce18" office:value-type="float" office:value="9.3" calcext:value-type="float">
            <text:p>9.3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İHSAN DOĞRAMACI BİLKENT ÜNİVERSİTESİ</text:p>
          </table:table-cell>
          <table:table-cell table:style-name="ce4" office:value-type="float" office:value="707" calcext:value-type="float">
            <text:p>707</text:p>
          </table:table-cell>
          <table:table-cell table:style-name="ce13" office:value-type="float" office:value="11906" calcext:value-type="float">
            <text:p>11,906</text:p>
          </table:table-cell>
          <table:table-cell table:style-name="ce17" office:value-type="float" office:value="5.9" calcext:value-type="float">
            <text:p>5.9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ATILIM ÜNİVERSİTESİ</text:p>
          </table:table-cell>
          <table:table-cell table:style-name="ce5" office:value-type="float" office:value="704" calcext:value-type="float">
            <text:p>704</text:p>
          </table:table-cell>
          <table:table-cell table:style-name="ce14" office:value-type="float" office:value="9525" calcext:value-type="float">
            <text:p>9,525</text:p>
          </table:table-cell>
          <table:table-cell table:style-name="ce18" office:value-type="float" office:value="7.4" calcext:value-type="float">
            <text:p>7.4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İSTANBUL ESENYURT ÜNİVERSİTESİ</text:p>
          </table:table-cell>
          <table:table-cell table:style-name="ce4" office:value-type="float" office:value="661" calcext:value-type="float">
            <text:p>661</text:p>
          </table:table-cell>
          <table:table-cell table:style-name="ce13" office:value-type="float" office:value="6209" calcext:value-type="float">
            <text:p>6,209</text:p>
          </table:table-cell>
          <table:table-cell table:style-name="ce17" office:value-type="float" office:value="10.6" calcext:value-type="float">
            <text:p>10.6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İSTANBUL BİLGİ ÜNİVERSİTESİ</text:p>
          </table:table-cell>
          <table:table-cell table:style-name="ce5" office:value-type="float" office:value="648" calcext:value-type="float">
            <text:p>648</text:p>
          </table:table-cell>
          <table:table-cell table:style-name="ce14" office:value-type="float" office:value="21814" calcext:value-type="float">
            <text:p>21,81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ANTALYA BİLİM ÜNİVERSİTESİ</text:p>
          </table:table-cell>
          <table:table-cell table:style-name="ce4" office:value-type="float" office:value="630" calcext:value-type="float">
            <text:p>630</text:p>
          </table:table-cell>
          <table:table-cell table:style-name="ce13" office:value-type="float" office:value="4726" calcext:value-type="float">
            <text:p>4,726</text:p>
          </table:table-cell>
          <table:table-cell table:style-name="ce17" office:value-type="float" office:value="13.3" calcext:value-type="float">
            <text:p>13.3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ÖZYEĞİN ÜNİVERSİTESİ</text:p>
          </table:table-cell>
          <table:table-cell table:style-name="ce5" office:value-type="float" office:value="621" calcext:value-type="float">
            <text:p>621</text:p>
          </table:table-cell>
          <table:table-cell table:style-name="ce14" office:value-type="float" office:value="8367" calcext:value-type="float">
            <text:p>8,367</text:p>
          </table:table-cell>
          <table:table-cell table:style-name="ce18" office:value-type="float" office:value="7.4" calcext:value-type="float">
            <text:p>7.4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İSTANBUL AREL ÜNİVERSİTESİ</text:p>
          </table:table-cell>
          <table:table-cell table:style-name="ce4" office:value-type="float" office:value="596" calcext:value-type="float">
            <text:p>596</text:p>
          </table:table-cell>
          <table:table-cell table:style-name="ce13" office:value-type="float" office:value="12207" calcext:value-type="float">
            <text:p>12,207</text:p>
          </table:table-cell>
          <table:table-cell table:style-name="ce17" office:value-type="float" office:value="4.9" calcext:value-type="float">
            <text:p>4.9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KOÇ ÜNİVERSİTESİ</text:p>
          </table:table-cell>
          <table:table-cell table:style-name="ce5" office:value-type="float" office:value="556" calcext:value-type="float">
            <text:p>556</text:p>
          </table:table-cell>
          <table:table-cell table:style-name="ce14" office:value-type="float" office:value="8909" calcext:value-type="float">
            <text:p>8,909</text:p>
          </table:table-cell>
          <table:table-cell table:style-name="ce18" office:value-type="float" office:value="6.2" calcext:value-type="float">
            <text:p>6.2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İSTANBUL YENİ YÜZYIL ÜNİVERSİTESİ</text:p>
          </table:table-cell>
          <table:table-cell table:style-name="ce4" office:value-type="float" office:value="545" calcext:value-type="float">
            <text:p>545</text:p>
          </table:table-cell>
          <table:table-cell table:style-name="ce13" office:value-type="float" office:value="8741" calcext:value-type="float">
            <text:p>8,741</text:p>
          </table:table-cell>
          <table:table-cell table:style-name="ce17" office:value-type="float" office:value="6.2" calcext:value-type="float">
            <text:p>6.2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SABANCI ÜNİVERSİTESİ</text:p>
          </table:table-cell>
          <table:table-cell table:style-name="ce5" office:value-type="float" office:value="511" calcext:value-type="float">
            <text:p>511</text:p>
          </table:table-cell>
          <table:table-cell table:style-name="ce14" office:value-type="float" office:value="5314" calcext:value-type="float">
            <text:p>5,314</text:p>
          </table:table-cell>
          <table:table-cell table:style-name="ce18" office:value-type="float" office:value="9.6" calcext:value-type="float">
            <text:p>9.6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KTO KARATAY ÜNİVERSİTESİ</text:p>
          </table:table-cell>
          <table:table-cell table:style-name="ce4" office:value-type="float" office:value="475" calcext:value-type="float">
            <text:p>475</text:p>
          </table:table-cell>
          <table:table-cell table:style-name="ce13" office:value-type="float" office:value="8685" calcext:value-type="float">
            <text:p>8,685</text:p>
          </table:table-cell>
          <table:table-cell table:style-name="ce17" office:value-type="float" office:value="5.5" calcext:value-type="float">
            <text:p>5.5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İBN HALDUN ÜNİVERSİTESİ</text:p>
          </table:table-cell>
          <table:table-cell table:style-name="ce5" office:value-type="float" office:value="443" calcext:value-type="float">
            <text:p>443</text:p>
          </table:table-cell>
          <table:table-cell table:style-name="ce14" office:value-type="float" office:value="1478" calcext:value-type="float">
            <text:p>1,478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OSTİM TEKNİK ÜNİVERSİTESİ</text:p>
          </table:table-cell>
          <table:table-cell table:style-name="ce4" office:value-type="float" office:value="443" calcext:value-type="float">
            <text:p>443</text:p>
          </table:table-cell>
          <table:table-cell table:style-name="ce13" office:value-type="float" office:value="1537" calcext:value-type="float">
            <text:p>1,537</text:p>
          </table:table-cell>
          <table:table-cell table:style-name="ce17" office:value-type="float" office:value="28.8" calcext:value-type="float">
            <text:p>28.8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MALTEPE ÜNİVERSİTESİ</text:p>
          </table:table-cell>
          <table:table-cell table:style-name="ce5" office:value-type="float" office:value="426" calcext:value-type="float">
            <text:p>426</text:p>
          </table:table-cell>
          <table:table-cell table:style-name="ce14" office:value-type="float" office:value="11936" calcext:value-type="float">
            <text:p>11,936</text:p>
          </table:table-cell>
          <table:table-cell table:style-name="ce18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HASAN KALYONCU ÜNİVERSİTESİ</text:p>
          </table:table-cell>
          <table:table-cell table:style-name="ce4" office:value-type="float" office:value="386" calcext:value-type="float">
            <text:p>386</text:p>
          </table:table-cell>
          <table:table-cell table:style-name="ce13" office:value-type="float" office:value="7107" calcext:value-type="float">
            <text:p>7,107</text:p>
          </table:table-cell>
          <table:table-cell table:style-name="ce17"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İSTANBUL GEDİK ÜNİVERSİTESİ</text:p>
          </table:table-cell>
          <table:table-cell table:style-name="ce5" office:value-type="float" office:value="384" calcext:value-type="float">
            <text:p>384</text:p>
          </table:table-cell>
          <table:table-cell table:style-name="ce14" office:value-type="float" office:value="5538" calcext:value-type="float">
            <text:p>5,538</text:p>
          </table:table-cell>
          <table:table-cell table:style-name="ce18" office:value-type="float" office:value="6.9" calcext:value-type="float">
            <text:p>6.9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İSTANBUL AYVANSARAY ÜNİVERSİTESİ</text:p>
          </table:table-cell>
          <table:table-cell table:style-name="ce4" office:value-type="float" office:value="325" calcext:value-type="float">
            <text:p>325</text:p>
          </table:table-cell>
          <table:table-cell table:style-name="ce13" office:value-type="float" office:value="7571" calcext:value-type="float">
            <text:p>7,571</text:p>
          </table:table-cell>
          <table:table-cell table:style-name="ce17" office:value-type="float" office:value="4.3" calcext:value-type="float">
            <text:p>4.3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İSTANBUL KENT ÜNİVERSİTESİ</text:p>
          </table:table-cell>
          <table:table-cell table:style-name="ce5" office:value-type="float" office:value="324" calcext:value-type="float">
            <text:p>324</text:p>
          </table:table-cell>
          <table:table-cell table:style-name="ce14" office:value-type="float" office:value="3655" calcext:value-type="float">
            <text:p>3,655</text:p>
          </table:table-cell>
          <table:table-cell table:style-name="ce18" office:value-type="float" office:value="8.9" calcext:value-type="float">
            <text:p>8.9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BAŞKENT ÜNİVERSİTESİ</text:p>
          </table:table-cell>
          <table:table-cell table:style-name="ce4" office:value-type="float" office:value="309" calcext:value-type="float">
            <text:p>309</text:p>
          </table:table-cell>
          <table:table-cell table:style-name="ce13" office:value-type="float" office:value="17442" calcext:value-type="float">
            <text:p>17,442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ANKARA MEDİPOL ÜNİVERSİTESİ</text:p>
          </table:table-cell>
          <table:table-cell table:style-name="ce5" office:value-type="float" office:value="300" calcext:value-type="float">
            <text:p>300</text:p>
          </table:table-cell>
          <table:table-cell table:style-name="ce51" office:value-type="float" office:value="2797" calcext:value-type="float">
            <text:p>2,797</text:p>
          </table:table-cell>
          <table:table-cell table:style-name="ce18" office:value-type="float" office:value="10.7" calcext:value-type="float">
            <text:p>10.7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İSTANBUL 29 MAYIS ÜNİVERSİTESİ</text:p>
          </table:table-cell>
          <table:table-cell table:style-name="ce4" office:value-type="float" office:value="223" calcext:value-type="float">
            <text:p>223</text:p>
          </table:table-cell>
          <table:table-cell table:style-name="ce52" office:value-type="float" office:value="2175" calcext:value-type="float">
            <text:p>2,175</text:p>
          </table:table-cell>
          <table:table-cell table:style-name="ce17" office:value-type="float" office:value="10.3" calcext:value-type="float">
            <text:p>10.3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YAŞAR ÜNİVERSİTESİ</text:p>
          </table:table-cell>
          <table:table-cell table:style-name="ce5" office:value-type="float" office:value="213" calcext:value-type="float">
            <text:p>213</text:p>
          </table:table-cell>
          <table:table-cell table:style-name="ce51" office:value-type="float" office:value="8454" calcext:value-type="float">
            <text:p>8,454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KADİR HAS ÜNİVERSİTESİ</text:p>
          </table:table-cell>
          <table:table-cell table:style-name="ce4" office:value-type="float" office:value="211" calcext:value-type="float">
            <text:p>211</text:p>
          </table:table-cell>
          <table:table-cell table:style-name="ce52" office:value-type="float" office:value="5916" calcext:value-type="float">
            <text:p>5,916</text:p>
          </table:table-cell>
          <table:table-cell table:style-name="ce17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TED ÜNİVERSİTESİ</text:p>
          </table:table-cell>
          <table:table-cell table:style-name="ce5" office:value-type="float" office:value="206" calcext:value-type="float">
            <text:p>206</text:p>
          </table:table-cell>
          <table:table-cell table:style-name="ce51" office:value-type="float" office:value="4409" calcext:value-type="float">
            <text:p>4,409</text:p>
          </table:table-cell>
          <table:table-cell table:style-name="ce18" office:value-type="float" office:value="4.7" calcext:value-type="float">
            <text:p>4.7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İZMİR EKONOMİ ÜNİVERSİTESİ</text:p>
          </table:table-cell>
          <table:table-cell table:style-name="ce4" office:value-type="float" office:value="182" calcext:value-type="float">
            <text:p>182</text:p>
          </table:table-cell>
          <table:table-cell table:style-name="ce52" office:value-type="float" office:value="9965" calcext:value-type="float">
            <text:p>9,965</text:p>
          </table:table-cell>
          <table:table-cell table:style-name="ce17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DOĞUŞ ÜNİVERSİTESİ</text:p>
          </table:table-cell>
          <table:table-cell table:style-name="ce5" office:value-type="float" office:value="157" calcext:value-type="float">
            <text:p>157</text:p>
          </table:table-cell>
          <table:table-cell table:style-name="ce51" office:value-type="float" office:value="10765" calcext:value-type="float">
            <text:p>10,765</text:p>
          </table:table-cell>
          <table:table-cell table:style-name="ce18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BEYKOZ ÜNİVERSİTESİ</text:p>
          </table:table-cell>
          <table:table-cell table:style-name="ce4" office:value-type="float" office:value="149" calcext:value-type="float">
            <text:p>149</text:p>
          </table:table-cell>
          <table:table-cell table:style-name="ce52" office:value-type="float" office:value="4940" calcext:value-type="float">
            <text:p>4,94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BEZM-İ ALEM VAKIF ÜNİVERSİTESİ</text:p>
          </table:table-cell>
          <table:table-cell table:style-name="ce5" office:value-type="float" office:value="145" calcext:value-type="float">
            <text:p>145</text:p>
          </table:table-cell>
          <table:table-cell table:style-name="ce51" office:value-type="float" office:value="3411" calcext:value-type="float">
            <text:p>3,411</text:p>
          </table:table-cell>
          <table:table-cell table:style-name="ce18" office:value-type="float" office:value="4.3" calcext:value-type="float">
            <text:p>4.3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FENERBAHÇE ÜNİVERSİTESİ</text:p>
          </table:table-cell>
          <table:table-cell table:style-name="ce4" office:value-type="float" office:value="138" calcext:value-type="float">
            <text:p>138</text:p>
          </table:table-cell>
          <table:table-cell table:style-name="ce52" office:value-type="float" office:value="1806" calcext:value-type="float">
            <text:p>1,806</text:p>
          </table:table-cell>
          <table:table-cell table:style-name="ce17"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ACIBADEM MEHMET ALİ AYDINLAR ÜNİVERSİTESİ</text:p>
          </table:table-cell>
          <table:table-cell table:style-name="ce5" office:value-type="float" office:value="128" calcext:value-type="float">
            <text:p>128</text:p>
          </table:table-cell>
          <table:table-cell table:style-name="ce51" office:value-type="float" office:value="4782" calcext:value-type="float">
            <text:p>4,782</text:p>
          </table:table-cell>
          <table:table-cell table:style-name="ce18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TOROS ÜNİVERSİTESİ</text:p>
          </table:table-cell>
          <table:table-cell table:style-name="ce4" office:value-type="float" office:value="123" calcext:value-type="float">
            <text:p>123</text:p>
          </table:table-cell>
          <table:table-cell table:style-name="ce52" office:value-type="float" office:value="3061" calcext:value-type="float">
            <text:p>3,061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LOKMAN HEKİM ÜNİVERSİTESİ</text:p>
          </table:table-cell>
          <table:table-cell table:style-name="ce5" office:value-type="float" office:value="121" calcext:value-type="float">
            <text:p>121</text:p>
          </table:table-cell>
          <table:table-cell table:style-name="ce51" office:value-type="float" office:value="2082" calcext:value-type="float">
            <text:p>2,082</text:p>
          </table:table-cell>
          <table:table-cell table:style-name="ce18"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TÜRK HAVA KURUMU ÜNİVERSİTESİ</text:p>
          </table:table-cell>
          <table:table-cell table:style-name="ce4" office:value-type="float" office:value="98" calcext:value-type="float">
            <text:p>98</text:p>
          </table:table-cell>
          <table:table-cell table:style-name="ce52" office:value-type="float" office:value="2986" calcext:value-type="float">
            <text:p>2,986</text:p>
          </table:table-cell>
          <table:table-cell table:style-name="ce17"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İSTANBUL GALATA ÜNİVERSİTESİ</text:p>
          </table:table-cell>
          <table:table-cell table:style-name="ce5" office:value-type="float" office:value="96" calcext:value-type="float">
            <text:p>96</text:p>
          </table:table-cell>
          <table:table-cell table:style-name="ce29" office:value-type="float" office:value="682" calcext:value-type="float">
            <text:p>682</text:p>
          </table:table-cell>
          <table:table-cell table:style-name="ce18" office:value-type="float" office:value="14.1" calcext:value-type="float">
            <text:p>14.1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KAPADOKYA ÜNİVERSİTESİ</text:p>
          </table:table-cell>
          <table:table-cell table:style-name="ce4" office:value-type="float" office:value="92" calcext:value-type="float">
            <text:p>92</text:p>
          </table:table-cell>
          <table:table-cell table:style-name="ce52" office:value-type="float" office:value="6426" calcext:value-type="float">
            <text:p>6,426</text:p>
          </table:table-cell>
          <table:table-cell table:style-name="ce17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İSTANBUL RUMELİ ÜNİVERSİTESİ</text:p>
          </table:table-cell>
          <table:table-cell table:style-name="ce5" office:value-type="float" office:value="76" calcext:value-type="float">
            <text:p>76</text:p>
          </table:table-cell>
          <table:table-cell table:style-name="ce51" office:value-type="float" office:value="4671" calcext:value-type="float">
            <text:p>4,671</text:p>
          </table:table-cell>
          <table:table-cell table:style-name="ce18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ÇANKAYA ÜNİVERSİTESİ</text:p>
          </table:table-cell>
          <table:table-cell table:style-name="ce4" office:value-type="float" office:value="75" calcext:value-type="float">
            <text:p>75</text:p>
          </table:table-cell>
          <table:table-cell table:style-name="ce52" office:value-type="float" office:value="6876" calcext:value-type="float">
            <text:p>6,876</text:p>
          </table:table-cell>
          <table:table-cell table:style-name="ce17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AVRASYA ÜNİVERSİTESİ</text:p>
          </table:table-cell>
          <table:table-cell table:style-name="ce5" office:value-type="float" office:value="69" calcext:value-type="float">
            <text:p>69</text:p>
          </table:table-cell>
          <table:table-cell table:style-name="ce51" office:value-type="float" office:value="5495" calcext:value-type="float">
            <text:p>5,495</text:p>
          </table:table-cell>
          <table:table-cell table:style-name="ce18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NKARA BİLİM ÜNİVERSİTESİ</text:p>
          </table:table-cell>
          <table:table-cell table:style-name="ce4" office:value-type="float" office:value="63" calcext:value-type="float">
            <text:p>63</text:p>
          </table:table-cell>
          <table:table-cell table:style-name="ce28" office:value-type="float" office:value="393" calcext:value-type="float">
            <text:p>393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SANKO ÜNİVERSİTESİ</text:p>
          </table:table-cell>
          <table:table-cell table:style-name="ce5" office:value-type="float" office:value="54" calcext:value-type="float">
            <text:p>54</text:p>
          </table:table-cell>
          <table:table-cell table:style-name="ce51" office:value-type="float" office:value="1328" calcext:value-type="float">
            <text:p>1,328</text:p>
          </table:table-cell>
          <table:table-cell table:style-name="ce18"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7" office:value-type="string" calcext:value-type="string">
            <text:p>ANTALYA AKEV ÜNİVERSİTESİ</text:p>
          </table:table-cell>
          <table:table-cell table:style-name="ce4" office:value-type="float" office:value="41" calcext:value-type="float">
            <text:p>41</text:p>
          </table:table-cell>
          <table:table-cell table:style-name="ce28" office:value-type="float" office:value="861" calcext:value-type="float">
            <text:p>861</text:p>
          </table:table-cell>
          <table:table-cell table:style-name="ce17"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8" office:value-type="string" calcext:value-type="string">
            <text:p>ALANYA HAMDULLAH EMİN PAŞA ÜNİVERSİTESİ</text:p>
          </table:table-cell>
          <table:table-cell table:style-name="ce5" office:value-type="float" office:value="39" calcext:value-type="float">
            <text:p>39</text:p>
          </table:table-cell>
          <table:table-cell table:style-name="ce29" office:value-type="float" office:value="378" calcext:value-type="float">
            <text:p>378</text:p>
          </table:table-cell>
          <table:table-cell table:style-name="ce18" office:value-type="float" office:value="10.3" calcext:value-type="float">
            <text:p>10.3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7" office:value-type="string" calcext:value-type="string">
            <text:p>İSTANBUL ŞİŞLİ MYO</text:p>
          </table:table-cell>
          <table:table-cell table:style-name="ce4" office:value-type="float" office:value="39" calcext:value-type="float">
            <text:p>39</text:p>
          </table:table-cell>
          <table:table-cell table:style-name="ce52" office:value-type="float" office:value="4846" calcext:value-type="float">
            <text:p>4,846</text:p>
          </table:table-cell>
          <table:table-cell table:style-name="ce17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8" office:value-type="string" calcext:value-type="string">
            <text:p>YÜKSEK İHTİSAS ÜNİVERSİTESİ</text:p>
          </table:table-cell>
          <table:table-cell table:style-name="ce5" office:value-type="float" office:value="38" calcext:value-type="float">
            <text:p>38</text:p>
          </table:table-cell>
          <table:table-cell table:style-name="ce51" office:value-type="float" office:value="1717" calcext:value-type="float">
            <text:p>1,717</text:p>
          </table:table-cell>
          <table:table-cell table:style-name="ce18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7" office:value-type="string" calcext:value-type="string">
            <text:p>NUH NACİ YAZGAN ÜNİVERSİTESİ</text:p>
          </table:table-cell>
          <table:table-cell table:style-name="ce4" office:value-type="float" office:value="35" calcext:value-type="float">
            <text:p>35</text:p>
          </table:table-cell>
          <table:table-cell table:style-name="ce52" office:value-type="float" office:value="2534" calcext:value-type="float">
            <text:p>2,534</text:p>
          </table:table-cell>
          <table:table-cell table:style-name="ce17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8" office:value-type="string" calcext:value-type="string">
            <text:p>TOBB EKONOMİ VE TEKNOLOJİ ÜNİVERSİTESİ</text:p>
          </table:table-cell>
          <table:table-cell table:style-name="ce5" office:value-type="float" office:value="33" calcext:value-type="float">
            <text:p>33</text:p>
          </table:table-cell>
          <table:table-cell table:style-name="ce51" office:value-type="float" office:value="5827" calcext:value-type="float">
            <text:p>5,827</text:p>
          </table:table-cell>
          <table:table-cell table:style-name="ce18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7" office:value-type="string" calcext:value-type="string">
            <text:p>KOCAELİ SAĞLIK VE TEKNOLOJİ ÜNİVERSİTESİ</text:p>
          </table:table-cell>
          <table:table-cell table:style-name="ce4" office:value-type="float" office:value="28" calcext:value-type="float">
            <text:p>28</text:p>
          </table:table-cell>
          <table:table-cell table:style-name="ce52" office:value-type="float" office:value="2870" calcext:value-type="float">
            <text:p>2,87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8" office:value-type="string" calcext:value-type="string">
            <text:p>İSTANBUL ATLAS ÜNİVERSİTESİ</text:p>
          </table:table-cell>
          <table:table-cell table:style-name="ce5" office:value-type="float" office:value="22" calcext:value-type="float">
            <text:p>22</text:p>
          </table:table-cell>
          <table:table-cell table:style-name="ce29" office:value-type="float" office:value="904" calcext:value-type="float">
            <text:p>904</text:p>
          </table:table-cell>
          <table:table-cell table:style-name="ce18"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7" office:value-type="string" calcext:value-type="string">
            <text:p>ÇAĞ ÜNİVERSİTESİ</text:p>
          </table:table-cell>
          <table:table-cell table:style-name="ce4" office:value-type="float" office:value="17" calcext:value-type="float">
            <text:p>17</text:p>
          </table:table-cell>
          <table:table-cell table:style-name="ce52" office:value-type="float" office:value="4882" calcext:value-type="float">
            <text:p>4,882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8" office:value-type="string" calcext:value-type="string">
            <text:p>MEF ÜNİVERSİTESİ</text:p>
          </table:table-cell>
          <table:table-cell table:style-name="ce5" office:value-type="float" office:value="16" calcext:value-type="float">
            <text:p>16</text:p>
          </table:table-cell>
          <table:table-cell table:style-name="ce51" office:value-type="float" office:value="3821" calcext:value-type="float">
            <text:p>3,821</text:p>
          </table:table-cell>
          <table:table-cell table:style-name="ce18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17" office:value-type="string" calcext:value-type="string">
            <text:p>PİRİ REİS ÜNİVERSİTESİ</text:p>
          </table:table-cell>
          <table:table-cell table:style-name="ce4" office:value-type="float" office:value="16" calcext:value-type="float">
            <text:p>16</text:p>
          </table:table-cell>
          <table:table-cell table:style-name="ce52" office:value-type="float" office:value="4905" calcext:value-type="float">
            <text:p>4,905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8" office:value-type="string" calcext:value-type="string">
            <text:p>KONYA GIDA VE TARIM ÜNİVERSİTESİ</text:p>
          </table:table-cell>
          <table:table-cell table:style-name="ce5" office:value-type="float" office:value="14" calcext:value-type="float">
            <text:p>14</text:p>
          </table:table-cell>
          <table:table-cell table:style-name="ce29" office:value-type="float" office:value="897" calcext:value-type="float">
            <text:p>897</text:p>
          </table:table-cell>
          <table:table-cell table:style-name="ce18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17" office:value-type="string" calcext:value-type="string">
            <text:p>DEMİROĞLU BİLİM ÜNİVERSİTESİ</text:p>
          </table:table-cell>
          <table:table-cell table:style-name="ce4" office:value-type="float" office:value="12" calcext:value-type="float">
            <text:p>12</text:p>
          </table:table-cell>
          <table:table-cell table:style-name="ce52" office:value-type="float" office:value="2823" calcext:value-type="float">
            <text:p>2,823</text:p>
          </table:table-cell>
          <table:table-cell table:style-name="ce17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8" office:value-type="string" calcext:value-type="string">
            <text:p>UFUK ÜNİVERSİTESİ</text:p>
          </table:table-cell>
          <table:table-cell table:style-name="ce5" office:value-type="float" office:value="11" calcext:value-type="float">
            <text:p>11</text:p>
          </table:table-cell>
          <table:table-cell table:style-name="ce51" office:value-type="float" office:value="4745" calcext:value-type="float">
            <text:p>4,745</text:p>
          </table:table-cell>
          <table:table-cell table:style-name="ce18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7" office:value-type="string" calcext:value-type="string">
            <text:p>İZMİR KAVRAM MYO</text:p>
          </table:table-cell>
          <table:table-cell table:style-name="ce4" office:value-type="float" office:value="10" calcext:value-type="float">
            <text:p>10</text:p>
          </table:table-cell>
          <table:table-cell table:style-name="ce52" office:value-type="float" office:value="2003" calcext:value-type="float">
            <text:p>2,003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18" office:value-type="string" calcext:value-type="string">
            <text:p>İZMİR TINAZTEPE ÜNİVERSİTESİ</text:p>
          </table:table-cell>
          <table:table-cell table:style-name="ce5" office:value-type="float" office:value="4" calcext:value-type="float">
            <text:p>4</text:p>
          </table:table-cell>
          <table:table-cell table:style-name="ce29" office:value-type="float" office:value="473" calcext:value-type="float">
            <text:p>473</text:p>
          </table:table-cell>
          <table:table-cell table:style-name="ce18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17" office:value-type="string" calcext:value-type="string">
            <text:p>İSTANBUL SAĞLIK VE SOSYAL BİLİMLER MYO (FARUK SARAÇ TASARIM MYO)</text:p>
          </table:table-cell>
          <table:table-cell table:style-name="ce4" office:value-type="float" office:value="2" calcext:value-type="float">
            <text:p>2</text:p>
          </table:table-cell>
          <table:table-cell table:style-name="ce28" office:value-type="float" office:value="866" calcext:value-type="float">
            <text:p>866</text:p>
          </table:table-cell>
          <table:table-cell table:style-name="ce17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18" office:value-type="string" calcext:value-type="string">
            <text:p>ATAŞEHİR ADIGÜZEL MYO</text:p>
          </table:table-cell>
          <table:table-cell table:style-name="ce5" office:value-type="float" office:value="1" calcext:value-type="float">
            <text:p>1</text:p>
          </table:table-cell>
          <table:table-cell table:style-name="ce51" office:value-type="float" office:value="1001" calcext:value-type="float">
            <text:p>1,001</text:p>
          </table:table-cell>
          <table:table-cell table:style-name="ce18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17" office:value-type="string" calcext:value-type="string">
            <text:p>İSTANBUL SAĞLIK VE TEKNOLOJİ ÜNİVERSİTESİ</text:p>
          </table:table-cell>
          <table:table-cell table:style-name="ce4" office:value-type="float" office:value="1" calcext:value-type="float">
            <text:p>1</text:p>
          </table:table-cell>
          <table:table-cell table:style-name="ce28" office:value-type="float" office:value="574" calcext:value-type="float">
            <text:p>574</text:p>
          </table:table-cell>
          <table:table-cell table:style-name="ce17" office:value-type="float" office:value="0.2" calcext:value-type="float">
            <text:p>0.2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0-2021 Dönemi Yatay Geçiş ile Giden ve Gelen Öğrenci Sayısına Göre Vakıf Üniversiteleri" table:style-name="ta10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7" office:value-type="string" calcext:value-type="string">
            <text:p>ÜNİVERSİTE</text:p>
          </table:table-cell>
          <table:table-cell table:style-name="ce7" office:value-type="string" calcext:value-type="string">
            <text:p>GİDEN ÖĞRENCİ SAYISI</text:p>
          </table:table-cell>
          <table:table-cell table:style-name="ce32" office:value-type="string" calcext:value-type="string">
            <text:p>TOPLAM ÖĞRENCİ SAYISI</text:p>
            <text:p>(Önlisans + Lisans)</text:p>
          </table:table-cell>
          <table:table-cell table:style-name="ce10" office:value-type="string" calcext:value-type="string">
            <text:p>TOPLAM ÖĞRENCİ İÇERİSİNDE GİDEN ÖĞRENCİ ORANI (%)</text:p>
          </table:table-cell>
          <table:table-cell table:style-name="ce7" office:value-type="string" calcext:value-type="string">
            <text:p>GELEN ÖĞRENCİ SAYISI</text:p>
          </table:table-cell>
          <table:table-cell table:style-name="ce10" office:value-type="string" calcext:value-type="string">
            <text:p>TOPLAM ÖĞRENCİ İÇERİSİNDE GELEN ÖĞRENCİ ORANI (%)</text:p>
          </table:table-cell>
          <table:table-cell table:style-name="ce10" office:value-type="string" calcext:value-type="string">
            <text:p>YURT DIŞINDAN GELEN ÖĞRENCİ SAYISI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İSTANBUL GELİŞİM ÜNİVERSİTESİ</text:p>
          </table:table-cell>
          <table:table-cell table:style-name="ce53" office:value-type="float" office:value="728" calcext:value-type="float">
            <text:p>728</text:p>
          </table:table-cell>
          <table:table-cell table:style-name="ce55" office:value-type="float" office:value="29147" calcext:value-type="float">
            <text:p>29,147</text:p>
          </table:table-cell>
          <table:table-cell table:style-name="ce54" office:value-type="float" office:value="2.5" calcext:value-type="float">
            <text:p>2.5</text:p>
          </table:table-cell>
          <table:table-cell table:style-name="ce57" office:value-type="float" office:value="579" calcext:value-type="float">
            <text:p>579</text:p>
          </table:table-cell>
          <table:table-cell table:style-name="ce58" office:value-type="float" office:value="1.99" calcext:value-type="float">
            <text:p>1.99</text:p>
          </table:table-cell>
          <table:table-cell table:style-name="ce60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İSTANBUL AYDIN ÜNİVERSİTESİ</text:p>
          </table:table-cell>
          <table:table-cell table:style-name="ce53" office:value-type="float" office:value="503" calcext:value-type="float">
            <text:p>503</text:p>
          </table:table-cell>
          <table:table-cell table:style-name="ce55" office:value-type="float" office:value="33054" calcext:value-type="float">
            <text:p>33,054</text:p>
          </table:table-cell>
          <table:table-cell table:style-name="ce54" office:value-type="float" office:value="1.52" calcext:value-type="float">
            <text:p>1.52</text:p>
          </table:table-cell>
          <table:table-cell table:style-name="ce57" office:value-type="float" office:value="233" calcext:value-type="float">
            <text:p>233</text:p>
          </table:table-cell>
          <table:table-cell table:style-name="ce58" office:value-type="float" office:value="0.7" calcext:value-type="float">
            <text:p>0.7</text:p>
          </table:table-cell>
          <table:table-cell table:style-name="ce60" office:value-type="float" office:value="154" calcext:value-type="float">
            <text:p>154</text:p>
          </table:table-cell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İSTANBUL MEDİPOL ÜNİVERSİTESİ</text:p>
          </table:table-cell>
          <table:table-cell table:style-name="ce53" office:value-type="float" office:value="453" calcext:value-type="float">
            <text:p>453</text:p>
          </table:table-cell>
          <table:table-cell table:style-name="ce55" office:value-type="float" office:value="35259" calcext:value-type="float">
            <text:p>35,259</text:p>
          </table:table-cell>
          <table:table-cell table:style-name="ce54" office:value-type="float" office:value="1.28" calcext:value-type="float">
            <text:p>1.28</text:p>
          </table:table-cell>
          <table:table-cell table:style-name="ce57" office:value-type="float" office:value="445" calcext:value-type="float">
            <text:p>445</text:p>
          </table:table-cell>
          <table:table-cell table:style-name="ce58" office:value-type="float" office:value="1.26" calcext:value-type="float">
            <text:p>1.26</text:p>
          </table:table-cell>
          <table:table-cell table:style-name="ce60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İSTANBUL OKAN ÜNİVERSİTESİ</text:p>
          </table:table-cell>
          <table:table-cell table:style-name="ce53" office:value-type="float" office:value="360" calcext:value-type="float">
            <text:p>360</text:p>
          </table:table-cell>
          <table:table-cell table:style-name="ce55" office:value-type="float" office:value="13624" calcext:value-type="float">
            <text:p>13,624</text:p>
          </table:table-cell>
          <table:table-cell table:style-name="ce54" office:value-type="float" office:value="2.64" calcext:value-type="float">
            <text:p>2.64</text:p>
          </table:table-cell>
          <table:table-cell table:style-name="ce57" office:value-type="float" office:value="76" calcext:value-type="float">
            <text:p>76</text:p>
          </table:table-cell>
          <table:table-cell table:style-name="ce58" office:value-type="float" office:value="0.56" calcext:value-type="float">
            <text:p>0.56</text:p>
          </table:table-cell>
          <table:table-cell table:style-name="ce60"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7" office:value-type="string" calcext:value-type="string">
            <text:p>İSTANBUL YENİ YÜZYIL ÜNİVERSİTESİ</text:p>
          </table:table-cell>
          <table:table-cell table:style-name="ce53" office:value-type="float" office:value="308" calcext:value-type="float">
            <text:p>308</text:p>
          </table:table-cell>
          <table:table-cell table:style-name="ce55" office:value-type="float" office:value="7753" calcext:value-type="float">
            <text:p>7,753</text:p>
          </table:table-cell>
          <table:table-cell table:style-name="ce54" office:value-type="float" office:value="3.97" calcext:value-type="float">
            <text:p>3.97</text:p>
          </table:table-cell>
          <table:table-cell table:style-name="ce57" office:value-type="float" office:value="134" calcext:value-type="float">
            <text:p>134</text:p>
          </table:table-cell>
          <table:table-cell table:style-name="ce58" office:value-type="float" office:value="1.73" calcext:value-type="float">
            <text:p>1.73</text:p>
          </table:table-cell>
          <table:table-cell table:style-name="ce60"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8" office:value-type="string" calcext:value-type="string">
            <text:p>İSTANBUL ESENYURT ÜNİVERSİTESİ</text:p>
          </table:table-cell>
          <table:table-cell table:style-name="ce53" office:value-type="float" office:value="287" calcext:value-type="float">
            <text:p>287</text:p>
          </table:table-cell>
          <table:table-cell table:style-name="ce55" office:value-type="float" office:value="6011" calcext:value-type="float">
            <text:p>6,011</text:p>
          </table:table-cell>
          <table:table-cell table:style-name="ce54" office:value-type="float" office:value="4.77" calcext:value-type="float">
            <text:p>4.77</text:p>
          </table:table-cell>
          <table:table-cell table:style-name="ce57" office:value-type="float" office:value="30" calcext:value-type="float">
            <text:p>30</text:p>
          </table:table-cell>
          <table:table-cell table:style-name="ce58" office:value-type="float" office:value="0.5" calcext:value-type="float">
            <text:p>0.5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7" office:value-type="string" calcext:value-type="string">
            <text:p>İSTANBUL AREL ÜNİVERSİTESİ</text:p>
          </table:table-cell>
          <table:table-cell table:style-name="ce53" office:value-type="float" office:value="268" calcext:value-type="float">
            <text:p>268</text:p>
          </table:table-cell>
          <table:table-cell table:style-name="ce55" office:value-type="float" office:value="10163" calcext:value-type="float">
            <text:p>10,163</text:p>
          </table:table-cell>
          <table:table-cell table:style-name="ce54" office:value-type="float" office:value="2.64" calcext:value-type="float">
            <text:p>2.64</text:p>
          </table:table-cell>
          <table:table-cell table:style-name="ce57" office:value-type="float" office:value="70" calcext:value-type="float">
            <text:p>70</text:p>
          </table:table-cell>
          <table:table-cell table:style-name="ce58" office:value-type="float" office:value="0.69" calcext:value-type="float">
            <text:p>0.69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8" office:value-type="string" calcext:value-type="string">
            <text:p>ÜSKÜDAR ÜNİVERSİTESİ</text:p>
          </table:table-cell>
          <table:table-cell table:style-name="ce53" office:value-type="float" office:value="255" calcext:value-type="float">
            <text:p>255</text:p>
          </table:table-cell>
          <table:table-cell table:style-name="ce55" office:value-type="float" office:value="19619" calcext:value-type="float">
            <text:p>19,619</text:p>
          </table:table-cell>
          <table:table-cell table:style-name="ce54" office:value-type="float" office:value="1.3" calcext:value-type="float">
            <text:p>1.3</text:p>
          </table:table-cell>
          <table:table-cell table:style-name="ce57" office:value-type="float" office:value="409" calcext:value-type="float">
            <text:p>409</text:p>
          </table:table-cell>
          <table:table-cell table:style-name="ce58" office:value-type="float" office:value="2.08" calcext:value-type="float">
            <text:p>2.08</text:p>
          </table:table-cell>
          <table:table-cell table:style-name="ce60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7" office:value-type="string" calcext:value-type="string">
            <text:p>MALTEPE ÜNİVERSİTESİ</text:p>
          </table:table-cell>
          <table:table-cell table:style-name="ce53" office:value-type="float" office:value="253" calcext:value-type="float">
            <text:p>253</text:p>
          </table:table-cell>
          <table:table-cell table:style-name="ce55" office:value-type="float" office:value="10300" calcext:value-type="float">
            <text:p>10,300</text:p>
          </table:table-cell>
          <table:table-cell table:style-name="ce54" office:value-type="float" office:value="2.46" calcext:value-type="float">
            <text:p>2.46</text:p>
          </table:table-cell>
          <table:table-cell table:style-name="ce57" office:value-type="float" office:value="219" calcext:value-type="float">
            <text:p>219</text:p>
          </table:table-cell>
          <table:table-cell table:style-name="ce58" office:value-type="float" office:value="2.13" calcext:value-type="float">
            <text:p>2.13</text:p>
          </table:table-cell>
          <table:table-cell table:style-name="ce60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8" office:value-type="string" calcext:value-type="string">
            <text:p>İSTİNYE ÜNİVERSİTESİ</text:p>
          </table:table-cell>
          <table:table-cell table:style-name="ce53" office:value-type="float" office:value="250" calcext:value-type="float">
            <text:p>250</text:p>
          </table:table-cell>
          <table:table-cell table:style-name="ce55" office:value-type="float" office:value="10177" calcext:value-type="float">
            <text:p>10,177</text:p>
          </table:table-cell>
          <table:table-cell table:style-name="ce54" office:value-type="float" office:value="2.46" calcext:value-type="float">
            <text:p>2.46</text:p>
          </table:table-cell>
          <table:table-cell table:style-name="ce57" office:value-type="float" office:value="61" calcext:value-type="float">
            <text:p>61</text:p>
          </table:table-cell>
          <table:table-cell table:style-name="ce58" office:value-type="float" office:value="0.6" calcext:value-type="float">
            <text:p>0.6</text:p>
          </table:table-cell>
          <table:table-cell table:style-name="ce60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BEYKENT ÜNİVERSİTESİ</text:p>
          </table:table-cell>
          <table:table-cell table:style-name="ce53" office:value-type="float" office:value="225" calcext:value-type="float">
            <text:p>225</text:p>
          </table:table-cell>
          <table:table-cell table:style-name="ce55" office:value-type="float" office:value="28981" calcext:value-type="float">
            <text:p>28,981</text:p>
          </table:table-cell>
          <table:table-cell table:style-name="ce54" office:value-type="float" office:value="0.78" calcext:value-type="float">
            <text:p>0.78</text:p>
          </table:table-cell>
          <table:table-cell table:style-name="ce57" office:value-type="float" office:value="319" calcext:value-type="float">
            <text:p>319</text:p>
          </table:table-cell>
          <table:table-cell table:style-name="ce58" office:value-type="float" office:value="1.1" calcext:value-type="float">
            <text:p>1.1</text:p>
          </table:table-cell>
          <table:table-cell table:style-name="ce60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BİRUNİ ÜNİVERSİTESİ</text:p>
          </table:table-cell>
          <table:table-cell table:style-name="ce53" office:value-type="float" office:value="225" calcext:value-type="float">
            <text:p>225</text:p>
          </table:table-cell>
          <table:table-cell table:style-name="ce55" office:value-type="float" office:value="9460" calcext:value-type="float">
            <text:p>9,460</text:p>
          </table:table-cell>
          <table:table-cell table:style-name="ce54" office:value-type="float" office:value="2.38" calcext:value-type="float">
            <text:p>2.38</text:p>
          </table:table-cell>
          <table:table-cell table:style-name="ce57" office:value-type="float" office:value="225" calcext:value-type="float">
            <text:p>225</text:p>
          </table:table-cell>
          <table:table-cell table:style-name="ce58" office:value-type="float" office:value="2.38" calcext:value-type="float">
            <text:p>2.38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BAŞKENT ÜNİVERSİTESİ</text:p>
          </table:table-cell>
          <table:table-cell table:style-name="ce53" office:value-type="float" office:value="208" calcext:value-type="float">
            <text:p>208</text:p>
          </table:table-cell>
          <table:table-cell table:style-name="ce55" office:value-type="float" office:value="15217" calcext:value-type="float">
            <text:p>15,217</text:p>
          </table:table-cell>
          <table:table-cell table:style-name="ce54" office:value-type="float" office:value="1.37" calcext:value-type="float">
            <text:p>1.37</text:p>
          </table:table-cell>
          <table:table-cell table:style-name="ce57" office:value-type="float" office:value="318" calcext:value-type="float">
            <text:p>318</text:p>
          </table:table-cell>
          <table:table-cell table:style-name="ce58" office:value-type="float" office:value="2.09" calcext:value-type="float">
            <text:p>2.09</text:p>
          </table:table-cell>
          <table:table-cell table:style-name="ce60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İSTANBUL BİLGİ ÜNİVERSİTESİ</text:p>
          </table:table-cell>
          <table:table-cell table:style-name="ce53" office:value-type="float" office:value="201" calcext:value-type="float">
            <text:p>201</text:p>
          </table:table-cell>
          <table:table-cell table:style-name="ce55" office:value-type="float" office:value="20279" calcext:value-type="float">
            <text:p>20,279</text:p>
          </table:table-cell>
          <table:table-cell table:style-name="ce54" office:value-type="float" office:value="0.99" calcext:value-type="float">
            <text:p>0.99</text:p>
          </table:table-cell>
          <table:table-cell table:style-name="ce57" office:value-type="float" office:value="79" calcext:value-type="float">
            <text:p>79</text:p>
          </table:table-cell>
          <table:table-cell table:style-name="ce58" office:value-type="float" office:value="0.39" calcext:value-type="float">
            <text:p>0.39</text:p>
          </table:table-cell>
          <table:table-cell table:style-name="ce60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ALTINBAŞ ÜNİVERSİTESİ</text:p>
          </table:table-cell>
          <table:table-cell table:style-name="ce53" office:value-type="float" office:value="187" calcext:value-type="float">
            <text:p>187</text:p>
          </table:table-cell>
          <table:table-cell table:style-name="ce55" office:value-type="float" office:value="8606" calcext:value-type="float">
            <text:p>8,606</text:p>
          </table:table-cell>
          <table:table-cell table:style-name="ce54" office:value-type="float" office:value="2.17" calcext:value-type="float">
            <text:p>2.17</text:p>
          </table:table-cell>
          <table:table-cell table:style-name="ce57" office:value-type="float" office:value="39" calcext:value-type="float">
            <text:p>39</text:p>
          </table:table-cell>
          <table:table-cell table:style-name="ce58" office:value-type="float" office:value="0.45" calcext:value-type="float">
            <text:p>0.45</text:p>
          </table:table-cell>
          <table:table-cell table:style-name="ce60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YEDİTEPE ÜNİVERSİTESİ</text:p>
          </table:table-cell>
          <table:table-cell table:style-name="ce53" office:value-type="float" office:value="186" calcext:value-type="float">
            <text:p>186</text:p>
          </table:table-cell>
          <table:table-cell table:style-name="ce55" office:value-type="float" office:value="18457" calcext:value-type="float">
            <text:p>18,457</text:p>
          </table:table-cell>
          <table:table-cell table:style-name="ce54" office:value-type="float" office:value="1.01" calcext:value-type="float">
            <text:p>1.01</text:p>
          </table:table-cell>
          <table:table-cell table:style-name="ce57" office:value-type="float" office:value="90" calcext:value-type="float">
            <text:p>90</text:p>
          </table:table-cell>
          <table:table-cell table:style-name="ce58" office:value-type="float" office:value="0.49" calcext:value-type="float">
            <text:p>0.49</text:p>
          </table:table-cell>
          <table:table-cell table:style-name="ce60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AVRASYA ÜNİVERSİTESİ</text:p>
          </table:table-cell>
          <table:table-cell table:style-name="ce53" office:value-type="float" office:value="184" calcext:value-type="float">
            <text:p>184</text:p>
          </table:table-cell>
          <table:table-cell table:style-name="ce55" office:value-type="float" office:value="5199" calcext:value-type="float">
            <text:p>5,199</text:p>
          </table:table-cell>
          <table:table-cell table:style-name="ce54" office:value-type="float" office:value="3.54" calcext:value-type="float">
            <text:p>3.54</text:p>
          </table:table-cell>
          <table:table-cell table:style-name="ce57" office:value-type="float" office:value="30" calcext:value-type="float">
            <text:p>30</text:p>
          </table:table-cell>
          <table:table-cell table:style-name="ce58" office:value-type="float" office:value="0.58" calcext:value-type="float">
            <text:p>0.58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ATILIM ÜNİVERSİTESİ</text:p>
          </table:table-cell>
          <table:table-cell table:style-name="ce53" office:value-type="float" office:value="178" calcext:value-type="float">
            <text:p>178</text:p>
          </table:table-cell>
          <table:table-cell table:style-name="ce55" office:value-type="float" office:value="8437" calcext:value-type="float">
            <text:p>8,437</text:p>
          </table:table-cell>
          <table:table-cell table:style-name="ce54" office:value-type="float" office:value="2.11" calcext:value-type="float">
            <text:p>2.11</text:p>
          </table:table-cell>
          <table:table-cell table:style-name="ce57" office:value-type="float" office:value="195" calcext:value-type="float">
            <text:p>195</text:p>
          </table:table-cell>
          <table:table-cell table:style-name="ce58" office:value-type="float" office:value="2.31" calcext:value-type="float">
            <text:p>2.31</text:p>
          </table:table-cell>
          <table:table-cell table:style-name="ce60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BAHÇEŞEHİR ÜNİVERSİTESİ</text:p>
          </table:table-cell>
          <table:table-cell table:style-name="ce53" office:value-type="float" office:value="169" calcext:value-type="float">
            <text:p>169</text:p>
          </table:table-cell>
          <table:table-cell table:style-name="ce55" office:value-type="float" office:value="21316" calcext:value-type="float">
            <text:p>21,316</text:p>
          </table:table-cell>
          <table:table-cell table:style-name="ce54" office:value-type="float" office:value="0.79" calcext:value-type="float">
            <text:p>0.79</text:p>
          </table:table-cell>
          <table:table-cell table:style-name="ce57" office:value-type="float" office:value="208" calcext:value-type="float">
            <text:p>208</text:p>
          </table:table-cell>
          <table:table-cell table:style-name="ce58" office:value-type="float" office:value="0.98" calcext:value-type="float">
            <text:p>0.98</text:p>
          </table:table-cell>
          <table:table-cell table:style-name="ce60"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İSTANBUL GEDİK ÜNİVERSİTESİ</text:p>
          </table:table-cell>
          <table:table-cell table:style-name="ce53" office:value-type="float" office:value="162" calcext:value-type="float">
            <text:p>162</text:p>
          </table:table-cell>
          <table:table-cell table:style-name="ce55" office:value-type="float" office:value="4589" calcext:value-type="float">
            <text:p>4,589</text:p>
          </table:table-cell>
          <table:table-cell table:style-name="ce54" office:value-type="float" office:value="3.53" calcext:value-type="float">
            <text:p>3.53</text:p>
          </table:table-cell>
          <table:table-cell table:style-name="ce57" office:value-type="float" office:value="52" calcext:value-type="float">
            <text:p>52</text:p>
          </table:table-cell>
          <table:table-cell table:style-name="ce58" office:value-type="float" office:value="1.13" calcext:value-type="float">
            <text:p>1.13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NİŞANTAŞI ÜNİVERSİTESİ</text:p>
          </table:table-cell>
          <table:table-cell table:style-name="ce53" office:value-type="float" office:value="153" calcext:value-type="float">
            <text:p>153</text:p>
          </table:table-cell>
          <table:table-cell table:style-name="ce55" office:value-type="float" office:value="19743" calcext:value-type="float">
            <text:p>19,743</text:p>
          </table:table-cell>
          <table:table-cell table:style-name="ce54" office:value-type="float" office:value="0.77" calcext:value-type="float">
            <text:p>0.77</text:p>
          </table:table-cell>
          <table:table-cell table:style-name="ce57" office:value-type="float" office:value="791" calcext:value-type="float">
            <text:p>791</text:p>
          </table:table-cell>
          <table:table-cell table:style-name="ce58" office:value-type="float" office:value="4.01" calcext:value-type="float">
            <text:p>4.01</text:p>
          </table:table-cell>
          <table:table-cell table:style-name="ce60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KAPADOKYA ÜNİVERSİTESİ</text:p>
          </table:table-cell>
          <table:table-cell table:style-name="ce53" office:value-type="float" office:value="150" calcext:value-type="float">
            <text:p>150</text:p>
          </table:table-cell>
          <table:table-cell table:style-name="ce55" office:value-type="float" office:value="5864" calcext:value-type="float">
            <text:p>5,864</text:p>
          </table:table-cell>
          <table:table-cell table:style-name="ce54" office:value-type="float" office:value="2.56" calcext:value-type="float">
            <text:p>2.56</text:p>
          </table:table-cell>
          <table:table-cell table:style-name="ce57" office:value-type="float" office:value="26" calcext:value-type="float">
            <text:p>26</text:p>
          </table:table-cell>
          <table:table-cell table:style-name="ce58" office:value-type="float" office:value="0.44" calcext:value-type="float">
            <text:p>0.44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İSTANBUL SABAHATTİN ZAİM ÜNİVERSİTESİ</text:p>
          </table:table-cell>
          <table:table-cell table:style-name="ce53" office:value-type="float" office:value="142" calcext:value-type="float">
            <text:p>142</text:p>
          </table:table-cell>
          <table:table-cell table:style-name="ce55" office:value-type="float" office:value="7873" calcext:value-type="float">
            <text:p>7,873</text:p>
          </table:table-cell>
          <table:table-cell table:style-name="ce54" office:value-type="float" office:value="1.8" calcext:value-type="float">
            <text:p>1.8</text:p>
          </table:table-cell>
          <table:table-cell table:style-name="ce57" office:value-type="float" office:value="111" calcext:value-type="float">
            <text:p>111</text:p>
          </table:table-cell>
          <table:table-cell table:style-name="ce58" office:value-type="float" office:value="1.41" calcext:value-type="float">
            <text:p>1.41</text:p>
          </table:table-cell>
          <table:table-cell table:style-name="ce6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KADİR HAS ÜNİVERSİTESİ</text:p>
          </table:table-cell>
          <table:table-cell table:style-name="ce53" office:value-type="float" office:value="139" calcext:value-type="float">
            <text:p>139</text:p>
          </table:table-cell>
          <table:table-cell table:style-name="ce55" office:value-type="float" office:value="5162" calcext:value-type="float">
            <text:p>5,162</text:p>
          </table:table-cell>
          <table:table-cell table:style-name="ce54" office:value-type="float" office:value="2.69" calcext:value-type="float">
            <text:p>2.69</text:p>
          </table:table-cell>
          <table:table-cell table:style-name="ce57" office:value-type="float" office:value="9" calcext:value-type="float">
            <text:p>9</text:p>
          </table:table-cell>
          <table:table-cell table:style-name="ce58" office:value-type="float" office:value="0.17" calcext:value-type="float">
            <text:p>0.17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İSTANBUL KENT ÜNİVERSİTESİ</text:p>
          </table:table-cell>
          <table:table-cell table:style-name="ce53" office:value-type="float" office:value="129" calcext:value-type="float">
            <text:p>129</text:p>
          </table:table-cell>
          <table:table-cell table:style-name="ce55" office:value-type="float" office:value="3209" calcext:value-type="float">
            <text:p>3,209</text:p>
          </table:table-cell>
          <table:table-cell table:style-name="ce54" office:value-type="float" office:value="4.02" calcext:value-type="float">
            <text:p>4.02</text:p>
          </table:table-cell>
          <table:table-cell table:style-name="ce57" office:value-type="float" office:value="65" calcext:value-type="float">
            <text:p>65</text:p>
          </table:table-cell>
          <table:table-cell table:style-name="ce58" office:value-type="float" office:value="2.03" calcext:value-type="float">
            <text:p>2.03</text:p>
          </table:table-cell>
          <table:table-cell table:style-name="ce60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İSTANBUL KÜLTÜR ÜNİVERSİTESİ</text:p>
          </table:table-cell>
          <table:table-cell table:style-name="ce53" office:value-type="float" office:value="128" calcext:value-type="float">
            <text:p>128</text:p>
          </table:table-cell>
          <table:table-cell table:style-name="ce55" office:value-type="float" office:value="14565" calcext:value-type="float">
            <text:p>14,565</text:p>
          </table:table-cell>
          <table:table-cell table:style-name="ce54" office:value-type="float" office:value="0.88" calcext:value-type="float">
            <text:p>0.88</text:p>
          </table:table-cell>
          <table:table-cell table:style-name="ce57" office:value-type="float" office:value="69" calcext:value-type="float">
            <text:p>69</text:p>
          </table:table-cell>
          <table:table-cell table:style-name="ce58" office:value-type="float" office:value="0.47" calcext:value-type="float">
            <text:p>0.47</text:p>
          </table:table-cell>
          <table:table-cell table:style-name="ce60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İSTANBUL RUMELİ ÜNİVERSİTESİ</text:p>
          </table:table-cell>
          <table:table-cell table:style-name="ce53" office:value-type="float" office:value="128" calcext:value-type="float">
            <text:p>128</text:p>
          </table:table-cell>
          <table:table-cell table:style-name="ce55" office:value-type="float" office:value="4013" calcext:value-type="float">
            <text:p>4,013</text:p>
          </table:table-cell>
          <table:table-cell table:style-name="ce54" office:value-type="float" office:value="3.19" calcext:value-type="float">
            <text:p>3.19</text:p>
          </table:table-cell>
          <table:table-cell table:style-name="ce57" office:value-type="float" office:value="95" calcext:value-type="float">
            <text:p>95</text:p>
          </table:table-cell>
          <table:table-cell table:style-name="ce58" office:value-type="float" office:value="2.37" calcext:value-type="float">
            <text:p>2.37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53" office:value-type="float" office:value="125" calcext:value-type="float">
            <text:p>125</text:p>
          </table:table-cell>
          <table:table-cell table:style-name="ce55" office:value-type="float" office:value="5949" calcext:value-type="float">
            <text:p>5,949</text:p>
          </table:table-cell>
          <table:table-cell table:style-name="ce54" office:value-type="float" office:value="2.1" calcext:value-type="float">
            <text:p>2.1</text:p>
          </table:table-cell>
          <table:table-cell table:style-name="ce57" office:value-type="float" office:value="59" calcext:value-type="float">
            <text:p>59</text:p>
          </table:table-cell>
          <table:table-cell table:style-name="ce58" office:value-type="float" office:value="0.99" calcext:value-type="float">
            <text:p>0.99</text:p>
          </table:table-cell>
          <table:table-cell table:style-name="ce6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DOĞUŞ ÜNİVERSİTESİ</text:p>
          </table:table-cell>
          <table:table-cell table:style-name="ce53" office:value-type="float" office:value="117" calcext:value-type="float">
            <text:p>117</text:p>
          </table:table-cell>
          <table:table-cell table:style-name="ce55" office:value-type="float" office:value="10372" calcext:value-type="float">
            <text:p>10,372</text:p>
          </table:table-cell>
          <table:table-cell table:style-name="ce54" office:value-type="float" office:value="1.13" calcext:value-type="float">
            <text:p>1.13</text:p>
          </table:table-cell>
          <table:table-cell table:style-name="ce57" office:value-type="float" office:value="95" calcext:value-type="float">
            <text:p>95</text:p>
          </table:table-cell>
          <table:table-cell table:style-name="ce58" office:value-type="float" office:value="0.92" calcext:value-type="float">
            <text:p>0.92</text:p>
          </table:table-cell>
          <table:table-cell table:style-name="ce60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TOBB EKONOMİ VE TEKNOLOJİ ÜNİVERSİTESİ</text:p>
          </table:table-cell>
          <table:table-cell table:style-name="ce53" office:value-type="float" office:value="116" calcext:value-type="float">
            <text:p>116</text:p>
          </table:table-cell>
          <table:table-cell table:style-name="ce55" office:value-type="float" office:value="5159" calcext:value-type="float">
            <text:p>5,159</text:p>
          </table:table-cell>
          <table:table-cell table:style-name="ce54" office:value-type="float" office:value="2.25" calcext:value-type="float">
            <text:p>2.25</text:p>
          </table:table-cell>
          <table:table-cell table:style-name="ce57" office:value-type="float" office:value="50" calcext:value-type="float">
            <text:p>50</text:p>
          </table:table-cell>
          <table:table-cell table:style-name="ce58" office:value-type="float" office:value="0.97" calcext:value-type="float">
            <text:p>0.97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IŞIK ÜNİVERSİTESİ</text:p>
          </table:table-cell>
          <table:table-cell table:style-name="ce53" office:value-type="float" office:value="115" calcext:value-type="float">
            <text:p>115</text:p>
          </table:table-cell>
          <table:table-cell table:style-name="ce55" office:value-type="float" office:value="6552" calcext:value-type="float">
            <text:p>6,552</text:p>
          </table:table-cell>
          <table:table-cell table:style-name="ce54" office:value-type="float" office:value="1.76" calcext:value-type="float">
            <text:p>1.76</text:p>
          </table:table-cell>
          <table:table-cell table:style-name="ce57" office:value-type="float" office:value="20" calcext:value-type="float">
            <text:p>20</text:p>
          </table:table-cell>
          <table:table-cell table:style-name="ce58" office:value-type="float" office:value="0.31" calcext:value-type="float">
            <text:p>0.31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FATİH SULTAN MEHMET VAKIF ÜNİVERSİTESİ</text:p>
          </table:table-cell>
          <table:table-cell table:style-name="ce53" office:value-type="float" office:value="113" calcext:value-type="float">
            <text:p>113</text:p>
          </table:table-cell>
          <table:table-cell table:style-name="ce55" office:value-type="float" office:value="6135" calcext:value-type="float">
            <text:p>6,135</text:p>
          </table:table-cell>
          <table:table-cell table:style-name="ce54" office:value-type="float" office:value="1.84" calcext:value-type="float">
            <text:p>1.84</text:p>
          </table:table-cell>
          <table:table-cell table:style-name="ce57" office:value-type="float" office:value="51" calcext:value-type="float">
            <text:p>51</text:p>
          </table:table-cell>
          <table:table-cell table:style-name="ce58" office:value-type="float" office:value="0.83" calcext:value-type="float">
            <text:p>0.83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İSTANBUL AYVANSARAY ÜNİVERSİTESİ</text:p>
          </table:table-cell>
          <table:table-cell table:style-name="ce53" office:value-type="float" office:value="105" calcext:value-type="float">
            <text:p>105</text:p>
          </table:table-cell>
          <table:table-cell table:style-name="ce55" office:value-type="float" office:value="7009" calcext:value-type="float">
            <text:p>7,009</text:p>
          </table:table-cell>
          <table:table-cell table:style-name="ce54" office:value-type="float" office:value="1.5" calcext:value-type="float">
            <text:p>1.5</text:p>
          </table:table-cell>
          <table:table-cell table:style-name="ce57" office:value-type="float" office:value="243" calcext:value-type="float">
            <text:p>243</text:p>
          </table:table-cell>
          <table:table-cell table:style-name="ce58" office:value-type="float" office:value="3.47" calcext:value-type="float">
            <text:p>3.47</text:p>
          </table:table-cell>
          <table:table-cell table:style-name="ce6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İZMİR EKONOMİ ÜNİVERSİTESİ</text:p>
          </table:table-cell>
          <table:table-cell table:style-name="ce53" office:value-type="float" office:value="97" calcext:value-type="float">
            <text:p>97</text:p>
          </table:table-cell>
          <table:table-cell table:style-name="ce55" office:value-type="float" office:value="9293" calcext:value-type="float">
            <text:p>9,293</text:p>
          </table:table-cell>
          <table:table-cell table:style-name="ce54" office:value-type="float" office:value="1.04" calcext:value-type="float">
            <text:p>1.04</text:p>
          </table:table-cell>
          <table:table-cell table:style-name="ce57" office:value-type="float" office:value="65" calcext:value-type="float">
            <text:p>65</text:p>
          </table:table-cell>
          <table:table-cell table:style-name="ce58" office:value-type="float" office:value="0.7" calcext:value-type="float">
            <text:p>0.7</text:p>
          </table:table-cell>
          <table:table-cell table:style-name="ce6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ÖZYEĞİN ÜNİVERSİTESİ</text:p>
          </table:table-cell>
          <table:table-cell table:style-name="ce53" office:value-type="float" office:value="93" calcext:value-type="float">
            <text:p>93</text:p>
          </table:table-cell>
          <table:table-cell table:style-name="ce55" office:value-type="float" office:value="7455" calcext:value-type="float">
            <text:p>7,455</text:p>
          </table:table-cell>
          <table:table-cell table:style-name="ce54" office:value-type="float" office:value="1.25" calcext:value-type="float">
            <text:p>1.25</text:p>
          </table:table-cell>
          <table:table-cell table:style-name="ce57" office:value-type="float" office:value="24" calcext:value-type="float">
            <text:p>24</text:p>
          </table:table-cell>
          <table:table-cell table:style-name="ce58" office:value-type="float" office:value="0.32" calcext:value-type="float">
            <text:p>0.32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HALİÇ ÜNİVERSİTESİ</text:p>
          </table:table-cell>
          <table:table-cell table:style-name="ce54" office:value-type="float" office:value="88" calcext:value-type="float">
            <text:p>88</text:p>
          </table:table-cell>
          <table:table-cell table:style-name="ce56" office:value-type="float" office:value="11345" calcext:value-type="float">
            <text:p>11,345</text:p>
          </table:table-cell>
          <table:table-cell table:style-name="ce54" office:value-type="float" office:value="0.78" calcext:value-type="float">
            <text:p>0.78</text:p>
          </table:table-cell>
          <table:table-cell table:style-name="ce58" office:value-type="float" office:value="235" calcext:value-type="float">
            <text:p>235</text:p>
          </table:table-cell>
          <table:table-cell table:style-name="ce59" office:value-type="float" office:value="2.07" calcext:value-type="float">
            <text:p>2.07</text:p>
          </table:table-cell>
          <table:table-cell table:style-name="ce61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UFUK ÜNİVERSİTESİ</text:p>
          </table:table-cell>
          <table:table-cell table:style-name="ce54" office:value-type="float" office:value="87" calcext:value-type="float">
            <text:p>87</text:p>
          </table:table-cell>
          <table:table-cell table:style-name="ce56" office:value-type="float" office:value="4188" calcext:value-type="float">
            <text:p>4,188</text:p>
          </table:table-cell>
          <table:table-cell table:style-name="ce54" office:value-type="float" office:value="2.08" calcext:value-type="float">
            <text:p>2.08</text:p>
          </table:table-cell>
          <table:table-cell table:style-name="ce58" office:value-type="float" office:value="23" calcext:value-type="float">
            <text:p>23</text:p>
          </table:table-cell>
          <table:table-cell table:style-name="ce59" office:value-type="float" office:value="0.55" calcext:value-type="float">
            <text:p>0.55</text:p>
          </table:table-cell>
          <table:table-cell table:style-name="ce6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YAŞAR ÜNİVERSİTESİ</text:p>
          </table:table-cell>
          <table:table-cell table:style-name="ce54" office:value-type="float" office:value="87" calcext:value-type="float">
            <text:p>87</text:p>
          </table:table-cell>
          <table:table-cell table:style-name="ce56" office:value-type="float" office:value="7769" calcext:value-type="float">
            <text:p>7,769</text:p>
          </table:table-cell>
          <table:table-cell table:style-name="ce54" office:value-type="float" office:value="1.12" calcext:value-type="float">
            <text:p>1.12</text:p>
          </table:table-cell>
          <table:table-cell table:style-name="ce58" office:value-type="float" office:value="56" calcext:value-type="float">
            <text:p>56</text:p>
          </table:table-cell>
          <table:table-cell table:style-name="ce59" office:value-type="float" office:value="0.72" calcext:value-type="float">
            <text:p>0.72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TOROS ÜNİVERSİTESİ</text:p>
          </table:table-cell>
          <table:table-cell table:style-name="ce54" office:value-type="float" office:value="86" calcext:value-type="float">
            <text:p>86</text:p>
          </table:table-cell>
          <table:table-cell table:style-name="ce56" office:value-type="float" office:value="2764" calcext:value-type="float">
            <text:p>2,764</text:p>
          </table:table-cell>
          <table:table-cell table:style-name="ce54" office:value-type="float" office:value="3.11" calcext:value-type="float">
            <text:p>3.11</text:p>
          </table:table-cell>
          <table:table-cell table:style-name="ce58" office:value-type="float" office:value="20" calcext:value-type="float">
            <text:p>20</text:p>
          </table:table-cell>
          <table:table-cell table:style-name="ce59" office:value-type="float" office:value="0.72" calcext:value-type="float">
            <text:p>0.72</text:p>
          </table:table-cell>
          <table:table-cell table:style-name="ce61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ANTALYA BİLİM ÜNİVERSİTESİ</text:p>
          </table:table-cell>
          <table:table-cell table:style-name="ce54" office:value-type="float" office:value="85" calcext:value-type="float">
            <text:p>85</text:p>
          </table:table-cell>
          <table:table-cell table:style-name="ce56" office:value-type="float" office:value="4265" calcext:value-type="float">
            <text:p>4,265</text:p>
          </table:table-cell>
          <table:table-cell table:style-name="ce54" office:value-type="float" office:value="1.99" calcext:value-type="float">
            <text:p>1.99</text:p>
          </table:table-cell>
          <table:table-cell table:style-name="ce58" office:value-type="float" office:value="53" calcext:value-type="float">
            <text:p>53</text:p>
          </table:table-cell>
          <table:table-cell table:style-name="ce59" office:value-type="float" office:value="1.24" calcext:value-type="float">
            <text:p>1.24</text:p>
          </table:table-cell>
          <table:table-cell table:style-name="ce6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DEMİROĞLU BİLİM ÜNİVERSİTESİ</text:p>
          </table:table-cell>
          <table:table-cell table:style-name="ce54" office:value-type="float" office:value="84" calcext:value-type="float">
            <text:p>84</text:p>
          </table:table-cell>
          <table:table-cell table:style-name="ce56" office:value-type="float" office:value="2785" calcext:value-type="float">
            <text:p>2,785</text:p>
          </table:table-cell>
          <table:table-cell table:style-name="ce54" office:value-type="float" office:value="3.02" calcext:value-type="float">
            <text:p>3.02</text:p>
          </table:table-cell>
          <table:table-cell table:style-name="ce58" office:value-type="float" office:value="161" calcext:value-type="float">
            <text:p>161</text:p>
          </table:table-cell>
          <table:table-cell table:style-name="ce59" office:value-type="float" office:value="5.78" calcext:value-type="float">
            <text:p>5.78</text:p>
          </table:table-cell>
          <table:table-cell table:style-name="ce61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TÜRK HAVA KURUMU ÜNİVERSİTESİ</text:p>
          </table:table-cell>
          <table:table-cell table:style-name="ce54" office:value-type="float" office:value="83" calcext:value-type="float">
            <text:p>83</text:p>
          </table:table-cell>
          <table:table-cell table:style-name="ce56" office:value-type="float" office:value="2950" calcext:value-type="float">
            <text:p>2,950</text:p>
          </table:table-cell>
          <table:table-cell table:style-name="ce54" office:value-type="float" office:value="2.81" calcext:value-type="float">
            <text:p>2.81</text:p>
          </table:table-cell>
          <table:table-cell table:style-name="ce58" office:value-type="float" office:value="16" calcext:value-type="float">
            <text:p>16</text:p>
          </table:table-cell>
          <table:table-cell table:style-name="ce59" office:value-type="float" office:value="0.54" calcext:value-type="float">
            <text:p>0.54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YÜKSEK İHTİSAS ÜNİVERSİTESİ</text:p>
          </table:table-cell>
          <table:table-cell table:style-name="ce54" office:value-type="float" office:value="82" calcext:value-type="float">
            <text:p>82</text:p>
          </table:table-cell>
          <table:table-cell table:style-name="ce56" office:value-type="float" office:value="1712" calcext:value-type="float">
            <text:p>1,712</text:p>
          </table:table-cell>
          <table:table-cell table:style-name="ce54" office:value-type="float" office:value="4.79" calcext:value-type="float">
            <text:p>4.79</text:p>
          </table:table-cell>
          <table:table-cell table:style-name="ce58" office:value-type="float" office:value="14" calcext:value-type="float">
            <text:p>14</text:p>
          </table:table-cell>
          <table:table-cell table:style-name="ce59" office:value-type="float" office:value="0.82" calcext:value-type="float">
            <text:p>0.82</text:p>
          </table:table-cell>
          <table:table-cell table:style-name="ce61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BEYKOZ ÜNİVERSİTESİ</text:p>
          </table:table-cell>
          <table:table-cell table:style-name="ce54" office:value-type="float" office:value="79" calcext:value-type="float">
            <text:p>79</text:p>
          </table:table-cell>
          <table:table-cell table:style-name="ce56" office:value-type="float" office:value="4557" calcext:value-type="float">
            <text:p>4,557</text:p>
          </table:table-cell>
          <table:table-cell table:style-name="ce54" office:value-type="float" office:value="1.73" calcext:value-type="float">
            <text:p>1.73</text:p>
          </table:table-cell>
          <table:table-cell table:style-name="ce58" office:value-type="float" office:value="46" calcext:value-type="float">
            <text:p>46</text:p>
          </table:table-cell>
          <table:table-cell table:style-name="ce59" office:value-type="float" office:value="1.01" calcext:value-type="float">
            <text:p>1.01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LOKMAN HEKİM ÜNİVERSİTESİ</text:p>
          </table:table-cell>
          <table:table-cell table:style-name="ce54" office:value-type="float" office:value="76" calcext:value-type="float">
            <text:p>76</text:p>
          </table:table-cell>
          <table:table-cell table:style-name="ce56" office:value-type="float" office:value="2005" calcext:value-type="float">
            <text:p>2,005</text:p>
          </table:table-cell>
          <table:table-cell table:style-name="ce54" office:value-type="float" office:value="3.79" calcext:value-type="float">
            <text:p>3.79</text:p>
          </table:table-cell>
          <table:table-cell table:style-name="ce58" office:value-type="float" office:value="65" calcext:value-type="float">
            <text:p>65</text:p>
          </table:table-cell>
          <table:table-cell table:style-name="ce59" office:value-type="float" office:value="3.24" calcext:value-type="float">
            <text:p>3.24</text:p>
          </table:table-cell>
          <table:table-cell table:style-name="ce61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TED ÜNİVERSİTESİ</text:p>
          </table:table-cell>
          <table:table-cell table:style-name="ce54" office:value-type="float" office:value="76" calcext:value-type="float">
            <text:p>76</text:p>
          </table:table-cell>
          <table:table-cell table:style-name="ce56" office:value-type="float" office:value="4222" calcext:value-type="float">
            <text:p>4,222</text:p>
          </table:table-cell>
          <table:table-cell table:style-name="ce54" office:value-type="float" office:value="1.8" calcext:value-type="float">
            <text:p>1.8</text:p>
          </table:table-cell>
          <table:table-cell table:style-name="ce58" office:value-type="float" office:value="21" calcext:value-type="float">
            <text:p>21</text:p>
          </table:table-cell>
          <table:table-cell table:style-name="ce59" office:value-type="float" office:value="0.5" calcext:value-type="float">
            <text:p>0.5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MEF ÜNİVERSİTESİ</text:p>
          </table:table-cell>
          <table:table-cell table:style-name="ce54" office:value-type="float" office:value="72" calcext:value-type="float">
            <text:p>72</text:p>
          </table:table-cell>
          <table:table-cell table:style-name="ce56" office:value-type="float" office:value="3580" calcext:value-type="float">
            <text:p>3,580</text:p>
          </table:table-cell>
          <table:table-cell table:style-name="ce54" office:value-type="float" office:value="2.01" calcext:value-type="float">
            <text:p>2.01</text:p>
          </table:table-cell>
          <table:table-cell table:style-name="ce58" office:value-type="float" office:value="31" calcext:value-type="float">
            <text:p>31</text:p>
          </table:table-cell>
          <table:table-cell table:style-name="ce59" office:value-type="float" office:value="0.87" calcext:value-type="float">
            <text:p>0.87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ÇANKAYA ÜNİVERSİTESİ</text:p>
          </table:table-cell>
          <table:table-cell table:style-name="ce54" office:value-type="float" office:value="66" calcext:value-type="float">
            <text:p>66</text:p>
          </table:table-cell>
          <table:table-cell table:style-name="ce56" office:value-type="float" office:value="6113" calcext:value-type="float">
            <text:p>6,113</text:p>
          </table:table-cell>
          <table:table-cell table:style-name="ce54" office:value-type="float" office:value="1.08" calcext:value-type="float">
            <text:p>1.08</text:p>
          </table:table-cell>
          <table:table-cell table:style-name="ce58" office:value-type="float" office:value="52" calcext:value-type="float">
            <text:p>52</text:p>
          </table:table-cell>
          <table:table-cell table:style-name="ce59" office:value-type="float" office:value="0.85" calcext:value-type="float">
            <text:p>0.85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BEZM-İ ALEM VAKIF ÜNİVERSİTESİ</text:p>
          </table:table-cell>
          <table:table-cell table:style-name="ce54" office:value-type="float" office:value="60" calcext:value-type="float">
            <text:p>60</text:p>
          </table:table-cell>
          <table:table-cell table:style-name="ce56" office:value-type="float" office:value="3222" calcext:value-type="float">
            <text:p>3,222</text:p>
          </table:table-cell>
          <table:table-cell table:style-name="ce54" office:value-type="float" office:value="1.86" calcext:value-type="float">
            <text:p>1.86</text:p>
          </table:table-cell>
          <table:table-cell table:style-name="ce58" office:value-type="float" office:value="6" calcext:value-type="float">
            <text:p>6</text:p>
          </table:table-cell>
          <table:table-cell table:style-name="ce59" office:value-type="float" office:value="0.19" calcext:value-type="float">
            <text:p>0.19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NUH NACİ YAZGAN ÜNİVERSİTESİ</text:p>
          </table:table-cell>
          <table:table-cell table:style-name="ce54" office:value-type="float" office:value="60" calcext:value-type="float">
            <text:p>60</text:p>
          </table:table-cell>
          <table:table-cell table:style-name="ce56" office:value-type="float" office:value="2409" calcext:value-type="float">
            <text:p>2,409</text:p>
          </table:table-cell>
          <table:table-cell table:style-name="ce54" office:value-type="float" office:value="2.49" calcext:value-type="float">
            <text:p>2.49</text:p>
          </table:table-cell>
          <table:table-cell table:style-name="ce58" office:value-type="float" office:value="32" calcext:value-type="float">
            <text:p>32</text:p>
          </table:table-cell>
          <table:table-cell table:style-name="ce59" office:value-type="float" office:value="1.33" calcext:value-type="float">
            <text:p>1.33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ÇAĞ ÜNİVERSİTESİ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4114" calcext:value-type="float">
            <text:p>4,114</text:p>
          </table:table-cell>
          <table:table-cell table:style-name="ce54" office:value-type="float" office:value="1.34" calcext:value-type="float">
            <text:p>1.34</text:p>
          </table:table-cell>
          <table:table-cell table:style-name="ce58" office:value-type="float" office:value="16" calcext:value-type="float">
            <text:p>16</text:p>
          </table:table-cell>
          <table:table-cell table:style-name="ce59" office:value-type="float" office:value="0.39" calcext:value-type="float">
            <text:p>0.39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İHSAN DOĞRAMACI BİLKENT ÜNİVERSİTESİ</text:p>
          </table:table-cell>
          <table:table-cell table:style-name="ce54" office:value-type="float" office:value="55" calcext:value-type="float">
            <text:p>55</text:p>
          </table:table-cell>
          <table:table-cell table:style-name="ce56" office:value-type="float" office:value="10655" calcext:value-type="float">
            <text:p>10,655</text:p>
          </table:table-cell>
          <table:table-cell table:style-name="ce54" office:value-type="float" office:value="0.52" calcext:value-type="float">
            <text:p>0.52</text:p>
          </table:table-cell>
          <table:table-cell table:style-name="ce58" office:value-type="float" office:value="26" calcext:value-type="float">
            <text:p>26</text:p>
          </table:table-cell>
          <table:table-cell table:style-name="ce59" office:value-type="float" office:value="0.24" calcext:value-type="float">
            <text:p>0.24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ACIBADEM MEHMET ALİ AYDINLAR ÜNİVERSİTESİ</text:p>
          </table:table-cell>
          <table:table-cell table:style-name="ce54" office:value-type="float" office:value="54" calcext:value-type="float">
            <text:p>54</text:p>
          </table:table-cell>
          <table:table-cell table:style-name="ce56" office:value-type="float" office:value="4360" calcext:value-type="float">
            <text:p>4,360</text:p>
          </table:table-cell>
          <table:table-cell table:style-name="ce54" office:value-type="float" office:value="1.24" calcext:value-type="float">
            <text:p>1.24</text:p>
          </table:table-cell>
          <table:table-cell table:style-name="ce58" office:value-type="float" office:value="49" calcext:value-type="float">
            <text:p>49</text:p>
          </table:table-cell>
          <table:table-cell table:style-name="ce59" office:value-type="float" office:value="1.12" calcext:value-type="float">
            <text:p>1.12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ANKARA MEDİPOL ÜNİVERSİTESİ</text:p>
          </table:table-cell>
          <table:table-cell table:style-name="ce54" office:value-type="float" office:value="41" calcext:value-type="float">
            <text:p>41</text:p>
          </table:table-cell>
          <table:table-cell table:style-name="ce56" office:value-type="float" office:value="2742" calcext:value-type="float">
            <text:p>2,742</text:p>
          </table:table-cell>
          <table:table-cell table:style-name="ce54" office:value-type="float" office:value="1.5" calcext:value-type="float">
            <text:p>1.5</text:p>
          </table:table-cell>
          <table:table-cell table:style-name="ce58" office:value-type="float" office:value="34" calcext:value-type="float">
            <text:p>34</text:p>
          </table:table-cell>
          <table:table-cell table:style-name="ce59" office:value-type="float" office:value="1.24" calcext:value-type="float">
            <text:p>1.24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PİRİ REİS ÜNİVERSİTESİ</text:p>
          </table:table-cell>
          <table:table-cell table:style-name="ce54" office:value-type="float" office:value="41" calcext:value-type="float">
            <text:p>41</text:p>
          </table:table-cell>
          <table:table-cell table:style-name="ce56" office:value-type="float" office:value="4830" calcext:value-type="float">
            <text:p>4,830</text:p>
          </table:table-cell>
          <table:table-cell table:style-name="ce54" office:value-type="float" office:value="0.85" calcext:value-type="float">
            <text:p>0.85</text:p>
          </table:table-cell>
          <table:table-cell table:style-name="ce58" office:value-type="float" office:value="20" calcext:value-type="float">
            <text:p>20</text:p>
          </table:table-cell>
          <table:table-cell table:style-name="ce59" office:value-type="float" office:value="0.41" calcext:value-type="float">
            <text:p>0.4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KOÇ ÜNİVERSİTESİ</text:p>
          </table:table-cell>
          <table:table-cell table:style-name="ce54" office:value-type="float" office:value="39" calcext:value-type="float">
            <text:p>39</text:p>
          </table:table-cell>
          <table:table-cell table:style-name="ce56" office:value-type="float" office:value="7305" calcext:value-type="float">
            <text:p>7,305</text:p>
          </table:table-cell>
          <table:table-cell table:style-name="ce54" office:value-type="float" office:value="0.53" calcext:value-type="float">
            <text:p>0.53</text:p>
          </table:table-cell>
          <table:table-cell table:style-name="ce58" office:value-type="float" office:value="53" calcext:value-type="float">
            <text:p>53</text:p>
          </table:table-cell>
          <table:table-cell table:style-name="ce59" office:value-type="float" office:value="0.73" calcext:value-type="float">
            <text:p>0.73</text:p>
          </table:table-cell>
          <table:table-cell table:style-name="ce61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SABANCI ÜNİVERSİTESİ</text:p>
          </table:table-cell>
          <table:table-cell table:style-name="ce54" office:value-type="float" office:value="36" calcext:value-type="float">
            <text:p>36</text:p>
          </table:table-cell>
          <table:table-cell table:style-name="ce56" office:value-type="float" office:value="4156" calcext:value-type="float">
            <text:p>4,156</text:p>
          </table:table-cell>
          <table:table-cell table:style-name="ce54" office:value-type="float" office:value="0.87" calcext:value-type="float">
            <text:p>0.87</text:p>
          </table:table-cell>
          <table:table-cell table:style-name="ce58" office:value-type="float" office:value="17" calcext:value-type="float">
            <text:p>17</text:p>
          </table:table-cell>
          <table:table-cell table:style-name="ce59" office:value-type="float" office:value="0.41" calcext:value-type="float">
            <text:p>0.41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SANKO ÜNİVERSİTESİ</text:p>
          </table:table-cell>
          <table:table-cell table:style-name="ce54" office:value-type="float" office:value="36" calcext:value-type="float">
            <text:p>36</text:p>
          </table:table-cell>
          <table:table-cell table:style-name="ce56" office:value-type="float" office:value="1239" calcext:value-type="float">
            <text:p>1,239</text:p>
          </table:table-cell>
          <table:table-cell table:style-name="ce54" office:value-type="float" office:value="2.91" calcext:value-type="float">
            <text:p>2.91</text:p>
          </table:table-cell>
          <table:table-cell table:style-name="ce58" office:value-type="float" office:value="20" calcext:value-type="float">
            <text:p>20</text:p>
          </table:table-cell>
          <table:table-cell table:style-name="ce59" office:value-type="float" office:value="1.61" calcext:value-type="float">
            <text:p>1.61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7" office:value-type="string" calcext:value-type="string">
            <text:p>ANTALYA AKEV ÜNİVERSİTESİ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861" calcext:value-type="float">
            <text:p>861</text:p>
          </table:table-cell>
          <table:table-cell table:style-name="ce54" office:value-type="float" office:value="3.6" calcext:value-type="float">
            <text:p>3.6</text:p>
          </table:table-cell>
          <table:table-cell table:style-name="ce58" office:value-type="float" office:value="13" calcext:value-type="float">
            <text:p>13</text:p>
          </table:table-cell>
          <table:table-cell table:style-name="ce59" office:value-type="float" office:value="1.51" calcext:value-type="float">
            <text:p>1.5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8" office:value-type="string" calcext:value-type="string">
            <text:p>İSTANBUL 29 MAYIS ÜNİVERSİTESİ</text:p>
          </table:table-cell>
          <table:table-cell table:style-name="ce54" office:value-type="float" office:value="27" calcext:value-type="float">
            <text:p>27</text:p>
          </table:table-cell>
          <table:table-cell table:style-name="ce56" office:value-type="float" office:value="1769" calcext:value-type="float">
            <text:p>1,769</text:p>
          </table:table-cell>
          <table:table-cell table:style-name="ce54" office:value-type="float" office:value="1.53" calcext:value-type="float">
            <text:p>1.53</text:p>
          </table:table-cell>
          <table:table-cell table:style-name="ce58" office:value-type="float" office:value="13" calcext:value-type="float">
            <text:p>13</text:p>
          </table:table-cell>
          <table:table-cell table:style-name="ce59" office:value-type="float" office:value="0.73" calcext:value-type="float">
            <text:p>0.73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7" office:value-type="string" calcext:value-type="string">
            <text:p>KONYA GIDA VE TARIM ÜNİVERSİTESİ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779" calcext:value-type="float">
            <text:p>779</text:p>
          </table:table-cell>
          <table:table-cell table:style-name="ce54" office:value-type="float" office:value="3.47" calcext:value-type="float">
            <text:p>3.47</text:p>
          </table:table-cell>
          <table:table-cell table:style-name="ce58" office:value-type="float" office:value="7" calcext:value-type="float">
            <text:p>7</text:p>
          </table:table-cell>
          <table:table-cell table:style-name="ce59" office:value-type="float" office:value="0.9" calcext:value-type="float">
            <text:p>0.9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8" office:value-type="string" calcext:value-type="string">
            <text:p>KTO KARATAY ÜNİVERSİTESİ</text:p>
          </table:table-cell>
          <table:table-cell table:style-name="ce54" office:value-type="float" office:value="26" calcext:value-type="float">
            <text:p>26</text:p>
          </table:table-cell>
          <table:table-cell table:style-name="ce56" office:value-type="float" office:value="7823" calcext:value-type="float">
            <text:p>7,823</text:p>
          </table:table-cell>
          <table:table-cell table:style-name="ce54" office:value-type="float" office:value="0.33" calcext:value-type="float">
            <text:p>0.33</text:p>
          </table:table-cell>
          <table:table-cell table:style-name="ce58" office:value-type="float" office:value="88" calcext:value-type="float">
            <text:p>88</text:p>
          </table:table-cell>
          <table:table-cell table:style-name="ce59" office:value-type="float" office:value="1.12" calcext:value-type="float">
            <text:p>1.12</text:p>
          </table:table-cell>
          <table:table-cell table:style-name="ce61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7" office:value-type="string" calcext:value-type="string">
            <text:p>ALANYA HAMDULLAH EMİN PAŞA ÜNİVERSİTESİ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349" calcext:value-type="float">
            <text:p>349</text:p>
          </table:table-cell>
          <table:table-cell table:style-name="ce54" office:value-type="float" office:value="6.59" calcext:value-type="float">
            <text:p>6.59</text:p>
          </table:table-cell>
          <table:table-cell table:style-name="ce58" office:value-type="float" office:value="2" calcext:value-type="float">
            <text:p>2</text:p>
          </table:table-cell>
          <table:table-cell table:style-name="ce59" office:value-type="float" office:value="0.57" calcext:value-type="float">
            <text:p>0.57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8" office:value-type="string" calcext:value-type="string">
            <text:p>İBN HALDUN ÜNİVERSİTESİ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707" calcext:value-type="float">
            <text:p>707</text:p>
          </table:table-cell>
          <table:table-cell table:style-name="ce54" office:value-type="float" office:value="2.97" calcext:value-type="float">
            <text:p>2.97</text:p>
          </table:table-cell>
          <table:table-cell table:style-name="ce58" office:value-type="float" office:value="3" calcext:value-type="float">
            <text:p>3</text:p>
          </table:table-cell>
          <table:table-cell table:style-name="ce59" office:value-type="float" office:value="0.42" calcext:value-type="float">
            <text:p>0.42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7" office:value-type="string" calcext:value-type="string">
            <text:p>KOCAELİ SAĞLIK VE TEKNOLOJİ ÜNİVERSİTESİ</text:p>
          </table:table-cell>
          <table:table-cell table:style-name="ce54" office:value-type="float" office:value="21" calcext:value-type="float">
            <text:p>21</text:p>
          </table:table-cell>
          <table:table-cell table:style-name="ce56" office:value-type="float" office:value="2870" calcext:value-type="float">
            <text:p>2,870</text:p>
          </table:table-cell>
          <table:table-cell table:style-name="ce54" office:value-type="float" office:value="0.73" calcext:value-type="float">
            <text:p>0.73</text:p>
          </table:table-cell>
          <table:table-cell table:style-name="ce58" office:value-type="float" office:value="41" calcext:value-type="float">
            <text:p>41</text:p>
          </table:table-cell>
          <table:table-cell table:style-name="ce59" office:value-type="float" office:value="1.43" calcext:value-type="float">
            <text:p>1.43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8" office:value-type="string" calcext:value-type="string">
            <text:p>İSTANBUL ATLAS ÜNİVERSİTESİ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877" calcext:value-type="float">
            <text:p>877</text:p>
          </table:table-cell>
          <table:table-cell table:style-name="ce54" office:value-type="float" office:value="1.25" calcext:value-type="float">
            <text:p>1.25</text:p>
          </table:table-cell>
          <table:table-cell table:style-name="ce58" office:value-type="float" office:value="24" calcext:value-type="float">
            <text:p>24</text:p>
          </table:table-cell>
          <table:table-cell table:style-name="ce59" office:value-type="float" office:value="2.74" calcext:value-type="float">
            <text:p>2.74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7" office:value-type="string" calcext:value-type="string">
            <text:p>İSTANBUL TİCARET ÜNİVERSİTESİ</text:p>
          </table:table-cell>
          <table:table-cell table:style-name="ce54" office:value-type="float" office:value="10" calcext:value-type="float">
            <text:p>10</text:p>
          </table:table-cell>
          <table:table-cell table:style-name="ce56" office:value-type="float" office:value="6518" calcext:value-type="float">
            <text:p>6,518</text:p>
          </table:table-cell>
          <table:table-cell table:style-name="ce54" office:value-type="float" office:value="0.15" calcext:value-type="float">
            <text:p>0.15</text:p>
          </table:table-cell>
          <table:table-cell table:style-name="ce58" office:value-type="float" office:value="56" calcext:value-type="float">
            <text:p>56</text:p>
          </table:table-cell>
          <table:table-cell table:style-name="ce59" office:value-type="float" office:value="0.86" calcext:value-type="float">
            <text:p>0.86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8" office:value-type="string" calcext:value-type="string">
            <text:p>İZMİR TINAZTEPE ÜNİVERSİTESİ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56" calcext:value-type="float">
            <text:p>456</text:p>
          </table:table-cell>
          <table:table-cell table:style-name="ce54" office:value-type="float" office:value="1.97" calcext:value-type="float">
            <text:p>1.97</text:p>
          </table:table-cell>
          <table:table-cell table:style-name="ce58" office:value-type="float" office:value="7" calcext:value-type="float">
            <text:p>7</text:p>
          </table:table-cell>
          <table:table-cell table:style-name="ce59" office:value-type="float" office:value="1.54" calcext:value-type="float">
            <text:p>1.54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17" office:value-type="string" calcext:value-type="string">
            <text:p>FENERBAHÇE ÜNİVERSİTESİ</text:p>
          </table:table-cell>
          <table:table-cell table:style-name="ce54" office:value-type="float" office:value="7" calcext:value-type="float">
            <text:p>7</text:p>
          </table:table-cell>
          <table:table-cell table:style-name="ce56" office:value-type="float" office:value="1806" calcext:value-type="float">
            <text:p>1,806</text:p>
          </table:table-cell>
          <table:table-cell table:style-name="ce54" office:value-type="float" office:value="0.39" calcext:value-type="float">
            <text:p>0.39</text:p>
          </table:table-cell>
          <table:table-cell table:style-name="ce58" office:value-type="float" office:value="87" calcext:value-type="float">
            <text:p>87</text:p>
          </table:table-cell>
          <table:table-cell table:style-name="ce59" office:value-type="float" office:value="4.82" calcext:value-type="float">
            <text:p>4.82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8" office:value-type="string" calcext:value-type="string">
            <text:p>İSTANBUL GALATA ÜNİVERSİTESİ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682" calcext:value-type="float">
            <text:p>682</text:p>
          </table:table-cell>
          <table:table-cell table:style-name="ce54" office:value-type="float" office:value="1.03" calcext:value-type="float">
            <text:p>1.03</text:p>
          </table:table-cell>
          <table:table-cell table:style-name="ce58" office:value-type="float" office:value="4" calcext:value-type="float">
            <text:p>4</text:p>
          </table:table-cell>
          <table:table-cell table:style-name="ce59" office:value-type="float" office:value="0.59" calcext:value-type="float">
            <text:p>0.59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17" office:value-type="string" calcext:value-type="string">
            <text:p>İSTANBUL SAĞLIK VE TEKNOLOJİ ÜNİVERSİTESİ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574" calcext:value-type="float">
            <text:p>574</text:p>
          </table:table-cell>
          <table:table-cell table:style-name="ce54" office:value-type="float" office:value="0.87" calcext:value-type="float">
            <text:p>0.87</text:p>
          </table:table-cell>
          <table:table-cell table:style-name="ce5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8" office:value-type="string" calcext:value-type="string">
            <text:p>OSTİM TEKNİK ÜNİVERSİTESİ</text:p>
          </table:table-cell>
          <table:table-cell table:style-name="ce54" office:value-type="float" office:value="4" calcext:value-type="float">
            <text:p>4</text:p>
          </table:table-cell>
          <table:table-cell table:style-name="ce56" office:value-type="float" office:value="1526" calcext:value-type="float">
            <text:p>1,526</text:p>
          </table:table-cell>
          <table:table-cell table:style-name="ce54" office:value-type="float" office:value="0.26" calcext:value-type="float">
            <text:p>0.26</text:p>
          </table:table-cell>
          <table:table-cell table:style-name="ce58" office:value-type="float" office:value="4" calcext:value-type="float">
            <text:p>4</text:p>
          </table:table-cell>
          <table:table-cell table:style-name="ce59" office:value-type="float" office:value="0.26" calcext:value-type="float">
            <text:p>0.26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7" office:value-type="string" calcext:value-type="string">
            <text:p>ANKARA BİLİM ÜNİVERSİTESİ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93" calcext:value-type="float">
            <text:p>393</text:p>
          </table:table-cell>
          <table:table-cell table:style-name="ce54" office:value-type="float" office:value="0.51" calcext:value-type="float">
            <text:p>0.51</text:p>
          </table:table-cell>
          <table:table-cell table:style-name="ce5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0-2021 Dönemi Yatay Geçiş ile Gelen ve Giden Öğrenci Oranına Göre Vakıf Üniversiteleri" table:style-name="ta11"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7" office:value-type="string" calcext:value-type="string">
            <text:p>ÜNİVERSİTE</text:p>
          </table:table-cell>
          <table:table-cell table:style-name="ce10" office:value-type="string" calcext:value-type="string">
            <text:p>GELEN ÖĞRENCİ SAYISI</text:p>
          </table:table-cell>
          <table:table-cell table:style-name="ce10" office:value-type="string" calcext:value-type="string">
            <text:p>GİDEN ÖĞRENCİ SAYISI</text:p>
          </table:table-cell>
          <table:table-cell table:style-name="ce10" office:value-type="string" calcext:value-type="string">
            <text:p>GELEN ÖĞRENCİNİN GİDEN ÖĞRENCİYE ORANI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FENERBAHÇE ÜNİVERSİTESİ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7" calcext:value-type="float">
            <text:p>7</text:p>
          </table:table-cell>
          <table:table-cell table:style-name="ce17" office:value-type="float" office:value="13.29" calcext:value-type="float">
            <text:p>13.29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İSTANBUL TİCARET ÜNİVERSİTESİ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0" calcext:value-type="float">
            <text:p>10</text:p>
          </table:table-cell>
          <table:table-cell table:style-name="ce18" office:value-type="float" office:value="6.2" calcext:value-type="float">
            <text:p>6.2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KTO KARATAY ÜNİVERSİTESİ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6" calcext:value-type="float">
            <text:p>26</text:p>
          </table:table-cell>
          <table:table-cell table:style-name="ce17" office:value-type="float" office:value="5.77" calcext:value-type="float">
            <text:p>5.77</text:p>
          </table:table-cell>
          <table:table-cell table:number-columns-repeated="101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NİŞANTAŞI ÜNİVERSİTESİ</text:p>
          </table:table-cell>
          <table:table-cell table:style-name="ce5" office:value-type="float" office:value="823" calcext:value-type="float">
            <text:p>823</text:p>
          </table:table-cell>
          <table:table-cell table:style-name="ce5" office:value-type="float" office:value="153" calcext:value-type="float">
            <text:p>153</text:p>
          </table:table-cell>
          <table:table-cell table:style-name="ce18" office:value-type="float" office:value="5.38" calcext:value-type="float">
            <text:p>5.38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7" office:value-type="string" calcext:value-type="string">
            <text:p>HALİÇ ÜNİVERSİTESİ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88" calcext:value-type="float">
            <text:p>88</text:p>
          </table:table-cell>
          <table:table-cell table:style-name="ce17" office:value-type="float" office:value="2.83" calcext:value-type="float">
            <text:p>2.83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8" office:value-type="string" calcext:value-type="string">
            <text:p>DEMİROĞLU BİLİM ÜNİVERSİTESİ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84" calcext:value-type="float">
            <text:p>84</text:p>
          </table:table-cell>
          <table:table-cell table:style-name="ce18" office:value-type="float" office:value="2.67" calcext:value-type="float">
            <text:p>2.67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7" office:value-type="string" calcext:value-type="string">
            <text:p>KOÇ ÜNİVERSİTESİ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9" calcext:value-type="float">
            <text:p>39</text:p>
          </table:table-cell>
          <table:table-cell table:style-name="ce17" office:value-type="float" office:value="2.54" calcext:value-type="float">
            <text:p>2.54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8" office:value-type="string" calcext:value-type="string">
            <text:p>İSTANBUL AYVANSARAY ÜNİVERSİTESİ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105" calcext:value-type="float">
            <text:p>105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7" office:value-type="string" calcext:value-type="string">
            <text:p>İSTANBUL ATLAS ÜNİVERSİTESİ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17" office:value-type="float" office:value="2.18" calcext:value-type="float">
            <text:p>2.18</text:p>
          </table:table-cell>
          <table:table-cell table:number-columns-repeated="101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8" office:value-type="string" calcext:value-type="string">
            <text:p>KOCAELİ SAĞLIK VE TEKNOLOJİ ÜNİVERSİTESİ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1" calcext:value-type="float">
            <text:p>21</text:p>
          </table:table-cell>
          <table:table-cell table:style-name="ce18" office:value-type="float" office:value="1.95" calcext:value-type="float">
            <text:p>1.95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ÜSKÜDAR ÜNİVERSİTESİ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255" calcext:value-type="float">
            <text:p>255</text:p>
          </table:table-cell>
          <table:table-cell table:style-name="ce17" office:value-type="float" office:value="1.94" calcext:value-type="float">
            <text:p>1.94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BAHÇEŞEHİR ÜNİVERSİTESİ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169" calcext:value-type="float">
            <text:p>169</text:p>
          </table:table-cell>
          <table:table-cell table:style-name="ce18" office:value-type="float" office:value="1.72" calcext:value-type="float">
            <text:p>1.72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BAŞKENT ÜNİVERSİTESİ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208" calcext:value-type="float">
            <text:p>208</text:p>
          </table:table-cell>
          <table:table-cell table:style-name="ce17" office:value-type="float" office:value="1.65" calcext:value-type="float">
            <text:p>1.65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BEYKENT ÜNİVERSİTESİ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225" calcext:value-type="float">
            <text:p>225</text:p>
          </table:table-cell>
          <table:table-cell table:style-name="ce18" office:value-type="float" office:value="1.62" calcext:value-type="float">
            <text:p>1.62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BİRUNİ ÜNİVERSİTESİ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25" calcext:value-type="float">
            <text:p>225</text:p>
          </table:table-cell>
          <table:table-cell table:style-name="ce17" office:value-type="float" office:value="1.24" calcext:value-type="float">
            <text:p>1.24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ATILIM ÜNİVERSİTESİ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178" calcext:value-type="float">
            <text:p>178</text:p>
          </table:table-cell>
          <table:table-cell table:style-name="ce18"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İSTANBUL MEDİPOL ÜNİVERSİTESİ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453" calcext:value-type="float">
            <text:p>453</text:p>
          </table:table-cell>
          <table:table-cell table:style-name="ce17" office:value-type="float" office:value="1.05" calcext:value-type="float">
            <text:p>1.05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LOKMAN HEKİM ÜNİVERSİTESİ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6" calcext:value-type="float">
            <text:p>76</text:p>
          </table:table-cell>
          <table:table-cell table:style-name="ce18" office:value-type="float" office:value="1.03" calcext:value-type="float">
            <text:p>1.03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OSTİM TEKNİK ÜNİVERSİTESİ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ACIBADEM MEHMET ALİ AYDINLAR ÜNİVERSİTESİ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18" office:value-type="float" office:value="0.98" calcext:value-type="float">
            <text:p>0.98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MALTEPE ÜNİVERSİTESİ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53" calcext:value-type="float">
            <text:p>253</text:p>
          </table:table-cell>
          <table:table-cell table:style-name="ce17" office:value-type="float" office:value="0.93" calcext:value-type="float">
            <text:p>0.93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DOĞUŞ ÜNİVERSİTESİ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17" calcext:value-type="float">
            <text:p>117</text:p>
          </table:table-cell>
          <table:table-cell table:style-name="ce18" office:value-type="float" office:value="0.92" calcext:value-type="float">
            <text:p>0.92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İSTANBUL YENİ YÜZYIL ÜNİVERSİTESİ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308" calcext:value-type="float">
            <text:p>308</text:p>
          </table:table-cell>
          <table:table-cell table:style-name="ce17" office:value-type="float" office:value="0.92" calcext:value-type="float">
            <text:p>0.92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ANKARA MEDİPOL ÜNİVERSİTESİ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1" calcext:value-type="float">
            <text:p>41</text:p>
          </table:table-cell>
          <table:table-cell table:style-name="ce18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İZMİR TINAZTEPE ÜNİVERSİTESİ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17" office:value-type="float" office:value="0.89" calcext:value-type="float">
            <text:p>0.89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ÇANKAYA ÜNİVERSİTESİ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66" calcext:value-type="float">
            <text:p>66</text:p>
          </table:table-cell>
          <table:table-cell table:style-name="ce18" office:value-type="float" office:value="0.88" calcext:value-type="float">
            <text:p>0.88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İSTANBUL SABAHATTİN ZAİM ÜNİVERSİTESİ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2" calcext:value-type="float">
            <text:p>142</text:p>
          </table:table-cell>
          <table:table-cell table:style-name="ce17" office:value-type="float" office:value="0.85" calcext:value-type="float">
            <text:p>0.85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İSTANBUL GELİŞİM ÜNİVERSİTESİ</text:p>
          </table:table-cell>
          <table:table-cell table:style-name="ce5" office:value-type="float" office:value="586" calcext:value-type="float">
            <text:p>586</text:p>
          </table:table-cell>
          <table:table-cell table:style-name="ce5" office:value-type="float" office:value="728" calcext:value-type="float">
            <text:p>728</text:p>
          </table:table-cell>
          <table:table-cell table:style-name="ce18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İZMİR EKONOMİ ÜNİVERSİTESİ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7" calcext:value-type="float">
            <text:p>97</text:p>
          </table:table-cell>
          <table:table-cell table:style-name="ce17" office:value-type="float" office:value="0.77" calcext:value-type="float">
            <text:p>0.77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İSTANBUL AYDIN ÜNİVERSİTESİ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503" calcext:value-type="float">
            <text:p>503</text:p>
          </table:table-cell>
          <table:table-cell table:style-name="ce18" office:value-type="float" office:value="0.77" calcext:value-type="float">
            <text:p>0.77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YAŞAR ÜNİVERSİTESİ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7" calcext:value-type="float">
            <text:p>87</text:p>
          </table:table-cell>
          <table:table-cell table:style-name="ce17" office:value-type="float" office:value="0.76" calcext:value-type="float">
            <text:p>0.76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İSTANBUL RUMELİ ÜNİVERSİTESİ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28" calcext:value-type="float">
            <text:p>128</text:p>
          </table:table-cell>
          <table:table-cell table:style-name="ce18" office:value-type="float" office:value="0.76" calcext:value-type="float">
            <text:p>0.76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SANKO ÜNİVERSİTESİ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6" calcext:value-type="float">
            <text:p>36</text:p>
          </table:table-cell>
          <table:table-cell table:style-name="ce17"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ANTALYA BİLİM ÜNİVERSİTESİ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85" calcext:value-type="float">
            <text:p>85</text:p>
          </table:table-cell>
          <table:table-cell table:style-name="ce18"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İSTANBUL KÜLTÜR ÜNİVERSİTESİ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28" calcext:value-type="float">
            <text:p>128</text:p>
          </table:table-cell>
          <table:table-cell table:style-name="ce17" office:value-type="float" office:value="0.63" calcext:value-type="float">
            <text:p>0.63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BEYKOZ ÜNİVERSİTESİ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0.62" calcext:value-type="float">
            <text:p>0.62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YEDİTEPE ÜNİVERSİTESİ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0.59" calcext:value-type="float">
            <text:p>0.59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İSTANBUL GALATA ÜNİVERSİTESİ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YÜKSEK İHTİSAS ÜNİVERSİTESİ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0.56" calcext:value-type="float">
            <text:p>0.56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İSTANBUL KENT ÜNİVERSİTESİ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NUH NACİ YAZGAN ÜNİVERSİTESİ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0.55" calcext:value-type="float">
            <text:p>0.55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SABANCI ÜNİVERSİTESİ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.53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PİRİ REİS ÜNİVERSİTESİ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0.51" calcext:value-type="float">
            <text:p>0.51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İHSAN DOĞRAMACI BİLKENT ÜNİVERSİTESİ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İSTANBUL 29 MAYIS ÜNİVERSİTESİ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0.48" calcext:value-type="float">
            <text:p>0.48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FATİH SULTAN MEHMET VAKIF ÜNİVERSİTESİ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MEF ÜNİVERSİTESİ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0.44" calcext:value-type="float">
            <text:p>0.44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TOBB EKONOMİ VE TEKNOLOJİ ÜNİVERSİTESİ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0.44" calcext:value-type="float">
            <text:p>0.44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İSTANBUL BİLGİ ÜNİVERSİTESİ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0.44" calcext:value-type="float">
            <text:p>0.44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ANTALYA AKEV ÜNİVERSİTESİ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İSTİNYE ÜNİVERSİTESİ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ALTINBAŞ ÜNİVERSİTESİ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İSTANBUL OKAN ÜNİVERSİTESİ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ÇAĞ ÜNİVERSİTESİ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UFUK ÜNİVERSİTESİ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0.36" calcext:value-type="float">
            <text:p>0.36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İSTANBUL GEDİK ÜNİVERSİTESİ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TOROS ÜNİVERSİTESİ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0.34" calcext:value-type="float">
            <text:p>0.34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7" office:value-type="string" calcext:value-type="string">
            <text:p>KONYA GIDA VE TARIM ÜNİVERSİTESİ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8" office:value-type="string" calcext:value-type="string">
            <text:p>TED ÜNİVERSİTESİ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0.29" calcext:value-type="float">
            <text:p>0.29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7" office:value-type="string" calcext:value-type="string">
            <text:p>ÖZYEĞİN ÜNİVERSİTESİ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8" office:value-type="string" calcext:value-type="string">
            <text:p>İSTANBUL AREL ÜNİVERSİTESİ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0.26" calcext:value-type="float">
            <text:p>0.26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7" office:value-type="string" calcext:value-type="string">
            <text:p>IŞIK ÜNİVERSİTESİ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8" office:value-type="string" calcext:value-type="string">
            <text:p>TÜRK HAVA KURUMU ÜNİVERSİTESİ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7" office:value-type="string" calcext:value-type="string">
            <text:p>AVRASYA ÜNİVERSİTESİ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8" office:value-type="string" calcext:value-type="string">
            <text:p>KAPADOKYA ÜNİVERSİTESİ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0.17" calcext:value-type="float">
            <text:p>0.17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7" office:value-type="string" calcext:value-type="string">
            <text:p>İBN HALDUN ÜNİVERSİTESİ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.14" calcext:value-type="float">
            <text:p>0.14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8" office:value-type="string" calcext:value-type="string">
            <text:p>ALANYA HAMDULLAH EMİN PAŞA ÜNİVERSİTESİ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.13" calcext:value-type="float">
            <text:p>0.13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17" office:value-type="string" calcext:value-type="string">
            <text:p>İSTANBUL ESENYURT ÜNİVERSİTESİ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8" office:value-type="string" calcext:value-type="string">
            <text:p>BEZM-İ ALEM VAKIF ÜNİVERSİTESİ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17" office:value-type="string" calcext:value-type="string">
            <text:p>KADİR HAS ÜNİVERSİTESİ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8" office:value-type="string" calcext:value-type="string">
            <text:p>ANKARA BİLİM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7" office:value-type="string" calcext:value-type="string">
            <text:p>İSTANBUL SAĞLIK VE TEKNOLOJİ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kıf Yükseköğretim Kurumlarının Doluluk Oranı" table:style-name="ta1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7" office:value-type="string" calcext:value-type="string">
            <text:p>ÜNİVERSİTE / MYO</text:p>
          </table:table-cell>
          <table:table-cell table:style-name="ce32" office:value-type="string" calcext:value-type="string">
            <text:p>2020</text:p>
            <text:p>KONTENJAN</text:p>
          </table:table-cell>
          <table:table-cell table:style-name="ce32" office:value-type="string" calcext:value-type="string">
            <text:p>2020</text:p>
            <text:p>KAYIT</text:p>
          </table:table-cell>
          <table:table-cell table:style-name="ce26" office:value-type="string" calcext:value-type="string">
            <text:p>DOLULUK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BEZM-İ ÂLEM VAKIF ÜNİVERSİTESİ</text:p>
          </table:table-cell>
          <table:table-cell table:style-name="ce30" office:value-type="float" office:value="932" calcext:value-type="float">
            <text:p>932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SANKO ÜNİVERSİTESİ</text:p>
          </table:table-cell>
          <table:table-cell table:style-name="ce31" office:value-type="float" office:value="404" calcext:value-type="float">
            <text:p>40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İSTANBUL SAĞLIK VE TEKNOLOJİ ÜNİVERSİTESİ</text:p>
          </table:table-cell>
          <table:table-cell table:style-name="ce30" office:value-type="float" office:value="580" calcext:value-type="float">
            <text:p>580</text:p>
          </table:table-cell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99.83" calcext:value-type="float">
            <text:p>99.83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BİRUNİ ÜNİVERSİTESİ</text:p>
          </table:table-cell>
          <table:table-cell table:style-name="ce62" office:value-type="float" office:value="2795" calcext:value-type="float">
            <text:p>2,795</text:p>
          </table:table-cell>
          <table:table-cell table:style-name="ce12" office:value-type="float" office:value="2779" calcext:value-type="float">
            <text:p>2,779</text:p>
          </table:table-cell>
          <table:table-cell table:style-name="ce3" office:value-type="float" office:value="99.43" calcext:value-type="float">
            <text:p>99.4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İBN HALDUN ÜNİVERSİTESİ</text:p>
          </table:table-cell>
          <table:table-cell table:style-name="ce30" office:value-type="float" office:value="150" calcext:value-type="float">
            <text:p>150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99.33" calcext:value-type="float">
            <text:p>99.33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TED ÜNİVERSİTESİ</text:p>
          </table:table-cell>
          <table:table-cell table:style-name="ce62" office:value-type="float" office:value="1110" calcext:value-type="float">
            <text:p>1,110</text:p>
          </table:table-cell>
          <table:table-cell table:style-name="ce12" office:value-type="float" office:value="1097" calcext:value-type="float">
            <text:p>1,097</text:p>
          </table:table-cell>
          <table:table-cell table:style-name="ce3" office:value-type="float" office:value="98.83" calcext:value-type="float">
            <text:p>98.8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MEF ÜNİVERSİTESİ</text:p>
          </table:table-cell>
          <table:table-cell table:style-name="ce30" office:value-type="float" office:value="855" calcext:value-type="float">
            <text:p>855</text:p>
          </table:table-cell>
          <table:table-cell table:style-name="ce2" office:value-type="float" office:value="844" calcext:value-type="float">
            <text:p>844</text:p>
          </table:table-cell>
          <table:table-cell table:style-name="ce2" office:value-type="float" office:value="98.71" calcext:value-type="float">
            <text:p>98.7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İZMİR TINAZTEPE ÜNİVERSİTESİ</text:p>
          </table:table-cell>
          <table:table-cell table:style-name="ce31" office:value-type="float" office:value="460" calcext:value-type="float">
            <text:p>46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98.7" calcext:value-type="float">
            <text:p>98.7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SABANCI ÜNİVERSİTESİ</text:p>
          </table:table-cell>
          <table:table-cell table:style-name="ce30" office:value-type="float" office:value="775" calcext:value-type="float">
            <text:p>775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98.45" calcext:value-type="float">
            <text:p>98.45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İSTANBUL 29 MAYIS ÜNİVERSİTESİ</text:p>
          </table:table-cell>
          <table:table-cell table:style-name="ce31" office:value-type="float" office:value="635" calcext:value-type="float">
            <text:p>635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98.11" calcext:value-type="float">
            <text:p>98.11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ACIBADEM MEHMET ALİ AYDINLAR ÜNİVERSİTESİ</text:p>
          </table:table-cell>
          <table:table-cell table:style-name="ce52" office:value-type="float" office:value="1505" calcext:value-type="float">
            <text:p>1,505</text:p>
          </table:table-cell>
          <table:table-cell table:style-name="ce13" office:value-type="float" office:value="1476" calcext:value-type="float">
            <text:p>1,476</text:p>
          </table:table-cell>
          <table:table-cell table:style-name="ce4" office:value-type="float" office:value="98.07" calcext:value-type="float">
            <text:p>98.07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ÖZYEĞİN ÜNİVERSİTESİ</text:p>
          </table:table-cell>
          <table:table-cell table:style-name="ce51" office:value-type="float" office:value="1340" calcext:value-type="float">
            <text:p>1,340</text:p>
          </table:table-cell>
          <table:table-cell table:style-name="ce14" office:value-type="float" office:value="1311" calcext:value-type="float">
            <text:p>1,311</text:p>
          </table:table-cell>
          <table:table-cell table:style-name="ce5" office:value-type="float" office:value="97.84" calcext:value-type="float">
            <text:p>97.84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İHSAN DOĞRAMACI BİLKENT ÜNİVERSİTESİ</text:p>
          </table:table-cell>
          <table:table-cell table:style-name="ce52" office:value-type="float" office:value="2312" calcext:value-type="float">
            <text:p>2,312</text:p>
          </table:table-cell>
          <table:table-cell table:style-name="ce13" office:value-type="float" office:value="2256" calcext:value-type="float">
            <text:p>2,256</text:p>
          </table:table-cell>
          <table:table-cell table:style-name="ce4" office:value-type="float" office:value="97.58" calcext:value-type="float">
            <text:p>97.58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İSTANBUL MEDİPOL ÜNİVERSİTESİ</text:p>
          </table:table-cell>
          <table:table-cell table:style-name="ce51" office:value-type="float" office:value="10174" calcext:value-type="float">
            <text:p>10,174</text:p>
          </table:table-cell>
          <table:table-cell table:style-name="ce14" office:value-type="float" office:value="9908" calcext:value-type="float">
            <text:p>9,908</text:p>
          </table:table-cell>
          <table:table-cell table:style-name="ce5" office:value-type="float" office:value="97.39" calcext:value-type="float">
            <text:p>97.39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KONYA GIDA VE TARIM ÜNİVERSİTESİ</text:p>
          </table:table-cell>
          <table:table-cell table:style-name="ce28" office:value-type="float" office:value="277" calcext:value-type="float">
            <text:p>277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96.39" calcext:value-type="float">
            <text:p>96.39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FENERBAHÇE ÜNİVERSİTESİ</text:p>
          </table:table-cell>
          <table:table-cell table:style-name="ce51" office:value-type="float" office:value="1211" calcext:value-type="float">
            <text:p>1,211</text:p>
          </table:table-cell>
          <table:table-cell table:style-name="ce14" office:value-type="float" office:value="1164" calcext:value-type="float">
            <text:p>1,164</text:p>
          </table:table-cell>
          <table:table-cell table:style-name="ce5" office:value-type="float" office:value="96.12" calcext:value-type="float">
            <text:p>96.12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İZMİR KAVRAM MYO</text:p>
          </table:table-cell>
          <table:table-cell table:style-name="ce28" office:value-type="float" office:value="770" calcext:value-type="float">
            <text:p>770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95.97" calcext:value-type="float">
            <text:p>95.97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BAHÇEŞEHİR ÜNİVERSİTESİ</text:p>
          </table:table-cell>
          <table:table-cell table:style-name="ce51" office:value-type="float" office:value="3404" calcext:value-type="float">
            <text:p>3,404</text:p>
          </table:table-cell>
          <table:table-cell table:style-name="ce14" office:value-type="float" office:value="3261" calcext:value-type="float">
            <text:p>3,261</text:p>
          </table:table-cell>
          <table:table-cell table:style-name="ce5" office:value-type="float" office:value="95.8" calcext:value-type="float">
            <text:p>95.8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İZMİR EKONOMİ ÜNİVERSİTESİ</text:p>
          </table:table-cell>
          <table:table-cell table:style-name="ce52" office:value-type="float" office:value="2206" calcext:value-type="float">
            <text:p>2,206</text:p>
          </table:table-cell>
          <table:table-cell table:style-name="ce13" office:value-type="float" office:value="2111" calcext:value-type="float">
            <text:p>2,111</text:p>
          </table:table-cell>
          <table:table-cell table:style-name="ce4" office:value-type="float" office:value="95.69" calcext:value-type="float">
            <text:p>95.69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KOÇ ÜNİVERSİTESİ</text:p>
          </table:table-cell>
          <table:table-cell table:style-name="ce51" office:value-type="float" office:value="1231" calcext:value-type="float">
            <text:p>1,231</text:p>
          </table:table-cell>
          <table:table-cell table:style-name="ce14" office:value-type="float" office:value="1177" calcext:value-type="float">
            <text:p>1,177</text:p>
          </table:table-cell>
          <table:table-cell table:style-name="ce5" office:value-type="float" office:value="95.61" calcext:value-type="float">
            <text:p>95.61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HALİÇ ÜNİVERSİTESİ</text:p>
          </table:table-cell>
          <table:table-cell table:style-name="ce52" office:value-type="float" office:value="3173" calcext:value-type="float">
            <text:p>3,173</text:p>
          </table:table-cell>
          <table:table-cell table:style-name="ce13" office:value-type="float" office:value="3011" calcext:value-type="float">
            <text:p>3,011</text:p>
          </table:table-cell>
          <table:table-cell table:style-name="ce4" office:value-type="float" office:value="94.89" calcext:value-type="float">
            <text:p>94.89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51" office:value-type="float" office:value="1435" calcext:value-type="float">
            <text:p>1,435</text:p>
          </table:table-cell>
          <table:table-cell table:style-name="ce14" office:value-type="float" office:value="1361" calcext:value-type="float">
            <text:p>1,361</text:p>
          </table:table-cell>
          <table:table-cell table:style-name="ce5" office:value-type="float" office:value="94.84" calcext:value-type="float">
            <text:p>94.84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İSTANBUL TİCARET ÜNİVERSİTESİ</text:p>
          </table:table-cell>
          <table:table-cell table:style-name="ce52" office:value-type="float" office:value="1407" calcext:value-type="float">
            <text:p>1,407</text:p>
          </table:table-cell>
          <table:table-cell table:style-name="ce13" office:value-type="float" office:value="1330" calcext:value-type="float">
            <text:p>1,330</text:p>
          </table:table-cell>
          <table:table-cell table:style-name="ce4" office:value-type="float" office:value="94.53" calcext:value-type="float">
            <text:p>94.53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YEDİTEPE ÜNİVERSİTESİ</text:p>
          </table:table-cell>
          <table:table-cell table:style-name="ce51" office:value-type="float" office:value="3586" calcext:value-type="float">
            <text:p>3,586</text:p>
          </table:table-cell>
          <table:table-cell table:style-name="ce14" office:value-type="float" office:value="3371" calcext:value-type="float">
            <text:p>3,371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İSTANBUL SABAHATTİN ZAİM ÜNİVERSİTESİ</text:p>
          </table:table-cell>
          <table:table-cell table:style-name="ce52" office:value-type="float" office:value="1490" calcext:value-type="float">
            <text:p>1,490</text:p>
          </table:table-cell>
          <table:table-cell table:style-name="ce13" office:value-type="float" office:value="1389" calcext:value-type="float">
            <text:p>1,389</text:p>
          </table:table-cell>
          <table:table-cell table:style-name="ce4" office:value-type="float" office:value="93.22" calcext:value-type="float">
            <text:p>93.22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LOKMAN HEKİM ÜNİVERSİTESİ</text:p>
          </table:table-cell>
          <table:table-cell table:style-name="ce29" office:value-type="float" office:value="915" calcext:value-type="float">
            <text:p>915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93.11" calcext:value-type="float">
            <text:p>93.11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KADİR HAS ÜNİVERSİTESİ</text:p>
          </table:table-cell>
          <table:table-cell table:style-name="ce52" office:value-type="float" office:value="1068" calcext:value-type="float">
            <text:p>1,068</text:p>
          </table:table-cell>
          <table:table-cell table:style-name="ce4" office:value-type="float" office:value="984" calcext:value-type="float">
            <text:p>984</text:p>
          </table:table-cell>
          <table:table-cell table:style-name="ce4" office:value-type="float" office:value="92.13" calcext:value-type="float">
            <text:p>92.13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İSTANBUL KENT ÜNİVERSİTESİ</text:p>
          </table:table-cell>
          <table:table-cell table:style-name="ce51" office:value-type="float" office:value="1440" calcext:value-type="float">
            <text:p>1,440</text:p>
          </table:table-cell>
          <table:table-cell table:style-name="ce14" office:value-type="float" office:value="1319" calcext:value-type="float">
            <text:p>1,319</text:p>
          </table:table-cell>
          <table:table-cell table:style-name="ce5" office:value-type="float" office:value="91.6" calcext:value-type="float">
            <text:p>91.6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FATİH SULTAN MEHMET VAKIF ÜNİVERSİTESİ</text:p>
          </table:table-cell>
          <table:table-cell table:style-name="ce52" office:value-type="float" office:value="1514" calcext:value-type="float">
            <text:p>1,514</text:p>
          </table:table-cell>
          <table:table-cell table:style-name="ce13" office:value-type="float" office:value="1384" calcext:value-type="float">
            <text:p>1,384</text:p>
          </table:table-cell>
          <table:table-cell table:style-name="ce4" office:value-type="float" office:value="91.41" calcext:value-type="float">
            <text:p>91.41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İSTANBUL ŞİŞLİ MYO</text:p>
          </table:table-cell>
          <table:table-cell table:style-name="ce51" office:value-type="float" office:value="1855" calcext:value-type="float">
            <text:p>1,855</text:p>
          </table:table-cell>
          <table:table-cell table:style-name="ce14" office:value-type="float" office:value="1686" calcext:value-type="float">
            <text:p>1,686</text:p>
          </table:table-cell>
          <table:table-cell table:style-name="ce5" office:value-type="float" office:value="90.89" calcext:value-type="float">
            <text:p>90.89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KOCAELİ SAĞLIK VE TEKNOLOJİ ÜNİVERSİTESİ</text:p>
          </table:table-cell>
          <table:table-cell table:style-name="ce52" office:value-type="float" office:value="1194" calcext:value-type="float">
            <text:p>1,194</text:p>
          </table:table-cell>
          <table:table-cell table:style-name="ce13" office:value-type="float" office:value="1082" calcext:value-type="float">
            <text:p>1,082</text:p>
          </table:table-cell>
          <table:table-cell table:style-name="ce4" office:value-type="float" office:value="90.62" calcext:value-type="float">
            <text:p>90.62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İSTİNYE ÜNİVERSİTESİ</text:p>
          </table:table-cell>
          <table:table-cell table:style-name="ce51" office:value-type="float" office:value="3592" calcext:value-type="float">
            <text:p>3,592</text:p>
          </table:table-cell>
          <table:table-cell table:style-name="ce14" office:value-type="float" office:value="3226" calcext:value-type="float">
            <text:p>3,226</text:p>
          </table:table-cell>
          <table:table-cell table:style-name="ce5" office:value-type="float" office:value="89.81" calcext:value-type="float">
            <text:p>89.81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DOĞUŞ ÜNİVERSİTESİ</text:p>
          </table:table-cell>
          <table:table-cell table:style-name="ce52" office:value-type="float" office:value="3490" calcext:value-type="float">
            <text:p>3,490</text:p>
          </table:table-cell>
          <table:table-cell table:style-name="ce13" office:value-type="float" office:value="3092" calcext:value-type="float">
            <text:p>3,092</text:p>
          </table:table-cell>
          <table:table-cell table:style-name="ce4" office:value-type="float" office:value="88.6" calcext:value-type="float">
            <text:p>88.6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NUH NACİ YAZGAN ÜNİVERSİTESİ</text:p>
          </table:table-cell>
          <table:table-cell table:style-name="ce29" office:value-type="float" office:value="559" calcext:value-type="float">
            <text:p>559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88.19" calcext:value-type="float">
            <text:p>88.19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PİRİ REİS ÜNİVERSİTESİ</text:p>
          </table:table-cell>
          <table:table-cell table:style-name="ce52" office:value-type="float" office:value="1416" calcext:value-type="float">
            <text:p>1,416</text:p>
          </table:table-cell>
          <table:table-cell table:style-name="ce13" office:value-type="float" office:value="1248" calcext:value-type="float">
            <text:p>1,248</text:p>
          </table:table-cell>
          <table:table-cell table:style-name="ce4" office:value-type="float" office:value="88.14" calcext:value-type="float">
            <text:p>88.14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İSTANBUL AYDIN ÜNİVERSİTESİ</text:p>
          </table:table-cell>
          <table:table-cell table:style-name="ce51" office:value-type="float" office:value="9652" calcext:value-type="float">
            <text:p>9,652</text:p>
          </table:table-cell>
          <table:table-cell table:style-name="ce14" office:value-type="float" office:value="8424" calcext:value-type="float">
            <text:p>8,424</text:p>
          </table:table-cell>
          <table:table-cell table:style-name="ce5" office:value-type="float" office:value="87.28" calcext:value-type="float">
            <text:p>87.28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YAŞAR ÜNİVERSİTESİ</text:p>
          </table:table-cell>
          <table:table-cell table:style-name="ce52" office:value-type="float" office:value="1915" calcext:value-type="float">
            <text:p>1,915</text:p>
          </table:table-cell>
          <table:table-cell table:style-name="ce13" office:value-type="float" office:value="1670" calcext:value-type="float">
            <text:p>1,670</text:p>
          </table:table-cell>
          <table:table-cell table:style-name="ce4" office:value-type="float" office:value="87.21" calcext:value-type="float">
            <text:p>87.21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ÇANKAYA ÜNİVERSİTESİ</text:p>
          </table:table-cell>
          <table:table-cell table:style-name="ce51" office:value-type="float" office:value="1130" calcext:value-type="float">
            <text:p>1,130</text:p>
          </table:table-cell>
          <table:table-cell table:style-name="ce5" office:value-type="float" office:value="984" calcext:value-type="float">
            <text:p>984</text:p>
          </table:table-cell>
          <table:table-cell table:style-name="ce5" office:value-type="float" office:value="87.08" calcext:value-type="float">
            <text:p>87.08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YÜKSEK İHTİSAS ÜNİVERSİTESİ</text:p>
          </table:table-cell>
          <table:table-cell table:style-name="ce28" office:value-type="float" office:value="750" calcext:value-type="float">
            <text:p>750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86.8" calcext:value-type="float">
            <text:p>86.8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NİŞANTAŞI ÜNİVERSİTESİ</text:p>
          </table:table-cell>
          <table:table-cell table:style-name="ce51" office:value-type="float" office:value="5909" calcext:value-type="float">
            <text:p>5,909</text:p>
          </table:table-cell>
          <table:table-cell table:style-name="ce14" office:value-type="float" office:value="5111" calcext:value-type="float">
            <text:p>5,111</text:p>
          </table:table-cell>
          <table:table-cell table:style-name="ce5" office:value-type="float" office:value="86.5" calcext:value-type="float">
            <text:p>86.5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BEYKOZ ÜNİVERSİTESİ</text:p>
          </table:table-cell>
          <table:table-cell table:style-name="ce52" office:value-type="float" office:value="1875" calcext:value-type="float">
            <text:p>1,875</text:p>
          </table:table-cell>
          <table:table-cell table:style-name="ce13" office:value-type="float" office:value="1616" calcext:value-type="float">
            <text:p>1,616</text:p>
          </table:table-cell>
          <table:table-cell table:style-name="ce4" office:value-type="float" office:value="86.19" calcext:value-type="float">
            <text:p>86.19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ALTINBAŞ ÜNİVERSİTESİ</text:p>
          </table:table-cell>
          <table:table-cell table:style-name="ce51" office:value-type="float" office:value="1523" calcext:value-type="float">
            <text:p>1,523</text:p>
          </table:table-cell>
          <table:table-cell table:style-name="ce14" office:value-type="float" office:value="1307" calcext:value-type="float">
            <text:p>1,307</text:p>
          </table:table-cell>
          <table:table-cell table:style-name="ce5" office:value-type="float" office:value="85.82" calcext:value-type="float">
            <text:p>85.82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BAŞKENT ÜNİVERSİTESİ</text:p>
          </table:table-cell>
          <table:table-cell table:style-name="ce52" office:value-type="float" office:value="4199" calcext:value-type="float">
            <text:p>4,199</text:p>
          </table:table-cell>
          <table:table-cell table:style-name="ce13" office:value-type="float" office:value="3603" calcext:value-type="float">
            <text:p>3,603</text:p>
          </table:table-cell>
          <table:table-cell table:style-name="ce4" office:value-type="float" office:value="85.81" calcext:value-type="float">
            <text:p>85.81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ATILIM ÜNİVERSİTESİ</text:p>
          </table:table-cell>
          <table:table-cell table:style-name="ce51" office:value-type="float" office:value="2015" calcext:value-type="float">
            <text:p>2,015</text:p>
          </table:table-cell>
          <table:table-cell table:style-name="ce14" office:value-type="float" office:value="1728" calcext:value-type="float">
            <text:p>1,728</text:p>
          </table:table-cell>
          <table:table-cell table:style-name="ce5" office:value-type="float" office:value="85.76" calcext:value-type="float">
            <text:p>85.76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İSTANBUL AYVANSARAY ÜNİVERSİTESİ</text:p>
          </table:table-cell>
          <table:table-cell table:style-name="ce52" office:value-type="float" office:value="3821" calcext:value-type="float">
            <text:p>3,821</text:p>
          </table:table-cell>
          <table:table-cell table:style-name="ce13" office:value-type="float" office:value="3275" calcext:value-type="float">
            <text:p>3,275</text:p>
          </table:table-cell>
          <table:table-cell table:style-name="ce4" office:value-type="float" office:value="85.71" calcext:value-type="float">
            <text:p>85.71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ANTALYA BİLİM ÜNİVERSİTESİ</text:p>
          </table:table-cell>
          <table:table-cell table:style-name="ce51" office:value-type="float" office:value="1488" calcext:value-type="float">
            <text:p>1,488</text:p>
          </table:table-cell>
          <table:table-cell table:style-name="ce14" office:value-type="float" office:value="1275" calcext:value-type="float">
            <text:p>1,275</text:p>
          </table:table-cell>
          <table:table-cell table:style-name="ce5" office:value-type="float" office:value="85.69" calcext:value-type="float">
            <text:p>85.69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DEMİROĞLU BİLİM ÜNİVERSİTESİ</text:p>
          </table:table-cell>
          <table:table-cell table:style-name="ce28" office:value-type="float" office:value="838" calcext:value-type="float">
            <text:p>838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85.68" calcext:value-type="float">
            <text:p>85.68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MALTEPE ÜNİVERSİTESİ</text:p>
          </table:table-cell>
          <table:table-cell table:style-name="ce51" office:value-type="float" office:value="2485" calcext:value-type="float">
            <text:p>2,485</text:p>
          </table:table-cell>
          <table:table-cell table:style-name="ce14" office:value-type="float" office:value="2115" calcext:value-type="float">
            <text:p>2,115</text:p>
          </table:table-cell>
          <table:table-cell table:style-name="ce5" office:value-type="float" office:value="85.11" calcext:value-type="float">
            <text:p>85.11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KAPADOKYA ÜNİVERSİTESİ</text:p>
          </table:table-cell>
          <table:table-cell table:style-name="ce52" office:value-type="float" office:value="2706" calcext:value-type="float">
            <text:p>2,706</text:p>
          </table:table-cell>
          <table:table-cell table:style-name="ce13" office:value-type="float" office:value="2300" calcext:value-type="float">
            <text:p>2,30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ANKARA MEDİPOL ÜNİVERSİTESİ</text:p>
          </table:table-cell>
          <table:table-cell table:style-name="ce51" office:value-type="float" office:value="1945" calcext:value-type="float">
            <text:p>1,945</text:p>
          </table:table-cell>
          <table:table-cell table:style-name="ce14" office:value-type="float" office:value="1643" calcext:value-type="float">
            <text:p>1,643</text:p>
          </table:table-cell>
          <table:table-cell table:style-name="ce5" office:value-type="float" office:value="84.47" calcext:value-type="float">
            <text:p>84.47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ÜSKÜDAR ÜNİVERSİTESİ</text:p>
          </table:table-cell>
          <table:table-cell table:style-name="ce52" office:value-type="float" office:value="6013" calcext:value-type="float">
            <text:p>6,013</text:p>
          </table:table-cell>
          <table:table-cell table:style-name="ce13" office:value-type="float" office:value="5073" calcext:value-type="float">
            <text:p>5,073</text:p>
          </table:table-cell>
          <table:table-cell table:style-name="ce4" office:value-type="float" office:value="84.37" calcext:value-type="float">
            <text:p>84.37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OSTİM TEKNİK ÜNİVERSİTESİ</text:p>
          </table:table-cell>
          <table:table-cell table:style-name="ce51" office:value-type="float" office:value="1002" calcext:value-type="float">
            <text:p>1,002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83.13" calcext:value-type="float">
            <text:p>83.13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IŞIK ÜNİVERSİTESİ</text:p>
          </table:table-cell>
          <table:table-cell table:style-name="ce52" office:value-type="float" office:value="1614" calcext:value-type="float">
            <text:p>1,614</text:p>
          </table:table-cell>
          <table:table-cell table:style-name="ce13" office:value-type="float" office:value="1329" calcext:value-type="float">
            <text:p>1,329</text:p>
          </table:table-cell>
          <table:table-cell table:style-name="ce4" office:value-type="float" office:value="82.34" calcext:value-type="float">
            <text:p>82.34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KTO KARATAY ÜNİVERSİTESİ</text:p>
          </table:table-cell>
          <table:table-cell table:style-name="ce51" office:value-type="float" office:value="2202" calcext:value-type="float">
            <text:p>2,202</text:p>
          </table:table-cell>
          <table:table-cell table:style-name="ce14" office:value-type="float" office:value="1809" calcext:value-type="float">
            <text:p>1,809</text:p>
          </table:table-cell>
          <table:table-cell table:style-name="ce5" office:value-type="float" office:value="82.15" calcext:value-type="float">
            <text:p>82.15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İSTANBUL GALATA ÜNİVERSİTESİ</text:p>
          </table:table-cell>
          <table:table-cell table:style-name="ce28" office:value-type="float" office:value="620" calcext:value-type="float">
            <text:p>620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float" office:value="81.61" calcext:value-type="float">
            <text:p>81.61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İSTANBUL ATLAS ÜNİVERSİTESİ</text:p>
          </table:table-cell>
          <table:table-cell table:style-name="ce51" office:value-type="float" office:value="1000" calcext:value-type="float">
            <text:p>1,000</text:p>
          </table:table-cell>
          <table:table-cell table:style-name="ce5" office:value-type="float" office:value="814" calcext:value-type="float">
            <text:p>814</text:p>
          </table:table-cell>
          <table:table-cell table:style-name="ce5" office:value-type="float" office:value="81.4" calcext:value-type="float">
            <text:p>81.4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BEYKENT ÜNİVERSİTESİ</text:p>
          </table:table-cell>
          <table:table-cell table:style-name="ce52" office:value-type="float" office:value="7649" calcext:value-type="float">
            <text:p>7,649</text:p>
          </table:table-cell>
          <table:table-cell table:style-name="ce13" office:value-type="float" office:value="6193" calcext:value-type="float">
            <text:p>6,193</text:p>
          </table:table-cell>
          <table:table-cell table:style-name="ce4" office:value-type="float" office:value="80.96" calcext:value-type="float">
            <text:p>80.96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İSTANBUL BİLGİ ÜNİVERSİTESİ</text:p>
          </table:table-cell>
          <table:table-cell table:style-name="ce51" office:value-type="float" office:value="4895" calcext:value-type="float">
            <text:p>4,895</text:p>
          </table:table-cell>
          <table:table-cell table:style-name="ce14" office:value-type="float" office:value="3952" calcext:value-type="float">
            <text:p>3,952</text:p>
          </table:table-cell>
          <table:table-cell table:style-name="ce5" office:value-type="float" office:value="80.74" calcext:value-type="float">
            <text:p>80.74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7" office:value-type="string" calcext:value-type="string">
            <text:p>UFUK ÜNİVERSİTESİ</text:p>
          </table:table-cell>
          <table:table-cell table:style-name="ce52" office:value-type="float" office:value="1295" calcext:value-type="float">
            <text:p>1,295</text:p>
          </table:table-cell>
          <table:table-cell table:style-name="ce13" office:value-type="float" office:value="1045" calcext:value-type="float">
            <text:p>1,045</text:p>
          </table:table-cell>
          <table:table-cell table:style-name="ce4" office:value-type="float" office:value="80.69" calcext:value-type="float">
            <text:p>80.69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8" office:value-type="string" calcext:value-type="string">
            <text:p>İSTANBUL GELİŞİM ÜNİVERSİTESİ</text:p>
          </table:table-cell>
          <table:table-cell table:style-name="ce51" office:value-type="float" office:value="9039" calcext:value-type="float">
            <text:p>9,039</text:p>
          </table:table-cell>
          <table:table-cell table:style-name="ce14" office:value-type="float" office:value="7218" calcext:value-type="float">
            <text:p>7,218</text:p>
          </table:table-cell>
          <table:table-cell table:style-name="ce5" office:value-type="float" office:value="79.85" calcext:value-type="float">
            <text:p>79.85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7" office:value-type="string" calcext:value-type="string">
            <text:p>İSTANBUL RUMELİ ÜNİVERSİTESİ</text:p>
          </table:table-cell>
          <table:table-cell table:style-name="ce52" office:value-type="float" office:value="2243" calcext:value-type="float">
            <text:p>2,243</text:p>
          </table:table-cell>
          <table:table-cell table:style-name="ce13" office:value-type="float" office:value="1722" calcext:value-type="float">
            <text:p>1,722</text:p>
          </table:table-cell>
          <table:table-cell table:style-name="ce4" office:value-type="float" office:value="76.77" calcext:value-type="float">
            <text:p>76.77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8" office:value-type="string" calcext:value-type="string">
            <text:p>İSTANBUL KÜLTÜR ÜNİVERSİTESİ</text:p>
          </table:table-cell>
          <table:table-cell table:style-name="ce51" office:value-type="float" office:value="3590" calcext:value-type="float">
            <text:p>3,590</text:p>
          </table:table-cell>
          <table:table-cell table:style-name="ce14" office:value-type="float" office:value="2713" calcext:value-type="float">
            <text:p>2,713</text:p>
          </table:table-cell>
          <table:table-cell table:style-name="ce5" office:value-type="float" office:value="75.57" calcext:value-type="float">
            <text:p>75.57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7" office:value-type="string" calcext:value-type="string">
            <text:p>TOBB EKONOMİ VE TEKNOLOJİ ÜNİVERSİTESİ</text:p>
          </table:table-cell>
          <table:table-cell table:style-name="ce52" office:value-type="float" office:value="1018" calcext:value-type="float">
            <text:p>1,018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75.25" calcext:value-type="float">
            <text:p>75.25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8" office:value-type="string" calcext:value-type="string">
            <text:p>ANKARA BİLİM ÜNİVERSİTESİ</text:p>
          </table:table-cell>
          <table:table-cell table:style-name="ce29" office:value-type="float" office:value="445" calcext:value-type="float">
            <text:p>445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73.03" calcext:value-type="float">
            <text:p>73.03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7" office:value-type="string" calcext:value-type="string">
            <text:p>TÜRK HAVA KURUMU ÜNİVERSİTESİ</text:p>
          </table:table-cell>
          <table:table-cell table:style-name="ce52" office:value-type="float" office:value="1100" calcext:value-type="float">
            <text:p>1,100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8" office:value-type="string" calcext:value-type="string">
            <text:p>TOROS ÜNİVERSİTESİ</text:p>
          </table:table-cell>
          <table:table-cell table:style-name="ce51" office:value-type="float" office:value="1222" calcext:value-type="float">
            <text:p>1,222</text:p>
          </table:table-cell>
          <table:table-cell table:style-name="ce5" office:value-type="float" office:value="872" calcext:value-type="float">
            <text:p>872</text:p>
          </table:table-cell>
          <table:table-cell table:style-name="ce5" office:value-type="float" office:value="71.36" calcext:value-type="float">
            <text:p>71.36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7" office:value-type="string" calcext:value-type="string">
            <text:p>İSTANBUL YENİ YÜZYIL ÜNİVERSİTESİ</text:p>
          </table:table-cell>
          <table:table-cell table:style-name="ce52" office:value-type="float" office:value="2631" calcext:value-type="float">
            <text:p>2,631</text:p>
          </table:table-cell>
          <table:table-cell table:style-name="ce13" office:value-type="float" office:value="1867" calcext:value-type="float">
            <text:p>1,867</text:p>
          </table:table-cell>
          <table:table-cell table:style-name="ce4" office:value-type="float" office:value="70.96" calcext:value-type="float">
            <text:p>70.96</text:p>
          </table:table-cell>
          <table:table-cell table:number-columns-repeated="101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16" office:value-type="string" calcext:value-type="string">
            <text:p>ÇAĞ ÜNİVERSİTESİ</text:p>
          </table:table-cell>
          <table:table-cell table:style-name="ce62" office:value-type="float" office:value="1218" calcext:value-type="float">
            <text:p>1,218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70.61" calcext:value-type="float">
            <text:p>70.6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5" office:value-type="string" calcext:value-type="string">
            <text:p>İSTANBUL AREL ÜNİVERSİTESİ</text:p>
          </table:table-cell>
          <table:table-cell table:style-name="ce63" office:value-type="float" office:value="4106" calcext:value-type="float">
            <text:p>4,106</text:p>
          </table:table-cell>
          <table:table-cell table:style-name="ce11" office:value-type="float" office:value="2896" calcext:value-type="float">
            <text:p>2,896</text:p>
          </table:table-cell>
          <table:table-cell table:style-name="ce2" office:value-type="float" office:value="70.53" calcext:value-type="float">
            <text:p>70.53</text:p>
          </table:table-cell>
          <table:table-cell table:number-columns-repeated="101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16" office:value-type="string" calcext:value-type="string">
            <text:p>ATAŞEHİR ADIGÜZEL MYO</text:p>
          </table:table-cell>
          <table:table-cell table:style-name="ce31" office:value-type="float" office:value="353" calcext:value-type="float">
            <text:p>35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7.42" calcext:value-type="float">
            <text:p>67.42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5" office:value-type="string" calcext:value-type="string">
            <text:p>İSTANBUL OKAN ÜNİVERSİTESİ</text:p>
          </table:table-cell>
          <table:table-cell table:style-name="ce63" office:value-type="float" office:value="3757" calcext:value-type="float">
            <text:p>3,757</text:p>
          </table:table-cell>
          <table:table-cell table:style-name="ce11" office:value-type="float" office:value="2526" calcext:value-type="float">
            <text:p>2,526</text:p>
          </table:table-cell>
          <table:table-cell table:style-name="ce2" office:value-type="float" office:value="67.23" calcext:value-type="float">
            <text:p>67.23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16" office:value-type="string" calcext:value-type="string">
            <text:p>İSTANBUL ESENYURT ÜNİVERSİTESİ</text:p>
          </table:table-cell>
          <table:table-cell table:style-name="ce62" office:value-type="float" office:value="2299" calcext:value-type="float">
            <text:p>2,299</text:p>
          </table:table-cell>
          <table:table-cell table:style-name="ce12" office:value-type="float" office:value="1486" calcext:value-type="float">
            <text:p>1,486</text:p>
          </table:table-cell>
          <table:table-cell table:style-name="ce3" office:value-type="float" office:value="64.64" calcext:value-type="float">
            <text:p>64.64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5" office:value-type="string" calcext:value-type="string">
            <text:p>İSTANBUL GEDİK ÜNİVERSİTESİ</text:p>
          </table:table-cell>
          <table:table-cell table:style-name="ce63" office:value-type="float" office:value="2121" calcext:value-type="float">
            <text:p>2,121</text:p>
          </table:table-cell>
          <table:table-cell table:style-name="ce11" office:value-type="float" office:value="1296" calcext:value-type="float">
            <text:p>1,296</text:p>
          </table:table-cell>
          <table:table-cell table:style-name="ce2" office:value-type="float" office:value="61.1" calcext:value-type="float">
            <text:p>61.1</text:p>
          </table:table-cell>
          <table:table-cell table:number-columns-repeated="101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16" office:value-type="string" calcext:value-type="string">
            <text:p>ANTALYA AKEV ÜNİVERSİTESİ</text:p>
          </table:table-cell>
          <table:table-cell table:style-name="ce31" office:value-type="float" office:value="763" calcext:value-type="float">
            <text:p>76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57.93" calcext:value-type="float">
            <text:p>57.93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5" office:value-type="string" calcext:value-type="string">
            <text:p>İSTANBUL SAĞLIK VE SOSYAL BİLİMLER MYO (FARUK SARAÇ TASARIM MYO)</text:p>
          </table:table-cell>
          <table:table-cell table:style-name="ce30" office:value-type="float" office:value="675" calcext:value-type="float">
            <text:p>675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50.96" calcext:value-type="float">
            <text:p>50.96</text:p>
          </table:table-cell>
          <table:table-cell table:number-columns-repeated="101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16" office:value-type="string" calcext:value-type="string">
            <text:p>AVRASYA ÜNİVERSİTESİ</text:p>
          </table:table-cell>
          <table:table-cell table:style-name="ce62" office:value-type="float" office:value="2330" calcext:value-type="float">
            <text:p>2,330</text:p>
          </table:table-cell>
          <table:table-cell table:style-name="ce12" office:value-type="float" office:value="1115" calcext:value-type="float">
            <text:p>1,115</text:p>
          </table:table-cell>
          <table:table-cell table:style-name="ce3" office:value-type="float" office:value="47.85" calcext:value-type="float">
            <text:p>47.85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5" office:value-type="string" calcext:value-type="string">
            <text:p>ALANYA HAMDULLAH EMİN PAŞA ÜNİVERSİTESİ</text:p>
          </table:table-cell>
          <table:table-cell table:style-name="ce30" office:value-type="float" office:value="150" calcext:value-type="float">
            <text:p>1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Cari Gider Miktarına Göre Vakıf Üniversiteleri" table:style-name="ta1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7" office:value-type="string" calcext:value-type="string">
            <text:p>ÜNİVERSİTE**</text:p>
          </table:table-cell>
          <table:table-cell table:style-name="ce19" office:value-type="string" calcext:value-type="string">
            <text:p>ÖĞRENCİ BAŞINA CARİ GİDER (TL)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KOÇ ÜNİVERSİTESİ</text:p>
          </table:table-cell>
          <table:table-cell table:style-name="ce64" office:value-type="float" office:value="97555.2" calcext:value-type="float">
            <text:p>97,555.20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SABANCI ÜNİVERSİTESİ</text:p>
          </table:table-cell>
          <table:table-cell table:style-name="ce65" office:value-type="float" office:value="87284.1" calcext:value-type="float">
            <text:p>87,284.10</text:p>
          </table:table-cell>
          <table:table-cell table:number-columns-repeated="102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KONYA GIDA VE TARIM ÜNİVERSİTESİ</text:p>
          </table:table-cell>
          <table:table-cell table:style-name="ce64" office:value-type="float" office:value="57302.7" calcext:value-type="float">
            <text:p>57,302.70</text:p>
          </table:table-cell>
          <table:table-cell table:number-columns-repeated="102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SANKO ÜNİVERSİTESİ</text:p>
          </table:table-cell>
          <table:table-cell table:style-name="ce65" office:value-type="float" office:value="51368.9" calcext:value-type="float">
            <text:p>51,368.90</text:p>
          </table:table-cell>
          <table:table-cell table:number-columns-repeated="102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7" office:value-type="string" calcext:value-type="string">
            <text:p>BEZM-İ ALEM VAKIF ÜNİVERSİTESİ</text:p>
          </table:table-cell>
          <table:table-cell table:style-name="ce64" office:value-type="float" office:value="49970" calcext:value-type="float">
            <text:p>49,970.00</text:p>
          </table:table-cell>
          <table:table-cell table:number-columns-repeated="102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8" office:value-type="string" calcext:value-type="string">
            <text:p>İHSAN DOĞRAMACI BİLKENT ÜNİVERSİTESİ</text:p>
          </table:table-cell>
          <table:table-cell table:style-name="ce65" office:value-type="float" office:value="47864.7" calcext:value-type="float">
            <text:p>47,864.70</text:p>
          </table:table-cell>
          <table:table-cell table:number-columns-repeated="102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7" office:value-type="string" calcext:value-type="string">
            <text:p>DEMİROĞLU BİLİM ÜNİVERSİTESİ</text:p>
          </table:table-cell>
          <table:table-cell table:style-name="ce64" office:value-type="float" office:value="34983.7" calcext:value-type="float">
            <text:p>34,983.70</text:p>
          </table:table-cell>
          <table:table-cell table:number-columns-repeated="102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8" office:value-type="string" calcext:value-type="string">
            <text:p>TOBB EKONOMİ VE TEKNOLOJİ ÜNİVERSİTESİ</text:p>
          </table:table-cell>
          <table:table-cell table:style-name="ce65" office:value-type="float" office:value="31613.4" calcext:value-type="float">
            <text:p>31,613.40</text:p>
          </table:table-cell>
          <table:table-cell table:number-columns-repeated="102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7" office:value-type="string" calcext:value-type="string">
            <text:p>BAŞKENT ÜNİVERSİTESİ</text:p>
          </table:table-cell>
          <table:table-cell table:style-name="ce64" office:value-type="float" office:value="31139.5" calcext:value-type="float">
            <text:p>31,139.50</text:p>
          </table:table-cell>
          <table:table-cell table:number-columns-repeated="102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8" office:value-type="string" calcext:value-type="string">
            <text:p>ÖZYEĞİN ÜNİVERSİTESİ</text:p>
          </table:table-cell>
          <table:table-cell table:style-name="ce65" office:value-type="float" office:value="30225" calcext:value-type="float">
            <text:p>30,225.00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ACIBADEM MEHMET ALİ AYDINLAR ÜNİVERSİTESİ</text:p>
          </table:table-cell>
          <table:table-cell table:style-name="ce64" office:value-type="float" office:value="28683.3" calcext:value-type="float">
            <text:p>28,683.30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İSTANBUL 29 MAYIS ÜNİVERSİTESİ</text:p>
          </table:table-cell>
          <table:table-cell table:style-name="ce65" office:value-type="float" office:value="26375" calcext:value-type="float">
            <text:p>26,375.00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TÜRK HAVA KURUMU ÜNİVERSİTESİ</text:p>
          </table:table-cell>
          <table:table-cell table:style-name="ce64" office:value-type="float" office:value="25476.9" calcext:value-type="float">
            <text:p>25,476.90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KADİR HAS ÜNİVERSİTESİ</text:p>
          </table:table-cell>
          <table:table-cell table:style-name="ce65" office:value-type="float" office:value="24798" calcext:value-type="float">
            <text:p>24,798.00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BAHÇEŞEHİR ÜNİVERSİTESİ</text:p>
          </table:table-cell>
          <table:table-cell table:style-name="ce64" office:value-type="float" office:value="23173.6" calcext:value-type="float">
            <text:p>23,173.60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YÜKSEK İHTİSAS ÜNİVERSİTESİ</text:p>
          </table:table-cell>
          <table:table-cell table:style-name="ce65" office:value-type="float" office:value="21845.3" calcext:value-type="float">
            <text:p>21,845.30</text:p>
          </table:table-cell>
          <table:table-cell table:number-columns-repeated="102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ALANYA HAMDULLAH EMİN PAŞA ÜNİVERSİTESİ</text:p>
          </table:table-cell>
          <table:table-cell table:style-name="ce64" office:value-type="float" office:value="21207.1" calcext:value-type="float">
            <text:p>21,207.10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İZMİR EKONOMİ ÜNİVERSİTESİ</text:p>
          </table:table-cell>
          <table:table-cell table:style-name="ce65" office:value-type="float" office:value="20565.9" calcext:value-type="float">
            <text:p>20,565.90</text:p>
          </table:table-cell>
          <table:table-cell table:number-columns-repeated="102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MEF ÜNİVERSİTESİ</text:p>
          </table:table-cell>
          <table:table-cell table:style-name="ce64" office:value-type="float" office:value="20263.2" calcext:value-type="float">
            <text:p>20,263.20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YEDİTEPE ÜNİVERSİTESİ</text:p>
          </table:table-cell>
          <table:table-cell table:style-name="ce65" office:value-type="float" office:value="20210.9" calcext:value-type="float">
            <text:p>20,210.90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PİRİ REİS ÜNİVERSİTESİ</text:p>
          </table:table-cell>
          <table:table-cell table:style-name="ce64" office:value-type="float" office:value="20068.4" calcext:value-type="float">
            <text:p>20,068.40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TED ÜNİVERSİTESİ</text:p>
          </table:table-cell>
          <table:table-cell table:style-name="ce65" office:value-type="float" office:value="20029.3" calcext:value-type="float">
            <text:p>20,029.30</text:p>
          </table:table-cell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ÇANKAYA ÜNİVERSİTESİ</text:p>
          </table:table-cell>
          <table:table-cell table:style-name="ce64" office:value-type="float" office:value="19461.6" calcext:value-type="float">
            <text:p>19,461.60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MALTEPE ÜNİVERSİTESİ</text:p>
          </table:table-cell>
          <table:table-cell table:style-name="ce65" office:value-type="float" office:value="18944.5" calcext:value-type="float">
            <text:p>18,944.50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İSTANBUL TİCARET ÜNİVERSİTESİ</text:p>
          </table:table-cell>
          <table:table-cell table:style-name="ce64" office:value-type="float" office:value="18534.4" calcext:value-type="float">
            <text:p>18,534.40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ALTINBAŞ ÜNİVERSİTESİ</text:p>
          </table:table-cell>
          <table:table-cell table:style-name="ce65" office:value-type="float" office:value="18318.7" calcext:value-type="float">
            <text:p>18,318.70</text:p>
          </table:table-cell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FATİH SULTAN MEHMET VAKIF ÜNİVERSİTESİ</text:p>
          </table:table-cell>
          <table:table-cell table:style-name="ce64" office:value-type="float" office:value="17714.4" calcext:value-type="float">
            <text:p>17,714.40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ATILIM ÜNİVERSİTESİ</text:p>
          </table:table-cell>
          <table:table-cell table:style-name="ce65" office:value-type="float" office:value="17430.8" calcext:value-type="float">
            <text:p>17,430.80</text:p>
          </table:table-cell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IŞIK ÜNİVERSİTESİ</text:p>
          </table:table-cell>
          <table:table-cell table:style-name="ce64" office:value-type="float" office:value="17158.8" calcext:value-type="float">
            <text:p>17,158.80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UFUK ÜNİVERSİTESİ</text:p>
          </table:table-cell>
          <table:table-cell table:style-name="ce65" office:value-type="float" office:value="17080.1" calcext:value-type="float">
            <text:p>17,080.10</text:p>
          </table:table-cell>
          <table:table-cell table:number-columns-repeated="102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İSTANBUL KÜLTÜR ÜNİVERSİTESİ</text:p>
          </table:table-cell>
          <table:table-cell table:style-name="ce64" office:value-type="float" office:value="16700" calcext:value-type="float">
            <text:p>16,700.00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ANTALYA BİLİM ÜNİVERSİTESİ</text:p>
          </table:table-cell>
          <table:table-cell table:style-name="ce65" office:value-type="float" office:value="15068.7" calcext:value-type="float">
            <text:p>15,068.70</text:p>
          </table:table-cell>
          <table:table-cell table:number-columns-repeated="102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İSTANBUL BİLGİ ÜNİVERSİTESİ</text:p>
          </table:table-cell>
          <table:table-cell table:style-name="ce64" office:value-type="float" office:value="14975.8" calcext:value-type="float">
            <text:p>14,975.80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YAŞAR ÜNİVERSİTESİ</text:p>
          </table:table-cell>
          <table:table-cell table:style-name="ce65" office:value-type="float" office:value="14965.4" calcext:value-type="float">
            <text:p>14,965.40</text:p>
          </table:table-cell>
          <table:table-cell table:number-columns-repeated="102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İSTANBUL OKAN ÜNİVERSİTESİ</text:p>
          </table:table-cell>
          <table:table-cell table:style-name="ce64" office:value-type="float" office:value="14635.4" calcext:value-type="float">
            <text:p>14,635.40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DOĞUŞ ÜNİVERSİTESİ</text:p>
          </table:table-cell>
          <table:table-cell table:style-name="ce65" office:value-type="float" office:value="14240.5" calcext:value-type="float">
            <text:p>14,240.50</text:p>
          </table:table-cell>
          <table:table-cell table:number-columns-repeated="102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İSTİNYE ÜNİVERSİTESİ</text:p>
          </table:table-cell>
          <table:table-cell table:style-name="ce64" office:value-type="float" office:value="14132.2" calcext:value-type="float">
            <text:p>14,132.20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NUH NACİ YAZGAN ÜNİVERSİTESİ</text:p>
          </table:table-cell>
          <table:table-cell table:style-name="ce65" office:value-type="float" office:value="13633.3" calcext:value-type="float">
            <text:p>13,633.30</text:p>
          </table:table-cell>
          <table:table-cell table:number-columns-repeated="102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İSTANBUL GEDİK ÜNİVERSİTESİ</text:p>
          </table:table-cell>
          <table:table-cell table:style-name="ce64" office:value-type="float" office:value="13530.42" calcext:value-type="float">
            <text:p>13,530.42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65" office:value-type="float" office:value="13385.6" calcext:value-type="float">
            <text:p>13,385.60</text:p>
          </table:table-cell>
          <table:table-cell table:number-columns-repeated="102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KTO KARATAY ÜNİVERSİTESİ</text:p>
          </table:table-cell>
          <table:table-cell table:style-name="ce64" office:value-type="float" office:value="12974.5" calcext:value-type="float">
            <text:p>12,974.50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BEYKENT ÜNİVERSİTESİ</text:p>
          </table:table-cell>
          <table:table-cell table:style-name="ce65" office:value-type="float" office:value="12640.3" calcext:value-type="float">
            <text:p>12,640.30</text:p>
          </table:table-cell>
          <table:table-cell table:number-columns-repeated="102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TOROS ÜNİVERSİTESİ</text:p>
          </table:table-cell>
          <table:table-cell table:style-name="ce64" office:value-type="float" office:value="12107.2" calcext:value-type="float">
            <text:p>12,107.20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İSTANBUL AREL ÜNİVERSİTESİ</text:p>
          </table:table-cell>
          <table:table-cell table:style-name="ce65" office:value-type="float" office:value="11769.9" calcext:value-type="float">
            <text:p>11,769.90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İSTANBUL MEDİPOL ÜNİVERSİTESİ</text:p>
          </table:table-cell>
          <table:table-cell table:style-name="ce64" office:value-type="float" office:value="11394.3" calcext:value-type="float">
            <text:p>11,394.30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KAPADOKYA ÜNİVERSİTESİ</text:p>
          </table:table-cell>
          <table:table-cell table:style-name="ce65" office:value-type="float" office:value="11238.6" calcext:value-type="float">
            <text:p>11,238.60</text:p>
          </table:table-cell>
          <table:table-cell table:number-columns-repeated="102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İSTANBUL SABAHATTİN ZAİM ÜNİVERSİTESİ</text:p>
          </table:table-cell>
          <table:table-cell table:style-name="ce64" office:value-type="float" office:value="11221.4" calcext:value-type="float">
            <text:p>11,221.40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HALİÇ ÜNİVERSİTESİ</text:p>
          </table:table-cell>
          <table:table-cell table:style-name="ce65" office:value-type="float" office:value="11156.2" calcext:value-type="float">
            <text:p>11,156.20</text:p>
          </table:table-cell>
          <table:table-cell table:number-columns-repeated="102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İSTANBUL YENİ YÜZYIL ÜNİVERSİTESİ</text:p>
          </table:table-cell>
          <table:table-cell table:style-name="ce64" office:value-type="float" office:value="11131.5" calcext:value-type="float">
            <text:p>11,131.50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NİŞANTAŞI ÜNİVERSİTESİ</text:p>
          </table:table-cell>
          <table:table-cell table:style-name="ce65" office:value-type="float" office:value="10278.3" calcext:value-type="float">
            <text:p>10,278.30</text:p>
          </table:table-cell>
          <table:table-cell table:number-columns-repeated="102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İSTANBUL GELİŞİM ÜNİVERSİTESİ</text:p>
          </table:table-cell>
          <table:table-cell table:style-name="ce64" office:value-type="float" office:value="9847.4" calcext:value-type="float">
            <text:p>9,847.40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İSTANBUL RUMELİ ÜNİVERSİTESİ</text:p>
          </table:table-cell>
          <table:table-cell table:style-name="ce65" office:value-type="float" office:value="9719.1" calcext:value-type="float">
            <text:p>9,719.10</text:p>
          </table:table-cell>
          <table:table-cell table:number-columns-repeated="102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İSTANBUL AYDIN ÜNİVERSİTESİ</text:p>
          </table:table-cell>
          <table:table-cell table:style-name="ce64" office:value-type="float" office:value="8654.4" calcext:value-type="float">
            <text:p>8,654.40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BİRUNİ ÜNİVERSİTESİ</text:p>
          </table:table-cell>
          <table:table-cell table:style-name="ce65" office:value-type="float" office:value="8609.4" calcext:value-type="float">
            <text:p>8,609.40</text:p>
          </table:table-cell>
          <table:table-cell table:number-columns-repeated="102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ÜSKÜDAR ÜNİVERSİTESİ</text:p>
          </table:table-cell>
          <table:table-cell table:style-name="ce64" office:value-type="float" office:value="8384.9" calcext:value-type="float">
            <text:p>8,384.90</text:p>
          </table:table-cell>
          <table:table-cell table:number-columns-repeated="102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İSTANBUL ESENYURT ÜNİVERSİTESİ</text:p>
          </table:table-cell>
          <table:table-cell table:style-name="ce65" office:value-type="float" office:value="7966.5" calcext:value-type="float">
            <text:p>7,966.50</text:p>
          </table:table-cell>
          <table:table-cell table:number-columns-repeated="102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ÇAĞ ÜNİVERSİTESİ</text:p>
          </table:table-cell>
          <table:table-cell table:style-name="ce64" office:value-type="float" office:value="7632.8" calcext:value-type="float">
            <text:p>7,632.80</text:p>
          </table:table-cell>
          <table:table-cell table:number-columns-repeated="102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AVRASYA ÜNİVERSİTESİ</text:p>
          </table:table-cell>
          <table:table-cell table:style-name="ce65" office:value-type="float" office:value="6383.7" calcext:value-type="float">
            <text:p>6,383.70</text:p>
          </table:table-cell>
          <table:table-cell table:number-columns-repeated="1021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KS Kontenjanları Bursluluk Oranlarına Göre Vakıf Yükseköğretim Kurumları" table:style-name="ta14">
        <table:table-column table:style-name="co1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7" office:value-type="string" calcext:value-type="string">
            <text:p>ÜNİVERSİTE / MYO</text:p>
          </table:table-cell>
          <table:table-cell table:style-name="ce26" office:value-type="string" calcext:value-type="string">
            <text:p>TOPLAM KONTENJAN</text:p>
          </table:table-cell>
          <table:table-cell table:style-name="ce10" office:value-type="string" calcext:value-type="string">
            <text:p>BURSLU ÖĞRENCİ SAYISI</text:p>
          </table:table-cell>
          <table:table-cell table:style-name="ce26" office:value-type="string" calcext:value-type="string">
            <text:p>BURSLU ÖĞRENCİ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İBN HALDUN ÜNİVERSİTESİ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İSTANBUL SAĞLIK VE TEKNOLOJİ ÜNİVERSİTESİ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FATİH SULTAN MEHMET VAKIF ÜNİVERSİTESİ</text:p>
          </table:table-cell>
          <table:table-cell table:style-name="ce11" office:value-type="float" office:value="1514" calcext:value-type="float">
            <text:p>1,514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ALTINBAŞ ÜNİVERSİTESİ</text:p>
          </table:table-cell>
          <table:table-cell table:style-name="ce12" office:value-type="float" office:value="1523" calcext:value-type="float">
            <text:p>1,52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FENERBAHÇE ÜNİVERSİTESİ</text:p>
          </table:table-cell>
          <table:table-cell table:style-name="ce11" office:value-type="float" office:value="1211" calcext:value-type="float">
            <text:p>1,211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OSTİM TEKNİK ÜNİVERSİTESİ</text:p>
          </table:table-cell>
          <table:table-cell table:style-name="ce12" office:value-type="float" office:value="1002" calcext:value-type="float">
            <text:p>1,00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KTO KARATAY ÜNİVERSİTESİ</text:p>
          </table:table-cell>
          <table:table-cell table:style-name="ce11" office:value-type="float" office:value="2202" calcext:value-type="float">
            <text:p>2,202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HASAN KALYONCU ÜNİVERSİTESİ</text:p>
          </table:table-cell>
          <table:table-cell table:style-name="ce12" office:value-type="float" office:value="1435" calcext:value-type="float">
            <text:p>1,43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YEDİTEPE ÜNİVERSİTESİ</text:p>
          </table:table-cell>
          <table:table-cell table:style-name="ce11" office:value-type="float" office:value="3586" calcext:value-type="float">
            <text:p>3,58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KOÇ ÜNİVERSİTESİ</text:p>
          </table:table-cell>
          <table:table-cell table:style-name="ce12" office:value-type="float" office:value="1231" calcext:value-type="float">
            <text:p>1,23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BEZM-İ ÂLEM VAKIF ÜNİVERSİTESİ</text:p>
          </table:table-cell>
          <table:table-cell table:style-name="ce4" office:value-type="float" office:value="932" calcext:value-type="float">
            <text:p>93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İHSAN DOĞRAMACI BİLKENT ÜNİVERSİTESİ</text:p>
          </table:table-cell>
          <table:table-cell table:style-name="ce14" office:value-type="float" office:value="2312" calcext:value-type="float">
            <text:p>2,312</text:p>
          </table:table-cell>
          <table:table-cell table:style-name="ce5" office:value-type="float" office:value="478" calcext:value-type="float">
            <text:p>47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İZMİR TINAZTEPE ÜNİVERSİTESİ</text:p>
          </table:table-cell>
          <table:table-cell table:style-name="ce4" office:value-type="float" office:value="460" calcext:value-type="float">
            <text:p>460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KONYA GIDA VE TARIM ÜNİVERSİTESİ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NİŞANTAŞI ÜNİVERSİTESİ</text:p>
          </table:table-cell>
          <table:table-cell table:style-name="ce13" office:value-type="float" office:value="5909" calcext:value-type="float">
            <text:p>5,909</text:p>
          </table:table-cell>
          <table:table-cell table:style-name="ce13" office:value-type="float" office:value="1193" calcext:value-type="float">
            <text:p>1,193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İSTANBUL ATLAS ÜNİVERSİTESİ</text:p>
          </table:table-cell>
          <table:table-cell table:style-name="ce14" office:value-type="float" office:value="1000" calcext:value-type="float">
            <text:p>1,000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ANKARA BİLİM ÜNİVERSİTESİ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ANTALYA AKEV ÜNİVERSİTESİ</text:p>
          </table:table-cell>
          <table:table-cell table:style-name="ce5" office:value-type="float" office:value="763" calcext:value-type="float">
            <text:p>763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İSTANBUL ESENYURT ÜNİVERSİTESİ</text:p>
          </table:table-cell>
          <table:table-cell table:style-name="ce13" office:value-type="float" office:value="2299" calcext:value-type="float">
            <text:p>2,299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İSTANBUL RUMELİ ÜNİVERSİTESİ</text:p>
          </table:table-cell>
          <table:table-cell table:style-name="ce14" office:value-type="float" office:value="2243" calcext:value-type="float">
            <text:p>2,243</text:p>
          </table:table-cell>
          <table:table-cell table:style-name="ce5" office:value-type="float" office:value="425" calcext:value-type="float">
            <text:p>425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KADİR HAS ÜNİVERSİTESİ</text:p>
          </table:table-cell>
          <table:table-cell table:style-name="ce13" office:value-type="float" office:value="1068" calcext:value-type="float">
            <text:p>1,06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LOKMAN HEKİM ÜNİVERSİTESİ</text:p>
          </table:table-cell>
          <table:table-cell table:style-name="ce5" office:value-type="float" office:value="915" calcext:value-type="float">
            <text:p>915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BAŞKENT ÜNİVERSİTESİ</text:p>
          </table:table-cell>
          <table:table-cell table:style-name="ce13" office:value-type="float" office:value="4199" calcext:value-type="float">
            <text:p>4,199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ANKARA MEDİPOL ÜNİVERSİTESİ</text:p>
          </table:table-cell>
          <table:table-cell table:style-name="ce14" office:value-type="float" office:value="1945" calcext:value-type="float">
            <text:p>1,945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IŞIK ÜNİVERSİTESİ</text:p>
          </table:table-cell>
          <table:table-cell table:style-name="ce13" office:value-type="float" office:value="1614" calcext:value-type="float">
            <text:p>1,614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TÜRK HAVA KURUMU ÜNİVERSİTESİ</text:p>
          </table:table-cell>
          <table:table-cell table:style-name="ce14" office:value-type="float" office:value="1100" calcext:value-type="float">
            <text:p>1,100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İSTANBUL SABAHATTİN ZAİM ÜNİVERSİTESİ</text:p>
          </table:table-cell>
          <table:table-cell table:style-name="ce13" office:value-type="float" office:value="1490" calcext:value-type="float">
            <text:p>1,490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NUH NACİ YAZGAN ÜNİVERSİTESİ</text:p>
          </table:table-cell>
          <table:table-cell table:style-name="ce5" office:value-type="float" office:value="559" calcext:value-type="float">
            <text:p>559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ANTALYA BİLİM ÜNİVERSİTESİ</text:p>
          </table:table-cell>
          <table:table-cell table:style-name="ce13" office:value-type="float" office:value="1488" calcext:value-type="float">
            <text:p>1,488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ÇANKAYA ÜNİVERSİTESİ</text:p>
          </table:table-cell>
          <table:table-cell table:style-name="ce14" office:value-type="float" office:value="1130" calcext:value-type="float">
            <text:p>1,130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DEMİROĞLU BİLİM ÜNİVERSİTESİ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İSTİNYE ÜNİVERSİTESİ</text:p>
          </table:table-cell>
          <table:table-cell table:style-name="ce14" office:value-type="float" office:value="3592" calcext:value-type="float">
            <text:p>3,592</text:p>
          </table:table-cell>
          <table:table-cell table:style-name="ce5" office:value-type="float" office:value="604" calcext:value-type="float">
            <text:p>60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İSTANBUL TİCARET ÜNİVERSİTESİ</text:p>
          </table:table-cell>
          <table:table-cell table:style-name="ce13" office:value-type="float" office:value="1407" calcext:value-type="float">
            <text:p>1,407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TOBB EKONOMİ VE TEKNOLOJİ ÜNİVERSİTESİ</text:p>
          </table:table-cell>
          <table:table-cell table:style-name="ce14" office:value-type="float" office:value="1018" calcext:value-type="float">
            <text:p>1,01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TOROS ÜNİVERSİTESİ</text:p>
          </table:table-cell>
          <table:table-cell table:style-name="ce13" office:value-type="float" office:value="1222" calcext:value-type="float">
            <text:p>1,222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KAPADOKYA ÜNİVERSİTESİ</text:p>
          </table:table-cell>
          <table:table-cell table:style-name="ce14" office:value-type="float" office:value="2706" calcext:value-type="float">
            <text:p>2,706</text:p>
          </table:table-cell>
          <table:table-cell table:style-name="ce5" office:value-type="float" office:value="445" calcext:value-type="float">
            <text:p>44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İSTANBUL AREL ÜNİVERSİTESİ</text:p>
          </table:table-cell>
          <table:table-cell table:style-name="ce13" office:value-type="float" office:value="4106" calcext:value-type="float">
            <text:p>4,106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İSTANBUL KENT ÜNİVERSİTESİ</text:p>
          </table:table-cell>
          <table:table-cell table:style-name="ce14" office:value-type="float" office:value="1440" calcext:value-type="float">
            <text:p>1,44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İSTANBUL OKAN ÜNİVERSİTESİ</text:p>
          </table:table-cell>
          <table:table-cell table:style-name="ce13" office:value-type="float" office:value="3697" calcext:value-type="float">
            <text:p>3,697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İSTANBUL AYDIN ÜNİVERSİTESİ</text:p>
          </table:table-cell>
          <table:table-cell table:style-name="ce14" office:value-type="float" office:value="9652" calcext:value-type="float">
            <text:p>9,652</text:p>
          </table:table-cell>
          <table:table-cell table:style-name="ce14" office:value-type="float" office:value="1561" calcext:value-type="float">
            <text:p>1,561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BEYKOZ ÜNİVERSİTESİ</text:p>
          </table:table-cell>
          <table:table-cell table:style-name="ce13" office:value-type="float" office:value="1875" calcext:value-type="float">
            <text:p>1,875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İSTANBUL MEDİPOL ÜNİVERSİTESİ</text:p>
          </table:table-cell>
          <table:table-cell table:style-name="ce14" office:value-type="float" office:value="10174" calcext:value-type="float">
            <text:p>10,174</text:p>
          </table:table-cell>
          <table:table-cell table:style-name="ce14" office:value-type="float" office:value="1619" calcext:value-type="float">
            <text:p>1,619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ACIBADEM MEHMET ALİ AYDINLAR ÜNİVERSİTESİ</text:p>
          </table:table-cell>
          <table:table-cell table:style-name="ce13" office:value-type="float" office:value="1505" calcext:value-type="float">
            <text:p>1,505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İSTANBUL KÜLTÜR ÜNİVERSİTESİ</text:p>
          </table:table-cell>
          <table:table-cell table:style-name="ce14" office:value-type="float" office:value="3590" calcext:value-type="float">
            <text:p>3,590</text:p>
          </table:table-cell>
          <table:table-cell table:style-name="ce5" office:value-type="float" office:value="567" calcext:value-type="float">
            <text:p>567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İSTANBUL BİLGİ ÜNİVERSİTESİ</text:p>
          </table:table-cell>
          <table:table-cell table:style-name="ce13" office:value-type="float" office:value="4895" calcext:value-type="float">
            <text:p>4,895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MALTEPE ÜNİVERSİTESİ</text:p>
          </table:table-cell>
          <table:table-cell table:style-name="ce14" office:value-type="float" office:value="2485" calcext:value-type="float">
            <text:p>2,485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İSTANBUL GELİŞİM ÜNİVERSİTESİ</text:p>
          </table:table-cell>
          <table:table-cell table:style-name="ce13" office:value-type="float" office:value="9039" calcext:value-type="float">
            <text:p>9,039</text:p>
          </table:table-cell>
          <table:table-cell table:style-name="ce13" office:value-type="float" office:value="1399" calcext:value-type="float">
            <text:p>1,399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İSTANBUL AYVANSARAY ÜNİVERSİTESİ</text:p>
          </table:table-cell>
          <table:table-cell table:style-name="ce14" office:value-type="float" office:value="3821" calcext:value-type="float">
            <text:p>3,821</text:p>
          </table:table-cell>
          <table:table-cell table:style-name="ce5" office:value-type="float" office:value="588" calcext:value-type="float">
            <text:p>58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BİRUNİ ÜNİVERSİTESİ</text:p>
          </table:table-cell>
          <table:table-cell table:style-name="ce13" office:value-type="float" office:value="2795" calcext:value-type="float">
            <text:p>2,795</text:p>
          </table:table-cell>
          <table:table-cell table:style-name="ce4" office:value-type="float" office:value="430" calcext:value-type="float">
            <text:p>43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0" office:value-type="float" office:value="50" calcext:value-type="float">
            <text:p>50</text:p>
          </table:table-cell>
          <table:table-cell table:style-name="ce18" office:value-type="string" calcext:value-type="string">
            <text:p>SANKO ÜNİVERSİTESİ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ALANYA HAMDULLAH EMİN PAŞA ÜNİVERSİTESİ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YÜKSEK İHTİSAS ÜNİVERSİTESİ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HALİÇ ÜNİVERSİTESİ</text:p>
          </table:table-cell>
          <table:table-cell table:style-name="ce13" office:value-type="float" office:value="3173" calcext:value-type="float">
            <text:p>3,173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UFUK ÜNİVERSİTESİ</text:p>
          </table:table-cell>
          <table:table-cell table:style-name="ce14" office:value-type="float" office:value="1295" calcext:value-type="float">
            <text:p>1,295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ÜSKÜDAR ÜNİVERSİTESİ</text:p>
          </table:table-cell>
          <table:table-cell table:style-name="ce13" office:value-type="float" office:value="6013" calcext:value-type="float">
            <text:p>6,013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İSTANBUL 29 MAYIS ÜNİVERSİTESİ</text:p>
          </table:table-cell>
          <table:table-cell table:style-name="ce5" office:value-type="float" office:value="635" calcext:value-type="float">
            <text:p>635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İSTANBUL YENİ YÜZYIL ÜNİVERSİTESİ</text:p>
          </table:table-cell>
          <table:table-cell table:style-name="ce13" office:value-type="float" office:value="2631" calcext:value-type="float">
            <text:p>2,631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SABANCI ÜNİVERSİTESİ</text:p>
          </table:table-cell>
          <table:table-cell table:style-name="ce5" office:value-type="float" office:value="775" calcext:value-type="float">
            <text:p>775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7" office:value-type="string" calcext:value-type="string">
            <text:p>TED ÜNİVERSİTESİ</text:p>
          </table:table-cell>
          <table:table-cell table:style-name="ce13" office:value-type="float" office:value="1110" calcext:value-type="float">
            <text:p>1,11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8" office:value-type="string" calcext:value-type="string">
            <text:p>ÇAĞ ÜNİVERSİTESİ</text:p>
          </table:table-cell>
          <table:table-cell table:style-name="ce14" office:value-type="float" office:value="1218" calcext:value-type="float">
            <text:p>1,218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7" office:value-type="string" calcext:value-type="string">
            <text:p>İSTANBUL SAĞLIK VE SOSYAL BİLİMLER MYO (FARUK SARAÇ TASARIM MYO)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8" office:value-type="string" calcext:value-type="string">
            <text:p>BEYKENT ÜNİVERSİTESİ</text:p>
          </table:table-cell>
          <table:table-cell table:style-name="ce14" office:value-type="float" office:value="7649" calcext:value-type="float">
            <text:p>7,649</text:p>
          </table:table-cell>
          <table:table-cell table:style-name="ce14" office:value-type="float" office:value="1154" calcext:value-type="float">
            <text:p>1,154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7" office:value-type="string" calcext:value-type="string">
            <text:p>KOCAELİ SAĞLIK VE TEKNOLOJİ ÜNİVERSİTESİ</text:p>
          </table:table-cell>
          <table:table-cell table:style-name="ce13" office:value-type="float" office:value="1194" calcext:value-type="float">
            <text:p>1,194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8" office:value-type="string" calcext:value-type="string">
            <text:p>DOĞUŞ ÜNİVERSİTESİ</text:p>
          </table:table-cell>
          <table:table-cell table:style-name="ce14" office:value-type="float" office:value="3456" calcext:value-type="float">
            <text:p>3,456</text:p>
          </table:table-cell>
          <table:table-cell table:style-name="ce5" office:value-type="float" office:value="521" calcext:value-type="float">
            <text:p>521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7" office:value-type="string" calcext:value-type="string">
            <text:p>İSTANBUL ŞİŞLİ MYO</text:p>
          </table:table-cell>
          <table:table-cell table:style-name="ce13" office:value-type="float" office:value="1855" calcext:value-type="float">
            <text:p>1,855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8" office:value-type="string" calcext:value-type="string">
            <text:p>İSTANBUL GALATA ÜNİVERSİTESİ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7" office:value-type="string" calcext:value-type="string">
            <text:p>AVRASYA ÜNİVERSİTESİ</text:p>
          </table:table-cell>
          <table:table-cell table:style-name="ce13" office:value-type="float" office:value="2330" calcext:value-type="float">
            <text:p>2,330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8" office:value-type="string" calcext:value-type="string">
            <text:p>PİRİ REİS ÜNİVERSİTESİ</text:p>
          </table:table-cell>
          <table:table-cell table:style-name="ce14" office:value-type="float" office:value="1416" calcext:value-type="float">
            <text:p>1,416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17" office:value-type="string" calcext:value-type="string">
            <text:p>ÖZYEĞİN ÜNİVERSİTESİ</text:p>
          </table:table-cell>
          <table:table-cell table:style-name="ce13" office:value-type="float" office:value="1340" calcext:value-type="float">
            <text:p>1,340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8" office:value-type="string" calcext:value-type="string">
            <text:p>İZMİR KAVRAM MYO</text:p>
          </table:table-cell>
          <table:table-cell table:style-name="ce5" office:value-type="float" office:value="770" calcext:value-type="float">
            <text:p>770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17" office:value-type="string" calcext:value-type="string">
            <text:p>İSTANBUL GEDİK ÜNİVERSİTESİ</text:p>
          </table:table-cell>
          <table:table-cell table:style-name="ce13" office:value-type="float" office:value="2121" calcext:value-type="float">
            <text:p>2,121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8" office:value-type="string" calcext:value-type="string">
            <text:p>ATILIM ÜNİVERSİTESİ</text:p>
          </table:table-cell>
          <table:table-cell table:style-name="ce14" office:value-type="float" office:value="2015" calcext:value-type="float">
            <text:p>2,015</text:p>
          </table:table-cell>
          <table:table-cell table:style-name="ce5" office:value-type="float" office:value="297" calcext:value-type="float">
            <text:p>297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7" office:value-type="string" calcext:value-type="string">
            <text:p>MEF ÜNİVERSİTESİ</text:p>
          </table:table-cell>
          <table:table-cell table:style-name="ce4" office:value-type="float" office:value="855" calcext:value-type="float">
            <text:p>85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18" office:value-type="string" calcext:value-type="string">
            <text:p>İZMİR EKONOMİ ÜNİVERSİTESİ</text:p>
          </table:table-cell>
          <table:table-cell table:style-name="ce14" office:value-type="float" office:value="2206" calcext:value-type="float">
            <text:p>2,206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17" office:value-type="string" calcext:value-type="string">
            <text:p>BAHÇEŞEHİR ÜNİVERSİTESİ</text:p>
          </table:table-cell>
          <table:table-cell table:style-name="ce13" office:value-type="float" office:value="3404" calcext:value-type="float">
            <text:p>3,404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tim Elemanlarına Ödenen Ücretlerin Toplamına Göre Vakıf Yükseköğretim Kurumları" table:style-name="ta15">
        <table:table-column table:style-name="co1" table:number-columns-repeated="5" table:default-cell-style-name="Default"/>
        <table:table-column table:style-name="co1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9" office:value-type="string" calcext:value-type="string">
            <text:p>ÜNİVERSİTE / MYO</text:p>
          </table:table-cell>
          <table:table-cell table:style-name="ce10" office:value-type="string" calcext:value-type="string">
            <text:p>ÖĞRETİM ELEMANLARINA ÖDENEN ÜCRETLER TOPLAMI (TL)</text:p>
          </table:table-cell>
          <table:table-cell table:style-name="ce26" office:value-type="string" calcext:value-type="string">
            <text:p>TOPLAM ÖĞRETİM ELEMANI SAYISI**</text:p>
          </table:table-cell>
          <table:table-cell table:style-name="ce10" office:value-type="string" calcext:value-type="string">
            <text:p>ÖĞRETİM ELEMANINA ÖDENEN ÜCRETLERİN ÖĞRENCİ GELİRİNE ORANI (%)</text:p>
          </table:table-cell>
          <table:table-cell table:style-name="ce10" office:value-type="string" calcext:value-type="string">
            <text:p>ÖĞRETİM ELEMANINA ÖDENEN ÜCRETLERİN TOPLAM GİDERE ORANI (%)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SANKO ÜNİVERSİTESİ</text:p>
          </table:table-cell>
          <table:table-cell table:style-name="ce66" office:value-type="float" office:value="46853346.7" calcext:value-type="float">
            <text:p>46,853,346.70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2" table:style-name="ce2"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DEMİROĞLU BİLİM ÜNİVERSİTESİ</text:p>
          </table:table-cell>
          <table:table-cell table:style-name="ce67" office:value-type="float" office:value="63490837.8" calcext:value-type="float">
            <text:p>63,490,837.8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KOCAELİ SAĞLIK VE TEKNOLOJİ ÜNİVERSİTESİ</text:p>
          </table:table-cell>
          <table:table-cell table:style-name="ce66" office:value-type="float" office:value="4926618.5" calcext:value-type="float">
            <text:p>4,926,618.5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TED ÜNİVERSİTESİ</text:p>
          </table:table-cell>
          <table:table-cell table:style-name="ce67" office:value-type="float" office:value="46433822.8" calcext:value-type="float">
            <text:p>46,433,822.8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ALANYA HAMDULLAH EMİN PAŞA ÜNİVERSİTESİ</text:p>
          </table:table-cell>
          <table:table-cell table:style-name="ce66" office:value-type="float" office:value="5052767.1" calcext:value-type="float">
            <text:p>5,052,767.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YAŞAR ÜNİVERSİTESİ</text:p>
          </table:table-cell>
          <table:table-cell table:style-name="ce67" office:value-type="float" office:value="76448743" calcext:value-type="float">
            <text:p>76,448,743.0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İSTANBUL YENİ YÜZYIL ÜNİVERSİTESİ</text:p>
          </table:table-cell>
          <table:table-cell table:style-name="ce66" office:value-type="float" office:value="43112959.2" calcext:value-type="float">
            <text:p>43,112,959.20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FATİH SULTAN MEHMET VAKIF ÜNİVERSİTESİ</text:p>
          </table:table-cell>
          <table:table-cell table:style-name="ce67" office:value-type="float" office:value="57505786.5" calcext:value-type="float">
            <text:p>57,505,786.5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İZMİR EKONOMİ ÜNİVERSİTESİ</text:p>
          </table:table-cell>
          <table:table-cell table:style-name="ce66" office:value-type="float" office:value="89479859.3" calcext:value-type="float">
            <text:p>89,479,859.30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MEF ÜNİVERSİTESİ</text:p>
          </table:table-cell>
          <table:table-cell table:style-name="ce67" office:value-type="float" office:value="35310350" calcext:value-type="float">
            <text:p>35,310,350.0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YÜKSEK İHTİSAS ÜNİVERSİTESİ</text:p>
          </table:table-cell>
          <table:table-cell table:style-name="ce68" office:value-type="float" office:value="17243976.4" calcext:value-type="float">
            <text:p>17,243,976.40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NUH NACİ YAZGAN ÜNİVERSİTESİ</text:p>
          </table:table-cell>
          <table:table-cell table:style-name="ce69" office:value-type="float" office:value="19231996" calcext:value-type="float">
            <text:p>19,231,996.00</text:p>
          </table:table-cell>
          <table:table-cell table:style-name="ce5" office:value-type="float" office:value="245" calcext:value-type="float">
            <text:p>245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İSTANBUL BİLGİ ÜNİVERSİTESİ</text:p>
          </table:table-cell>
          <table:table-cell table:style-name="ce68" office:value-type="float" office:value="136784867.6" calcext:value-type="float">
            <text:p>136,784,867.60</text:p>
          </table:table-cell>
          <table:table-cell table:style-name="ce13" office:value-type="float" office:value="1554" calcext:value-type="float">
            <text:p>1,554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IŞIK ÜNİVERSİTESİ</text:p>
          </table:table-cell>
          <table:table-cell table:style-name="ce69" office:value-type="float" office:value="52208329.7" calcext:value-type="float">
            <text:p>52,208,329.7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KADİR HAS ÜNİVERSİTESİ</text:p>
          </table:table-cell>
          <table:table-cell table:style-name="ce68" office:value-type="float" office:value="66145729.1" calcext:value-type="float">
            <text:p>66,145,729.10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İSTANBUL GEDİK ÜNİVERSİTESİ</text:p>
          </table:table-cell>
          <table:table-cell table:style-name="ce69" office:value-type="float" office:value="32070488.2" calcext:value-type="float">
            <text:p>32,070,488.2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İSTANBUL TİCARET ÜNİVERSİTESİ</text:p>
          </table:table-cell>
          <table:table-cell table:style-name="ce68" office:value-type="float" office:value="61665352" calcext:value-type="float">
            <text:p>61,665,352.00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ATAŞEHİR ADIGÜZEL MYO</text:p>
          </table:table-cell>
          <table:table-cell table:style-name="ce69" office:value-type="float" office:value="3340027.6" calcext:value-type="float">
            <text:p>3,340,027.6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LOKMAN HEKİM ÜNİVERSİTESİ</text:p>
          </table:table-cell>
          <table:table-cell table:style-name="ce68" office:value-type="float" office:value="13967482.3" calcext:value-type="float">
            <text:p>13,967,482.30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İZMİR KAVRAM MYO</text:p>
          </table:table-cell>
          <table:table-cell table:style-name="ce69" office:value-type="float" office:value="7728333.3" calcext:value-type="float">
            <text:p>7,728,333.30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İSTANBUL SABAHATTİN ZAİM ÜNİVERSİTESİ</text:p>
          </table:table-cell>
          <table:table-cell table:style-name="ce68" office:value-type="float" office:value="50057958.8" calcext:value-type="float">
            <text:p>50,057,958.80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TOROS ÜNİVERSİTESİ</text:p>
          </table:table-cell>
          <table:table-cell table:style-name="ce69" office:value-type="float" office:value="14459997.2" calcext:value-type="float">
            <text:p>14,459,997.20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İSTANBUL AREL ÜNİVERSİTESİ</text:p>
          </table:table-cell>
          <table:table-cell table:style-name="ce68" office:value-type="float" office:value="53692109.6" calcext:value-type="float">
            <text:p>53,692,109.60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ALTINBAŞ ÜNİVERSİTESİ</text:p>
          </table:table-cell>
          <table:table-cell table:style-name="ce69" office:value-type="float" office:value="70875034.9" calcext:value-type="float">
            <text:p>70,875,034.90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ATILIM ÜNİVERSİTESİ</text:p>
          </table:table-cell>
          <table:table-cell table:style-name="ce68" office:value-type="float" office:value="72247788.6" calcext:value-type="float">
            <text:p>72,247,788.60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69" office:value-type="float" office:value="46282115.9" calcext:value-type="float">
            <text:p>46,282,115.90</text:p>
          </table:table-cell>
          <table:table-cell table:style-name="ce5" office:value-type="float" office:value="456" calcext:value-type="float">
            <text:p>45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HALİÇ ÜNİVERSİTESİ</text:p>
          </table:table-cell>
          <table:table-cell table:style-name="ce68" office:value-type="float" office:value="40605341" calcext:value-type="float">
            <text:p>40,605,341.00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ÇANKAYA ÜNİVERSİTESİ</text:p>
          </table:table-cell>
          <table:table-cell table:style-name="ce69" office:value-type="float" office:value="64346466.5" calcext:value-type="float">
            <text:p>64,346,466.50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EYKOZ ÜNİVERSİTESİ</text:p>
          </table:table-cell>
          <table:table-cell table:style-name="ce68" office:value-type="float" office:value="16126289.6" calcext:value-type="float">
            <text:p>16,126,289.60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İSTANBUL SAĞLIK VE SOSYAL BİLİMLER MYO (FARUK SARAÇ TASARIM MYO)</text:p>
          </table:table-cell>
          <table:table-cell table:style-name="ce69" office:value-type="float" office:value="2472548.4" calcext:value-type="float">
            <text:p>2,472,548.4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KONYA GIDA VE TARIM ÜNİVERSİTESİ</text:p>
          </table:table-cell>
          <table:table-cell table:style-name="ce68" office:value-type="float" office:value="14107065.9" calcext:value-type="float">
            <text:p>14,107,065.90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İSTANBUL ŞİŞLİ MYO</text:p>
          </table:table-cell>
          <table:table-cell table:style-name="ce69" office:value-type="float" office:value="6724304.1" calcext:value-type="float">
            <text:p>6,724,304.10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TÜRK HAVA KURUMU ÜNİVERSİTESİ</text:p>
          </table:table-cell>
          <table:table-cell table:style-name="ce68" office:value-type="float" office:value="25664272" calcext:value-type="float">
            <text:p>25,664,272.00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İSTANBUL 29 MAYIS ÜNİVERSİTESİ</text:p>
          </table:table-cell>
          <table:table-cell table:style-name="ce69" office:value-type="float" office:value="19510334.2" calcext:value-type="float">
            <text:p>19,510,334.20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KTO KARATAY ÜNİVERSİTESİ</text:p>
          </table:table-cell>
          <table:table-cell table:style-name="ce68" office:value-type="float" office:value="45283561.7" calcext:value-type="float">
            <text:p>45,283,561.70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İSTANBUL ESENYURT ÜNİVERSİTESİ</text:p>
          </table:table-cell>
          <table:table-cell table:style-name="ce69" office:value-type="float" office:value="19524364.8" calcext:value-type="float">
            <text:p>19,524,364.80</text:p>
          </table:table-cell>
          <table:table-cell table:style-name="ce5" office:value-type="float" office:value="377" calcext:value-type="float">
            <text:p>37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İSTANBUL RUMELİ ÜNİVERSİTESİ</text:p>
          </table:table-cell>
          <table:table-cell table:style-name="ce68" office:value-type="float" office:value="12941772" calcext:value-type="float">
            <text:p>12,941,772.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İSTANBUL AYVANSARAY ÜNİVERSİTESİ</text:p>
          </table:table-cell>
          <table:table-cell table:style-name="ce69" office:value-type="float" office:value="13671096.5" calcext:value-type="float">
            <text:p>13,671,096.50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İSTANBUL KÜLTÜR ÜNİVERSİTESİ</text:p>
          </table:table-cell>
          <table:table-cell table:style-name="ce68" office:value-type="float" office:value="67586264.4" calcext:value-type="float">
            <text:p>67,586,264.40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İHSAN DOĞRAMACI BİLKENT ÜNİVERSİTESİ</text:p>
          </table:table-cell>
          <table:table-cell table:style-name="ce69" office:value-type="float" office:value="237219421.1" calcext:value-type="float">
            <text:p>237,219,421.10</text:p>
          </table:table-cell>
          <table:table-cell table:style-name="ce14" office:value-type="float" office:value="1047" calcext:value-type="float">
            <text:p>1,047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UFUK ÜNİVERSİTESİ</text:p>
          </table:table-cell>
          <table:table-cell table:style-name="ce68" office:value-type="float" office:value="43830084.3" calcext:value-type="float">
            <text:p>43,830,084.30</text:p>
          </table:table-cell>
          <table:table-cell table:style-name="ce4" office:value-type="float" office:value="458" calcext:value-type="float">
            <text:p>45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İSTANBUL GELİŞİM ÜNİVERSİTESİ</text:p>
          </table:table-cell>
          <table:table-cell table:style-name="ce69" office:value-type="float" office:value="75496400.9" calcext:value-type="float">
            <text:p>75,496,400.90</text:p>
          </table:table-cell>
          <table:table-cell table:style-name="ce5" office:value-type="float" office:value="945" calcext:value-type="float">
            <text:p>945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SABANCI ÜNİVERSİTESİ</text:p>
          </table:table-cell>
          <table:table-cell table:style-name="ce68" office:value-type="float" office:value="133030152" calcext:value-type="float">
            <text:p>133,030,152.00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KAPADOKYA ÜNİVERSİTESİ</text:p>
          </table:table-cell>
          <table:table-cell table:style-name="ce69" office:value-type="float" office:value="19774225.7" calcext:value-type="float">
            <text:p>19,774,225.70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İSTANBUL KENT ÜNİVERSİTESİ</text:p>
          </table:table-cell>
          <table:table-cell table:style-name="ce68" office:value-type="float" office:value="15751962.4" calcext:value-type="float">
            <text:p>15,751,962.40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ÖZYEĞİN ÜNİVERSİTESİ</text:p>
          </table:table-cell>
          <table:table-cell table:style-name="ce69" office:value-type="float" office:value="96522489" calcext:value-type="float">
            <text:p>96,522,489.00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BEYKENT ÜNİVERSİTESİ</text:p>
          </table:table-cell>
          <table:table-cell table:style-name="ce68" office:value-type="float" office:value="83430508.9" calcext:value-type="float">
            <text:p>83,430,508.90</text:p>
          </table:table-cell>
          <table:table-cell table:style-name="ce13" office:value-type="float" office:value="1057" calcext:value-type="float">
            <text:p>1,05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ÇAĞ ÜNİVERSİTESİ</text:p>
          </table:table-cell>
          <table:table-cell table:style-name="ce69" office:value-type="float" office:value="14014979.3" calcext:value-type="float">
            <text:p>14,014,979.30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ACIBADEM MEHMET ALİ AYDINLAR ÜNİVERSİTESİ</text:p>
          </table:table-cell>
          <table:table-cell table:style-name="ce68" office:value-type="float" office:value="62782298" calcext:value-type="float">
            <text:p>62,782,298.00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DOĞUŞ ÜNİVERSİTESİ</text:p>
          </table:table-cell>
          <table:table-cell table:style-name="ce69" office:value-type="float" office:value="34625311.7" calcext:value-type="float">
            <text:p>34,625,311.70</text:p>
          </table:table-cell>
          <table:table-cell table:style-name="ce5" office:value-type="float" office:value="524" calcext:value-type="float">
            <text:p>52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BAHÇEŞEHİR ÜNİVERSİTESİ</text:p>
          </table:table-cell>
          <table:table-cell table:style-name="ce68" office:value-type="float" office:value="128060075.8" calcext:value-type="float">
            <text:p>128,060,075.80</text:p>
          </table:table-cell>
          <table:table-cell table:style-name="ce13" office:value-type="float" office:value="1611" calcext:value-type="float">
            <text:p>1,61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ANTALYA AKEV ÜNİVERSİTESİ</text:p>
          </table:table-cell>
          <table:table-cell table:style-name="ce69" office:value-type="float" office:value="3058789" calcext:value-type="float">
            <text:p>3,058,789.0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İSTANBUL MEDİPOL ÜNİVERSİTESİ</text:p>
          </table:table-cell>
          <table:table-cell table:style-name="ce68" office:value-type="float" office:value="181802712.7" calcext:value-type="float">
            <text:p>181,802,712.70</text:p>
          </table:table-cell>
          <table:table-cell table:style-name="ce13" office:value-type="float" office:value="1869" calcext:value-type="float">
            <text:p>1,86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NİŞANTAŞI ÜNİVERSİTESİ</text:p>
          </table:table-cell>
          <table:table-cell table:style-name="ce69" office:value-type="float" office:value="38526639.1" calcext:value-type="float">
            <text:p>38,526,639.10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ANTALYA BİLİM ÜNİVERSİTESİ</text:p>
          </table:table-cell>
          <table:table-cell table:style-name="ce68" office:value-type="float" office:value="38999171" calcext:value-type="float">
            <text:p>38,999,171.00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MALTEPE ÜNİVERSİTESİ</text:p>
          </table:table-cell>
          <table:table-cell table:style-name="ce69" office:value-type="float" office:value="97737105.5" calcext:value-type="float">
            <text:p>97,737,105.50</text:p>
          </table:table-cell>
          <table:table-cell table:style-name="ce14" office:value-type="float" office:value="1039" calcext:value-type="float">
            <text:p>1,03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VRASYA ÜNİVERSİTESİ</text:p>
          </table:table-cell>
          <table:table-cell table:style-name="ce68" office:value-type="float" office:value="16995773.6" calcext:value-type="float">
            <text:p>16,995,773.6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ANKARA MEDİPOL ÜNİVERSİTESİ</text:p>
          </table:table-cell>
          <table:table-cell table:style-name="ce69" office:value-type="float" office:value="4583311.7" calcext:value-type="float">
            <text:p>4,583,311.70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7" office:value-type="string" calcext:value-type="string">
            <text:p>TOBB EKONOMİ VE TEKNOLOJİ ÜNİVERSİTESİ</text:p>
          </table:table-cell>
          <table:table-cell table:style-name="ce68" office:value-type="float" office:value="69025227.6" calcext:value-type="float">
            <text:p>69,025,227.60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8" office:value-type="string" calcext:value-type="string">
            <text:p>İSTANBUL AYDIN ÜNİVERSİTESİ</text:p>
          </table:table-cell>
          <table:table-cell table:style-name="ce69" office:value-type="float" office:value="116177558.3" calcext:value-type="float">
            <text:p>116,177,558.30</text:p>
          </table:table-cell>
          <table:table-cell table:style-name="ce14" office:value-type="float" office:value="1375" calcext:value-type="float">
            <text:p>1,375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7" office:value-type="string" calcext:value-type="string">
            <text:p>YEDİTEPE ÜNİVERSİTESİ</text:p>
          </table:table-cell>
          <table:table-cell table:style-name="ce68" office:value-type="float" office:value="145036298.8" calcext:value-type="float">
            <text:p>145,036,298.80</text:p>
          </table:table-cell>
          <table:table-cell table:style-name="ce13" office:value-type="float" office:value="1545" calcext:value-type="float">
            <text:p>1,54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8" office:value-type="string" calcext:value-type="string">
            <text:p>FENERBAHÇE ÜNİVERSİTESİ</text:p>
          </table:table-cell>
          <table:table-cell table:style-name="ce69" office:value-type="float" office:value="6924151.8" calcext:value-type="float">
            <text:p>6,924,151.80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7" office:value-type="string" calcext:value-type="string">
            <text:p>PİRİ REİS ÜNİVERSİTESİ</text:p>
          </table:table-cell>
          <table:table-cell table:style-name="ce68" office:value-type="float" office:value="33181377.9" calcext:value-type="float">
            <text:p>33,181,377.90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8" office:value-type="string" calcext:value-type="string">
            <text:p>İSTANBUL OKAN ÜNİVERSİTESİ</text:p>
          </table:table-cell>
          <table:table-cell table:style-name="ce69" office:value-type="float" office:value="75309861.9" calcext:value-type="float">
            <text:p>75,309,861.90</text:p>
          </table:table-cell>
          <table:table-cell table:style-name="ce5" office:value-type="float" office:value="941" calcext:value-type="float">
            <text:p>941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7" office:value-type="string" calcext:value-type="string">
            <text:p>İBN HALDUN ÜNİVERSİTESİ</text:p>
          </table:table-cell>
          <table:table-cell table:style-name="ce68" office:value-type="float" office:value="36348534.9" calcext:value-type="float">
            <text:p>36,348,534.9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8" office:value-type="string" calcext:value-type="string">
            <text:p>ÜSKÜDAR ÜNİVERSİTESİ</text:p>
          </table:table-cell>
          <table:table-cell table:style-name="ce69" office:value-type="float" office:value="49449156.5" calcext:value-type="float">
            <text:p>49,449,156.50</text:p>
          </table:table-cell>
          <table:table-cell table:style-name="ce5" office:value-type="float" office:value="666" calcext:value-type="float">
            <text:p>66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7" office:value-type="string" calcext:value-type="string">
            <text:p>BAŞKENT ÜNİVERSİTESİ</text:p>
          </table:table-cell>
          <table:table-cell table:style-name="ce68" office:value-type="float" office:value="188139361" calcext:value-type="float">
            <text:p>188,139,361.00</text:p>
          </table:table-cell>
          <table:table-cell table:style-name="ce13" office:value-type="float" office:value="1938" calcext:value-type="float">
            <text:p>1,9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8" office:value-type="string" calcext:value-type="string">
            <text:p>BİRUNİ ÜNİVERSİTESİ</text:p>
          </table:table-cell>
          <table:table-cell table:style-name="ce69" office:value-type="float" office:value="55505838.6" calcext:value-type="float">
            <text:p>55,505,838.60</text:p>
          </table:table-cell>
          <table:table-cell table:style-name="ce5" office:value-type="float" office:value="611" calcext:value-type="float">
            <text:p>61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17" office:value-type="string" calcext:value-type="string">
            <text:p>KOÇ ÜNİVERSİTESİ</text:p>
          </table:table-cell>
          <table:table-cell table:style-name="ce68" office:value-type="float" office:value="158998499.2" calcext:value-type="float">
            <text:p>158,998,499.20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8" office:value-type="string" calcext:value-type="string">
            <text:p>İSTİNYE ÜNİVERSİTESİ</text:p>
          </table:table-cell>
          <table:table-cell table:style-name="ce69" office:value-type="float" office:value="48618313" calcext:value-type="float">
            <text:p>48,618,313.00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17" office:value-type="string" calcext:value-type="string">
            <text:p>OSTİM TEKNİK ÜNİVERSİTESİ</text:p>
          </table:table-cell>
          <table:table-cell table:style-name="ce68" office:value-type="float" office:value="4306723.6" calcext:value-type="float">
            <text:p>4,306,723.60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8" office:value-type="string" calcext:value-type="string">
            <text:p>BEZM-İ ALEM VAKIF ÜNİVERSİTESİ</text:p>
          </table:table-cell>
          <table:table-cell table:style-name="ce69" office:value-type="float" office:value="24088964" calcext:value-type="float">
            <text:p>24,088,964.00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lam Ar-Ge Harcamalarına Göre Vakıf Üniversiteleri" table:style-name="ta1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7" office:value-type="string" calcext:value-type="string">
            <text:p>ÜNİVERSİTE</text:p>
          </table:table-cell>
          <table:table-cell table:style-name="ce10" office:value-type="string" calcext:value-type="string">
            <text:p>İÇ KAYNAKLI AR-GE HARCAMASI (TL)</text:p>
          </table:table-cell>
          <table:table-cell table:style-name="ce26" office:value-type="string" calcext:value-type="string">
            <text:p>YURTİÇİ DIŞ KAYNAKLI AR-GE HARCAMASI (TL)</text:p>
          </table:table-cell>
          <table:table-cell table:style-name="ce26" office:value-type="string" calcext:value-type="string">
            <text:p>YURTDIŞI DIŞ KAYNAKLI AR-GE HARCAMASI (TL)</text:p>
          </table:table-cell>
          <table:table-cell table:style-name="ce32" office:value-type="string" calcext:value-type="string">
            <text:p>TOPLAM AR-GE</text:p>
            <text:p>HARCAMASI**</text:p>
            <text:p>(TL)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İHSAN DOĞRAMACI BİLKENT ÜNİVERSİTESİ</text:p>
          </table:table-cell>
          <table:table-cell table:style-name="ce70" office:value-type="float" office:value="33059138" calcext:value-type="float">
            <text:p>33,059,138.00</text:p>
          </table:table-cell>
          <table:table-cell table:style-name="ce66" office:value-type="float" office:value="65450760.7" calcext:value-type="float">
            <text:p>65,450,760.70</text:p>
          </table:table-cell>
          <table:table-cell table:style-name="ce70" office:value-type="float" office:value="15323826.7" calcext:value-type="float">
            <text:p>15,323,826.70</text:p>
          </table:table-cell>
          <table:table-cell table:style-name="ce66" office:value-type="float" office:value="113833725.5" calcext:value-type="float">
            <text:p>113,833,725.50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SABANCI ÜNİVERSİTESİ</text:p>
          </table:table-cell>
          <table:table-cell table:style-name="ce71" office:value-type="float" office:value="32501706" calcext:value-type="float">
            <text:p>32,501,706.00</text:p>
          </table:table-cell>
          <table:table-cell table:style-name="ce67" office:value-type="float" office:value="42118809" calcext:value-type="float">
            <text:p>42,118,809.00</text:p>
          </table:table-cell>
          <table:table-cell table:style-name="ce71" office:value-type="float" office:value="22858516" calcext:value-type="float">
            <text:p>22,858,516.00</text:p>
          </table:table-cell>
          <table:table-cell table:style-name="ce67" office:value-type="float" office:value="97479031" calcext:value-type="float">
            <text:p>97,479,031.00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KOÇ ÜNİVERSİTESİ</text:p>
          </table:table-cell>
          <table:table-cell table:style-name="ce70" office:value-type="float" office:value="20645587" calcext:value-type="float">
            <text:p>20,645,587.00</text:p>
          </table:table-cell>
          <table:table-cell table:style-name="ce66" office:value-type="float" office:value="30138905" calcext:value-type="float">
            <text:p>30,138,905.00</text:p>
          </table:table-cell>
          <table:table-cell table:style-name="ce70" office:value-type="float" office:value="25548206" calcext:value-type="float">
            <text:p>25,548,206.00</text:p>
          </table:table-cell>
          <table:table-cell table:style-name="ce66" office:value-type="float" office:value="76332698" calcext:value-type="float">
            <text:p>76,332,698.00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İSTANBUL MEDİPOL ÜNİVERSİTESİ</text:p>
          </table:table-cell>
          <table:table-cell table:style-name="ce71" office:value-type="float" office:value="32093372.4" calcext:value-type="float">
            <text:p>32,093,372.40</text:p>
          </table:table-cell>
          <table:table-cell table:style-name="ce67" office:value-type="float" office:value="37282582.8" calcext:value-type="float">
            <text:p>37,282,582.80</text:p>
          </table:table-cell>
          <table:table-cell table:style-name="ce71" office:value-type="float" office:value="3260971.9" calcext:value-type="float">
            <text:p>3,260,971.90</text:p>
          </table:table-cell>
          <table:table-cell table:style-name="ce67" office:value-type="float" office:value="72636927.1" calcext:value-type="float">
            <text:p>72,636,927.10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KTO KARATAY ÜNİVERSİTESİ</text:p>
          </table:table-cell>
          <table:table-cell table:style-name="ce70" office:value-type="float" office:value="2423567" calcext:value-type="float">
            <text:p>2,423,567.00</text:p>
          </table:table-cell>
          <table:table-cell table:style-name="ce66" office:value-type="float" office:value="4638" calcext:value-type="float">
            <text:p>4,638.00</text:p>
          </table:table-cell>
          <table:table-cell table:style-name="ce70" office:value-type="float" office:value="44521643.5" calcext:value-type="float">
            <text:p>44,521,643.50</text:p>
          </table:table-cell>
          <table:table-cell table:style-name="ce66" office:value-type="float" office:value="46949848.4" calcext:value-type="float">
            <text:p>46,949,848.40</text:p>
          </table:table-cell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YEDİTEPE ÜNİVERSİTESİ</text:p>
          </table:table-cell>
          <table:table-cell table:style-name="ce71" office:value-type="float" office:value="29843161.4" calcext:value-type="float">
            <text:p>29,843,161.40</text:p>
          </table:table-cell>
          <table:table-cell table:style-name="ce67" office:value-type="float" office:value="7045899.6" calcext:value-type="float">
            <text:p>7,045,899.60</text:p>
          </table:table-cell>
          <table:table-cell table:style-name="ce71" office:value-type="float" office:value="795085.6" calcext:value-type="float">
            <text:p>795,085.60</text:p>
          </table:table-cell>
          <table:table-cell table:style-name="ce67" office:value-type="float" office:value="37684146.6" calcext:value-type="float">
            <text:p>37,684,146.60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BAHÇEŞEHİR ÜNİVERSİTESİ</text:p>
          </table:table-cell>
          <table:table-cell table:style-name="ce70" office:value-type="float" office:value="16274847.6" calcext:value-type="float">
            <text:p>16,274,847.60</text:p>
          </table:table-cell>
          <table:table-cell table:style-name="ce66" office:value-type="float" office:value="5849607.4" calcext:value-type="float">
            <text:p>5,849,607.40</text:p>
          </table:table-cell>
          <table:table-cell table:style-name="ce70" office:value-type="float" office:value="7400463.2" calcext:value-type="float">
            <text:p>7,400,463.20</text:p>
          </table:table-cell>
          <table:table-cell table:style-name="ce66" office:value-type="float" office:value="29524918.2" calcext:value-type="float">
            <text:p>29,524,918.20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ÖZYEĞİN ÜNİVERSİTESİ</text:p>
          </table:table-cell>
          <table:table-cell table:style-name="ce71" office:value-type="float" office:value="10173045" calcext:value-type="float">
            <text:p>10,173,045.00</text:p>
          </table:table-cell>
          <table:table-cell table:style-name="ce67" office:value-type="float" office:value="10090243" calcext:value-type="float">
            <text:p>10,090,243.00</text:p>
          </table:table-cell>
          <table:table-cell table:style-name="ce71" office:value-type="float" office:value="3059251" calcext:value-type="float">
            <text:p>3,059,251.00</text:p>
          </table:table-cell>
          <table:table-cell table:style-name="ce67" office:value-type="float" office:value="23322539" calcext:value-type="float">
            <text:p>23,322,539.00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İSTANBUL OKAN ÜNİVERSİTESİ</text:p>
          </table:table-cell>
          <table:table-cell table:style-name="ce70" office:value-type="float" office:value="3248129.5" calcext:value-type="float">
            <text:p>3,248,129.50</text:p>
          </table:table-cell>
          <table:table-cell table:style-name="ce66" office:value-type="float" office:value="15939221.3" calcext:value-type="float">
            <text:p>15,939,221.30</text:p>
          </table:table-cell>
          <table:table-cell table:style-name="ce70" office:value-type="float" office:value="1932384.1" calcext:value-type="float">
            <text:p>1,932,384.10</text:p>
          </table:table-cell>
          <table:table-cell table:style-name="ce66" office:value-type="float" office:value="21119734.9" calcext:value-type="float">
            <text:p>21,119,734.90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TOBB EKONOMİ VE TEKNOLOJİ ÜNİVERSİTESİ</text:p>
          </table:table-cell>
          <table:table-cell table:style-name="ce71" office:value-type="float" office:value="8829734.5" calcext:value-type="float">
            <text:p>8,829,734.50</text:p>
          </table:table-cell>
          <table:table-cell table:style-name="ce67" office:value-type="float" office:value="7008035.1" calcext:value-type="float">
            <text:p>7,008,035.10</text:p>
          </table:table-cell>
          <table:table-cell table:style-name="ce71" office:value-type="float" office:value="1931178" calcext:value-type="float">
            <text:p>1,931,178.00</text:p>
          </table:table-cell>
          <table:table-cell table:style-name="ce67" office:value-type="float" office:value="17768947.6" calcext:value-type="float">
            <text:p>17,768,947.60</text:p>
          </table:table-cell>
          <table:table-cell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KADİR HAS ÜNİVERSİTESİ</text:p>
          </table:table-cell>
          <table:table-cell table:style-name="ce72" office:value-type="float" office:value="5835801.5" calcext:value-type="float">
            <text:p>5,835,801.50</text:p>
          </table:table-cell>
          <table:table-cell table:style-name="ce68" office:value-type="float" office:value="3964455" calcext:value-type="float">
            <text:p>3,964,455.00</text:p>
          </table:table-cell>
          <table:table-cell table:style-name="ce72" office:value-type="float" office:value="5256658.8" calcext:value-type="float">
            <text:p>5,256,658.80</text:p>
          </table:table-cell>
          <table:table-cell table:style-name="ce68" office:value-type="float" office:value="15056915.2" calcext:value-type="float">
            <text:p>15,056,915.20</text:p>
          </table:table-cell>
          <table:table-cell table:number-columns-repeated="101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BAŞKENT ÜNİVERSİTESİ</text:p>
          </table:table-cell>
          <table:table-cell table:style-name="ce73" office:value-type="float" office:value="8570547.3" calcext:value-type="float">
            <text:p>8,570,547.30</text:p>
          </table:table-cell>
          <table:table-cell table:style-name="ce69" office:value-type="float" office:value="2083440" calcext:value-type="float">
            <text:p>2,083,440.00</text:p>
          </table:table-cell>
          <table:table-cell table:style-name="ce73" office:value-type="float" office:value="3203891.3" calcext:value-type="float">
            <text:p>3,203,891.30</text:p>
          </table:table-cell>
          <table:table-cell table:style-name="ce69" office:value-type="float" office:value="13857878.6" calcext:value-type="float">
            <text:p>13,857,878.60</text:p>
          </table:table-cell>
          <table:table-cell table:number-columns-repeated="101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İSTANBUL BİLGİ ÜNİVERSİTESİ</text:p>
          </table:table-cell>
          <table:table-cell table:style-name="ce72" office:value-type="float" office:value="6736399.8" calcext:value-type="float">
            <text:p>6,736,399.80</text:p>
          </table:table-cell>
          <table:table-cell table:style-name="ce68" office:value-type="float" office:value="1002908.2" calcext:value-type="float">
            <text:p>1,002,908.20</text:p>
          </table:table-cell>
          <table:table-cell table:style-name="ce72" office:value-type="float" office:value="5894614.2" calcext:value-type="float">
            <text:p>5,894,614.20</text:p>
          </table:table-cell>
          <table:table-cell table:style-name="ce68" office:value-type="float" office:value="13633922.2" calcext:value-type="float">
            <text:p>13,633,922.20</text:p>
          </table:table-cell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ACIBADEM MEHMET ALİ AYDINLAR ÜNİVERSİTESİ</text:p>
          </table:table-cell>
          <table:table-cell table:style-name="ce73" office:value-type="float" office:value="1209993.1" calcext:value-type="float">
            <text:p>1,209,993.10</text:p>
          </table:table-cell>
          <table:table-cell table:style-name="ce69" office:value-type="float" office:value="9485556.1" calcext:value-type="float">
            <text:p>9,485,556.10</text:p>
          </table:table-cell>
          <table:table-cell table:style-name="ce73" office:value-type="float" office:value="613724.8" calcext:value-type="float">
            <text:p>613,724.80</text:p>
          </table:table-cell>
          <table:table-cell table:style-name="ce69" office:value-type="float" office:value="11309274" calcext:value-type="float">
            <text:p>11,309,274.00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İSTANBUL KÜLTÜR ÜNİVERSİTESİ</text:p>
          </table:table-cell>
          <table:table-cell table:style-name="ce72" office:value-type="float" office:value="4523186.9" calcext:value-type="float">
            <text:p>4,523,186.90</text:p>
          </table:table-cell>
          <table:table-cell table:style-name="ce68" office:value-type="float" office:value="3751583" calcext:value-type="float">
            <text:p>3,751,583.00</text:p>
          </table:table-cell>
          <table:table-cell table:style-name="ce72" office:value-type="float" office:value="2219918.6" calcext:value-type="float">
            <text:p>2,219,918.60</text:p>
          </table:table-cell>
          <table:table-cell table:style-name="ce68" office:value-type="float" office:value="10494688.4" calcext:value-type="float">
            <text:p>10,494,688.40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BEZM-İ ALEM VAKIF ÜNİVERSİTESİ</text:p>
          </table:table-cell>
          <table:table-cell table:style-name="ce73" office:value-type="float" office:value="5444552" calcext:value-type="float">
            <text:p>5,444,552.00</text:p>
          </table:table-cell>
          <table:table-cell table:style-name="ce69" office:value-type="float" office:value="4462136" calcext:value-type="float">
            <text:p>4,462,136.00</text:p>
          </table:table-cell>
          <table:table-cell table:style-name="ce5" office:value-type="float" office:value="0" calcext:value-type="float">
            <text:p>0</text:p>
          </table:table-cell>
          <table:table-cell table:style-name="ce69" office:value-type="float" office:value="9906688" calcext:value-type="float">
            <text:p>9,906,688.00</text:p>
          </table:table-cell>
          <table:table-cell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BEYKENT ÜNİVERSİTESİ</text:p>
          </table:table-cell>
          <table:table-cell table:style-name="ce72" office:value-type="float" office:value="8086475.4" calcext:value-type="float">
            <text:p>8,086,475.40</text:p>
          </table:table-cell>
          <table:table-cell table:style-name="ce68" office:value-type="float" office:value="814453.8" calcext:value-type="float">
            <text:p>814,453.80</text:p>
          </table:table-cell>
          <table:table-cell table:style-name="ce4" office:value-type="float" office:value="0" calcext:value-type="float">
            <text:p>0</text:p>
          </table:table-cell>
          <table:table-cell table:style-name="ce68" office:value-type="float" office:value="8900929.2" calcext:value-type="float">
            <text:p>8,900,929.20</text:p>
          </table:table-cell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ATILIM ÜNİVERSİTESİ</text:p>
          </table:table-cell>
          <table:table-cell table:style-name="ce73" office:value-type="float" office:value="3221358.6" calcext:value-type="float">
            <text:p>3,221,358.60</text:p>
          </table:table-cell>
          <table:table-cell table:style-name="ce69" office:value-type="float" office:value="3619379.6" calcext:value-type="float">
            <text:p>3,619,379.60</text:p>
          </table:table-cell>
          <table:table-cell table:style-name="ce73" office:value-type="float" office:value="190852.2" calcext:value-type="float">
            <text:p>190,852.20</text:p>
          </table:table-cell>
          <table:table-cell table:style-name="ce69" office:value-type="float" office:value="7031590.4" calcext:value-type="float">
            <text:p>7,031,590.40</text:p>
          </table:table-cell>
          <table:table-cell table:number-columns-repeated="101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MALTEPE ÜNİVERSİTESİ</text:p>
          </table:table-cell>
          <table:table-cell table:style-name="ce72" office:value-type="float" office:value="6572316.3" calcext:value-type="float">
            <text:p>6,572,316.30</text:p>
          </table:table-cell>
          <table:table-cell table:style-name="ce68" office:value-type="float" office:value="70211.8" calcext:value-type="float">
            <text:p>70,211.80</text:p>
          </table:table-cell>
          <table:table-cell table:style-name="ce72" office:value-type="float" office:value="378860.5" calcext:value-type="float">
            <text:p>378,860.50</text:p>
          </table:table-cell>
          <table:table-cell table:style-name="ce68" office:value-type="float" office:value="7021388.6" calcext:value-type="float">
            <text:p>7,021,388.60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İBN HALDUN ÜNİVERSİTESİ</text:p>
          </table:table-cell>
          <table:table-cell table:style-name="ce73" office:value-type="float" office:value="6729445.4" calcext:value-type="float">
            <text:p>6,729,445.40</text:p>
          </table:table-cell>
          <table:table-cell table:style-name="ce69" office:value-type="float" office:value="76549.3" calcext:value-type="float">
            <text:p>76,549.30</text:p>
          </table:table-cell>
          <table:table-cell table:style-name="ce5" office:value-type="float" office:value="0" calcext:value-type="float">
            <text:p>0</text:p>
          </table:table-cell>
          <table:table-cell table:style-name="ce69" office:value-type="float" office:value="6805994.8" calcext:value-type="float">
            <text:p>6,805,994.80</text:p>
          </table:table-cell>
          <table:table-cell table:number-columns-repeated="101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FATİH SULTAN MEHMET VAKIF ÜNİVERSİTESİ</text:p>
          </table:table-cell>
          <table:table-cell table:style-name="ce72" office:value-type="float" office:value="255084.9" calcext:value-type="float">
            <text:p>255,084.90</text:p>
          </table:table-cell>
          <table:table-cell table:style-name="ce68" office:value-type="float" office:value="6035401.2" calcext:value-type="float">
            <text:p>6,035,401.20</text:p>
          </table:table-cell>
          <table:table-cell table:style-name="ce4" office:value-type="float" office:value="0" calcext:value-type="float">
            <text:p>0</text:p>
          </table:table-cell>
          <table:table-cell table:style-name="ce68" office:value-type="float" office:value="6290486.1" calcext:value-type="float">
            <text:p>6,290,486.10</text:p>
          </table:table-cell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DOĞUŞ ÜNİVERSİTESİ</text:p>
          </table:table-cell>
          <table:table-cell table:style-name="ce73" office:value-type="float" office:value="5395298.9" calcext:value-type="float">
            <text:p>5,395,298.90</text:p>
          </table:table-cell>
          <table:table-cell table:style-name="ce69" office:value-type="float" office:value="145800.1" calcext:value-type="float">
            <text:p>145,800.10</text:p>
          </table:table-cell>
          <table:table-cell table:style-name="ce73" office:value-type="float" office:value="519184.8" calcext:value-type="float">
            <text:p>519,184.80</text:p>
          </table:table-cell>
          <table:table-cell table:style-name="ce69" office:value-type="float" office:value="6060283.8" calcext:value-type="float">
            <text:p>6,060,283.80</text:p>
          </table:table-cell>
          <table:table-cell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İZMİR EKONOMİ ÜNİVERSİTESİ</text:p>
          </table:table-cell>
          <table:table-cell table:style-name="ce72" office:value-type="float" office:value="2635184" calcext:value-type="float">
            <text:p>2,635,184.00</text:p>
          </table:table-cell>
          <table:table-cell table:style-name="ce68" office:value-type="float" office:value="2936489.6" calcext:value-type="float">
            <text:p>2,936,489.60</text:p>
          </table:table-cell>
          <table:table-cell table:style-name="ce72" office:value-type="float" office:value="418372" calcext:value-type="float">
            <text:p>418,372.00</text:p>
          </table:table-cell>
          <table:table-cell table:style-name="ce68" office:value-type="float" office:value="5990045.6" calcext:value-type="float">
            <text:p>5,990,045.60</text:p>
          </table:table-cell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İSTANBUL GELİŞİM ÜNİVERSİTESİ</text:p>
          </table:table-cell>
          <table:table-cell table:style-name="ce73" office:value-type="float" office:value="5825114.6" calcext:value-type="float">
            <text:p>5,825,114.6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9" office:value-type="float" office:value="5825114.6" calcext:value-type="float">
            <text:p>5,825,114.60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İSTANBUL AYDIN ÜNİVERSİTESİ</text:p>
          </table:table-cell>
          <table:table-cell table:style-name="ce72" office:value-type="float" office:value="5175846.6" calcext:value-type="float">
            <text:p>5,175,846.60</text:p>
          </table:table-cell>
          <table:table-cell table:style-name="ce68" office:value-type="float" office:value="229180.9" calcext:value-type="float">
            <text:p>229,180.90</text:p>
          </table:table-cell>
          <table:table-cell table:style-name="ce72" office:value-type="float" office:value="256910.8" calcext:value-type="float">
            <text:p>256,910.80</text:p>
          </table:table-cell>
          <table:table-cell table:style-name="ce68" office:value-type="float" office:value="5661938.3" calcext:value-type="float">
            <text:p>5,661,938.30</text:p>
          </table:table-cell>
          <table:table-cell table:number-columns-repeated="101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73" office:value-type="float" office:value="3100352.5" calcext:value-type="float">
            <text:p>3,100,352.50</text:p>
          </table:table-cell>
          <table:table-cell table:style-name="ce69" office:value-type="float" office:value="2122529.2" calcext:value-type="float">
            <text:p>2,122,529.20</text:p>
          </table:table-cell>
          <table:table-cell table:style-name="ce65" office:value-type="float" office:value="82275" calcext:value-type="float">
            <text:p>82,275.00</text:p>
          </table:table-cell>
          <table:table-cell table:style-name="ce69" office:value-type="float" office:value="5305156.7" calcext:value-type="float">
            <text:p>5,305,156.70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YAŞAR ÜNİVERSİTESİ</text:p>
          </table:table-cell>
          <table:table-cell table:style-name="ce72" office:value-type="float" office:value="2303051.7" calcext:value-type="float">
            <text:p>2,303,051.70</text:p>
          </table:table-cell>
          <table:table-cell table:style-name="ce68" office:value-type="float" office:value="1242263.8" calcext:value-type="float">
            <text:p>1,242,263.80</text:p>
          </table:table-cell>
          <table:table-cell table:style-name="ce72" office:value-type="float" office:value="1289947" calcext:value-type="float">
            <text:p>1,289,947.00</text:p>
          </table:table-cell>
          <table:table-cell table:style-name="ce68" office:value-type="float" office:value="4835262.5" calcext:value-type="float">
            <text:p>4,835,262.50</text:p>
          </table:table-cell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KONYA GIDA VE TARIM ÜNİVERSİTESİ</text:p>
          </table:table-cell>
          <table:table-cell table:style-name="ce73" office:value-type="float" office:value="3669404.2" calcext:value-type="float">
            <text:p>3,669,404.20</text:p>
          </table:table-cell>
          <table:table-cell table:style-name="ce69" office:value-type="float" office:value="811962.2" calcext:value-type="float">
            <text:p>811,962.20</text:p>
          </table:table-cell>
          <table:table-cell table:style-name="ce5" office:value-type="float" office:value="0" calcext:value-type="float">
            <text:p>0</text:p>
          </table:table-cell>
          <table:table-cell table:style-name="ce69" office:value-type="float" office:value="4481366.4" calcext:value-type="float">
            <text:p>4,481,366.40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İSTİNYE ÜNİVERSİTESİ</text:p>
          </table:table-cell>
          <table:table-cell table:style-name="ce72" office:value-type="float" office:value="3575887" calcext:value-type="float">
            <text:p>3,575,887.00</text:p>
          </table:table-cell>
          <table:table-cell table:style-name="ce68" office:value-type="float" office:value="636932" calcext:value-type="float">
            <text:p>636,932.00</text:p>
          </table:table-cell>
          <table:table-cell table:style-name="ce4" office:value-type="float" office:value="0" calcext:value-type="float">
            <text:p>0</text:p>
          </table:table-cell>
          <table:table-cell table:style-name="ce68" office:value-type="float" office:value="4212819" calcext:value-type="float">
            <text:p>4,212,819.00</text:p>
          </table:table-cell>
          <table:table-cell table:number-columns-repeated="101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IŞIK ÜNİVERSİTESİ</text:p>
          </table:table-cell>
          <table:table-cell table:style-name="ce73" office:value-type="float" office:value="2691684.7" calcext:value-type="float">
            <text:p>2,691,684.70</text:p>
          </table:table-cell>
          <table:table-cell table:style-name="ce69" office:value-type="float" office:value="885048.4" calcext:value-type="float">
            <text:p>885,048.40</text:p>
          </table:table-cell>
          <table:table-cell table:style-name="ce73" office:value-type="float" office:value="264172.1" calcext:value-type="float">
            <text:p>264,172.10</text:p>
          </table:table-cell>
          <table:table-cell table:style-name="ce69" office:value-type="float" office:value="3840905.2" calcext:value-type="float">
            <text:p>3,840,905.20</text:p>
          </table:table-cell>
          <table:table-cell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ÇANKAYA ÜNİVERSİTESİ</text:p>
          </table:table-cell>
          <table:table-cell table:style-name="ce72" office:value-type="float" office:value="1721600.5" calcext:value-type="float">
            <text:p>1,721,600.50</text:p>
          </table:table-cell>
          <table:table-cell table:style-name="ce68" office:value-type="float" office:value="1904622.1" calcext:value-type="float">
            <text:p>1,904,622.10</text:p>
          </table:table-cell>
          <table:table-cell table:style-name="ce64" office:value-type="float" office:value="16228.9" calcext:value-type="float">
            <text:p>16,228.90</text:p>
          </table:table-cell>
          <table:table-cell table:style-name="ce68" office:value-type="float" office:value="3642451.5" calcext:value-type="float">
            <text:p>3,642,451.50</text:p>
          </table:table-cell>
          <table:table-cell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TED ÜNİVERSİTESİ</text:p>
          </table:table-cell>
          <table:table-cell table:style-name="ce73" office:value-type="float" office:value="1288789.3" calcext:value-type="float">
            <text:p>1,288,789.30</text:p>
          </table:table-cell>
          <table:table-cell table:style-name="ce69" office:value-type="float" office:value="1715524.5" calcext:value-type="float">
            <text:p>1,715,524.50</text:p>
          </table:table-cell>
          <table:table-cell table:style-name="ce69" office:value-type="float" office:value="317290.2" calcext:value-type="float">
            <text:p>317,290.20</text:p>
          </table:table-cell>
          <table:table-cell table:style-name="ce65" office:value-type="float" office:value="3321604" calcext:value-type="float">
            <text:p>3,321,604.00</text:p>
          </table:table-cell>
          <table:table-cell table:number-columns-repeated="101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NİŞANTAŞI ÜNİVERSİTESİ</text:p>
          </table:table-cell>
          <table:table-cell table:style-name="ce72" office:value-type="float" office:value="2006135.1" calcext:value-type="float">
            <text:p>2,006,135.10</text:p>
          </table:table-cell>
          <table:table-cell table:style-name="ce68" office:value-type="float" office:value="353512.3" calcext:value-type="float">
            <text:p>353,512.30</text:p>
          </table:table-cell>
          <table:table-cell table:style-name="ce68" office:value-type="float" office:value="832831.9" calcext:value-type="float">
            <text:p>832,831.90</text:p>
          </table:table-cell>
          <table:table-cell table:style-name="ce64" office:value-type="float" office:value="3192479.3" calcext:value-type="float">
            <text:p>3,192,479.30</text:p>
          </table:table-cell>
          <table:table-cell table:number-columns-repeated="101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İSTANBUL SABAHATTİN ZAİM ÜNİVERSİTESİ</text:p>
          </table:table-cell>
          <table:table-cell table:style-name="ce73" office:value-type="float" office:value="1873706.1" calcext:value-type="float">
            <text:p>1,873,706.10</text:p>
          </table:table-cell>
          <table:table-cell table:style-name="ce69" office:value-type="float" office:value="1104962.1" calcext:value-type="float">
            <text:p>1,104,962.10</text:p>
          </table:table-cell>
          <table:table-cell table:style-name="ce69" office:value-type="float" office:value="91809.4" calcext:value-type="float">
            <text:p>91,809.40</text:p>
          </table:table-cell>
          <table:table-cell table:style-name="ce65" office:value-type="float" office:value="3070477.6" calcext:value-type="float">
            <text:p>3,070,477.60</text:p>
          </table:table-cell>
          <table:table-cell table:number-columns-repeated="101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ALTINBAŞ ÜNİVERSİTESİ</text:p>
          </table:table-cell>
          <table:table-cell table:style-name="ce72" office:value-type="float" office:value="2080512.3" calcext:value-type="float">
            <text:p>2,080,512.30</text:p>
          </table:table-cell>
          <table:table-cell table:style-name="ce68" office:value-type="float" office:value="636769" calcext:value-type="float">
            <text:p>636,769.00</text:p>
          </table:table-cell>
          <table:table-cell table:style-name="ce68" office:value-type="float" office:value="222413.7" calcext:value-type="float">
            <text:p>222,413.70</text:p>
          </table:table-cell>
          <table:table-cell table:style-name="ce64" office:value-type="float" office:value="2939695" calcext:value-type="float">
            <text:p>2,939,695.00</text:p>
          </table:table-cell>
          <table:table-cell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PİRİ REİS ÜNİVERSİTESİ</text:p>
          </table:table-cell>
          <table:table-cell table:style-name="ce73" office:value-type="float" office:value="1857470.4" calcext:value-type="float">
            <text:p>1,857,470.40</text:p>
          </table:table-cell>
          <table:table-cell table:style-name="ce69" office:value-type="float" office:value="17659.4" calcext:value-type="float">
            <text:p>17,659.40</text:p>
          </table:table-cell>
          <table:table-cell table:style-name="ce69" office:value-type="float" office:value="1059261.2" calcext:value-type="float">
            <text:p>1,059,261.20</text:p>
          </table:table-cell>
          <table:table-cell table:style-name="ce65" office:value-type="float" office:value="2934391.1" calcext:value-type="float">
            <text:p>2,934,391.10</text:p>
          </table:table-cell>
          <table:table-cell table:number-columns-repeated="101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ÜSKÜDAR ÜNİVERSİTESİ</text:p>
          </table:table-cell>
          <table:table-cell table:style-name="ce72" office:value-type="float" office:value="2741256.7" calcext:value-type="float">
            <text:p>2,741,256.70</text:p>
          </table:table-cell>
          <table:table-cell table:style-name="ce68" office:value-type="float" office:value="57465" calcext:value-type="float">
            <text:p>57,465.00</text:p>
          </table:table-cell>
          <table:table-cell table:style-name="ce68" office:value-type="float" office:value="0" calcext:value-type="float">
            <text:p>0.00</text:p>
          </table:table-cell>
          <table:table-cell table:style-name="ce64" office:value-type="float" office:value="2798721.7" calcext:value-type="float">
            <text:p>2,798,721.70</text:p>
          </table:table-cell>
          <table:table-cell table:number-columns-repeated="10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İSTANBUL AREL ÜNİVERSİTESİ</text:p>
          </table:table-cell>
          <table:table-cell table:style-name="ce73" office:value-type="float" office:value="299145.1" calcext:value-type="float">
            <text:p>299,145.10</text:p>
          </table:table-cell>
          <table:table-cell table:style-name="ce69" office:value-type="float" office:value="2158101.5" calcext:value-type="float">
            <text:p>2,158,101.50</text:p>
          </table:table-cell>
          <table:table-cell table:style-name="ce69" office:value-type="float" office:value="4720" calcext:value-type="float">
            <text:p>4,720.00</text:p>
          </table:table-cell>
          <table:table-cell table:style-name="ce65" office:value-type="float" office:value="2461966.6" calcext:value-type="float">
            <text:p>2,461,966.60</text:p>
          </table:table-cell>
          <table:table-cell table:number-columns-repeated="101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ANTALYA BİLİM ÜNİVERSİTESİ</text:p>
          </table:table-cell>
          <table:table-cell table:style-name="ce72" office:value-type="float" office:value="251669.4" calcext:value-type="float">
            <text:p>251,669.40</text:p>
          </table:table-cell>
          <table:table-cell table:style-name="ce68" office:value-type="float" office:value="2201733.5" calcext:value-type="float">
            <text:p>2,201,733.50</text:p>
          </table:table-cell>
          <table:table-cell table:style-name="ce4" office:value-type="float" office:value="0" calcext:value-type="float">
            <text:p>0</text:p>
          </table:table-cell>
          <table:table-cell table:style-name="ce64" office:value-type="float" office:value="2453402.9" calcext:value-type="float">
            <text:p>2,453,402.90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MEF ÜNİVERSİTESİ</text:p>
          </table:table-cell>
          <table:table-cell table:style-name="ce73" office:value-type="float" office:value="1019409" calcext:value-type="float">
            <text:p>1,019,409.00</text:p>
          </table:table-cell>
          <table:table-cell table:style-name="ce69" office:value-type="float" office:value="1251482" calcext:value-type="float">
            <text:p>1,251,482.00</text:p>
          </table:table-cell>
          <table:table-cell table:style-name="ce69" office:value-type="float" office:value="0" calcext:value-type="float">
            <text:p>0.00</text:p>
          </table:table-cell>
          <table:table-cell table:style-name="ce65" office:value-type="float" office:value="2270891" calcext:value-type="float">
            <text:p>2,270,891.00</text:p>
          </table:table-cell>
          <table:table-cell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İSTANBUL TİCARET ÜNİVERSİTESİ</text:p>
          </table:table-cell>
          <table:table-cell table:style-name="ce72" office:value-type="float" office:value="192766.5" calcext:value-type="float">
            <text:p>192,766.50</text:p>
          </table:table-cell>
          <table:table-cell table:style-name="ce68" office:value-type="float" office:value="864813.4" calcext:value-type="float">
            <text:p>864,813.40</text:p>
          </table:table-cell>
          <table:table-cell table:style-name="ce68" office:value-type="float" office:value="1043123.2" calcext:value-type="float">
            <text:p>1,043,123.20</text:p>
          </table:table-cell>
          <table:table-cell table:style-name="ce64" office:value-type="float" office:value="2100703" calcext:value-type="float">
            <text:p>2,100,703.00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BİRUNİ ÜNİVERSİTESİ</text:p>
          </table:table-cell>
          <table:table-cell table:style-name="ce73" office:value-type="float" office:value="1761372.6" calcext:value-type="float">
            <text:p>1,761,372.60</text:p>
          </table:table-cell>
          <table:table-cell table:style-name="ce69" office:value-type="float" office:value="157738.3" calcext:value-type="float">
            <text:p>157,738.30</text:p>
          </table:table-cell>
          <table:table-cell table:style-name="ce5" office:value-type="float" office:value="0" calcext:value-type="float">
            <text:p>0</text:p>
          </table:table-cell>
          <table:table-cell table:style-name="ce65" office:value-type="float" office:value="1919110.9" calcext:value-type="float">
            <text:p>1,919,110.90</text:p>
          </table:table-cell>
          <table:table-cell table:number-columns-repeated="101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İSTANBUL KENT ÜNİVERSİTESİ</text:p>
          </table:table-cell>
          <table:table-cell table:style-name="ce72" office:value-type="float" office:value="1212544.3" calcext:value-type="float">
            <text:p>1,212,544.30</text:p>
          </table:table-cell>
          <table:table-cell table:style-name="ce68" office:value-type="float" office:value="13217" calcext:value-type="float">
            <text:p>13,217.00</text:p>
          </table:table-cell>
          <table:table-cell table:style-name="ce4" office:value-type="float" office:value="0" calcext:value-type="float">
            <text:p>0</text:p>
          </table:table-cell>
          <table:table-cell table:style-name="ce64" office:value-type="float" office:value="1225761.3" calcext:value-type="float">
            <text:p>1,225,761.30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KAPADOKYA ÜNİVERSİTESİ</text:p>
          </table:table-cell>
          <table:table-cell table:style-name="ce73" office:value-type="float" office:value="1111534.7" calcext:value-type="float">
            <text:p>1,111,534.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5" office:value-type="float" office:value="1111534.7" calcext:value-type="float">
            <text:p>1,111,534.70</text:p>
          </table:table-cell>
          <table:table-cell table:number-columns-repeated="101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İSTANBUL 29 MAYIS ÜNİVERSİTESİ</text:p>
          </table:table-cell>
          <table:table-cell table:style-name="ce72" office:value-type="float" office:value="1012616.5" calcext:value-type="float">
            <text:p>1,012,616.50</text:p>
          </table:table-cell>
          <table:table-cell table:style-name="ce4" office:value-type="float" office:value="0" calcext:value-type="float">
            <text:p>0</text:p>
          </table:table-cell>
          <table:table-cell table:style-name="ce68" office:value-type="float" office:value="0" calcext:value-type="float">
            <text:p>0.00</text:p>
          </table:table-cell>
          <table:table-cell table:style-name="ce64" office:value-type="float" office:value="1012616.5" calcext:value-type="float">
            <text:p>1,012,616.50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İSTANBUL RUMELİ ÜNİVERSİTESİ</text:p>
          </table:table-cell>
          <table:table-cell table:style-name="ce73" office:value-type="float" office:value="921377" calcext:value-type="float">
            <text:p>921,377.00</text:p>
          </table:table-cell>
          <table:table-cell table:style-name="ce69" office:value-type="float" office:value="0" calcext:value-type="float">
            <text:p>0.00</text:p>
          </table:table-cell>
          <table:table-cell table:style-name="ce69" office:value-type="float" office:value="63157.7" calcext:value-type="float">
            <text:p>63,157.70</text:p>
          </table:table-cell>
          <table:table-cell table:style-name="ce65" office:value-type="float" office:value="984534.7" calcext:value-type="float">
            <text:p>984,534.70</text:p>
          </table:table-cell>
          <table:table-cell table:number-columns-repeated="101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YÜKSEK İHTİSAS ÜNİVERSİTESİ</text:p>
          </table:table-cell>
          <table:table-cell table:style-name="ce72" office:value-type="float" office:value="648407.7" calcext:value-type="float">
            <text:p>648,407.70</text:p>
          </table:table-cell>
          <table:table-cell table:style-name="ce68" office:value-type="float" office:value="227112.2" calcext:value-type="float">
            <text:p>227,112.20</text:p>
          </table:table-cell>
          <table:table-cell table:style-name="ce68" office:value-type="float" office:value="0" calcext:value-type="float">
            <text:p>0.00</text:p>
          </table:table-cell>
          <table:table-cell table:style-name="ce64" office:value-type="float" office:value="875519.8" calcext:value-type="float">
            <text:p>875,519.80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UFUK ÜNİVERSİTESİ</text:p>
          </table:table-cell>
          <table:table-cell table:style-name="ce73" office:value-type="float" office:value="599066.5" calcext:value-type="float">
            <text:p>599,066.50</text:p>
          </table:table-cell>
          <table:table-cell table:style-name="ce69" office:value-type="float" office:value="33600" calcext:value-type="float">
            <text:p>33,600.00</text:p>
          </table:table-cell>
          <table:table-cell table:style-name="ce69" office:value-type="float" office:value="200996.2" calcext:value-type="float">
            <text:p>200,996.20</text:p>
          </table:table-cell>
          <table:table-cell table:style-name="ce65" office:value-type="float" office:value="833662.8" calcext:value-type="float">
            <text:p>833,662.80</text:p>
          </table:table-cell>
          <table:table-cell table:number-columns-repeated="101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İSTANBUL YENİ YÜZYIL ÜNİVERSİTESİ</text:p>
          </table:table-cell>
          <table:table-cell table:style-name="ce72" office:value-type="float" office:value="430446.3" calcext:value-type="float">
            <text:p>430,446.30</text:p>
          </table:table-cell>
          <table:table-cell table:style-name="ce68" office:value-type="float" office:value="342573.2" calcext:value-type="float">
            <text:p>342,573.20</text:p>
          </table:table-cell>
          <table:table-cell table:style-name="ce68" office:value-type="float" office:value="0" calcext:value-type="float">
            <text:p>0.00</text:p>
          </table:table-cell>
          <table:table-cell table:style-name="ce64" office:value-type="float" office:value="773019.5" calcext:value-type="float">
            <text:p>773,019.50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DEMİROĞLU BİLİM ÜNİVERSİTESİ</text:p>
          </table:table-cell>
          <table:table-cell table:style-name="ce73" office:value-type="float" office:value="730363.2" calcext:value-type="float">
            <text:p>730,363.20</text:p>
          </table:table-cell>
          <table:table-cell table:style-name="ce5" office:value-type="float" office:value="0" calcext:value-type="float">
            <text:p>0</text:p>
          </table:table-cell>
          <table:table-cell table:style-name="ce69" office:value-type="float" office:value="16073.4" calcext:value-type="float">
            <text:p>16,073.40</text:p>
          </table:table-cell>
          <table:table-cell table:style-name="ce65" office:value-type="float" office:value="746436.6" calcext:value-type="float">
            <text:p>746,436.60</text:p>
          </table:table-cell>
          <table:table-cell table:number-columns-repeated="101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AVRASYA ÜNİVERSİTESİ</text:p>
          </table:table-cell>
          <table:table-cell table:style-name="ce72" office:value-type="float" office:value="553379.8" calcext:value-type="float">
            <text:p>553,379.80</text:p>
          </table:table-cell>
          <table:table-cell table:style-name="ce4" office:value-type="float" office:value="0" calcext:value-type="float">
            <text:p>0</text:p>
          </table:table-cell>
          <table:table-cell table:style-name="ce68" office:value-type="float" office:value="54157.9" calcext:value-type="float">
            <text:p>54,157.90</text:p>
          </table:table-cell>
          <table:table-cell table:style-name="ce64" office:value-type="float" office:value="607537.7" calcext:value-type="float">
            <text:p>607,537.70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İSTANBUL AYVANSARAY ÜNİVERSİTESİ</text:p>
          </table:table-cell>
          <table:table-cell table:style-name="ce73" office:value-type="float" office:value="513512.2" calcext:value-type="float">
            <text:p>513,512.20</text:p>
          </table:table-cell>
          <table:table-cell table:style-name="ce69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</text:p>
          </table:table-cell>
          <table:table-cell table:style-name="ce65" office:value-type="float" office:value="513512.2" calcext:value-type="float">
            <text:p>513,512.20</text:p>
          </table:table-cell>
          <table:table-cell table:number-columns-repeated="101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LOKMAN HEKİM ÜNİVERSİTESİ</text:p>
          </table:table-cell>
          <table:table-cell table:style-name="ce72" office:value-type="float" office:value="140541.7" calcext:value-type="float">
            <text:p>140,541.70</text:p>
          </table:table-cell>
          <table:table-cell table:style-name="ce68" office:value-type="float" office:value="344000" calcext:value-type="float">
            <text:p>344,000.00</text:p>
          </table:table-cell>
          <table:table-cell table:style-name="ce4" office:value-type="float" office:value="0" calcext:value-type="float">
            <text:p>0</text:p>
          </table:table-cell>
          <table:table-cell table:style-name="ce64" office:value-type="float" office:value="484541.7" calcext:value-type="float">
            <text:p>484,541.70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TOROS ÜNİVERSİTESİ</text:p>
          </table:table-cell>
          <table:table-cell table:style-name="ce73" office:value-type="float" office:value="469078.2" calcext:value-type="float">
            <text:p>469,078.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5" office:value-type="float" office:value="469078.2" calcext:value-type="float">
            <text:p>469,078.20</text:p>
          </table:table-cell>
          <table:table-cell table:number-columns-repeated="101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BEYKOZ ÜNİVERSİTESİ</text:p>
          </table:table-cell>
          <table:table-cell table:style-name="ce72" office:value-type="float" office:value="460818.1" calcext:value-type="float">
            <text:p>460,818.10</text:p>
          </table:table-cell>
          <table:table-cell table:style-name="ce68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64" office:value-type="float" office:value="460818.1" calcext:value-type="float">
            <text:p>460,818.10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OSTİM TEKNİK ÜNİVERSİTESİ</text:p>
          </table:table-cell>
          <table:table-cell table:style-name="ce73" office:value-type="float" office:value="183472.5" calcext:value-type="float">
            <text:p>183,472.50</text:p>
          </table:table-cell>
          <table:table-cell table:style-name="ce69" office:value-type="float" office:value="258491.4" calcext:value-type="float">
            <text:p>258,491.40</text:p>
          </table:table-cell>
          <table:table-cell table:style-name="ce5" office:value-type="float" office:value="0" calcext:value-type="float">
            <text:p>0</text:p>
          </table:table-cell>
          <table:table-cell table:style-name="ce65" office:value-type="float" office:value="441963.9" calcext:value-type="float">
            <text:p>441,963.90</text:p>
          </table:table-cell>
          <table:table-cell table:number-columns-repeated="101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İSTANBUL GEDİK ÜNİVERSİTESİ</text:p>
          </table:table-cell>
          <table:table-cell table:style-name="ce72" office:value-type="float" office:value="388818.5" calcext:value-type="float">
            <text:p>388,818.50</text:p>
          </table:table-cell>
          <table:table-cell table:style-name="ce68" office:value-type="float" office:value="25948.4" calcext:value-type="float">
            <text:p>25,948.40</text:p>
          </table:table-cell>
          <table:table-cell table:style-name="ce4" office:value-type="float" office:value="0" calcext:value-type="float">
            <text:p>0</text:p>
          </table:table-cell>
          <table:table-cell table:style-name="ce64" office:value-type="float" office:value="414766.9" calcext:value-type="float">
            <text:p>414,766.90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NUH NACİ YAZGAN ÜNİVERSİTESİ</text:p>
          </table:table-cell>
          <table:table-cell table:style-name="ce73" office:value-type="float" office:value="408543.8" calcext:value-type="float">
            <text:p>408,543.80</text:p>
          </table:table-cell>
          <table:table-cell table:style-name="ce69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</text:p>
          </table:table-cell>
          <table:table-cell table:style-name="ce65" office:value-type="float" office:value="408543.8" calcext:value-type="float">
            <text:p>408,543.80</text:p>
          </table:table-cell>
          <table:table-cell table:number-columns-repeated="101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7" office:value-type="string" calcext:value-type="string">
            <text:p>TÜRK HAVA KURUMU ÜNİVERSİTESİ</text:p>
          </table:table-cell>
          <table:table-cell table:style-name="ce72" office:value-type="float" office:value="317819" calcext:value-type="float">
            <text:p>317,819.00</text:p>
          </table:table-cell>
          <table:table-cell table:style-name="ce68" office:value-type="float" office:value="89412" calcext:value-type="float">
            <text:p>89,412.00</text:p>
          </table:table-cell>
          <table:table-cell table:style-name="ce4" office:value-type="float" office:value="0" calcext:value-type="float">
            <text:p>0</text:p>
          </table:table-cell>
          <table:table-cell table:style-name="ce64" office:value-type="float" office:value="407231" calcext:value-type="float">
            <text:p>407,231.00</text:p>
          </table:table-cell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8" office:value-type="string" calcext:value-type="string">
            <text:p>ÇAĞ ÜNİVERSİTESİ</text:p>
          </table:table-cell>
          <table:table-cell table:style-name="ce73" office:value-type="float" office:value="348904.1" calcext:value-type="float">
            <text:p>348,904.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5" office:value-type="float" office:value="348904.1" calcext:value-type="float">
            <text:p>348,904.10</text:p>
          </table:table-cell>
          <table:table-cell table:number-columns-repeated="101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7" office:value-type="string" calcext:value-type="string">
            <text:p>İSTANBUL ESENYURT ÜNİVERSİTESİ</text:p>
          </table:table-cell>
          <table:table-cell table:style-name="ce72" office:value-type="float" office:value="294911.8" calcext:value-type="float">
            <text:p>294,911.8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4" office:value-type="float" office:value="294911.8" calcext:value-type="float">
            <text:p>294,911.80</text:p>
          </table:table-cell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8" office:value-type="string" calcext:value-type="string">
            <text:p>SANKO ÜNİVERSİTESİ</text:p>
          </table:table-cell>
          <table:table-cell table:style-name="ce69" office:value-type="float" office:value="212599.4" calcext:value-type="float">
            <text:p>212,599.4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9" office:value-type="float" office:value="212599.4" calcext:value-type="float">
            <text:p>212,599.40</text:p>
          </table:table-cell>
          <table:table-cell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7" office:value-type="string" calcext:value-type="string">
            <text:p>ALANYA HAMDULLAH EMİN PAŞA ÜNİVERSİTESİ</text:p>
          </table:table-cell>
          <table:table-cell table:style-name="ce68" office:value-type="float" office:value="95019.7" calcext:value-type="float">
            <text:p>95,019.7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8" office:value-type="float" office:value="95019.7" calcext:value-type="float">
            <text:p>95,019.70</text:p>
          </table:table-cell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8" office:value-type="string" calcext:value-type="string">
            <text:p>HALİÇ ÜNİVERSİTESİ</text:p>
          </table:table-cell>
          <table:table-cell table:style-name="ce69" office:value-type="float" office:value="76213.9" calcext:value-type="float">
            <text:p>76,213.9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9" office:value-type="float" office:value="76213.9" calcext:value-type="float">
            <text:p>76,213.90</text:p>
          </table:table-cell>
          <table:table-cell table:number-columns-repeated="101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7" office:value-type="string" calcext:value-type="string">
            <text:p>FENERBAHÇE ÜNİVERSİTESİ</text:p>
          </table:table-cell>
          <table:table-cell table:style-name="ce68" office:value-type="float" office:value="62328.4" calcext:value-type="float">
            <text:p>62,328.40</text:p>
          </table:table-cell>
          <table:table-cell table:style-name="ce68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68" office:value-type="float" office:value="62328.4" calcext:value-type="float">
            <text:p>62,328.40</text:p>
          </table:table-cell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8" office:value-type="string" calcext:value-type="string">
            <text:p>ANKARA MEDİPOL ÜNİVERSİTESİ</text:p>
          </table:table-cell>
          <table:table-cell table:style-name="ce69" office:value-type="float" office:value="0" calcext:value-type="float">
            <text:p>0.00</text:p>
          </table:table-cell>
          <table:table-cell table:style-name="ce69" office:value-type="float" office:value="39313.8" calcext:value-type="float">
            <text:p>39,313.80</text:p>
          </table:table-cell>
          <table:table-cell table:style-name="ce5" office:value-type="float" office:value="0" calcext:value-type="float">
            <text:p>0</text:p>
          </table:table-cell>
          <table:table-cell table:style-name="ce69" office:value-type="float" office:value="39313.8" calcext:value-type="float">
            <text:p>39,313.80</text:p>
          </table:table-cell>
          <table:table-cell table:number-columns-repeated="101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7" office:value-type="string" calcext:value-type="string">
            <text:p>KOCAELİ SAĞLIK VE TEKNOLOJİ ÜNİVERSİTESİ</text:p>
          </table:table-cell>
          <table:table-cell table:style-name="ce68" office:value-type="float" office:value="8087.3" calcext:value-type="float">
            <text:p>8,087.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8" office:value-type="float" office:value="8087.3" calcext:value-type="float">
            <text:p>8,087.30</text:p>
          </table:table-cell>
          <table:table-cell table:number-columns-repeated="1018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8" office:value-type="string" calcext:value-type="string">
            <text:p>ANTALYA AKEV ÜNİVERSİTESİ</text:p>
          </table:table-cell>
          <table:table-cell table:style-name="ce69" office:value-type="float" office:value="1335" calcext:value-type="float">
            <text:p>1,335.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9" office:value-type="float" office:value="1335" calcext:value-type="float">
            <text:p>1,335.00</text:p>
          </table:table-cell>
          <table:table-cell table:number-columns-repeated="1018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klam ve Tanıtım Harcamalarına Göre Vakıf Yükseköğretim Kurumları" table:style-name="ta17">
        <table:table-column table:style-name="co1" table:number-columns-repeated="1024" table:default-cell-style-name="Default"/>
        <table:table-row table:style-name="ro1">
          <table:table-cell table:style-name="ce38" office:value-type="string" calcext:value-type="string">
            <text:p>SIRA</text:p>
          </table:table-cell>
          <table:table-cell table:style-name="ce10" office:value-type="string" calcext:value-type="string">
            <text:p>ÜNİVERSİTE / MYO</text:p>
          </table:table-cell>
          <table:table-cell table:style-name="ce10" office:value-type="string" calcext:value-type="string">
            <text:p>REKLAM-TANITIM HARCAMASI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MALTEPE ÜNİVERSİTESİ</text:p>
          </table:table-cell>
          <table:table-cell table:style-name="ce70" office:value-type="float" office:value="9877054.5" calcext:value-type="float">
            <text:p>9,877,054.5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BAHÇEŞEHİR ÜNİVERSİTESİ</text:p>
          </table:table-cell>
          <table:table-cell table:style-name="ce71" office:value-type="float" office:value="8264537.5" calcext:value-type="float">
            <text:p>8,264,537.50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BAŞKENT ÜNİVERSİTESİ</text:p>
          </table:table-cell>
          <table:table-cell table:style-name="ce70" office:value-type="float" office:value="7631196.1" calcext:value-type="float">
            <text:p>7,631,196.1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İSTANBUL MEDİPOL ÜNİVERSİTESİ</text:p>
          </table:table-cell>
          <table:table-cell table:style-name="ce71" office:value-type="float" office:value="7066481.4" calcext:value-type="float">
            <text:p>7,066,481.40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İSTANBUL AYDIN ÜNİVERSİTESİ</text:p>
          </table:table-cell>
          <table:table-cell table:style-name="ce70" office:value-type="float" office:value="6641486.1" calcext:value-type="float">
            <text:p>6,641,486.1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İSTANBUL KÜLTÜR ÜNİVERSİTESİ</text:p>
          </table:table-cell>
          <table:table-cell table:style-name="ce71" office:value-type="float" office:value="5219216.2" calcext:value-type="float">
            <text:p>5,219,216.20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YEDİTEPE ÜNİVERSİTESİ</text:p>
          </table:table-cell>
          <table:table-cell table:style-name="ce70" office:value-type="float" office:value="4860285.3" calcext:value-type="float">
            <text:p>4,860,285.3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NİŞANTAŞI ÜNİVERSİTESİ</text:p>
          </table:table-cell>
          <table:table-cell table:style-name="ce71" office:value-type="float" office:value="4615588.4" calcext:value-type="float">
            <text:p>4,615,588.40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İSTANBUL OKAN ÜNİVERSİTESİ</text:p>
          </table:table-cell>
          <table:table-cell table:style-name="ce70" office:value-type="float" office:value="4003328.2" calcext:value-type="float">
            <text:p>4,003,328.2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ATILIM ÜNİVERSİTESİ</text:p>
          </table:table-cell>
          <table:table-cell table:style-name="ce71" office:value-type="float" office:value="3535163.9" calcext:value-type="float">
            <text:p>3,535,163.90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İSTİNYE ÜNİVERSİTESİ</text:p>
          </table:table-cell>
          <table:table-cell table:style-name="ce72" office:value-type="float" office:value="3450804" calcext:value-type="float">
            <text:p>3,450,804.00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İSTANBUL GELİŞİM ÜNİVERSİTESİ</text:p>
          </table:table-cell>
          <table:table-cell table:style-name="ce73" office:value-type="float" office:value="2924705.4" calcext:value-type="float">
            <text:p>2,924,705.40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İSTANBUL BİLGİ ÜNİVERSİTESİ</text:p>
          </table:table-cell>
          <table:table-cell table:style-name="ce72" office:value-type="float" office:value="2679974.7" calcext:value-type="float">
            <text:p>2,679,974.70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ÖZYEĞİN ÜNİVERSİTESİ</text:p>
          </table:table-cell>
          <table:table-cell table:style-name="ce73" office:value-type="float" office:value="2386739" calcext:value-type="float">
            <text:p>2,386,739.00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ÜSKÜDAR ÜNİVERSİTESİ</text:p>
          </table:table-cell>
          <table:table-cell table:style-name="ce72" office:value-type="float" office:value="2202096.5" calcext:value-type="float">
            <text:p>2,202,096.50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İZMİR EKONOMİ ÜNİVERSİTESİ</text:p>
          </table:table-cell>
          <table:table-cell table:style-name="ce73" office:value-type="float" office:value="2134624.2" calcext:value-type="float">
            <text:p>2,134,624.20</text:p>
          </table:table-cell>
          <table:table-cell table:number-columns-repeated="102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YAŞAR ÜNİVERSİTESİ</text:p>
          </table:table-cell>
          <table:table-cell table:style-name="ce72" office:value-type="float" office:value="2130033" calcext:value-type="float">
            <text:p>2,130,033.00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KTO KARATAY ÜNİVERSİTESİ</text:p>
          </table:table-cell>
          <table:table-cell table:style-name="ce73" office:value-type="float" office:value="2116150.9" calcext:value-type="float">
            <text:p>2,116,150.90</text:p>
          </table:table-cell>
          <table:table-cell table:number-columns-repeated="102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İSTANBUL SABAHATTİN ZAİM ÜNİVERSİTESİ</text:p>
          </table:table-cell>
          <table:table-cell table:style-name="ce72" office:value-type="float" office:value="2095174.9" calcext:value-type="float">
            <text:p>2,095,174.90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73" office:value-type="float" office:value="1994567.5" calcext:value-type="float">
            <text:p>1,994,567.50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BİRUNİ ÜNİVERSİTESİ</text:p>
          </table:table-cell>
          <table:table-cell table:style-name="ce72" office:value-type="float" office:value="1959012.1" calcext:value-type="float">
            <text:p>1,959,012.10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FATİH SULTAN MEHMET VAKIF ÜNİVERSİTESİ</text:p>
          </table:table-cell>
          <table:table-cell table:style-name="ce73" office:value-type="float" office:value="1944888.8" calcext:value-type="float">
            <text:p>1,944,888.80</text:p>
          </table:table-cell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ALTINBAŞ ÜNİVERSİTESİ</text:p>
          </table:table-cell>
          <table:table-cell table:style-name="ce72" office:value-type="float" office:value="1786947.9" calcext:value-type="float">
            <text:p>1,786,947.90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KAPADOKYA ÜNİVERSİTESİ</text:p>
          </table:table-cell>
          <table:table-cell table:style-name="ce73" office:value-type="float" office:value="1619514.7" calcext:value-type="float">
            <text:p>1,619,514.70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İBN HALDUN ÜNİVERSİTESİ</text:p>
          </table:table-cell>
          <table:table-cell table:style-name="ce72" office:value-type="float" office:value="1578153.6" calcext:value-type="float">
            <text:p>1,578,153.60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İSTANBUL ESENYURT ÜNİVERSİTESİ</text:p>
          </table:table-cell>
          <table:table-cell table:style-name="ce73" office:value-type="float" office:value="1517415.7" calcext:value-type="float">
            <text:p>1,517,415.70</text:p>
          </table:table-cell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SABANCI ÜNİVERSİTESİ</text:p>
          </table:table-cell>
          <table:table-cell table:style-name="ce72" office:value-type="float" office:value="1512714" calcext:value-type="float">
            <text:p>1,512,714.00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KADİR HAS ÜNİVERSİTESİ</text:p>
          </table:table-cell>
          <table:table-cell table:style-name="ce73" office:value-type="float" office:value="1465816.5" calcext:value-type="float">
            <text:p>1,465,816.50</text:p>
          </table:table-cell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MEF ÜNİVERSİTESİ</text:p>
          </table:table-cell>
          <table:table-cell table:style-name="ce72" office:value-type="float" office:value="1206988.9" calcext:value-type="float">
            <text:p>1,206,988.90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İSTANBUL ŞİŞLİ MYO</text:p>
          </table:table-cell>
          <table:table-cell table:style-name="ce73" office:value-type="float" office:value="1192448.1" calcext:value-type="float">
            <text:p>1,192,448.10</text:p>
          </table:table-cell>
          <table:table-cell table:number-columns-repeated="102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ÇANKAYA ÜNİVERSİTESİ</text:p>
          </table:table-cell>
          <table:table-cell table:style-name="ce72" office:value-type="float" office:value="1176406.4" calcext:value-type="float">
            <text:p>1,176,406.40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ANKARA MEDİPOL ÜNİVERSİTESİ</text:p>
          </table:table-cell>
          <table:table-cell table:style-name="ce73" office:value-type="float" office:value="1067219.6" calcext:value-type="float">
            <text:p>1,067,219.60</text:p>
          </table:table-cell>
          <table:table-cell table:number-columns-repeated="102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HALİÇ ÜNİVERSİTESİ</text:p>
          </table:table-cell>
          <table:table-cell table:style-name="ce72" office:value-type="float" office:value="1059634.2" calcext:value-type="float">
            <text:p>1,059,634.20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BEYKENT ÜNİVERSİTESİ</text:p>
          </table:table-cell>
          <table:table-cell table:style-name="ce73" office:value-type="float" office:value="1023262.2" calcext:value-type="float">
            <text:p>1,023,262.20</text:p>
          </table:table-cell>
          <table:table-cell table:number-columns-repeated="102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İSTANBUL YENİ YÜZYIL ÜNİVERSİTESİ</text:p>
          </table:table-cell>
          <table:table-cell table:style-name="ce72" office:value-type="float" office:value="1000473.9" calcext:value-type="float">
            <text:p>1,000,473.90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TOBB EKONOMİ VE TEKNOLOJİ ÜNİVERSİTESİ</text:p>
          </table:table-cell>
          <table:table-cell table:style-name="ce73" office:value-type="float" office:value="977596.9" calcext:value-type="float">
            <text:p>977,596.90</text:p>
          </table:table-cell>
          <table:table-cell table:number-columns-repeated="102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FENERBAHÇE ÜNİVERSİTESİ</text:p>
          </table:table-cell>
          <table:table-cell table:style-name="ce72" office:value-type="float" office:value="921386.2" calcext:value-type="float">
            <text:p>921,386.20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IŞIK ÜNİVERSİTESİ</text:p>
          </table:table-cell>
          <table:table-cell table:style-name="ce73" office:value-type="float" office:value="917759.4" calcext:value-type="float">
            <text:p>917,759.40</text:p>
          </table:table-cell>
          <table:table-cell table:number-columns-repeated="102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İSTANBUL KENT ÜNİVERSİTESİ</text:p>
          </table:table-cell>
          <table:table-cell table:style-name="ce72" office:value-type="float" office:value="821060.9" calcext:value-type="float">
            <text:p>821,060.90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İSTANBUL AYVANSARAY ÜNİVERSİTESİ</text:p>
          </table:table-cell>
          <table:table-cell table:style-name="ce73" office:value-type="float" office:value="769719" calcext:value-type="float">
            <text:p>769,719.00</text:p>
          </table:table-cell>
          <table:table-cell table:number-columns-repeated="102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TED ÜNİVERSİTESİ</text:p>
          </table:table-cell>
          <table:table-cell table:style-name="ce72" office:value-type="float" office:value="758258.8" calcext:value-type="float">
            <text:p>758,258.80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İHSAN DOĞRAMACI BİLKENT ÜNİVERSİTESİ</text:p>
          </table:table-cell>
          <table:table-cell table:style-name="ce73" office:value-type="float" office:value="753937.9" calcext:value-type="float">
            <text:p>753,937.90</text:p>
          </table:table-cell>
          <table:table-cell table:number-columns-repeated="102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İSTANBUL TİCARET ÜNİVERSİTESİ</text:p>
          </table:table-cell>
          <table:table-cell table:style-name="ce72" office:value-type="float" office:value="746026.8" calcext:value-type="float">
            <text:p>746,026.80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BEYKOZ ÜNİVERSİTESİ</text:p>
          </table:table-cell>
          <table:table-cell table:style-name="ce73" office:value-type="float" office:value="720766" calcext:value-type="float">
            <text:p>720,766.00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KOÇ ÜNİVERSİTESİ</text:p>
          </table:table-cell>
          <table:table-cell table:style-name="ce72" office:value-type="float" office:value="701847" calcext:value-type="float">
            <text:p>701,847.00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SANKO ÜNİVERSİTESİ</text:p>
          </table:table-cell>
          <table:table-cell table:style-name="ce73" office:value-type="float" office:value="648014.8" calcext:value-type="float">
            <text:p>648,014.80</text:p>
          </table:table-cell>
          <table:table-cell table:number-columns-repeated="102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İSTANBUL GEDİK ÜNİVERSİTESİ</text:p>
          </table:table-cell>
          <table:table-cell table:style-name="ce72" office:value-type="float" office:value="646887.2" calcext:value-type="float">
            <text:p>646,887.20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DOĞUŞ ÜNİVERSİTESİ</text:p>
          </table:table-cell>
          <table:table-cell table:style-name="ce73" office:value-type="float" office:value="642627.6" calcext:value-type="float">
            <text:p>642,627.60</text:p>
          </table:table-cell>
          <table:table-cell table:number-columns-repeated="102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LOKMAN HEKİM ÜNİVERSİTESİ</text:p>
          </table:table-cell>
          <table:table-cell table:style-name="ce72" office:value-type="float" office:value="640077.5" calcext:value-type="float">
            <text:p>640,077.50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İSTANBUL RUMELİ ÜNİVERSİTESİ</text:p>
          </table:table-cell>
          <table:table-cell table:style-name="ce73" office:value-type="float" office:value="605425.5" calcext:value-type="float">
            <text:p>605,425.50</text:p>
          </table:table-cell>
          <table:table-cell table:number-columns-repeated="102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İSTANBUL AREL ÜNİVERSİTESİ</text:p>
          </table:table-cell>
          <table:table-cell table:style-name="ce72" office:value-type="float" office:value="534897.4" calcext:value-type="float">
            <text:p>534,897.40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ACIBADEM MEHMET ALİ AYDINLAR ÜNİVERSİTESİ</text:p>
          </table:table-cell>
          <table:table-cell table:style-name="ce73" office:value-type="float" office:value="506357.6" calcext:value-type="float">
            <text:p>506,357.60</text:p>
          </table:table-cell>
          <table:table-cell table:number-columns-repeated="102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PİRİ REİS ÜNİVERSİTESİ</text:p>
          </table:table-cell>
          <table:table-cell table:style-name="ce72" office:value-type="float" office:value="479578.6" calcext:value-type="float">
            <text:p>479,578.60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İSTANBUL SAĞLIK VE SOSYAL BİLİMLER MYO (FARUK SARAÇ TASARIM MYO)</text:p>
          </table:table-cell>
          <table:table-cell table:style-name="ce73" office:value-type="float" office:value="473784.2" calcext:value-type="float">
            <text:p>473,784.20</text:p>
          </table:table-cell>
          <table:table-cell table:number-columns-repeated="102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AVRASYA ÜNİVERSİTESİ</text:p>
          </table:table-cell>
          <table:table-cell table:style-name="ce72" office:value-type="float" office:value="461233.4" calcext:value-type="float">
            <text:p>461,233.40</text:p>
          </table:table-cell>
          <table:table-cell table:number-columns-repeated="102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ANTALYA BİLİM ÜNİVERSİTESİ</text:p>
          </table:table-cell>
          <table:table-cell table:style-name="ce73" office:value-type="float" office:value="435553.4" calcext:value-type="float">
            <text:p>435,553.40</text:p>
          </table:table-cell>
          <table:table-cell table:number-columns-repeated="102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ÇAĞ ÜNİVERSİTESİ</text:p>
          </table:table-cell>
          <table:table-cell table:style-name="ce72" office:value-type="float" office:value="358125.8" calcext:value-type="float">
            <text:p>358,125.80</text:p>
          </table:table-cell>
          <table:table-cell table:number-columns-repeated="102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KOCAELİ SAĞLIK VE TEKNOLOJİ ÜNİVERSİTESİ</text:p>
          </table:table-cell>
          <table:table-cell table:style-name="ce73" office:value-type="float" office:value="357923.6" calcext:value-type="float">
            <text:p>357,923.60</text:p>
          </table:table-cell>
          <table:table-cell table:number-columns-repeated="102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7" office:value-type="string" calcext:value-type="string">
            <text:p>KONYA GIDA VE TARIM ÜNİVERSİTESİ</text:p>
          </table:table-cell>
          <table:table-cell table:style-name="ce72" office:value-type="float" office:value="350497" calcext:value-type="float">
            <text:p>350,497.00</text:p>
          </table:table-cell>
          <table:table-cell table:number-columns-repeated="102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8" office:value-type="string" calcext:value-type="string">
            <text:p>NUH NACİ YAZGAN ÜNİVERSİTESİ</text:p>
          </table:table-cell>
          <table:table-cell table:style-name="ce73" office:value-type="float" office:value="348409.7" calcext:value-type="float">
            <text:p>348,409.70</text:p>
          </table:table-cell>
          <table:table-cell table:number-columns-repeated="102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7" office:value-type="string" calcext:value-type="string">
            <text:p>BEZM-İ ALEM VAKIF ÜNİVERSİTESİ</text:p>
          </table:table-cell>
          <table:table-cell table:style-name="ce72" office:value-type="float" office:value="331058" calcext:value-type="float">
            <text:p>331,058.00</text:p>
          </table:table-cell>
          <table:table-cell table:number-columns-repeated="102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8" office:value-type="string" calcext:value-type="string">
            <text:p>YÜKSEK İHTİSAS ÜNİVERSİTESİ</text:p>
          </table:table-cell>
          <table:table-cell table:style-name="ce73" office:value-type="float" office:value="279156.6" calcext:value-type="float">
            <text:p>279,156.60</text:p>
          </table:table-cell>
          <table:table-cell table:number-columns-repeated="102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7" office:value-type="string" calcext:value-type="string">
            <text:p>OSTİM TEKNİK ÜNİVERSİTESİ</text:p>
          </table:table-cell>
          <table:table-cell table:style-name="ce72" office:value-type="float" office:value="251424.6" calcext:value-type="float">
            <text:p>251,424.60</text:p>
          </table:table-cell>
          <table:table-cell table:number-columns-repeated="102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8" office:value-type="string" calcext:value-type="string">
            <text:p>DEMİROĞLU BİLİM ÜNİVERSİTESİ</text:p>
          </table:table-cell>
          <table:table-cell table:style-name="ce73" office:value-type="float" office:value="231028.3" calcext:value-type="float">
            <text:p>231,028.30</text:p>
          </table:table-cell>
          <table:table-cell table:number-columns-repeated="102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7" office:value-type="string" calcext:value-type="string">
            <text:p>İSTANBUL 29 MAYIS ÜNİVERSİTESİ</text:p>
          </table:table-cell>
          <table:table-cell table:style-name="ce72" office:value-type="float" office:value="208181.8" calcext:value-type="float">
            <text:p>208,181.80</text:p>
          </table:table-cell>
          <table:table-cell table:number-columns-repeated="102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8" office:value-type="string" calcext:value-type="string">
            <text:p>UFUK ÜNİVERSİTESİ</text:p>
          </table:table-cell>
          <table:table-cell table:style-name="ce73" office:value-type="float" office:value="176530.2" calcext:value-type="float">
            <text:p>176,530.20</text:p>
          </table:table-cell>
          <table:table-cell table:number-columns-repeated="102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7" office:value-type="string" calcext:value-type="string">
            <text:p>TOROS ÜNİVERSİTESİ</text:p>
          </table:table-cell>
          <table:table-cell table:style-name="ce72" office:value-type="float" office:value="163712.9" calcext:value-type="float">
            <text:p>163,712.90</text:p>
          </table:table-cell>
          <table:table-cell table:number-columns-repeated="102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8" office:value-type="string" calcext:value-type="string">
            <text:p>İZMİR KAVRAM MYO</text:p>
          </table:table-cell>
          <table:table-cell table:style-name="ce73" office:value-type="float" office:value="133499.3" calcext:value-type="float">
            <text:p>133,499.30</text:p>
          </table:table-cell>
          <table:table-cell table:number-columns-repeated="1021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17" office:value-type="string" calcext:value-type="string">
            <text:p>ATAŞEHİR ADIGÜZEL MYO</text:p>
          </table:table-cell>
          <table:table-cell table:style-name="ce72" office:value-type="float" office:value="119969.5" calcext:value-type="float">
            <text:p>119,969.50</text:p>
          </table:table-cell>
          <table:table-cell table:number-columns-repeated="102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8" office:value-type="string" calcext:value-type="string">
            <text:p>TÜRK HAVA KURUMU ÜNİVERSİTESİ</text:p>
          </table:table-cell>
          <table:table-cell table:style-name="ce73" office:value-type="float" office:value="102460" calcext:value-type="float">
            <text:p>102,460.00</text:p>
          </table:table-cell>
          <table:table-cell table:number-columns-repeated="1021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17" office:value-type="string" calcext:value-type="string">
            <text:p>ANTALYA AKEV ÜNİVERSİTESİ</text:p>
          </table:table-cell>
          <table:table-cell table:style-name="ce72" office:value-type="float" office:value="41500" calcext:value-type="float">
            <text:p>41,500.00</text:p>
          </table:table-cell>
          <table:table-cell table:number-columns-repeated="1021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8" office:value-type="string" calcext:value-type="string">
            <text:p>ALANYA HAMDULLAH EMİN PAŞA ÜNİVERSİTESİ</text:p>
          </table:table-cell>
          <table:table-cell table:style-name="ce73" office:value-type="float" office:value="34158.5" calcext:value-type="float">
            <text:p>34,158.50</text:p>
          </table:table-cell>
          <table:table-cell table:number-columns-repeated="1021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ütüphane Harcamalarına Göre Vakıf Yükseköğretim Kurumları" table:style-name="ta18"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1021" table:default-cell-style-name="Default"/>
        <table:table-row table:style-name="ro1">
          <table:table-cell table:style-name="ce38" office:value-type="string" calcext:value-type="string">
            <text:p>SIRA</text:p>
          </table:table-cell>
          <table:table-cell table:style-name="ce10" office:value-type="string" calcext:value-type="string">
            <text:p>ÜNİVERSİTE / MYO</text:p>
          </table:table-cell>
          <table:table-cell table:style-name="ce26" office:value-type="string" calcext:value-type="string">
            <text:p>KÜTÜPHANEYE YAPILAN HARCAMA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İHSAN DOĞRAMACI BİLKENT ÜNİVERSİTESİ</text:p>
          </table:table-cell>
          <table:table-cell table:style-name="ce70" office:value-type="float" office:value="15251467.6" calcext:value-type="float">
            <text:p>15,251,467.60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İSTANBUL AYDIN ÜNİVERSİTESİ</text:p>
          </table:table-cell>
          <table:table-cell table:style-name="ce71" office:value-type="float" office:value="13975024.7" calcext:value-type="float">
            <text:p>13,975,024.70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BAHÇEŞEHİR ÜNİVERSİTESİ</text:p>
          </table:table-cell>
          <table:table-cell table:style-name="ce70" office:value-type="float" office:value="6384854.1" calcext:value-type="float">
            <text:p>6,384,854.1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ÖZYEĞİN ÜNİVERSİTESİ</text:p>
          </table:table-cell>
          <table:table-cell table:style-name="ce71" office:value-type="float" office:value="4519837" calcext:value-type="float">
            <text:p>4,519,837.00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MALTEPE ÜNİVERSİTESİ</text:p>
          </table:table-cell>
          <table:table-cell table:style-name="ce70" office:value-type="float" office:value="4319617.1" calcext:value-type="float">
            <text:p>4,319,617.1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SABANCI ÜNİVERSİTESİ</text:p>
          </table:table-cell>
          <table:table-cell table:style-name="ce71" office:value-type="float" office:value="4096835" calcext:value-type="float">
            <text:p>4,096,835.00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KOÇ ÜNİVERSİTESİ</text:p>
          </table:table-cell>
          <table:table-cell table:style-name="ce70" office:value-type="float" office:value="4083527.6" calcext:value-type="float">
            <text:p>4,083,527.6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YEDİTEPE ÜNİVERSİTESİ</text:p>
          </table:table-cell>
          <table:table-cell table:style-name="ce71" office:value-type="float" office:value="3764359.4" calcext:value-type="float">
            <text:p>3,764,359.40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BEYKENT ÜNİVERSİTESİ</text:p>
          </table:table-cell>
          <table:table-cell table:style-name="ce70" office:value-type="float" office:value="3730578.3" calcext:value-type="float">
            <text:p>3,730,578.3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KADİR HAS ÜNİVERSİTESİ</text:p>
          </table:table-cell>
          <table:table-cell table:style-name="ce71" office:value-type="float" office:value="2975629" calcext:value-type="float">
            <text:p>2,975,629.00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IŞIK ÜNİVERSİTESİ</text:p>
          </table:table-cell>
          <table:table-cell table:style-name="ce72" office:value-type="float" office:value="2030145.5" calcext:value-type="float">
            <text:p>2,030,145.50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İSTANBUL BİLGİ ÜNİVERSİTESİ</text:p>
          </table:table-cell>
          <table:table-cell table:style-name="ce73" office:value-type="float" office:value="1999552.9" calcext:value-type="float">
            <text:p>1,999,552.90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İSTANBUL 29 MAYIS ÜNİVERSİTESİ</text:p>
          </table:table-cell>
          <table:table-cell table:style-name="ce72" office:value-type="float" office:value="1920304.6" calcext:value-type="float">
            <text:p>1,920,304.60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İSTANBUL MEDİPOL ÜNİVERSİTESİ</text:p>
          </table:table-cell>
          <table:table-cell table:style-name="ce73" office:value-type="float" office:value="1863083.9" calcext:value-type="float">
            <text:p>1,863,083.90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BAŞKENT ÜNİVERSİTESİ</text:p>
          </table:table-cell>
          <table:table-cell table:style-name="ce72" office:value-type="float" office:value="1755380.7" calcext:value-type="float">
            <text:p>1,755,380.70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İSTANBUL OKAN ÜNİVERSİTESİ</text:p>
          </table:table-cell>
          <table:table-cell table:style-name="ce73" office:value-type="float" office:value="1712165.3" calcext:value-type="float">
            <text:p>1,712,165.30</text:p>
          </table:table-cell>
          <table:table-cell table:number-columns-repeated="102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İSTANBUL KÜLTÜR ÜNİVERSİTESİ</text:p>
          </table:table-cell>
          <table:table-cell table:style-name="ce72" office:value-type="float" office:value="1658961.4" calcext:value-type="float">
            <text:p>1,658,961.40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ATILIM ÜNİVERSİTESİ</text:p>
          </table:table-cell>
          <table:table-cell table:style-name="ce73" office:value-type="float" office:value="1537854.9" calcext:value-type="float">
            <text:p>1,537,854.90</text:p>
          </table:table-cell>
          <table:table-cell table:number-columns-repeated="102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ALTINBAŞ ÜNİVERSİTESİ</text:p>
          </table:table-cell>
          <table:table-cell table:style-name="ce72" office:value-type="float" office:value="1389886.2" calcext:value-type="float">
            <text:p>1,389,886.20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MEF ÜNİVERSİTESİ</text:p>
          </table:table-cell>
          <table:table-cell table:style-name="ce73" office:value-type="float" office:value="1299295.7" calcext:value-type="float">
            <text:p>1,299,295.70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BEZM-İ ALEM VAKIF ÜNİVERSİTESİ</text:p>
          </table:table-cell>
          <table:table-cell table:style-name="ce72" office:value-type="float" office:value="1298311" calcext:value-type="float">
            <text:p>1,298,311.00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İZMİR EKONOMİ ÜNİVERSİTESİ</text:p>
          </table:table-cell>
          <table:table-cell table:style-name="ce73" office:value-type="float" office:value="1226724" calcext:value-type="float">
            <text:p>1,226,724.00</text:p>
          </table:table-cell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YAŞAR ÜNİVERSİTESİ</text:p>
          </table:table-cell>
          <table:table-cell table:style-name="ce72" office:value-type="float" office:value="977753.4" calcext:value-type="float">
            <text:p>977,753.40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73" office:value-type="float" office:value="961991.7" calcext:value-type="float">
            <text:p>961,991.70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İSTANBUL GELİŞİM ÜNİVERSİTESİ</text:p>
          </table:table-cell>
          <table:table-cell table:style-name="ce72" office:value-type="float" office:value="894502" calcext:value-type="float">
            <text:p>894,502.00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İSTANBUL AREL ÜNİVERSİTESİ</text:p>
          </table:table-cell>
          <table:table-cell table:style-name="ce73" office:value-type="float" office:value="888893" calcext:value-type="float">
            <text:p>888,893.00</text:p>
          </table:table-cell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İSTİNYE ÜNİVERSİTESİ</text:p>
          </table:table-cell>
          <table:table-cell table:style-name="ce72" office:value-type="float" office:value="866100.3" calcext:value-type="float">
            <text:p>866,100.30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DOĞUŞ ÜNİVERSİTESİ</text:p>
          </table:table-cell>
          <table:table-cell table:style-name="ce73" office:value-type="float" office:value="842096.9" calcext:value-type="float">
            <text:p>842,096.90</text:p>
          </table:table-cell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TED ÜNİVERSİTESİ</text:p>
          </table:table-cell>
          <table:table-cell table:style-name="ce72" office:value-type="float" office:value="741477.9" calcext:value-type="float">
            <text:p>741,477.90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ÇANKAYA ÜNİVERSİTESİ</text:p>
          </table:table-cell>
          <table:table-cell table:style-name="ce73" office:value-type="float" office:value="707475" calcext:value-type="float">
            <text:p>707,475.00</text:p>
          </table:table-cell>
          <table:table-cell table:number-columns-repeated="102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AVRASYA ÜNİVERSİTESİ</text:p>
          </table:table-cell>
          <table:table-cell table:style-name="ce72" office:value-type="float" office:value="667835.5" calcext:value-type="float">
            <text:p>667,835.50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ACIBADEM MEHMET ALİ AYDINLAR ÜNİVERSİTESİ</text:p>
          </table:table-cell>
          <table:table-cell table:style-name="ce73" office:value-type="float" office:value="666107.5" calcext:value-type="float">
            <text:p>666,107.50</text:p>
          </table:table-cell>
          <table:table-cell table:number-columns-repeated="102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ÇAĞ ÜNİVERSİTESİ</text:p>
          </table:table-cell>
          <table:table-cell table:style-name="ce72" office:value-type="float" office:value="661982.9" calcext:value-type="float">
            <text:p>661,982.90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İBN HALDUN ÜNİVERSİTESİ</text:p>
          </table:table-cell>
          <table:table-cell table:style-name="ce73" office:value-type="float" office:value="567167.1" calcext:value-type="float">
            <text:p>567,167.10</text:p>
          </table:table-cell>
          <table:table-cell table:number-columns-repeated="102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İSTANBUL TİCARET ÜNİVERSİTESİ</text:p>
          </table:table-cell>
          <table:table-cell table:style-name="ce72" office:value-type="float" office:value="508935.5" calcext:value-type="float">
            <text:p>508,935.50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YÜKSEK İHTİSAS ÜNİVERSİTESİ</text:p>
          </table:table-cell>
          <table:table-cell table:style-name="ce73" office:value-type="float" office:value="503587.8" calcext:value-type="float">
            <text:p>503,587.80</text:p>
          </table:table-cell>
          <table:table-cell table:number-columns-repeated="102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PİRİ REİS ÜNİVERSİTESİ</text:p>
          </table:table-cell>
          <table:table-cell table:style-name="ce72" office:value-type="float" office:value="436225.7" calcext:value-type="float">
            <text:p>436,225.70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İSTANBUL SABAHATTİN ZAİM ÜNİVERSİTESİ</text:p>
          </table:table-cell>
          <table:table-cell table:style-name="ce73" office:value-type="float" office:value="389235.7" calcext:value-type="float">
            <text:p>389,235.70</text:p>
          </table:table-cell>
          <table:table-cell table:number-columns-repeated="102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İSTANBUL AYVANSARAY ÜNİVERSİTESİ</text:p>
          </table:table-cell>
          <table:table-cell table:style-name="ce72" office:value-type="float" office:value="389193" calcext:value-type="float">
            <text:p>389,193.00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ÜSKÜDAR ÜNİVERSİTESİ</text:p>
          </table:table-cell>
          <table:table-cell table:style-name="ce73" office:value-type="float" office:value="371581.7" calcext:value-type="float">
            <text:p>371,581.70</text:p>
          </table:table-cell>
          <table:table-cell table:number-columns-repeated="102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İSTANBUL RUMELİ ÜNİVERSİTESİ</text:p>
          </table:table-cell>
          <table:table-cell table:style-name="ce72" office:value-type="float" office:value="368775.6" calcext:value-type="float">
            <text:p>368,775.60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KTO KARATAY ÜNİVERSİTESİ</text:p>
          </table:table-cell>
          <table:table-cell table:style-name="ce73" office:value-type="float" office:value="365137" calcext:value-type="float">
            <text:p>365,137.00</text:p>
          </table:table-cell>
          <table:table-cell table:number-columns-repeated="102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FENERBAHÇE ÜNİVERSİTESİ</text:p>
          </table:table-cell>
          <table:table-cell table:style-name="ce72" office:value-type="float" office:value="360020.7" calcext:value-type="float">
            <text:p>360,020.70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FATİH SULTAN MEHMET VAKIF ÜNİVERSİTESİ</text:p>
          </table:table-cell>
          <table:table-cell table:style-name="ce73" office:value-type="float" office:value="356210.9" calcext:value-type="float">
            <text:p>356,210.90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LOKMAN HEKİM ÜNİVERSİTESİ</text:p>
          </table:table-cell>
          <table:table-cell table:style-name="ce72" office:value-type="float" office:value="345954" calcext:value-type="float">
            <text:p>345,954.00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SANKO ÜNİVERSİTESİ</text:p>
          </table:table-cell>
          <table:table-cell table:style-name="ce73" office:value-type="float" office:value="345158.6" calcext:value-type="float">
            <text:p>345,158.60</text:p>
          </table:table-cell>
          <table:table-cell table:number-columns-repeated="102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İZMİR KAVRAM MYO</text:p>
          </table:table-cell>
          <table:table-cell table:style-name="ce72" office:value-type="float" office:value="342451.3" calcext:value-type="float">
            <text:p>342,451.30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İSTANBUL KENT ÜNİVERSİTESİ</text:p>
          </table:table-cell>
          <table:table-cell table:style-name="ce73" office:value-type="float" office:value="341122.5" calcext:value-type="float">
            <text:p>341,122.50</text:p>
          </table:table-cell>
          <table:table-cell table:number-columns-repeated="102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BİRUNİ ÜNİVERSİTESİ</text:p>
          </table:table-cell>
          <table:table-cell table:style-name="ce72" office:value-type="float" office:value="312429" calcext:value-type="float">
            <text:p>312,429.00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NİŞANTAŞI ÜNİVERSİTESİ</text:p>
          </table:table-cell>
          <table:table-cell table:style-name="ce73" office:value-type="float" office:value="282110" calcext:value-type="float">
            <text:p>282,110.00</text:p>
          </table:table-cell>
          <table:table-cell table:number-columns-repeated="102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İSTANBUL YENİ YÜZYIL ÜNİVERSİTESİ</text:p>
          </table:table-cell>
          <table:table-cell table:style-name="ce72" office:value-type="float" office:value="273357.5" calcext:value-type="float">
            <text:p>273,357.50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KAPADOKYA ÜNİVERSİTESİ</text:p>
          </table:table-cell>
          <table:table-cell table:style-name="ce73" office:value-type="float" office:value="247956.9" calcext:value-type="float">
            <text:p>247,956.90</text:p>
          </table:table-cell>
          <table:table-cell table:number-columns-repeated="102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DEMİROĞLU BİLİM ÜNİVERSİTESİ</text:p>
          </table:table-cell>
          <table:table-cell table:style-name="ce72" office:value-type="float" office:value="244130.8" calcext:value-type="float">
            <text:p>244,130.80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İSTANBUL ESENYURT ÜNİVERSİTESİ</text:p>
          </table:table-cell>
          <table:table-cell table:style-name="ce73" office:value-type="float" office:value="230030.3" calcext:value-type="float">
            <text:p>230,030.30</text:p>
          </table:table-cell>
          <table:table-cell table:number-columns-repeated="102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KONYA GIDA VE TARIM ÜNİVERSİTESİ</text:p>
          </table:table-cell>
          <table:table-cell table:style-name="ce72" office:value-type="float" office:value="212922.5" calcext:value-type="float">
            <text:p>212,922.50</text:p>
          </table:table-cell>
          <table:table-cell table:number-columns-repeated="102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ANTALYA AKEV ÜNİVERSİTESİ</text:p>
          </table:table-cell>
          <table:table-cell table:style-name="ce73" office:value-type="float" office:value="192929" calcext:value-type="float">
            <text:p>192,929.00</text:p>
          </table:table-cell>
          <table:table-cell table:number-columns-repeated="102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NUH NACİ YAZGAN ÜNİVERSİTESİ</text:p>
          </table:table-cell>
          <table:table-cell table:style-name="ce72" office:value-type="float" office:value="159389.7" calcext:value-type="float">
            <text:p>159,389.70</text:p>
          </table:table-cell>
          <table:table-cell table:number-columns-repeated="102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UFUK ÜNİVERSİTESİ</text:p>
          </table:table-cell>
          <table:table-cell table:style-name="ce73" office:value-type="float" office:value="143271.6" calcext:value-type="float">
            <text:p>143,271.60</text:p>
          </table:table-cell>
          <table:table-cell table:number-columns-repeated="102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7" office:value-type="string" calcext:value-type="string">
            <text:p>TOROS ÜNİVERSİTESİ</text:p>
          </table:table-cell>
          <table:table-cell table:style-name="ce72" office:value-type="float" office:value="118310.4" calcext:value-type="float">
            <text:p>118,310.40</text:p>
          </table:table-cell>
          <table:table-cell table:number-columns-repeated="102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8" office:value-type="string" calcext:value-type="string">
            <text:p>İSTANBUL GEDİK ÜNİVERSİTESİ</text:p>
          </table:table-cell>
          <table:table-cell table:style-name="ce73" office:value-type="float" office:value="80928.9" calcext:value-type="float">
            <text:p>80,928.90</text:p>
          </table:table-cell>
          <table:table-cell table:number-columns-repeated="102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7" office:value-type="string" calcext:value-type="string">
            <text:p>OSTİM TEKNİK ÜNİVERSİTESİ</text:p>
          </table:table-cell>
          <table:table-cell table:style-name="ce72" office:value-type="float" office:value="80904.9" calcext:value-type="float">
            <text:p>80,904.90</text:p>
          </table:table-cell>
          <table:table-cell table:number-columns-repeated="102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8" office:value-type="string" calcext:value-type="string">
            <text:p>TOBB EKONOMİ VE TEKNOLOJİ ÜNİVERSİTESİ</text:p>
          </table:table-cell>
          <table:table-cell table:style-name="ce73" office:value-type="float" office:value="78981.7" calcext:value-type="float">
            <text:p>78,981.70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5" office:value-type="string" calcext:value-type="string">
            <text:p>TÜRK HAVA KURUMU ÜNİVERSİTESİ</text:p>
          </table:table-cell>
          <table:table-cell table:style-name="ce70" office:value-type="float" office:value="63793" calcext:value-type="float">
            <text:p>63,793.00</text:p>
          </table:table-cell>
          <table:table-cell table:number-columns-repeated="102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16" office:value-type="string" calcext:value-type="string">
            <text:p>İSTANBUL ŞİŞLİ MYO</text:p>
          </table:table-cell>
          <table:table-cell table:style-name="ce71" office:value-type="float" office:value="54133.9" calcext:value-type="float">
            <text:p>54,133.90</text:p>
          </table:table-cell>
          <table:table-cell table:number-columns-repeated="102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5" office:value-type="string" calcext:value-type="string">
            <text:p>BEYKOZ ÜNİVERSİTESİ</text:p>
          </table:table-cell>
          <table:table-cell table:style-name="ce70" office:value-type="float" office:value="36169" calcext:value-type="float">
            <text:p>36,169.00</text:p>
          </table:table-cell>
          <table:table-cell table:number-columns-repeated="1021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16" office:value-type="string" calcext:value-type="string">
            <text:p>ALANYA HAMDULLAH EMİN PAŞA ÜNİVERSİTESİ</text:p>
          </table:table-cell>
          <table:table-cell table:style-name="ce71" office:value-type="float" office:value="35303.3" calcext:value-type="float">
            <text:p>35,303.30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5" office:value-type="string" calcext:value-type="string">
            <text:p>HALİÇ ÜNİVERSİTESİ</text:p>
          </table:table-cell>
          <table:table-cell table:style-name="ce70" office:value-type="float" office:value="30359.6" calcext:value-type="float">
            <text:p>30,359.60</text:p>
          </table:table-cell>
          <table:table-cell table:number-columns-repeated="1021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16" office:value-type="string" calcext:value-type="string">
            <text:p>ATAŞEHİR ADIGÜZEL MYO</text:p>
          </table:table-cell>
          <table:table-cell table:style-name="ce71" office:value-type="float" office:value="26246.8" calcext:value-type="float">
            <text:p>26,246.80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5" office:value-type="string" calcext:value-type="string">
            <text:p>İSTANBUL SAĞLIK VE SOSYAL BİLİMLER MYO (FARUK SARAÇ TASARIM MYO)</text:p>
          </table:table-cell>
          <table:table-cell table:style-name="ce70" office:value-type="float" office:value="25910.9" calcext:value-type="float">
            <text:p>25,910.90</text:p>
          </table:table-cell>
          <table:table-cell table:number-columns-repeated="102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16" office:value-type="string" calcext:value-type="string">
            <text:p>ANTALYA BİLİM ÜNİVERSİTESİ</text:p>
          </table:table-cell>
          <table:table-cell table:style-name="ce71" office:value-type="float" office:value="21350.2" calcext:value-type="float">
            <text:p>21,350.20</text:p>
          </table:table-cell>
          <table:table-cell table:number-columns-repeated="102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5" office:value-type="string" calcext:value-type="string">
            <text:p>KOCAELİ SAĞLIK VE TEKNOLOJİ ÜNİVERSİTESİ</text:p>
          </table:table-cell>
          <table:table-cell table:style-name="ce70" office:value-type="float" office:value="8087.3" calcext:value-type="float">
            <text:p>8,087.30</text:p>
          </table:table-cell>
          <table:table-cell table:number-columns-repeated="1021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16" office:value-type="string" calcext:value-type="string">
            <text:p>ANKARA MEDİPOL ÜNİVERSİTESİ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ğitim ve Öğretim Geliri ve Öğrencilere Verilen Burslar Dahil Vakıf Yükseköğretim Kurumları" table:style-name="ta19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9" office:value-type="string" calcext:value-type="string">
            <text:p>ÜNİVERSİTE / MYO</text:p>
          </table:table-cell>
          <table:table-cell table:style-name="ce10" office:value-type="string" calcext:value-type="string">
            <text:p>EĞİTİM VE ÖĞRETİM GELİRLERİ** (TL)</text:p>
          </table:table-cell>
          <table:table-cell table:style-name="ce19" office:value-type="string" calcext:value-type="string">
            <text:p>ÖĞRENCİLERE VERİLEN BURSLAR***</text:p>
          </table:table-cell>
          <table:table-cell table:style-name="ce10" office:value-type="string" calcext:value-type="string">
            <text:p>ÖĞRENCİLERE VERİLEN BURSLARIN EĞİTİM VE ÖĞRETİM GELİRLERİNE ORAN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İBN HALDUN ÜNİVERSİTESİ</text:p>
          </table:table-cell>
          <table:table-cell table:style-name="ce66" office:value-type="float" office:value="7666155.88" calcext:value-type="float">
            <text:p>7,666,155.88</text:p>
          </table:table-cell>
          <table:table-cell table:style-name="ce70" office:value-type="float" office:value="94311366.36" calcext:value-type="float">
            <text:p>94,311,366.36</text:p>
          </table:table-cell>
          <table:table-cell table:style-name="ce20" office:value-type="float" office:value="12.3" calcext:value-type="float">
            <text:p>12.3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OSTİM TEKNİK ÜNİVERSİTESİ</text:p>
          </table:table-cell>
          <table:table-cell table:style-name="ce67" office:value-type="float" office:value="2119973.37" calcext:value-type="float">
            <text:p>2,119,973.37</text:p>
          </table:table-cell>
          <table:table-cell table:style-name="ce71" office:value-type="float" office:value="23379446.88" calcext:value-type="float">
            <text:p>23,379,446.88</text:p>
          </table:table-cell>
          <table:table-cell table:style-name="ce21" office:value-type="float" office:value="11.03" calcext:value-type="float">
            <text:p>11.0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KONYA GIDA VE TARIM ÜNİVERSİTESİ</text:p>
          </table:table-cell>
          <table:table-cell table:style-name="ce66" office:value-type="float" office:value="4120112.65" calcext:value-type="float">
            <text:p>4,120,112.65</text:p>
          </table:table-cell>
          <table:table-cell table:style-name="ce70" office:value-type="float" office:value="31315323.15" calcext:value-type="float">
            <text:p>31,315,323.15</text:p>
          </table:table-cell>
          <table:table-cell table:style-name="ce20"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FENERBAHÇE ÜNİVERSİTESİ</text:p>
          </table:table-cell>
          <table:table-cell table:style-name="ce67" office:value-type="float" office:value="4220035.61" calcext:value-type="float">
            <text:p>4,220,035.61</text:p>
          </table:table-cell>
          <table:table-cell table:style-name="ce71" office:value-type="float" office:value="19682547.74" calcext:value-type="float">
            <text:p>19,682,547.74</text:p>
          </table:table-cell>
          <table:table-cell table:style-name="ce21" office:value-type="float" office:value="4.66" calcext:value-type="float">
            <text:p>4.66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İSTANBUL 29 MAYIS ÜNİVERSİTESİ</text:p>
          </table:table-cell>
          <table:table-cell table:style-name="ce66" office:value-type="float" office:value="9327141.26" calcext:value-type="float">
            <text:p>9,327,141.26</text:p>
          </table:table-cell>
          <table:table-cell table:style-name="ce70" office:value-type="float" office:value="28481297.91" calcext:value-type="float">
            <text:p>28,481,297.91</text:p>
          </table:table-cell>
          <table:table-cell table:style-name="ce20" office:value-type="float" office:value="3.05" calcext:value-type="float">
            <text:p>3.05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ANKARA MEDİPOL ÜNİVERSİTESİ</text:p>
          </table:table-cell>
          <table:table-cell table:style-name="ce67" office:value-type="float" office:value="6173715.64" calcext:value-type="float">
            <text:p>6,173,715.64</text:p>
          </table:table-cell>
          <table:table-cell table:style-name="ce71" office:value-type="float" office:value="7978748.66" calcext:value-type="float">
            <text:p>7,978,748.66</text:p>
          </table:table-cell>
          <table:table-cell table:style-name="ce21" office:value-type="float" office:value="1.29" calcext:value-type="float">
            <text:p>1.29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ANTALYA AKEV ÜNİVERSİTESİ</text:p>
          </table:table-cell>
          <table:table-cell table:style-name="ce66" office:value-type="float" office:value="4573300.53" calcext:value-type="float">
            <text:p>4,573,300.53</text:p>
          </table:table-cell>
          <table:table-cell table:style-name="ce70" office:value-type="float" office:value="5087320.13" calcext:value-type="float">
            <text:p>5,087,320.13</text:p>
          </table:table-cell>
          <table:table-cell table:style-name="ce20" office:value-type="float" office:value="1.11" calcext:value-type="float">
            <text:p>1.1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İHSAN DOĞRAMACI BİLKENT ÜNİVERSİTESİ</text:p>
          </table:table-cell>
          <table:table-cell table:style-name="ce67" office:value-type="float" office:value="301536955.87" calcext:value-type="float">
            <text:p>301,536,955.87</text:p>
          </table:table-cell>
          <table:table-cell table:style-name="ce71" office:value-type="float" office:value="298071007.57" calcext:value-type="float">
            <text:p>298,071,007.57</text:p>
          </table:table-cell>
          <table:table-cell table:style-name="ce21" office:value-type="float" office:value="0.99" calcext:value-type="float">
            <text:p>0.99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ALANYA HAMDULLAH EMİN PAŞA ÜNİVERSİTESİ</text:p>
          </table:table-cell>
          <table:table-cell table:style-name="ce66" office:value-type="float" office:value="4144593.48" calcext:value-type="float">
            <text:p>4,144,593.48</text:p>
          </table:table-cell>
          <table:table-cell table:style-name="ce70" office:value-type="float" office:value="4078128.06" calcext:value-type="float">
            <text:p>4,078,128.06</text:p>
          </table:table-cell>
          <table:table-cell table:style-name="ce20" office:value-type="float" office:value="0.98" calcext:value-type="float">
            <text:p>0.98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TOBB EKONOMİ VE TEKNOLOJİ ÜNİVERSİTESİ</text:p>
          </table:table-cell>
          <table:table-cell table:style-name="ce67" office:value-type="float" office:value="115994350.82" calcext:value-type="float">
            <text:p>115,994,350.82</text:p>
          </table:table-cell>
          <table:table-cell table:style-name="ce71" office:value-type="float" office:value="109105380.98" calcext:value-type="float">
            <text:p>109,105,380.98</text:p>
          </table:table-cell>
          <table:table-cell table:style-name="ce21" office:value-type="float" office:value="0.94" calcext:value-type="float">
            <text:p>0.94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KOÇ ÜNİVERSİTESİ</text:p>
          </table:table-cell>
          <table:table-cell table:style-name="ce68" office:value-type="float" office:value="395882124.64" calcext:value-type="float">
            <text:p>395,882,124.64</text:p>
          </table:table-cell>
          <table:table-cell table:style-name="ce72" office:value-type="float" office:value="349426673.03" calcext:value-type="float">
            <text:p>349,426,673.03</text:p>
          </table:table-cell>
          <table:table-cell table:style-name="ce17" office:value-type="float" office:value="0.88" calcext:value-type="float">
            <text:p>0.88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İSTANBUL AREL ÜNİVERSİTESİ</text:p>
          </table:table-cell>
          <table:table-cell table:style-name="ce69" office:value-type="float" office:value="91199356.43" calcext:value-type="float">
            <text:p>91,199,356.43</text:p>
          </table:table-cell>
          <table:table-cell table:style-name="ce73" office:value-type="float" office:value="79318537.99" calcext:value-type="float">
            <text:p>79,318,537.99</text:p>
          </table:table-cell>
          <table:table-cell table:style-name="ce18" office:value-type="float" office:value="0.87" calcext:value-type="float">
            <text:p>0.87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FATİH SULTAN MEHMET VAKIF ÜNİVERSİTESİ</text:p>
          </table:table-cell>
          <table:table-cell table:style-name="ce68" office:value-type="float" office:value="67345023.58" calcext:value-type="float">
            <text:p>67,345,023.58</text:p>
          </table:table-cell>
          <table:table-cell table:style-name="ce72" office:value-type="float" office:value="55278235.63" calcext:value-type="float">
            <text:p>55,278,235.63</text:p>
          </table:table-cell>
          <table:table-cell table:style-name="ce17" office:value-type="float" office:value="0.82" calcext:value-type="float">
            <text:p>0.82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İSTANBUL TİCARET ÜNİVERSİTESİ</text:p>
          </table:table-cell>
          <table:table-cell table:style-name="ce69" office:value-type="float" office:value="96743828.61" calcext:value-type="float">
            <text:p>96,743,828.61</text:p>
          </table:table-cell>
          <table:table-cell table:style-name="ce73" office:value-type="float" office:value="76584976.8" calcext:value-type="float">
            <text:p>76,584,976.80</text:p>
          </table:table-cell>
          <table:table-cell table:style-name="ce18" office:value-type="float" office:value="0.79" calcext:value-type="float">
            <text:p>0.79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NİŞANTAŞI ÜNİVERSİTESİ</text:p>
          </table:table-cell>
          <table:table-cell table:style-name="ce68" office:value-type="float" office:value="152265223.33" calcext:value-type="float">
            <text:p>152,265,223.33</text:p>
          </table:table-cell>
          <table:table-cell table:style-name="ce72" office:value-type="float" office:value="112444052.23" calcext:value-type="float">
            <text:p>112,444,052.23</text:p>
          </table:table-cell>
          <table:table-cell table:style-name="ce17" office:value-type="float" office:value="0.74" calcext:value-type="float">
            <text:p>0.74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ATAŞEHİR ADIGÜZEL MYO</text:p>
          </table:table-cell>
          <table:table-cell table:style-name="ce69" office:value-type="float" office:value="6238202.67" calcext:value-type="float">
            <text:p>6,238,202.67</text:p>
          </table:table-cell>
          <table:table-cell table:style-name="ce73" office:value-type="float" office:value="4586408.21" calcext:value-type="float">
            <text:p>4,586,408.21</text:p>
          </table:table-cell>
          <table:table-cell table:style-name="ce18" office:value-type="float" office:value="0.74" calcext:value-type="float">
            <text:p>0.74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SABANCI ÜNİVERSİTESİ</text:p>
          </table:table-cell>
          <table:table-cell table:style-name="ce68" office:value-type="float" office:value="243860810" calcext:value-type="float">
            <text:p>243,860,810.00</text:p>
          </table:table-cell>
          <table:table-cell table:style-name="ce72" office:value-type="float" office:value="175743957.48" calcext:value-type="float">
            <text:p>175,743,957.48</text:p>
          </table:table-cell>
          <table:table-cell table:style-name="ce17"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DOĞUŞ ÜNİVERSİTESİ</text:p>
          </table:table-cell>
          <table:table-cell table:style-name="ce69" office:value-type="float" office:value="100891969.51" calcext:value-type="float">
            <text:p>100,891,969.51</text:p>
          </table:table-cell>
          <table:table-cell table:style-name="ce73" office:value-type="float" office:value="70040082.57" calcext:value-type="float">
            <text:p>70,040,082.57</text:p>
          </table:table-cell>
          <table:table-cell table:style-name="ce18" office:value-type="float" office:value="0.69" calcext:value-type="float">
            <text:p>0.69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İSTANBUL SAĞLIK VE SOSYAL BİLİMLER MYO (FARUK SARAÇ TASARIM MYO)</text:p>
          </table:table-cell>
          <table:table-cell table:style-name="ce68" office:value-type="float" office:value="5974514.23" calcext:value-type="float">
            <text:p>5,974,514.23</text:p>
          </table:table-cell>
          <table:table-cell table:style-name="ce72" office:value-type="float" office:value="4097658.37" calcext:value-type="float">
            <text:p>4,097,658.37</text:p>
          </table:table-cell>
          <table:table-cell table:style-name="ce17" office:value-type="float" office:value="0.69" calcext:value-type="float">
            <text:p>0.69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BEYKOZ ÜNİVERSİTESİ</text:p>
          </table:table-cell>
          <table:table-cell table:style-name="ce69" office:value-type="float" office:value="27716998.48" calcext:value-type="float">
            <text:p>27,716,998.48</text:p>
          </table:table-cell>
          <table:table-cell table:style-name="ce73" office:value-type="float" office:value="18729562.52" calcext:value-type="float">
            <text:p>18,729,562.52</text:p>
          </table:table-cell>
          <table:table-cell table:style-name="ce18" office:value-type="float" office:value="0.68" calcext:value-type="float">
            <text:p>0.68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İSTANBUL KENT ÜNİVERSİTESİ</text:p>
          </table:table-cell>
          <table:table-cell table:style-name="ce68" office:value-type="float" office:value="37450663.77" calcext:value-type="float">
            <text:p>37,450,663.77</text:p>
          </table:table-cell>
          <table:table-cell table:style-name="ce72" office:value-type="float" office:value="25280750.15" calcext:value-type="float">
            <text:p>25,280,750.15</text:p>
          </table:table-cell>
          <table:table-cell table:style-name="ce17" office:value-type="float" office:value="0.68" calcext:value-type="float">
            <text:p>0.68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KADİR HAS ÜNİVERSİTESİ</text:p>
          </table:table-cell>
          <table:table-cell table:style-name="ce69" office:value-type="float" office:value="112870922.71" calcext:value-type="float">
            <text:p>112,870,922.71</text:p>
          </table:table-cell>
          <table:table-cell table:style-name="ce73" office:value-type="float" office:value="74349782.75" calcext:value-type="float">
            <text:p>74,349,782.75</text:p>
          </table:table-cell>
          <table:table-cell table:style-name="ce18" office:value-type="float" office:value="0.66" calcext:value-type="float">
            <text:p>0.66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ÇANKAYA ÜNİVERSİTESİ</text:p>
          </table:table-cell>
          <table:table-cell table:style-name="ce68" office:value-type="float" office:value="123072627.36" calcext:value-type="float">
            <text:p>123,072,627.36</text:p>
          </table:table-cell>
          <table:table-cell table:style-name="ce72" office:value-type="float" office:value="79441788.75" calcext:value-type="float">
            <text:p>79,441,788.75</text:p>
          </table:table-cell>
          <table:table-cell table:style-name="ce17" office:value-type="float" office:value="0.65" calcext:value-type="float">
            <text:p>0.65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DEMİROĞLU BİLİM ÜNİVERSİTESİ</text:p>
          </table:table-cell>
          <table:table-cell table:style-name="ce69" office:value-type="float" office:value="61212520.42" calcext:value-type="float">
            <text:p>61,212,520.42</text:p>
          </table:table-cell>
          <table:table-cell table:style-name="ce73" office:value-type="float" office:value="38889694.34" calcext:value-type="float">
            <text:p>38,889,694.34</text:p>
          </table:table-cell>
          <table:table-cell table:style-name="ce18" office:value-type="float" office:value="0.64" calcext:value-type="float">
            <text:p>0.64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İSTANBUL AYVANSARAY ÜNİVERSİTESİ</text:p>
          </table:table-cell>
          <table:table-cell table:style-name="ce68" office:value-type="float" office:value="30402892.9" calcext:value-type="float">
            <text:p>30,402,892.90</text:p>
          </table:table-cell>
          <table:table-cell table:style-name="ce72" office:value-type="float" office:value="19220392.04" calcext:value-type="float">
            <text:p>19,220,392.04</text:p>
          </table:table-cell>
          <table:table-cell table:style-name="ce17" office:value-type="float" office:value="0.63" calcext:value-type="float">
            <text:p>0.63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İSTANBUL SABAHATTİN ZAİM ÜNİVERSİTESİ</text:p>
          </table:table-cell>
          <table:table-cell table:style-name="ce69" office:value-type="float" office:value="108530979.55" calcext:value-type="float">
            <text:p>108,530,979.55</text:p>
          </table:table-cell>
          <table:table-cell table:style-name="ce73" office:value-type="float" office:value="67070565" calcext:value-type="float">
            <text:p>67,070,565.00</text:p>
          </table:table-cell>
          <table:table-cell table:style-name="ce18" office:value-type="float" office:value="0.62" calcext:value-type="float">
            <text:p>0.62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İSTANBUL ESENYURT ÜNİVERSİTESİ</text:p>
          </table:table-cell>
          <table:table-cell table:style-name="ce68" office:value-type="float" office:value="50886123.57" calcext:value-type="float">
            <text:p>50,886,123.57</text:p>
          </table:table-cell>
          <table:table-cell table:style-name="ce72" office:value-type="float" office:value="30137831.42" calcext:value-type="float">
            <text:p>30,137,831.42</text:p>
          </table:table-cell>
          <table:table-cell table:style-name="ce17" office:value-type="float" office:value="0.59" calcext:value-type="float">
            <text:p>0.59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İZMİR KAVRAM MYO</text:p>
          </table:table-cell>
          <table:table-cell table:style-name="ce69" office:value-type="float" office:value="16085679.42" calcext:value-type="float">
            <text:p>16,085,679.42</text:p>
          </table:table-cell>
          <table:table-cell table:style-name="ce73" office:value-type="float" office:value="9434211.17" calcext:value-type="float">
            <text:p>9,434,211.17</text:p>
          </table:table-cell>
          <table:table-cell table:style-name="ce18" office:value-type="float" office:value="0.59" calcext:value-type="float">
            <text:p>0.59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TÜRK HAVA KURUMU ÜNİVERSİTESİ</text:p>
          </table:table-cell>
          <table:table-cell table:style-name="ce68" office:value-type="float" office:value="44707679" calcext:value-type="float">
            <text:p>44,707,679.00</text:p>
          </table:table-cell>
          <table:table-cell table:style-name="ce72" office:value-type="float" office:value="25952798.3" calcext:value-type="float">
            <text:p>25,952,798.30</text:p>
          </table:table-cell>
          <table:table-cell table:style-name="ce17" office:value-type="float" office:value="0.58" calcext:value-type="float">
            <text:p>0.58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İSTANBUL KÜLTÜR ÜNİVERSİTESİ</text:p>
          </table:table-cell>
          <table:table-cell table:style-name="ce69" office:value-type="float" office:value="228794679.16" calcext:value-type="float">
            <text:p>228,794,679.16</text:p>
          </table:table-cell>
          <table:table-cell table:style-name="ce73" office:value-type="float" office:value="131461071.03" calcext:value-type="float">
            <text:p>131,461,071.03</text:p>
          </table:table-cell>
          <table:table-cell table:style-name="ce18" office:value-type="float" office:value="0.57" calcext:value-type="float">
            <text:p>0.57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İSTANBUL GEDİK ÜNİVERSİTESİ</text:p>
          </table:table-cell>
          <table:table-cell table:style-name="ce68" office:value-type="float" office:value="53363587.09" calcext:value-type="float">
            <text:p>53,363,587.09</text:p>
          </table:table-cell>
          <table:table-cell table:style-name="ce72" office:value-type="float" office:value="30267549.54" calcext:value-type="float">
            <text:p>30,267,549.54</text:p>
          </table:table-cell>
          <table:table-cell table:style-name="ce17" office:value-type="float" office:value="0.57" calcext:value-type="float">
            <text:p>0.57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IŞIK ÜNİVERSİTESİ</text:p>
          </table:table-cell>
          <table:table-cell table:style-name="ce69" office:value-type="float" office:value="105070505.89" calcext:value-type="float">
            <text:p>105,070,505.89</text:p>
          </table:table-cell>
          <table:table-cell table:style-name="ce73" office:value-type="float" office:value="55405530.07" calcext:value-type="float">
            <text:p>55,405,530.07</text:p>
          </table:table-cell>
          <table:table-cell table:style-name="ce18" office:value-type="float" office:value="0.53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BEZM-İ ALEM VAKIF ÜNİVERSİTESİ</text:p>
          </table:table-cell>
          <table:table-cell table:style-name="ce68" office:value-type="float" office:value="133396663" calcext:value-type="float">
            <text:p>133,396,663.00</text:p>
          </table:table-cell>
          <table:table-cell table:style-name="ce72" office:value-type="float" office:value="70231354" calcext:value-type="float">
            <text:p>70,231,354.00</text:p>
          </table:table-cell>
          <table:table-cell table:style-name="ce17" office:value-type="float" office:value="0.53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BEYKENT ÜNİVERSİTESİ</text:p>
          </table:table-cell>
          <table:table-cell table:style-name="ce69" office:value-type="float" office:value="295118110.74" calcext:value-type="float">
            <text:p>295,118,110.74</text:p>
          </table:table-cell>
          <table:table-cell table:style-name="ce73" office:value-type="float" office:value="150216123.19" calcext:value-type="float">
            <text:p>150,216,123.19</text:p>
          </table:table-cell>
          <table:table-cell table:style-name="ce18" office:value-type="float" office:value="0.51" calcext:value-type="float">
            <text:p>0.51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İSTANBUL MEDİPOL ÜNİVERSİTESİ</text:p>
          </table:table-cell>
          <table:table-cell table:style-name="ce68" office:value-type="float" office:value="449731749.83" calcext:value-type="float">
            <text:p>449,731,749.83</text:p>
          </table:table-cell>
          <table:table-cell table:style-name="ce72" office:value-type="float" office:value="226324051.82" calcext:value-type="float">
            <text:p>226,324,051.82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ANTALYA BİLİM ÜNİVERSİTESİ</text:p>
          </table:table-cell>
          <table:table-cell table:style-name="ce65" office:value-type="float" office:value="57747656.86" calcext:value-type="float">
            <text:p>57,747,656.86</text:p>
          </table:table-cell>
          <table:table-cell table:style-name="ce69" office:value-type="float" office:value="28591625.89" calcext:value-type="float">
            <text:p>28,591,625.89</text:p>
          </table:table-cell>
          <table:table-cell table:style-name="ce29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MEF ÜNİVERSİTESİ</text:p>
          </table:table-cell>
          <table:table-cell table:style-name="ce64" office:value-type="float" office:value="72081804.59" calcext:value-type="float">
            <text:p>72,081,804.59</text:p>
          </table:table-cell>
          <table:table-cell table:style-name="ce68" office:value-type="float" office:value="35302600.84" calcext:value-type="float">
            <text:p>35,302,600.84</text:p>
          </table:table-cell>
          <table:table-cell table:style-name="ce28" office:value-type="float" office:value="0.49" calcext:value-type="float">
            <text:p>0.49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İSTANBUL ŞİŞLİ MYO</text:p>
          </table:table-cell>
          <table:table-cell table:style-name="ce65" office:value-type="float" office:value="25224540.13" calcext:value-type="float">
            <text:p>25,224,540.13</text:p>
          </table:table-cell>
          <table:table-cell table:style-name="ce69" office:value-type="float" office:value="12142141.44" calcext:value-type="float">
            <text:p>12,142,141.44</text:p>
          </table:table-cell>
          <table:table-cell table:style-name="ce29" office:value-type="float" office:value="0.48" calcext:value-type="float">
            <text:p>0.48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İSTANBUL RUMELİ ÜNİVERSİTESİ</text:p>
          </table:table-cell>
          <table:table-cell table:style-name="ce64" office:value-type="float" office:value="27954680.91" calcext:value-type="float">
            <text:p>27,954,680.91</text:p>
          </table:table-cell>
          <table:table-cell table:style-name="ce68" office:value-type="float" office:value="13438043" calcext:value-type="float">
            <text:p>13,438,043.00</text:p>
          </table:table-cell>
          <table:table-cell table:style-name="ce28" office:value-type="float" office:value="0.48" calcext:value-type="float">
            <text:p>0.48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KTO KARATAY ÜNİVERSİTESİ</text:p>
          </table:table-cell>
          <table:table-cell table:style-name="ce65" office:value-type="float" office:value="103779734.48" calcext:value-type="float">
            <text:p>103,779,734.48</text:p>
          </table:table-cell>
          <table:table-cell table:style-name="ce69" office:value-type="float" office:value="48973190.09" calcext:value-type="float">
            <text:p>48,973,190.09</text:p>
          </table:table-cell>
          <table:table-cell table:style-name="ce29" office:value-type="float" office:value="0.47" calcext:value-type="float">
            <text:p>0.47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TED ÜNİVERSİTESİ</text:p>
          </table:table-cell>
          <table:table-cell table:style-name="ce64" office:value-type="float" office:value="74623758.87" calcext:value-type="float">
            <text:p>74,623,758.87</text:p>
          </table:table-cell>
          <table:table-cell table:style-name="ce68" office:value-type="float" office:value="34743347.67" calcext:value-type="float">
            <text:p>34,743,347.67</text:p>
          </table:table-cell>
          <table:table-cell table:style-name="ce28" office:value-type="float" office:value="0.47" calcext:value-type="float">
            <text:p>0.47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MALTEPE ÜNİVERSİTESİ</text:p>
          </table:table-cell>
          <table:table-cell table:style-name="ce65" office:value-type="float" office:value="199687089.5" calcext:value-type="float">
            <text:p>199,687,089.50</text:p>
          </table:table-cell>
          <table:table-cell table:style-name="ce69" office:value-type="float" office:value="92554904.11" calcext:value-type="float">
            <text:p>92,554,904.11</text:p>
          </table:table-cell>
          <table:table-cell table:style-name="ce29" office:value-type="float" office:value="0.46" calcext:value-type="float">
            <text:p>0.46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PİRİ REİS ÜNİVERSİTESİ</text:p>
          </table:table-cell>
          <table:table-cell table:style-name="ce64" office:value-type="float" office:value="109564898.82" calcext:value-type="float">
            <text:p>109,564,898.82</text:p>
          </table:table-cell>
          <table:table-cell table:style-name="ce68" office:value-type="float" office:value="50322002.91" calcext:value-type="float">
            <text:p>50,322,002.91</text:p>
          </table:table-cell>
          <table:table-cell table:style-name="ce28" office:value-type="float" office:value="0.46" calcext:value-type="float">
            <text:p>0.46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İSTİNYE ÜNİVERSİTESİ</text:p>
          </table:table-cell>
          <table:table-cell table:style-name="ce65" office:value-type="float" office:value="124307908" calcext:value-type="float">
            <text:p>124,307,908.00</text:p>
          </table:table-cell>
          <table:table-cell table:style-name="ce69" office:value-type="float" office:value="56489081" calcext:value-type="float">
            <text:p>56,489,081.00</text:p>
          </table:table-cell>
          <table:table-cell table:style-name="ce29"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HALİÇ ÜNİVERSİTESİ</text:p>
          </table:table-cell>
          <table:table-cell table:style-name="ce64" office:value-type="float" office:value="112898555.24" calcext:value-type="float">
            <text:p>112,898,555.24</text:p>
          </table:table-cell>
          <table:table-cell table:style-name="ce68" office:value-type="float" office:value="50515383.23" calcext:value-type="float">
            <text:p>50,515,383.23</text:p>
          </table:table-cell>
          <table:table-cell table:style-name="ce28"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BAHÇEŞEHİR ÜNİVERSİTESİ</text:p>
          </table:table-cell>
          <table:table-cell table:style-name="ce65" office:value-type="float" office:value="535048331.58" calcext:value-type="float">
            <text:p>535,048,331.58</text:p>
          </table:table-cell>
          <table:table-cell table:style-name="ce69" office:value-type="float" office:value="231537319.04" calcext:value-type="float">
            <text:p>231,537,319.04</text:p>
          </table:table-cell>
          <table:table-cell table:style-name="ce29" office:value-type="float" office:value="0.43" calcext:value-type="float">
            <text:p>0.43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ACIBADEM MEHMET ALİ AYDINLAR ÜNİVERSİTESİ</text:p>
          </table:table-cell>
          <table:table-cell table:style-name="ce64" office:value-type="float" office:value="125201811.31" calcext:value-type="float">
            <text:p>125,201,811.31</text:p>
          </table:table-cell>
          <table:table-cell table:style-name="ce68" office:value-type="float" office:value="53267269.96" calcext:value-type="float">
            <text:p>53,267,269.96</text:p>
          </table:table-cell>
          <table:table-cell table:style-name="ce28" office:value-type="float" office:value="0.43" calcext:value-type="float">
            <text:p>0.43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YÜKSEK İHTİSAS ÜNİVERSİTESİ</text:p>
          </table:table-cell>
          <table:table-cell table:style-name="ce65" office:value-type="float" office:value="33688762.55" calcext:value-type="float">
            <text:p>33,688,762.55</text:p>
          </table:table-cell>
          <table:table-cell table:style-name="ce69" office:value-type="float" office:value="14048259.76" calcext:value-type="float">
            <text:p>14,048,259.76</text:p>
          </table:table-cell>
          <table:table-cell table:style-name="ce29"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ÜSKÜDAR ÜNİVERSİTESİ</text:p>
          </table:table-cell>
          <table:table-cell table:style-name="ce64" office:value-type="float" office:value="222501120.82" calcext:value-type="float">
            <text:p>222,501,120.82</text:p>
          </table:table-cell>
          <table:table-cell table:style-name="ce68" office:value-type="float" office:value="89946392.47" calcext:value-type="float">
            <text:p>89,946,392.47</text:p>
          </table:table-cell>
          <table:table-cell table:style-name="ce28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BAŞKENT ÜNİVERSİTESİ</text:p>
          </table:table-cell>
          <table:table-cell table:style-name="ce65" office:value-type="float" office:value="481691235.22" calcext:value-type="float">
            <text:p>481,691,235.22</text:p>
          </table:table-cell>
          <table:table-cell table:style-name="ce69" office:value-type="float" office:value="190360250.93" calcext:value-type="float">
            <text:p>190,360,250.93</text:p>
          </table:table-cell>
          <table:table-cell table:style-name="ce29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İSTANBUL GELİŞİM ÜNİVERSİTESİ</text:p>
          </table:table-cell>
          <table:table-cell table:style-name="ce64" office:value-type="float" office:value="309174697.71" calcext:value-type="float">
            <text:p>309,174,697.71</text:p>
          </table:table-cell>
          <table:table-cell table:style-name="ce68" office:value-type="float" office:value="121520765.47" calcext:value-type="float">
            <text:p>121,520,765.47</text:p>
          </table:table-cell>
          <table:table-cell table:style-name="ce28" office:value-type="float" office:value="0.39" calcext:value-type="float">
            <text:p>0.39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ÖZYEĞİN ÜNİVERSİTESİ</text:p>
          </table:table-cell>
          <table:table-cell table:style-name="ce65" office:value-type="float" office:value="280847237" calcext:value-type="float">
            <text:p>280,847,237.00</text:p>
          </table:table-cell>
          <table:table-cell table:style-name="ce69" office:value-type="float" office:value="106330590" calcext:value-type="float">
            <text:p>106,330,590.00</text:p>
          </table:table-cell>
          <table:table-cell table:style-name="ce29" office:value-type="float" office:value="0.38" calcext:value-type="float">
            <text:p>0.38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YEDİTEPE ÜNİVERSİTESİ</text:p>
          </table:table-cell>
          <table:table-cell table:style-name="ce64" office:value-type="float" office:value="425449165.36" calcext:value-type="float">
            <text:p>425,449,165.36</text:p>
          </table:table-cell>
          <table:table-cell table:style-name="ce68" office:value-type="float" office:value="158714020.52" calcext:value-type="float">
            <text:p>158,714,020.52</text:p>
          </table:table-cell>
          <table:table-cell table:style-name="ce28" office:value-type="float" office:value="0.37" calcext:value-type="float">
            <text:p>0.37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LOKMAN HEKİM ÜNİVERSİTESİ</text:p>
          </table:table-cell>
          <table:table-cell table:style-name="ce65" office:value-type="float" office:value="30624929.96" calcext:value-type="float">
            <text:p>30,624,929.96</text:p>
          </table:table-cell>
          <table:table-cell table:style-name="ce69" office:value-type="float" office:value="11386509.74" calcext:value-type="float">
            <text:p>11,386,509.74</text:p>
          </table:table-cell>
          <table:table-cell table:style-name="ce29" office:value-type="float" office:value="0.37" calcext:value-type="float">
            <text:p>0.37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NUH NACİ YAZGAN ÜNİVERSİTESİ</text:p>
          </table:table-cell>
          <table:table-cell table:style-name="ce64" office:value-type="float" office:value="38562790.46" calcext:value-type="float">
            <text:p>38,562,790.46</text:p>
          </table:table-cell>
          <table:table-cell table:style-name="ce68" office:value-type="float" office:value="14172270.76" calcext:value-type="float">
            <text:p>14,172,270.76</text:p>
          </table:table-cell>
          <table:table-cell table:style-name="ce28" office:value-type="float" office:value="0.37" calcext:value-type="float">
            <text:p>0.37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ÇAĞ ÜNİVERSİTESİ</text:p>
          </table:table-cell>
          <table:table-cell table:style-name="ce65" office:value-type="float" office:value="48293399.58" calcext:value-type="float">
            <text:p>48,293,399.58</text:p>
          </table:table-cell>
          <table:table-cell table:style-name="ce69" office:value-type="float" office:value="16840468.5" calcext:value-type="float">
            <text:p>16,840,468.50</text:p>
          </table:table-cell>
          <table:table-cell table:style-name="ce29" office:value-type="float" office:value="0.35" calcext:value-type="float">
            <text:p>0.35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İSTANBUL YENİ YÜZYIL ÜNİVERSİTESİ</text:p>
          </table:table-cell>
          <table:table-cell table:style-name="ce64" office:value-type="float" office:value="97949833" calcext:value-type="float">
            <text:p>97,949,833.00</text:p>
          </table:table-cell>
          <table:table-cell table:style-name="ce68" office:value-type="float" office:value="33308237.13" calcext:value-type="float">
            <text:p>33,308,237.13</text:p>
          </table:table-cell>
          <table:table-cell table:style-name="ce28" office:value-type="float" office:value="0.34" calcext:value-type="float">
            <text:p>0.34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İSTANBUL BİLGİ ÜNİVERSİTESİ</text:p>
          </table:table-cell>
          <table:table-cell table:style-name="ce65" office:value-type="float" office:value="437124639.96" calcext:value-type="float">
            <text:p>437,124,639.96</text:p>
          </table:table-cell>
          <table:table-cell table:style-name="ce69" office:value-type="float" office:value="144895274.84" calcext:value-type="float">
            <text:p>144,895,274.84</text:p>
          </table:table-cell>
          <table:table-cell table:style-name="ce29"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7" office:value-type="string" calcext:value-type="string">
            <text:p>KAPADOKYA ÜNİVERSİTESİ</text:p>
          </table:table-cell>
          <table:table-cell table:style-name="ce64" office:value-type="float" office:value="55294974.85" calcext:value-type="float">
            <text:p>55,294,974.85</text:p>
          </table:table-cell>
          <table:table-cell table:style-name="ce68" office:value-type="float" office:value="17509690.1" calcext:value-type="float">
            <text:p>17,509,690.10</text:p>
          </table:table-cell>
          <table:table-cell table:style-name="ce28" office:value-type="float" office:value="0.32" calcext:value-type="float">
            <text:p>0.32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8" office:value-type="string" calcext:value-type="string">
            <text:p>TOROS ÜNİVERSİTESİ</text:p>
          </table:table-cell>
          <table:table-cell table:style-name="ce65" office:value-type="float" office:value="36750890.4" calcext:value-type="float">
            <text:p>36,750,890.40</text:p>
          </table:table-cell>
          <table:table-cell table:style-name="ce69" office:value-type="float" office:value="10530029.85" calcext:value-type="float">
            <text:p>10,530,029.85</text:p>
          </table:table-cell>
          <table:table-cell table:style-name="ce29" office:value-type="float" office:value="0.29" calcext:value-type="float">
            <text:p>0.29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7" office:value-type="string" calcext:value-type="string">
            <text:p>ATILIM ÜNİVERSİTESİ</text:p>
          </table:table-cell>
          <table:table-cell table:style-name="ce64" office:value-type="float" office:value="200272976.03" calcext:value-type="float">
            <text:p>200,272,976.03</text:p>
          </table:table-cell>
          <table:table-cell table:style-name="ce68" office:value-type="float" office:value="56865806.41" calcext:value-type="float">
            <text:p>56,865,806.41</text:p>
          </table:table-cell>
          <table:table-cell table:style-name="ce28"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8" office:value-type="string" calcext:value-type="string">
            <text:p>İZMİR EKONOMİ ÜNİVERSİTESİ</text:p>
          </table:table-cell>
          <table:table-cell table:style-name="ce65" office:value-type="float" office:value="186469405.41" calcext:value-type="float">
            <text:p>186,469,405.41</text:p>
          </table:table-cell>
          <table:table-cell table:style-name="ce69" office:value-type="float" office:value="52335150.36" calcext:value-type="float">
            <text:p>52,335,150.36</text:p>
          </table:table-cell>
          <table:table-cell table:style-name="ce29"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7" office:value-type="string" calcext:value-type="string">
            <text:p>BİRUNİ ÜNİVERSİTESİ</text:p>
          </table:table-cell>
          <table:table-cell table:style-name="ce64" office:value-type="float" office:value="164180266.19" calcext:value-type="float">
            <text:p>164,180,266.19</text:p>
          </table:table-cell>
          <table:table-cell table:style-name="ce68" office:value-type="float" office:value="45449803.71" calcext:value-type="float">
            <text:p>45,449,803.71</text:p>
          </table:table-cell>
          <table:table-cell table:style-name="ce28"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8" office:value-type="string" calcext:value-type="string">
            <text:p>ALTINBAŞ ÜNİVERSİTESİ</text:p>
          </table:table-cell>
          <table:table-cell table:style-name="ce65" office:value-type="float" office:value="200532204.89" calcext:value-type="float">
            <text:p>200,532,204.89</text:p>
          </table:table-cell>
          <table:table-cell table:style-name="ce69" office:value-type="float" office:value="54223366.54" calcext:value-type="float">
            <text:p>54,223,366.54</text:p>
          </table:table-cell>
          <table:table-cell table:style-name="ce29" office:value-type="float" office:value="0.27" calcext:value-type="float">
            <text:p>0.27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7" office:value-type="string" calcext:value-type="string">
            <text:p>İSTANBUL AYDIN ÜNİVERSİTESİ</text:p>
          </table:table-cell>
          <table:table-cell table:style-name="ce64" office:value-type="float" office:value="410354039.42" calcext:value-type="float">
            <text:p>410,354,039.42</text:p>
          </table:table-cell>
          <table:table-cell table:style-name="ce68" office:value-type="float" office:value="105471873.96" calcext:value-type="float">
            <text:p>105,471,873.96</text:p>
          </table:table-cell>
          <table:table-cell table:style-name="ce28" office:value-type="float" office:value="0.26" calcext:value-type="float">
            <text:p>0.26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8" office:value-type="string" calcext:value-type="string">
            <text:p>YAŞAR ÜNİVERSİTESİ</text:p>
          </table:table-cell>
          <table:table-cell table:style-name="ce65" office:value-type="float" office:value="166767624" calcext:value-type="float">
            <text:p>166,767,624.00</text:p>
          </table:table-cell>
          <table:table-cell table:style-name="ce69" office:value-type="float" office:value="40903047" calcext:value-type="float">
            <text:p>40,903,047.00</text:p>
          </table:table-cell>
          <table:table-cell table:style-name="ce29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7" office:value-type="string" calcext:value-type="string">
            <text:p>İSTANBUL OKAN ÜNİVERSİTESİ</text:p>
          </table:table-cell>
          <table:table-cell table:style-name="ce64" office:value-type="float" office:value="326461890.64" calcext:value-type="float">
            <text:p>326,461,890.64</text:p>
          </table:table-cell>
          <table:table-cell table:style-name="ce68" office:value-type="float" office:value="76380609.38" calcext:value-type="float">
            <text:p>76,380,609.38</text:p>
          </table:table-cell>
          <table:table-cell table:style-name="ce28"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8" office:value-type="string" calcext:value-type="string">
            <text:p>AVRASYA ÜNİVERSİTESİ</text:p>
          </table:table-cell>
          <table:table-cell table:style-name="ce65" office:value-type="float" office:value="55386386.67" calcext:value-type="float">
            <text:p>55,386,386.67</text:p>
          </table:table-cell>
          <table:table-cell table:style-name="ce69" office:value-type="float" office:value="12825895.03" calcext:value-type="float">
            <text:p>12,825,895.03</text:p>
          </table:table-cell>
          <table:table-cell table:style-name="ce29"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17" office:value-type="string" calcext:value-type="string">
            <text:p>UFUK ÜNİVERSİTESİ</text:p>
          </table:table-cell>
          <table:table-cell table:style-name="ce64" office:value-type="float" office:value="75025197.75" calcext:value-type="float">
            <text:p>75,025,197.75</text:p>
          </table:table-cell>
          <table:table-cell table:style-name="ce68" office:value-type="float" office:value="16979668.97" calcext:value-type="float">
            <text:p>16,979,668.97</text:p>
          </table:table-cell>
          <table:table-cell table:style-name="ce28"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65" office:value-type="float" office:value="110435638.57" calcext:value-type="float">
            <text:p>110,435,638.57</text:p>
          </table:table-cell>
          <table:table-cell table:style-name="ce69" office:value-type="float" office:value="24268343.35" calcext:value-type="float">
            <text:p>24,268,343.35</text:p>
          </table:table-cell>
          <table:table-cell table:style-name="ce29"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17" office:value-type="string" calcext:value-type="string">
            <text:p>SANKO ÜNİVERSİTESİ</text:p>
          </table:table-cell>
          <table:table-cell table:style-name="ce64" office:value-type="float" office:value="56456006.48" calcext:value-type="float">
            <text:p>56,456,006.48</text:p>
          </table:table-cell>
          <table:table-cell table:style-name="ce68" office:value-type="float" office:value="10602632.36" calcext:value-type="float">
            <text:p>10,602,632.36</text:p>
          </table:table-cell>
          <table:table-cell table:style-name="ce28"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8" office:value-type="string" calcext:value-type="string">
            <text:p>KOCAELİ SAĞLIK VE TEKNOLOJİ ÜNİVERSİTESİ</text:p>
          </table:table-cell>
          <table:table-cell table:style-name="ce65" office:value-type="float" office:value="18450818.58" calcext:value-type="float">
            <text:p>18,450,818.58</text:p>
          </table:table-cell>
          <table:table-cell table:style-name="ce69" office:value-type="float" office:value="2784716.04" calcext:value-type="float">
            <text:p>2,784,716.04</text:p>
          </table:table-cell>
          <table:table-cell table:style-name="ce29" office:value-type="float" office:value="0.15" calcext:value-type="float">
            <text:p>0.15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lir ve Giderlerine Göre Vakıf Yükseköğretim Kurumları" table:style-name="ta20">
        <table:table-column table:style-name="co1" table:number-columns-repeated="1024" table:default-cell-style-name="Default"/>
        <table:table-row table:style-name="ro1">
          <table:table-cell table:style-name="ce38" office:value-type="string" calcext:value-type="string">
            <text:p>SIRA</text:p>
          </table:table-cell>
          <table:table-cell table:style-name="ce10" office:value-type="string" calcext:value-type="string">
            <text:p>ÜNİVERSİTE / MYO</text:p>
          </table:table-cell>
          <table:table-cell table:style-name="ce10" office:value-type="string" calcext:value-type="string">
            <text:p>TOPLAM GELİR (TL)</text:p>
          </table:table-cell>
          <table:table-cell table:style-name="ce10" office:value-type="string" calcext:value-type="string">
            <text:p>TOPLAM GİDER (TL)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BAŞKENT ÜNİVERSİTESİ</text:p>
          </table:table-cell>
          <table:table-cell table:style-name="ce66" office:value-type="float" office:value="1712774915" calcext:value-type="float">
            <text:p>1,712,774,915.00</text:p>
          </table:table-cell>
          <table:table-cell table:style-name="ce66" office:value-type="float" office:value="1532201856" calcext:value-type="float">
            <text:p>1,532,201,856.0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KOÇ ÜNİVERSİTESİ</text:p>
          </table:table-cell>
          <table:table-cell table:style-name="ce67" office:value-type="float" office:value="1200929457.79" calcext:value-type="float">
            <text:p>1,200,929,457.79</text:p>
          </table:table-cell>
          <table:table-cell table:style-name="ce67" office:value-type="float" office:value="1460649721.7" calcext:value-type="float">
            <text:p>1,460,649,721.70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İHSAN DOĞRAMACI BİLKENT ÜNİVERSİTESİ</text:p>
          </table:table-cell>
          <table:table-cell table:style-name="ce66" office:value-type="float" office:value="779727742.2" calcext:value-type="float">
            <text:p>779,727,742.20</text:p>
          </table:table-cell>
          <table:table-cell table:style-name="ce66" office:value-type="float" office:value="774386173.71" calcext:value-type="float">
            <text:p>774,386,173.7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YEDİTEPE ÜNİVERSİTESİ</text:p>
          </table:table-cell>
          <table:table-cell table:style-name="ce67" office:value-type="float" office:value="779716712.05" calcext:value-type="float">
            <text:p>779,716,712.05</text:p>
          </table:table-cell>
          <table:table-cell table:style-name="ce67" office:value-type="float" office:value="716731625.84" calcext:value-type="float">
            <text:p>716,731,625.84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İSTANBUL MEDİPOL ÜNİVERSİTESİ</text:p>
          </table:table-cell>
          <table:table-cell table:style-name="ce66" office:value-type="float" office:value="730792031.02" calcext:value-type="float">
            <text:p>730,792,031.02</text:p>
          </table:table-cell>
          <table:table-cell table:style-name="ce66" office:value-type="float" office:value="788196297.62" calcext:value-type="float">
            <text:p>788,196,297.62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BEZM-İ ALEM VAKIF ÜNİVERSİTESİ</text:p>
          </table:table-cell>
          <table:table-cell table:style-name="ce67" office:value-type="float" office:value="716606380" calcext:value-type="float">
            <text:p>716,606,380.00</text:p>
          </table:table-cell>
          <table:table-cell table:style-name="ce67" office:value-type="float" office:value="688742742" calcext:value-type="float">
            <text:p>688,742,742.00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İSTANBUL AYDIN ÜNİVERSİTESİ</text:p>
          </table:table-cell>
          <table:table-cell table:style-name="ce66" office:value-type="float" office:value="704327270.07" calcext:value-type="float">
            <text:p>704,327,270.07</text:p>
          </table:table-cell>
          <table:table-cell table:style-name="ce66" office:value-type="float" office:value="552794346.26" calcext:value-type="float">
            <text:p>552,794,346.26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İSTİNYE ÜNİVERSİTESİ</text:p>
          </table:table-cell>
          <table:table-cell table:style-name="ce67" office:value-type="float" office:value="557974350.67" calcext:value-type="float">
            <text:p>557,974,350.67</text:p>
          </table:table-cell>
          <table:table-cell table:style-name="ce67" office:value-type="float" office:value="569165965.44" calcext:value-type="float">
            <text:p>569,165,965.44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BAHÇEŞEHİR ÜNİVERSİTESİ</text:p>
          </table:table-cell>
          <table:table-cell table:style-name="ce66" office:value-type="float" office:value="542963138.39" calcext:value-type="float">
            <text:p>542,963,138.39</text:p>
          </table:table-cell>
          <table:table-cell table:style-name="ce66" office:value-type="float" office:value="516855979.8" calcext:value-type="float">
            <text:p>516,855,979.80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İSTANBUL BİLGİ ÜNİVERSİTESİ</text:p>
          </table:table-cell>
          <table:table-cell table:style-name="ce67" office:value-type="float" office:value="536363255.98" calcext:value-type="float">
            <text:p>536,363,255.98</text:p>
          </table:table-cell>
          <table:table-cell table:style-name="ce67" office:value-type="float" office:value="276416560.98" calcext:value-type="float">
            <text:p>276,416,560.98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SABANCI ÜNİVERSİTESİ</text:p>
          </table:table-cell>
          <table:table-cell table:style-name="ce68" office:value-type="float" office:value="533512453.8" calcext:value-type="float">
            <text:p>533,512,453.80</text:p>
          </table:table-cell>
          <table:table-cell table:style-name="ce68" office:value-type="float" office:value="477160622.98" calcext:value-type="float">
            <text:p>477,160,622.98</text:p>
          </table:table-cell>
          <table:table-cell table:number-columns-repeated="102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İSTANBUL OKAN ÜNİVERSİTESİ</text:p>
          </table:table-cell>
          <table:table-cell table:style-name="ce69" office:value-type="float" office:value="491612466.94" calcext:value-type="float">
            <text:p>491,612,466.94</text:p>
          </table:table-cell>
          <table:table-cell table:style-name="ce69" office:value-type="float" office:value="484786906.55" calcext:value-type="float">
            <text:p>484,786,906.55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İBN HALDUN ÜNİVERSİTESİ</text:p>
          </table:table-cell>
          <table:table-cell table:style-name="ce68" office:value-type="float" office:value="405712152.01" calcext:value-type="float">
            <text:p>405,712,152.01</text:p>
          </table:table-cell>
          <table:table-cell table:style-name="ce68" office:value-type="float" office:value="270235140.88" calcext:value-type="float">
            <text:p>270,235,140.88</text:p>
          </table:table-cell>
          <table:table-cell table:number-columns-repeated="102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İSTANBUL GELİŞİM ÜNİVERSİTESİ</text:p>
          </table:table-cell>
          <table:table-cell table:style-name="ce69" office:value-type="float" office:value="338413444.56" calcext:value-type="float">
            <text:p>338,413,444.56</text:p>
          </table:table-cell>
          <table:table-cell table:style-name="ce69" office:value-type="float" office:value="250166336.47" calcext:value-type="float">
            <text:p>250,166,336.47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MALTEPE ÜNİVERSİTESİ</text:p>
          </table:table-cell>
          <table:table-cell table:style-name="ce68" office:value-type="float" office:value="317837257.28" calcext:value-type="float">
            <text:p>317,837,257.28</text:p>
          </table:table-cell>
          <table:table-cell table:style-name="ce68" office:value-type="float" office:value="454517535.41" calcext:value-type="float">
            <text:p>454,517,535.41</text:p>
          </table:table-cell>
          <table:table-cell table:number-columns-repeated="102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BEYKENT ÜNİVERSİTESİ</text:p>
          </table:table-cell>
          <table:table-cell table:style-name="ce69" office:value-type="float" office:value="316369165.84" calcext:value-type="float">
            <text:p>316,369,165.84</text:p>
          </table:table-cell>
          <table:table-cell table:style-name="ce69" office:value-type="float" office:value="319788335.32" calcext:value-type="float">
            <text:p>319,788,335.32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TOBB EKONOMİ VE TEKNOLOJİ ÜNİVERSİTESİ</text:p>
          </table:table-cell>
          <table:table-cell table:style-name="ce68" office:value-type="float" office:value="312510424.21" calcext:value-type="float">
            <text:p>312,510,424.21</text:p>
          </table:table-cell>
          <table:table-cell table:style-name="ce68" office:value-type="float" office:value="323602399.52" calcext:value-type="float">
            <text:p>323,602,399.52</text:p>
          </table:table-cell>
          <table:table-cell table:number-columns-repeated="1020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ÖZYEĞİN ÜNİVERSİTESİ</text:p>
          </table:table-cell>
          <table:table-cell table:style-name="ce69" office:value-type="float" office:value="300297393.24" calcext:value-type="float">
            <text:p>300,297,393.24</text:p>
          </table:table-cell>
          <table:table-cell table:style-name="ce69" office:value-type="float" office:value="366408650.53" calcext:value-type="float">
            <text:p>366,408,650.53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BİRUNİ ÜNİVERSİTESİ</text:p>
          </table:table-cell>
          <table:table-cell table:style-name="ce68" office:value-type="float" office:value="297843244.41" calcext:value-type="float">
            <text:p>297,843,244.41</text:p>
          </table:table-cell>
          <table:table-cell table:style-name="ce68" office:value-type="float" office:value="453270683.07" calcext:value-type="float">
            <text:p>453,270,683.07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ÜSKÜDAR ÜNİVERSİTESİ</text:p>
          </table:table-cell>
          <table:table-cell table:style-name="ce69" office:value-type="float" office:value="285348136.69" calcext:value-type="float">
            <text:p>285,348,136.69</text:p>
          </table:table-cell>
          <table:table-cell table:style-name="ce69" office:value-type="float" office:value="376576956.08" calcext:value-type="float">
            <text:p>376,576,956.08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İSTANBUL KÜLTÜR ÜNİVERSİTESİ</text:p>
          </table:table-cell>
          <table:table-cell table:style-name="ce68" office:value-type="float" office:value="238406773.38" calcext:value-type="float">
            <text:p>238,406,773.38</text:p>
          </table:table-cell>
          <table:table-cell table:style-name="ce68" office:value-type="float" office:value="206362317.31" calcext:value-type="float">
            <text:p>206,362,317.31</text:p>
          </table:table-cell>
          <table:table-cell table:number-columns-repeated="102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ACIBADEM MEHMET ALİ AYDINLAR ÜNİVERSİTESİ</text:p>
          </table:table-cell>
          <table:table-cell table:style-name="ce69" office:value-type="float" office:value="234769718.65" calcext:value-type="float">
            <text:p>234,769,718.65</text:p>
          </table:table-cell>
          <table:table-cell table:style-name="ce69" office:value-type="float" office:value="246178463.15" calcext:value-type="float">
            <text:p>246,178,463.15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ATILIM ÜNİVERSİTESİ</text:p>
          </table:table-cell>
          <table:table-cell table:style-name="ce68" office:value-type="float" office:value="212294163.1" calcext:value-type="float">
            <text:p>212,294,163.10</text:p>
          </table:table-cell>
          <table:table-cell table:style-name="ce68" office:value-type="float" office:value="172213787.76" calcext:value-type="float">
            <text:p>172,213,787.76</text:p>
          </table:table-cell>
          <table:table-cell table:number-columns-repeated="1020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YAŞAR ÜNİVERSİTESİ</text:p>
          </table:table-cell>
          <table:table-cell table:style-name="ce69" office:value-type="float" office:value="206880370" calcext:value-type="float">
            <text:p>206,880,370.00</text:p>
          </table:table-cell>
          <table:table-cell table:style-name="ce69" office:value-type="float" office:value="128459174" calcext:value-type="float">
            <text:p>128,459,174.00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ALTINBAŞ ÜNİVERSİTESİ</text:p>
          </table:table-cell>
          <table:table-cell table:style-name="ce68" office:value-type="float" office:value="203305670.03" calcext:value-type="float">
            <text:p>203,305,670.03</text:p>
          </table:table-cell>
          <table:table-cell table:style-name="ce68" office:value-type="float" office:value="168052233.06" calcext:value-type="float">
            <text:p>168,052,233.06</text:p>
          </table:table-cell>
          <table:table-cell table:number-columns-repeated="1020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İZMİR EKONOMİ ÜNİVERSİTESİ</text:p>
          </table:table-cell>
          <table:table-cell table:style-name="ce69" office:value-type="float" office:value="198274493.85" calcext:value-type="float">
            <text:p>198,274,493.85</text:p>
          </table:table-cell>
          <table:table-cell table:style-name="ce69" office:value-type="float" office:value="168761539.34" calcext:value-type="float">
            <text:p>168,761,539.34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ÇANKAYA ÜNİVERSİTESİ</text:p>
          </table:table-cell>
          <table:table-cell table:style-name="ce68" office:value-type="float" office:value="194192862.59" calcext:value-type="float">
            <text:p>194,192,862.59</text:p>
          </table:table-cell>
          <table:table-cell table:style-name="ce68" office:value-type="float" office:value="160961343.11" calcext:value-type="float">
            <text:p>160,961,343.11</text:p>
          </table:table-cell>
          <table:table-cell table:number-columns-repeated="1020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PİRİ REİS ÜNİVERSİTESİ</text:p>
          </table:table-cell>
          <table:table-cell table:style-name="ce69" office:value-type="float" office:value="180998055.01" calcext:value-type="float">
            <text:p>180,998,055.01</text:p>
          </table:table-cell>
          <table:table-cell table:style-name="ce69" office:value-type="float" office:value="177699040.37" calcext:value-type="float">
            <text:p>177,699,040.37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NİŞANTAŞI ÜNİVERSİTESİ</text:p>
          </table:table-cell>
          <table:table-cell table:style-name="ce68" office:value-type="float" office:value="168203262.73" calcext:value-type="float">
            <text:p>168,203,262.73</text:p>
          </table:table-cell>
          <table:table-cell table:style-name="ce68" office:value-type="float" office:value="167597765.21" calcext:value-type="float">
            <text:p>167,597,765.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İSTANBUL TİCARET ÜNİVERSİTESİ</text:p>
          </table:table-cell>
          <table:table-cell table:style-name="ce69" office:value-type="float" office:value="145962334.93" calcext:value-type="float">
            <text:p>145,962,334.93</text:p>
          </table:table-cell>
          <table:table-cell table:style-name="ce69" office:value-type="float" office:value="133553824.29" calcext:value-type="float">
            <text:p>133,553,824.29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KADİR HAS ÜNİVERSİTESİ</text:p>
          </table:table-cell>
          <table:table-cell table:style-name="ce68" office:value-type="float" office:value="144459511.05" calcext:value-type="float">
            <text:p>144,459,511.05</text:p>
          </table:table-cell>
          <table:table-cell table:style-name="ce68" office:value-type="float" office:value="135059677.76" calcext:value-type="float">
            <text:p>135,059,677.76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İSTANBUL SABAHATTİN ZAİM ÜNİVERSİTESİ</text:p>
          </table:table-cell>
          <table:table-cell table:style-name="ce69" office:value-type="float" office:value="136139662.23" calcext:value-type="float">
            <text:p>136,139,662.23</text:p>
          </table:table-cell>
          <table:table-cell table:style-name="ce69" office:value-type="float" office:value="112967553.26" calcext:value-type="float">
            <text:p>112,967,553.26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FATİH SULTAN MEHMET VAKIF ÜNİVERSİTESİ</text:p>
          </table:table-cell>
          <table:table-cell table:style-name="ce68" office:value-type="float" office:value="131244540.82" calcext:value-type="float">
            <text:p>131,244,540.82</text:p>
          </table:table-cell>
          <table:table-cell table:style-name="ce68" office:value-type="float" office:value="104498020.66" calcext:value-type="float">
            <text:p>104,498,020.66</text:p>
          </table:table-cell>
          <table:table-cell table:number-columns-repeated="1020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İSTANBUL AREL ÜNİVERSİTESİ</text:p>
          </table:table-cell>
          <table:table-cell table:style-name="ce69" office:value-type="float" office:value="128205358.51" calcext:value-type="float">
            <text:p>128,205,358.51</text:p>
          </table:table-cell>
          <table:table-cell table:style-name="ce69" office:value-type="float" office:value="123215149.84" calcext:value-type="float">
            <text:p>123,215,149.84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UFUK ÜNİVERSİTESİ</text:p>
          </table:table-cell>
          <table:table-cell table:style-name="ce68" office:value-type="float" office:value="123207076.37" calcext:value-type="float">
            <text:p>123,207,076.37</text:p>
          </table:table-cell>
          <table:table-cell table:style-name="ce68" office:value-type="float" office:value="144502323.58" calcext:value-type="float">
            <text:p>144,502,323.58</text:p>
          </table:table-cell>
          <table:table-cell table:number-columns-repeated="1020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KTO KARATAY ÜNİVERSİTESİ</text:p>
          </table:table-cell>
          <table:table-cell table:style-name="ce69" office:value-type="float" office:value="122289410.49" calcext:value-type="float">
            <text:p>122,289,410.49</text:p>
          </table:table-cell>
          <table:table-cell table:style-name="ce69" office:value-type="float" office:value="127281914.03" calcext:value-type="float">
            <text:p>127,281,914.03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ANTALYA BİLİM ÜNİVERSİTESİ</text:p>
          </table:table-cell>
          <table:table-cell table:style-name="ce68" office:value-type="float" office:value="121957120.5" calcext:value-type="float">
            <text:p>121,957,120.50</text:p>
          </table:table-cell>
          <table:table-cell table:style-name="ce68" office:value-type="float" office:value="172177946.55" calcext:value-type="float">
            <text:p>172,177,946.55</text:p>
          </table:table-cell>
          <table:table-cell table:number-columns-repeated="1020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69" office:value-type="float" office:value="121586208.04" calcext:value-type="float">
            <text:p>121,586,208.04</text:p>
          </table:table-cell>
          <table:table-cell table:style-name="ce69" office:value-type="float" office:value="113281756.11" calcext:value-type="float">
            <text:p>113,281,756.11</text:p>
          </table:table-cell>
          <table:table-cell table:number-columns-repeated="10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HALİÇ ÜNİVERSİTESİ</text:p>
          </table:table-cell>
          <table:table-cell table:style-name="ce68" office:value-type="float" office:value="118151514.95" calcext:value-type="float">
            <text:p>118,151,514.95</text:p>
          </table:table-cell>
          <table:table-cell table:style-name="ce68" office:value-type="float" office:value="100309306.59" calcext:value-type="float">
            <text:p>100,309,306.59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IŞIK ÜNİVERSİTESİ</text:p>
          </table:table-cell>
          <table:table-cell table:style-name="ce69" office:value-type="float" office:value="118069522.79" calcext:value-type="float">
            <text:p>118,069,522.79</text:p>
          </table:table-cell>
          <table:table-cell table:style-name="ce69" office:value-type="float" office:value="106449021.03" calcext:value-type="float">
            <text:p>106,449,021.03</text:p>
          </table:table-cell>
          <table:table-cell table:number-columns-repeated="10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İSTANBUL YENİ YÜZYIL ÜNİVERSİTESİ</text:p>
          </table:table-cell>
          <table:table-cell table:style-name="ce68" office:value-type="float" office:value="112138608.02" calcext:value-type="float">
            <text:p>112,138,608.02</text:p>
          </table:table-cell>
          <table:table-cell table:style-name="ce68" office:value-type="float" office:value="77254249.45" calcext:value-type="float">
            <text:p>77,254,249.45</text:p>
          </table:table-cell>
          <table:table-cell table:number-columns-repeated="1020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DOĞUŞ ÜNİVERSİTESİ</text:p>
          </table:table-cell>
          <table:table-cell table:style-name="ce69" office:value-type="float" office:value="105431404.15" calcext:value-type="float">
            <text:p>105,431,404.15</text:p>
          </table:table-cell>
          <table:table-cell table:style-name="ce69" office:value-type="float" office:value="135953561.45" calcext:value-type="float">
            <text:p>135,953,561.45</text:p>
          </table:table-cell>
          <table:table-cell table:number-columns-repeated="10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OSTİM TEKNİK ÜNİVERSİTESİ</text:p>
          </table:table-cell>
          <table:table-cell table:style-name="ce68" office:value-type="float" office:value="101095019.65" calcext:value-type="float">
            <text:p>101,095,019.65</text:p>
          </table:table-cell>
          <table:table-cell table:style-name="ce68" office:value-type="float" office:value="80973693.98" calcext:value-type="float">
            <text:p>80,973,693.98</text:p>
          </table:table-cell>
          <table:table-cell table:number-columns-repeated="1020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MEF ÜNİVERSİTESİ</text:p>
          </table:table-cell>
          <table:table-cell table:style-name="ce69" office:value-type="float" office:value="89899547.39" calcext:value-type="float">
            <text:p>89,899,547.39</text:p>
          </table:table-cell>
          <table:table-cell table:style-name="ce69" office:value-type="float" office:value="66794542.58" calcext:value-type="float">
            <text:p>66,794,542.58</text:p>
          </table:table-cell>
          <table:table-cell table:number-columns-repeated="10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string" calcext:value-type="string">
            <text:p>TED ÜNİVERSİTESİ</text:p>
          </table:table-cell>
          <table:table-cell table:style-name="ce68" office:value-type="float" office:value="80479292.7" calcext:value-type="float">
            <text:p>80,479,292.70</text:p>
          </table:table-cell>
          <table:table-cell table:style-name="ce68" office:value-type="float" office:value="74116913.4" calcext:value-type="float">
            <text:p>74,116,913.40</text:p>
          </table:table-cell>
          <table:table-cell table:number-columns-repeated="1020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string" calcext:value-type="string">
            <text:p>SANKO ÜNİVERSİTESİ</text:p>
          </table:table-cell>
          <table:table-cell table:style-name="ce69" office:value-type="float" office:value="77137803.28" calcext:value-type="float">
            <text:p>77,137,803.28</text:p>
          </table:table-cell>
          <table:table-cell table:style-name="ce69" office:value-type="float" office:value="56506916.82" calcext:value-type="float">
            <text:p>56,506,916.82</text:p>
          </table:table-cell>
          <table:table-cell table:number-columns-repeated="10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AVRASYA ÜNİVERSİTESİ</text:p>
          </table:table-cell>
          <table:table-cell table:style-name="ce68" office:value-type="float" office:value="76430765.92" calcext:value-type="float">
            <text:p>76,430,765.92</text:p>
          </table:table-cell>
          <table:table-cell table:style-name="ce68" office:value-type="float" office:value="79264533.8" calcext:value-type="float">
            <text:p>79,264,533.80</text:p>
          </table:table-cell>
          <table:table-cell table:number-columns-repeated="1020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string" calcext:value-type="string">
            <text:p>DEMİROĞLU BİLİM ÜNİVERSİTESİ</text:p>
          </table:table-cell>
          <table:table-cell table:style-name="ce69" office:value-type="float" office:value="69176936.58" calcext:value-type="float">
            <text:p>69,176,936.58</text:p>
          </table:table-cell>
          <table:table-cell table:style-name="ce69" office:value-type="float" office:value="80826053.44" calcext:value-type="float">
            <text:p>80,826,053.44</text:p>
          </table:table-cell>
          <table:table-cell table:number-columns-repeated="1020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string" calcext:value-type="string">
            <text:p>KAPADOKYA ÜNİVERSİTESİ</text:p>
          </table:table-cell>
          <table:table-cell table:style-name="ce68" office:value-type="float" office:value="62534853.47" calcext:value-type="float">
            <text:p>62,534,853.47</text:p>
          </table:table-cell>
          <table:table-cell table:style-name="ce68" office:value-type="float" office:value="72821857.25" calcext:value-type="float">
            <text:p>72,821,857.25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8" office:value-type="string" calcext:value-type="string">
            <text:p>LOKMAN HEKİM ÜNİVERSİTESİ</text:p>
          </table:table-cell>
          <table:table-cell table:style-name="ce69" office:value-type="float" office:value="61988094.05" calcext:value-type="float">
            <text:p>61,988,094.05</text:p>
          </table:table-cell>
          <table:table-cell table:style-name="ce69" office:value-type="float" office:value="31130211.59" calcext:value-type="float">
            <text:p>31,130,211.59</text:p>
          </table:table-cell>
          <table:table-cell table:number-columns-repeated="10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string" calcext:value-type="string">
            <text:p>ÇAĞ ÜNİVERSİTESİ</text:p>
          </table:table-cell>
          <table:table-cell table:style-name="ce68" office:value-type="float" office:value="61660625.9" calcext:value-type="float">
            <text:p>61,660,625.90</text:p>
          </table:table-cell>
          <table:table-cell table:style-name="ce68" office:value-type="float" office:value="53982990.22" calcext:value-type="float">
            <text:p>53,982,990.22</text:p>
          </table:table-cell>
          <table:table-cell table:number-columns-repeated="1020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İSTANBUL 29 MAYIS ÜNİVERSİTESİ</text:p>
          </table:table-cell>
          <table:table-cell table:style-name="ce69" office:value-type="float" office:value="57547691.01" calcext:value-type="float">
            <text:p>57,547,691.01</text:p>
          </table:table-cell>
          <table:table-cell table:style-name="ce69" office:value-type="float" office:value="54264526.47" calcext:value-type="float">
            <text:p>54,264,526.47</text:p>
          </table:table-cell>
          <table:table-cell table:number-columns-repeated="1020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İSTANBUL GEDİK ÜNİVERSİTESİ</text:p>
          </table:table-cell>
          <table:table-cell table:style-name="ce68" office:value-type="float" office:value="55087904.73" calcext:value-type="float">
            <text:p>55,087,904.73</text:p>
          </table:table-cell>
          <table:table-cell table:style-name="ce68" office:value-type="float" office:value="68366168.71" calcext:value-type="float">
            <text:p>68,366,168.71</text:p>
          </table:table-cell>
          <table:table-cell table:number-columns-repeated="1020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string" calcext:value-type="string">
            <text:p>İSTANBUL ESENYURT ÜNİVERSİTESİ</text:p>
          </table:table-cell>
          <table:table-cell table:style-name="ce69" office:value-type="float" office:value="52864369.42" calcext:value-type="float">
            <text:p>52,864,369.42</text:p>
          </table:table-cell>
          <table:table-cell table:style-name="ce69" office:value-type="float" office:value="54905033.64" calcext:value-type="float">
            <text:p>54,905,033.64</text:p>
          </table:table-cell>
          <table:table-cell table:number-columns-repeated="10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NUH NACİ YAZGAN ÜNİVERSİTESİ</text:p>
          </table:table-cell>
          <table:table-cell table:style-name="ce68" office:value-type="float" office:value="49603448.75" calcext:value-type="float">
            <text:p>49,603,448.75</text:p>
          </table:table-cell>
          <table:table-cell table:style-name="ce68" office:value-type="float" office:value="38548183.62" calcext:value-type="float">
            <text:p>38,548,183.62</text:p>
          </table:table-cell>
          <table:table-cell table:number-columns-repeated="1020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string" calcext:value-type="string">
            <text:p>TÜRK HAVA KURUMU ÜNİVERSİTESİ</text:p>
          </table:table-cell>
          <table:table-cell table:style-name="ce69" office:value-type="float" office:value="49306580" calcext:value-type="float">
            <text:p>49,306,580.00</text:p>
          </table:table-cell>
          <table:table-cell table:style-name="ce69" office:value-type="float" office:value="70728313" calcext:value-type="float">
            <text:p>70,728,313.00</text:p>
          </table:table-cell>
          <table:table-cell table:number-columns-repeated="10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İSTANBUL AYVANSARAY ÜNİVERSİTESİ</text:p>
          </table:table-cell>
          <table:table-cell table:style-name="ce68" office:value-type="float" office:value="48324723.72" calcext:value-type="float">
            <text:p>48,324,723.72</text:p>
          </table:table-cell>
          <table:table-cell table:style-name="ce68" office:value-type="float" office:value="41082503.13" calcext:value-type="float">
            <text:p>41,082,503.13</text:p>
          </table:table-cell>
          <table:table-cell table:number-columns-repeated="1020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TOROS ÜNİVERSİTESİ</text:p>
          </table:table-cell>
          <table:table-cell table:style-name="ce69" office:value-type="float" office:value="43318854.15" calcext:value-type="float">
            <text:p>43,318,854.15</text:p>
          </table:table-cell>
          <table:table-cell table:style-name="ce69" office:value-type="float" office:value="33134080.9" calcext:value-type="float">
            <text:p>33,134,080.90</text:p>
          </table:table-cell>
          <table:table-cell table:number-columns-repeated="10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7" office:value-type="string" calcext:value-type="string">
            <text:p>İSTANBUL KENT ÜNİVERSİTESİ</text:p>
          </table:table-cell>
          <table:table-cell table:style-name="ce68" office:value-type="float" office:value="40237851.56" calcext:value-type="float">
            <text:p>40,237,851.56</text:p>
          </table:table-cell>
          <table:table-cell table:style-name="ce68" office:value-type="float" office:value="58198545.91" calcext:value-type="float">
            <text:p>58,198,545.91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8" office:value-type="string" calcext:value-type="string">
            <text:p>YÜKSEK İHTİSAS ÜNİVERSİTESİ</text:p>
          </table:table-cell>
          <table:table-cell table:style-name="ce69" office:value-type="float" office:value="39530769.61" calcext:value-type="float">
            <text:p>39,530,769.61</text:p>
          </table:table-cell>
          <table:table-cell table:style-name="ce69" office:value-type="float" office:value="32769454.89" calcext:value-type="float">
            <text:p>32,769,454.89</text:p>
          </table:table-cell>
          <table:table-cell table:number-columns-repeated="10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7" office:value-type="string" calcext:value-type="string">
            <text:p>KONYA GIDA VE TARIM ÜNİVERSİTESİ</text:p>
          </table:table-cell>
          <table:table-cell table:style-name="ce68" office:value-type="float" office:value="39365386.03" calcext:value-type="float">
            <text:p>39,365,386.03</text:p>
          </table:table-cell>
          <table:table-cell table:style-name="ce68" office:value-type="float" office:value="38286833.01" calcext:value-type="float">
            <text:p>38,286,833.01</text:p>
          </table:table-cell>
          <table:table-cell table:number-columns-repeated="1020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8" office:value-type="string" calcext:value-type="string">
            <text:p>BEYKOZ ÜNİVERSİTESİ</text:p>
          </table:table-cell>
          <table:table-cell table:style-name="ce69" office:value-type="float" office:value="35212284.32" calcext:value-type="float">
            <text:p>35,212,284.32</text:p>
          </table:table-cell>
          <table:table-cell table:style-name="ce69" office:value-type="float" office:value="40479230.91" calcext:value-type="float">
            <text:p>40,479,230.91</text:p>
          </table:table-cell>
          <table:table-cell table:number-columns-repeated="10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7" office:value-type="string" calcext:value-type="string">
            <text:p>FENERBAHÇE ÜNİVERSİTESİ</text:p>
          </table:table-cell>
          <table:table-cell table:style-name="ce68" office:value-type="float" office:value="34860431.8" calcext:value-type="float">
            <text:p>34,860,431.80</text:p>
          </table:table-cell>
          <table:table-cell table:style-name="ce68" office:value-type="float" office:value="35954177.15" calcext:value-type="float">
            <text:p>35,954,177.15</text:p>
          </table:table-cell>
          <table:table-cell table:number-columns-repeated="1020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8" office:value-type="string" calcext:value-type="string">
            <text:p>İSTANBUL RUMELİ ÜNİVERSİTESİ</text:p>
          </table:table-cell>
          <table:table-cell table:style-name="ce69" office:value-type="float" office:value="34257341.91" calcext:value-type="float">
            <text:p>34,257,341.91</text:p>
          </table:table-cell>
          <table:table-cell table:style-name="ce69" office:value-type="float" office:value="37463297.55" calcext:value-type="float">
            <text:p>37,463,297.55</text:p>
          </table:table-cell>
          <table:table-cell table:number-columns-repeated="10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7" office:value-type="string" calcext:value-type="string">
            <text:p>İSTANBUL ŞİŞLİ MYO</text:p>
          </table:table-cell>
          <table:table-cell table:style-name="ce68" office:value-type="float" office:value="29092398.2" calcext:value-type="float">
            <text:p>29,092,398.20</text:p>
          </table:table-cell>
          <table:table-cell table:style-name="ce68" office:value-type="float" office:value="18474587.27" calcext:value-type="float">
            <text:p>18,474,587.27</text:p>
          </table:table-cell>
          <table:table-cell table:number-columns-repeated="1020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8" office:value-type="string" calcext:value-type="string">
            <text:p>KOCAELİ SAĞLIK VE TEKNOLOJİ ÜNİVERSİTESİ</text:p>
          </table:table-cell>
          <table:table-cell table:style-name="ce69" office:value-type="float" office:value="22900544.33" calcext:value-type="float">
            <text:p>22,900,544.33</text:p>
          </table:table-cell>
          <table:table-cell table:style-name="ce69" office:value-type="float" office:value="7700336.74" calcext:value-type="float">
            <text:p>7,700,336.74</text:p>
          </table:table-cell>
          <table:table-cell table:number-columns-repeated="10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7" office:value-type="string" calcext:value-type="string">
            <text:p>ANKARA MEDİPOL ÜNİVERSİTESİ</text:p>
          </table:table-cell>
          <table:table-cell table:style-name="ce68" office:value-type="float" office:value="16450983.34" calcext:value-type="float">
            <text:p>16,450,983.34</text:p>
          </table:table-cell>
          <table:table-cell table:style-name="ce68" office:value-type="float" office:value="21416894.43" calcext:value-type="float">
            <text:p>21,416,894.43</text:p>
          </table:table-cell>
          <table:table-cell table:number-columns-repeated="1020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8" office:value-type="string" calcext:value-type="string">
            <text:p>İZMİR KAVRAM MYO</text:p>
          </table:table-cell>
          <table:table-cell table:style-name="ce69" office:value-type="float" office:value="16383589.15" calcext:value-type="float">
            <text:p>16,383,589.15</text:p>
          </table:table-cell>
          <table:table-cell table:style-name="ce69" office:value-type="float" office:value="17366203.55" calcext:value-type="float">
            <text:p>17,366,203.55</text:p>
          </table:table-cell>
          <table:table-cell table:number-columns-repeated="1020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17" office:value-type="string" calcext:value-type="string">
            <text:p>ALANYA HAMDULLAH EMİN PAŞA ÜNİVERSİTESİ</text:p>
          </table:table-cell>
          <table:table-cell table:style-name="ce68" office:value-type="float" office:value="8343430.49" calcext:value-type="float">
            <text:p>8,343,430.49</text:p>
          </table:table-cell>
          <table:table-cell table:style-name="ce68" office:value-type="float" office:value="8240673.76" calcext:value-type="float">
            <text:p>8,240,673.76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8" office:value-type="string" calcext:value-type="string">
            <text:p>ANTALYA AKEV ÜNİVERSİTESİ</text:p>
          </table:table-cell>
          <table:table-cell table:style-name="ce69" office:value-type="float" office:value="7973043.4" calcext:value-type="float">
            <text:p>7,973,043.40</text:p>
          </table:table-cell>
          <table:table-cell table:style-name="ce69" office:value-type="float" office:value="12597119.99" calcext:value-type="float">
            <text:p>12,597,119.99</text:p>
          </table:table-cell>
          <table:table-cell table:number-columns-repeated="1020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17" office:value-type="string" calcext:value-type="string">
            <text:p>ATAŞEHİR ADIGÜZEL MYO</text:p>
          </table:table-cell>
          <table:table-cell table:style-name="ce68" office:value-type="float" office:value="7228769.69" calcext:value-type="float">
            <text:p>7,228,769.69</text:p>
          </table:table-cell>
          <table:table-cell table:style-name="ce68" office:value-type="float" office:value="7443155.17" calcext:value-type="float">
            <text:p>7,443,155.17</text:p>
          </table:table-cell>
          <table:table-cell table:number-columns-repeated="1020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8" office:value-type="string" calcext:value-type="string">
            <text:p>İSTANBUL SAĞLIK VE SOSYAL BİLİMLER MYO (FARUK SARAÇ TASARIM MYO)</text:p>
          </table:table-cell>
          <table:table-cell table:style-name="ce69" office:value-type="float" office:value="6356824.32" calcext:value-type="float">
            <text:p>6,356,824.32</text:p>
          </table:table-cell>
          <table:table-cell table:style-name="ce69" office:value-type="float" office:value="6643174.42" calcext:value-type="float">
            <text:p>6,643,174.42</text:p>
          </table:table-cell>
          <table:table-cell table:number-columns-repeated="102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0-2021 URAP Genel Puan Tablosuna Göre Vakıf Üniversiteleri" table:style-name="ta21">
        <table:table-column table:style-name="co1" table:number-columns-repeated="1024" table:default-cell-style-name="Default"/>
        <table:table-row table:style-name="ro1">
          <table:table-cell table:style-name="ce74" office:value-type="string" calcext:value-type="string">
            <text:p>SIRA (1)</text:p>
          </table:table-cell>
          <table:table-cell table:style-name="ce74" office:value-type="string" calcext:value-type="string">
            <text:p>SIRA (2)</text:p>
          </table:table-cell>
          <table:table-cell table:style-name="ce7" office:value-type="string" calcext:value-type="string">
            <text:p>ÜNİVERSİTE</text:p>
          </table:table-cell>
          <table:table-cell table:style-name="ce19" office:value-type="string" calcext:value-type="string">
            <text:p>MAKALE PUANI</text:p>
          </table:table-cell>
          <table:table-cell table:style-name="ce19" office:value-type="string" calcext:value-type="string">
            <text:p>ATIF PUANI</text:p>
          </table:table-cell>
          <table:table-cell table:style-name="ce10" office:value-type="string" calcext:value-type="string">
            <text:p>BİLİMSEL DOKÜMAN PUANI</text:p>
          </table:table-cell>
          <table:table-cell table:style-name="ce19" office:value-type="string" calcext:value-type="string">
            <text:p>DOKTORA PUANI</text:p>
          </table:table-cell>
          <table:table-cell table:style-name="ce10" office:value-type="string" calcext:value-type="string">
            <text:p>ÖĞRETİM ÜYESİ / ÖĞRENCİ PUANI</text:p>
          </table:table-cell>
          <table:table-cell table:style-name="ce75" office:value-type="string" calcext:value-type="string">
            <text:p>TOPLAM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15" office:value-type="string" calcext:value-type="string">
            <text:p>KOÇ ÜNİVERSİTESİ</text:p>
          </table:table-cell>
          <table:table-cell table:style-name="ce2" office:value-type="float" office:value="182.01" calcext:value-type="float">
            <text:p>182.01</text:p>
          </table:table-cell>
          <table:table-cell table:style-name="ce30" office:value-type="float" office:value="176.09" calcext:value-type="float">
            <text:p>176.09</text:p>
          </table:table-cell>
          <table:table-cell table:style-name="ce2" office:value-type="float" office:value="177.14" calcext:value-type="float">
            <text:p>177.14</text:p>
          </table:table-cell>
          <table:table-cell table:style-name="ce2" office:value-type="float" office:value="133.02" calcext:value-type="float">
            <text:p>133.02</text:p>
          </table:table-cell>
          <table:table-cell table:style-name="ce2" office:value-type="float" office:value="67.79" calcext:value-type="float">
            <text:p>67.79</text:p>
          </table:table-cell>
          <table:table-cell table:style-name="ce30" office:value-type="float" office:value="736.05" calcext:value-type="float">
            <text:p>736.05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16" office:value-type="string" calcext:value-type="string">
            <text:p>İHSAN DOĞRAMACI BİLKENT ÜNİVERSİTESİ</text:p>
          </table:table-cell>
          <table:table-cell table:style-name="ce3" office:value-type="float" office:value="164.26" calcext:value-type="float">
            <text:p>164.26</text:p>
          </table:table-cell>
          <table:table-cell table:style-name="ce31" office:value-type="float" office:value="186.64" calcext:value-type="float">
            <text:p>186.64</text:p>
          </table:table-cell>
          <table:table-cell table:style-name="ce3" office:value-type="float" office:value="174.9" calcext:value-type="float">
            <text:p>174.9</text:p>
          </table:table-cell>
          <table:table-cell table:style-name="ce3" office:value-type="float" office:value="102.26" calcext:value-type="float">
            <text:p>102.26</text:p>
          </table:table-cell>
          <table:table-cell table:style-name="ce3" office:value-type="float" office:value="43.93" calcext:value-type="float">
            <text:p>43.93</text:p>
          </table:table-cell>
          <table:table-cell table:style-name="ce21" office:value-type="float" office:value="672" calcext:value-type="float">
            <text:p>672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15" office:value-type="string" calcext:value-type="string">
            <text:p>SABANCI ÜNİVERSİTESİ</text:p>
          </table:table-cell>
          <table:table-cell table:style-name="ce2" office:value-type="float" office:value="165.21" calcext:value-type="float">
            <text:p>165.21</text:p>
          </table:table-cell>
          <table:table-cell table:style-name="ce30" office:value-type="float" office:value="170.4" calcext:value-type="float">
            <text:p>170.4</text:p>
          </table:table-cell>
          <table:table-cell table:style-name="ce2" office:value-type="float" office:value="164.69" calcext:value-type="float">
            <text:p>164.69</text:p>
          </table:table-cell>
          <table:table-cell table:style-name="ce2" office:value-type="float" office:value="109.41" calcext:value-type="float">
            <text:p>109.41</text:p>
          </table:table-cell>
          <table:table-cell table:style-name="ce2" office:value-type="float" office:value="57.34" calcext:value-type="float">
            <text:p>57.34</text:p>
          </table:table-cell>
          <table:table-cell table:style-name="ce30" office:value-type="float" office:value="667.05" calcext:value-type="float">
            <text:p>667.05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1" office:value-type="float" office:value="21" calcext:value-type="float">
            <text:p>21</text:p>
          </table:table-cell>
          <table:table-cell table:style-name="ce16" office:value-type="string" calcext:value-type="string">
            <text:p>BEZM-İ ÂLEM VAKIF ÜNİVERSİTESİ</text:p>
          </table:table-cell>
          <table:table-cell table:style-name="ce3" office:value-type="float" office:value="140.23" calcext:value-type="float">
            <text:p>140.23</text:p>
          </table:table-cell>
          <table:table-cell table:style-name="ce31" office:value-type="float" office:value="136.24" calcext:value-type="float">
            <text:p>136.24</text:p>
          </table:table-cell>
          <table:table-cell table:style-name="ce3" office:value-type="float" office:value="164.74" calcext:value-type="float">
            <text:p>164.74</text:p>
          </table:table-cell>
          <table:table-cell table:style-name="ce3" office:value-type="float" office:value="75.87" calcext:value-type="float">
            <text:p>75.87</text:p>
          </table:table-cell>
          <table:table-cell table:style-name="ce3" office:value-type="float" office:value="86.31" calcext:value-type="float">
            <text:p>86.31</text:p>
          </table:table-cell>
          <table:table-cell table:style-name="ce31" office:value-type="float" office:value="603.38" calcext:value-type="float">
            <text:p>603.38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0" office:value-type="float" office:value="32" calcext:value-type="float">
            <text:p>32</text:p>
          </table:table-cell>
          <table:table-cell table:style-name="ce15" office:value-type="string" calcext:value-type="string">
            <text:p>ÇANKAYA ÜNİVERSİTESİ</text:p>
          </table:table-cell>
          <table:table-cell table:style-name="ce2" office:value-type="float" office:value="159.77" calcext:value-type="float">
            <text:p>159.77</text:p>
          </table:table-cell>
          <table:table-cell table:style-name="ce30" office:value-type="float" office:value="171.73" calcext:value-type="float">
            <text:p>171.73</text:p>
          </table:table-cell>
          <table:table-cell table:style-name="ce2" office:value-type="float" office:value="144.65" calcext:value-type="float">
            <text:p>144.65</text:p>
          </table:table-cell>
          <table:table-cell table:style-name="ce2" office:value-type="float" office:value="39.35" calcext:value-type="float">
            <text:p>39.35</text:p>
          </table:table-cell>
          <table:table-cell table:style-name="ce2" office:value-type="float" office:value="34.39" calcext:value-type="float">
            <text:p>34.39</text:p>
          </table:table-cell>
          <table:table-cell table:style-name="ce30" office:value-type="float" office:value="549.89" calcext:value-type="float">
            <text:p>549.89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1" office:value-type="float" office:value="41" calcext:value-type="float">
            <text:p>41</text:p>
          </table:table-cell>
          <table:table-cell table:style-name="ce16" office:value-type="string" calcext:value-type="string">
            <text:p>ACIBADEM MEHMET ALİ AYDINLAR ÜNİVERSİTESİ</text:p>
          </table:table-cell>
          <table:table-cell table:style-name="ce3" office:value-type="float" office:value="109.22" calcext:value-type="float">
            <text:p>109.22</text:p>
          </table:table-cell>
          <table:table-cell table:style-name="ce31" office:value-type="float" office:value="108.65" calcext:value-type="float">
            <text:p>108.65</text:p>
          </table:table-cell>
          <table:table-cell table:style-name="ce3" office:value-type="float" office:value="124.05" calcext:value-type="float">
            <text:p>124.05</text:p>
          </table:table-cell>
          <table:table-cell table:style-name="ce3" office:value-type="float" office:value="64.69" calcext:value-type="float">
            <text:p>64.69</text:p>
          </table:table-cell>
          <table:table-cell table:style-name="ce3" office:value-type="float" office:value="96.76" calcext:value-type="float">
            <text:p>96.76</text:p>
          </table:table-cell>
          <table:table-cell table:style-name="ce31" office:value-type="float" office:value="503.37" calcext:value-type="float">
            <text:p>503.37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0" office:value-type="float" office:value="42" calcext:value-type="float">
            <text:p>42</text:p>
          </table:table-cell>
          <table:table-cell table:style-name="ce15" office:value-type="string" calcext:value-type="string">
            <text:p>BAŞKENT ÜNİVERSİTESİ</text:p>
          </table:table-cell>
          <table:table-cell table:style-name="ce2" office:value-type="float" office:value="94.75" calcext:value-type="float">
            <text:p>94.75</text:p>
          </table:table-cell>
          <table:table-cell table:style-name="ce30" office:value-type="float" office:value="102.73" calcext:value-type="float">
            <text:p>102.73</text:p>
          </table:table-cell>
          <table:table-cell table:style-name="ce2" office:value-type="float" office:value="136.59" calcext:value-type="float">
            <text:p>136.59</text:p>
          </table:table-cell>
          <table:table-cell table:style-name="ce2" office:value-type="float" office:value="86.29" calcext:value-type="float">
            <text:p>86.29</text:p>
          </table:table-cell>
          <table:table-cell table:style-name="ce2" office:value-type="float" office:value="75.92" calcext:value-type="float">
            <text:p>75.92</text:p>
          </table:table-cell>
          <table:table-cell table:style-name="ce30" office:value-type="float" office:value="496.28" calcext:value-type="float">
            <text:p>496.28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1" office:value-type="float" office:value="46" calcext:value-type="float">
            <text:p>46</text:p>
          </table:table-cell>
          <table:table-cell table:style-name="ce16" office:value-type="string" calcext:value-type="string">
            <text:p>TOBB EKONOMİ VE TEKNOLOJİ ÜNİVERSİTESİ</text:p>
          </table:table-cell>
          <table:table-cell table:style-name="ce3" office:value-type="float" office:value="112.62" calcext:value-type="float">
            <text:p>112.62</text:p>
          </table:table-cell>
          <table:table-cell table:style-name="ce31" office:value-type="float" office:value="110.72" calcext:value-type="float">
            <text:p>110.72</text:p>
          </table:table-cell>
          <table:table-cell table:style-name="ce3" office:value-type="float" office:value="133.84" calcext:value-type="float">
            <text:p>133.84</text:p>
          </table:table-cell>
          <table:table-cell table:style-name="ce3" office:value-type="float" office:value="70.37" calcext:value-type="float">
            <text:p>70.37</text:p>
          </table:table-cell>
          <table:table-cell table:style-name="ce3" office:value-type="float" office:value="52.43" calcext:value-type="float">
            <text:p>52.43</text:p>
          </table:table-cell>
          <table:table-cell table:style-name="ce31" office:value-type="float" office:value="479.99" calcext:value-type="float">
            <text:p>479.99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0" office:value-type="float" office:value="49" calcext:value-type="float">
            <text:p>49</text:p>
          </table:table-cell>
          <table:table-cell table:style-name="ce15" office:value-type="string" calcext:value-type="string">
            <text:p>YEDİTEPE ÜNİVERSİTESİ</text:p>
          </table:table-cell>
          <table:table-cell table:style-name="ce2" office:value-type="float" office:value="97.17" calcext:value-type="float">
            <text:p>97.17</text:p>
          </table:table-cell>
          <table:table-cell table:style-name="ce30" office:value-type="float" office:value="108.65" calcext:value-type="float">
            <text:p>108.65</text:p>
          </table:table-cell>
          <table:table-cell table:style-name="ce2" office:value-type="float" office:value="114.16" calcext:value-type="float">
            <text:p>114.16</text:p>
          </table:table-cell>
          <table:table-cell table:style-name="ce2" office:value-type="float" office:value="115.3" calcext:value-type="float">
            <text:p>115.3</text:p>
          </table:table-cell>
          <table:table-cell table:style-name="ce2" office:value-type="float" office:value="33.58" calcext:value-type="float">
            <text:p>33.58</text:p>
          </table:table-cell>
          <table:table-cell table:style-name="ce30" office:value-type="float" office:value="468.85" calcext:value-type="float">
            <text:p>468.85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1" office:value-type="float" office:value="51" calcext:value-type="float">
            <text:p>51</text:p>
          </table:table-cell>
          <table:table-cell table:style-name="ce16" office:value-type="string" calcext:value-type="string">
            <text:p>ATILIM ÜNİVERSİTESİ</text:p>
          </table:table-cell>
          <table:table-cell table:style-name="ce3" office:value-type="float" office:value="120.91" calcext:value-type="float">
            <text:p>120.91</text:p>
          </table:table-cell>
          <table:table-cell table:style-name="ce31" office:value-type="float" office:value="116.09" calcext:value-type="float">
            <text:p>116.09</text:p>
          </table:table-cell>
          <table:table-cell table:style-name="ce3" office:value-type="float" office:value="120.02" calcext:value-type="float">
            <text:p>120.02</text:p>
          </table:table-cell>
          <table:table-cell table:style-name="ce3" office:value-type="float" office:value="71.89" calcext:value-type="float">
            <text:p>71.89</text:p>
          </table:table-cell>
          <table:table-cell table:style-name="ce3" office:value-type="float" office:value="38.38" calcext:value-type="float">
            <text:p>38.38</text:p>
          </table:table-cell>
          <table:table-cell table:style-name="ce31" office:value-type="float" office:value="467.29" calcext:value-type="float">
            <text:p>467.29</text:p>
          </table:table-cell>
          <table:table-cell table:number-columns-repeated="101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8" office:value-type="float" office:value="60" calcext:value-type="float">
            <text:p>60</text:p>
          </table:table-cell>
          <table:table-cell table:style-name="ce17" office:value-type="string" calcext:value-type="string">
            <text:p>ÖZYEĞİN ÜNİVERSİTESİ</text:p>
          </table:table-cell>
          <table:table-cell table:style-name="ce4" office:value-type="float" office:value="108.7" calcext:value-type="float">
            <text:p>108.7</text:p>
          </table:table-cell>
          <table:table-cell table:style-name="ce28" office:value-type="float" office:value="115.04" calcext:value-type="float">
            <text:p>115.04</text:p>
          </table:table-cell>
          <table:table-cell table:style-name="ce4" office:value-type="float" office:value="119.08" calcext:value-type="float">
            <text:p>119.08</text:p>
          </table:table-cell>
          <table:table-cell table:style-name="ce4" office:value-type="float" office:value="67.98" calcext:value-type="float">
            <text:p>67.98</text:p>
          </table:table-cell>
          <table:table-cell table:style-name="ce4" office:value-type="float" office:value="38.28" calcext:value-type="float">
            <text:p>38.28</text:p>
          </table:table-cell>
          <table:table-cell table:style-name="ce28" office:value-type="float" office:value="449.07" calcext:value-type="float">
            <text:p>449.07</text:p>
          </table:table-cell>
          <table:table-cell table:number-columns-repeated="101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9" office:value-type="float" office:value="66" calcext:value-type="float">
            <text:p>66</text:p>
          </table:table-cell>
          <table:table-cell table:style-name="ce18" office:value-type="string" calcext:value-type="string">
            <text:p>İSTANBUL MEDİPOL ÜNİVERSİTESİ</text:p>
          </table:table-cell>
          <table:table-cell table:style-name="ce5" office:value-type="float" office:value="103.01" calcext:value-type="float">
            <text:p>103.01</text:p>
          </table:table-cell>
          <table:table-cell table:style-name="ce29" office:value-type="float" office:value="99.68" calcext:value-type="float">
            <text:p>99.68</text:p>
          </table:table-cell>
          <table:table-cell table:style-name="ce5" office:value-type="float" office:value="116.81" calcext:value-type="float">
            <text:p>116.81</text:p>
          </table:table-cell>
          <table:table-cell table:style-name="ce5" office:value-type="float" office:value="72.85" calcext:value-type="float">
            <text:p>72.85</text:p>
          </table:table-cell>
          <table:table-cell table:style-name="ce5" office:value-type="float" office:value="46.12" calcext:value-type="float">
            <text:p>46.12</text:p>
          </table:table-cell>
          <table:table-cell table:style-name="ce29" office:value-type="float" office:value="438.48" calcext:value-type="float">
            <text:p>438.48</text:p>
          </table:table-cell>
          <table:table-cell table:number-columns-repeated="101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8" office:value-type="float" office:value="80" calcext:value-type="float">
            <text:p>80</text:p>
          </table:table-cell>
          <table:table-cell table:style-name="ce17" office:value-type="string" calcext:value-type="string">
            <text:p>BAHÇEŞEHİR ÜNİVERSİTESİ</text:p>
          </table:table-cell>
          <table:table-cell table:style-name="ce4" office:value-type="float" office:value="104.61" calcext:value-type="float">
            <text:p>104.61</text:p>
          </table:table-cell>
          <table:table-cell table:style-name="ce28" office:value-type="float" office:value="103.7" calcext:value-type="float">
            <text:p>103.7</text:p>
          </table:table-cell>
          <table:table-cell table:style-name="ce4" office:value-type="float" office:value="107.35" calcext:value-type="float">
            <text:p>107.35</text:p>
          </table:table-cell>
          <table:table-cell table:style-name="ce4" office:value-type="float" office:value="68.99" calcext:value-type="float">
            <text:p>68.99</text:p>
          </table:table-cell>
          <table:table-cell table:style-name="ce4" office:value-type="float" office:value="26.35" calcext:value-type="float">
            <text:p>26.35</text:p>
          </table:table-cell>
          <table:table-cell table:style-name="ce28" office:value-type="float" office:value="410.99" calcext:value-type="float">
            <text:p>410.99</text:p>
          </table:table-cell>
          <table:table-cell table:number-columns-repeated="101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9" office:value-type="float" office:value="85" calcext:value-type="float">
            <text:p>85</text:p>
          </table:table-cell>
          <table:table-cell table:style-name="ce18" office:value-type="string" calcext:value-type="string">
            <text:p>İSTANBUL AREL ÜNİVERSİTESİ</text:p>
          </table:table-cell>
          <table:table-cell table:style-name="ce5" office:value-type="float" office:value="96.4" calcext:value-type="float">
            <text:p>96.4</text:p>
          </table:table-cell>
          <table:table-cell table:style-name="ce29" office:value-type="float" office:value="95.42" calcext:value-type="float">
            <text:p>95.42</text:p>
          </table:table-cell>
          <table:table-cell table:style-name="ce5" office:value-type="float" office:value="87.61" calcext:value-type="float">
            <text:p>87.61</text:p>
          </table:table-cell>
          <table:table-cell table:style-name="ce5" office:value-type="float" office:value="84.09" calcext:value-type="float">
            <text:p>84.09</text:p>
          </table:table-cell>
          <table:table-cell table:style-name="ce5" office:value-type="float" office:value="42.33" calcext:value-type="float">
            <text:p>42.33</text:p>
          </table:table-cell>
          <table:table-cell table:style-name="ce29" office:value-type="float" office:value="405.86" calcext:value-type="float">
            <text:p>405.86</text:p>
          </table:table-cell>
          <table:table-cell table:number-columns-repeated="101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8" office:value-type="float" office:value="93" calcext:value-type="float">
            <text:p>93</text:p>
          </table:table-cell>
          <table:table-cell table:style-name="ce17" office:value-type="string" calcext:value-type="string">
            <text:p>KADİR HAS ÜNİVERSİTESİ</text:p>
          </table:table-cell>
          <table:table-cell table:style-name="ce4" office:value-type="float" office:value="88.4" calcext:value-type="float">
            <text:p>88.4</text:p>
          </table:table-cell>
          <table:table-cell table:style-name="ce28" office:value-type="float" office:value="83.44" calcext:value-type="float">
            <text:p>83.44</text:p>
          </table:table-cell>
          <table:table-cell table:style-name="ce4" office:value-type="float" office:value="100.72" calcext:value-type="float">
            <text:p>100.72</text:p>
          </table:table-cell>
          <table:table-cell table:style-name="ce4" office:value-type="float" office:value="69.98" calcext:value-type="float">
            <text:p>69.98</text:p>
          </table:table-cell>
          <table:table-cell table:style-name="ce4" office:value-type="float" office:value="39.86" calcext:value-type="float">
            <text:p>39.86</text:p>
          </table:table-cell>
          <table:table-cell table:style-name="ce28" office:value-type="float" office:value="382.4" calcext:value-type="float">
            <text:p>382.4</text:p>
          </table:table-cell>
          <table:table-cell table:number-columns-repeated="101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9" office:value-type="float" office:value="96" calcext:value-type="float">
            <text:p>96</text:p>
          </table:table-cell>
          <table:table-cell table:style-name="ce18" office:value-type="string" calcext:value-type="string">
            <text:p>YAŞAR ÜNİVERSİTESİ</text:p>
          </table:table-cell>
          <table:table-cell table:style-name="ce5" office:value-type="float" office:value="83.86" calcext:value-type="float">
            <text:p>83.86</text:p>
          </table:table-cell>
          <table:table-cell table:style-name="ce29" office:value-type="float" office:value="96.83" calcext:value-type="float">
            <text:p>96.83</text:p>
          </table:table-cell>
          <table:table-cell table:style-name="ce5" office:value-type="float" office:value="91.11" calcext:value-type="float">
            <text:p>91.11</text:p>
          </table:table-cell>
          <table:table-cell table:style-name="ce5" office:value-type="float" office:value="76.07" calcext:value-type="float">
            <text:p>76.07</text:p>
          </table:table-cell>
          <table:table-cell table:style-name="ce5" office:value-type="float" office:value="31.17" calcext:value-type="float">
            <text:p>31.17</text:p>
          </table:table-cell>
          <table:table-cell table:style-name="ce29" office:value-type="float" office:value="379.04" calcext:value-type="float">
            <text:p>379.04</text:p>
          </table:table-cell>
          <table:table-cell table:number-columns-repeated="101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8" office:value-type="float" office:value="98" calcext:value-type="float">
            <text:p>98</text:p>
          </table:table-cell>
          <table:table-cell table:style-name="ce17" office:value-type="string" calcext:value-type="string">
            <text:p>İZMİR EKONOMİ ÜNİVERSİTESİ</text:p>
          </table:table-cell>
          <table:table-cell table:style-name="ce4" office:value-type="float" office:value="89.93" calcext:value-type="float">
            <text:p>89.93</text:p>
          </table:table-cell>
          <table:table-cell table:style-name="ce28" office:value-type="float" office:value="100.59" calcext:value-type="float">
            <text:p>100.59</text:p>
          </table:table-cell>
          <table:table-cell table:style-name="ce4" office:value-type="float" office:value="106.79" calcext:value-type="float">
            <text:p>106.79</text:p>
          </table:table-cell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39.59" calcext:value-type="float">
            <text:p>39.59</text:p>
          </table:table-cell>
          <table:table-cell table:style-name="ce17" office:value-type="float" office:value="366" calcext:value-type="float">
            <text:p>366</text:p>
          </table:table-cell>
          <table:table-cell table:number-columns-repeated="101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9" office:value-type="float" office:value="100" calcext:value-type="float">
            <text:p>100</text:p>
          </table:table-cell>
          <table:table-cell table:style-name="ce18" office:value-type="string" calcext:value-type="string">
            <text:p>DEMİROĞLU BİLİM ÜNİVERSİTESİ</text:p>
          </table:table-cell>
          <table:table-cell table:style-name="ce5" office:value-type="float" office:value="53.44" calcext:value-type="float">
            <text:p>53.44</text:p>
          </table:table-cell>
          <table:table-cell table:style-name="ce29" office:value-type="float" office:value="97.43" calcext:value-type="float">
            <text:p>97.43</text:p>
          </table:table-cell>
          <table:table-cell table:style-name="ce5" office:value-type="float" office:value="111.28" calcext:value-type="float">
            <text:p>111.28</text:p>
          </table:table-cell>
          <table:table-cell table:style-name="ce5" office:value-type="float" office:value="9.78" calcext:value-type="float">
            <text:p>9.78</text:p>
          </table:table-cell>
          <table:table-cell table:style-name="ce5" office:value-type="float" office:value="86.05" calcext:value-type="float">
            <text:p>86.05</text:p>
          </table:table-cell>
          <table:table-cell table:style-name="ce29" office:value-type="float" office:value="357.97" calcext:value-type="float">
            <text:p>357.97</text:p>
          </table:table-cell>
          <table:table-cell table:number-columns-repeated="101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8" office:value-type="float" office:value="102" calcext:value-type="float">
            <text:p>102</text:p>
          </table:table-cell>
          <table:table-cell table:style-name="ce17" office:value-type="string" calcext:value-type="string">
            <text:p>DOĞUŞ ÜNİVERSİTESİ</text:p>
          </table:table-cell>
          <table:table-cell table:style-name="ce4" office:value-type="float" office:value="79.86" calcext:value-type="float">
            <text:p>79.86</text:p>
          </table:table-cell>
          <table:table-cell table:style-name="ce28" office:value-type="float" office:value="101.89" calcext:value-type="float">
            <text:p>101.89</text:p>
          </table:table-cell>
          <table:table-cell table:style-name="ce4" office:value-type="float" office:value="87.27" calcext:value-type="float">
            <text:p>87.27</text:p>
          </table:table-cell>
          <table:table-cell table:style-name="ce4" office:value-type="float" office:value="45.67" calcext:value-type="float">
            <text:p>45.67</text:p>
          </table:table-cell>
          <table:table-cell table:style-name="ce4" office:value-type="float" office:value="34.68" calcext:value-type="float">
            <text:p>34.68</text:p>
          </table:table-cell>
          <table:table-cell table:style-name="ce28" office:value-type="float" office:value="349.38" calcext:value-type="float">
            <text:p>349.38</text:p>
          </table:table-cell>
          <table:table-cell table:number-columns-repeated="101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9" office:value-type="float" office:value="104" calcext:value-type="float">
            <text:p>104</text:p>
          </table:table-cell>
          <table:table-cell table:style-name="ce18" office:value-type="string" calcext:value-type="string">
            <text:p>ALTINBAŞ ÜNİVERSİTESİ</text:p>
          </table:table-cell>
          <table:table-cell table:style-name="ce5" office:value-type="float" office:value="71.25" calcext:value-type="float">
            <text:p>71.25</text:p>
          </table:table-cell>
          <table:table-cell table:style-name="ce29" office:value-type="float" office:value="76.71" calcext:value-type="float">
            <text:p>76.71</text:p>
          </table:table-cell>
          <table:table-cell table:style-name="ce5" office:value-type="float" office:value="80.69" calcext:value-type="float">
            <text:p>80.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3.95" calcext:value-type="float">
            <text:p>43.95</text:p>
          </table:table-cell>
          <table:table-cell table:style-name="ce29" office:value-type="float" office:value="342.59" calcext:value-type="float">
            <text:p>342.59</text:p>
          </table:table-cell>
          <table:table-cell table:number-columns-repeated="101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8" office:value-type="float" office:value="107" calcext:value-type="float">
            <text:p>107</text:p>
          </table:table-cell>
          <table:table-cell table:style-name="ce17" office:value-type="string" calcext:value-type="string">
            <text:p>İSTANBUL BİLGİ ÜNİVERSİTESİ</text:p>
          </table:table-cell>
          <table:table-cell table:style-name="ce4" office:value-type="float" office:value="98.97" calcext:value-type="float">
            <text:p>98.97</text:p>
          </table:table-cell>
          <table:table-cell table:style-name="ce28" office:value-type="float" office:value="91.5" calcext:value-type="float">
            <text:p>91.5</text:p>
          </table:table-cell>
          <table:table-cell table:style-name="ce4" office:value-type="float" office:value="97.65" calcext:value-type="float">
            <text:p>97.65</text:p>
          </table:table-cell>
          <table:table-cell table:style-name="ce4" office:value-type="float" office:value="35.69" calcext:value-type="float">
            <text:p>35.69</text:p>
          </table:table-cell>
          <table:table-cell table:style-name="ce4" office:value-type="float" office:value="12.21" calcext:value-type="float">
            <text:p>12.21</text:p>
          </table:table-cell>
          <table:table-cell table:style-name="ce28" office:value-type="float" office:value="336.02" calcext:value-type="float">
            <text:p>336.02</text:p>
          </table:table-cell>
          <table:table-cell table:number-columns-repeated="1015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29" office:value-type="float" office:value="112" calcext:value-type="float">
            <text:p>112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5" office:value-type="float" office:value="66.3" calcext:value-type="float">
            <text:p>66.3</text:p>
          </table:table-cell>
          <table:table-cell table:style-name="ce29" office:value-type="float" office:value="66.84" calcext:value-type="float">
            <text:p>66.84</text:p>
          </table:table-cell>
          <table:table-cell table:style-name="ce5" office:value-type="float" office:value="71.83" calcext:value-type="float">
            <text:p>71.83</text:p>
          </table:table-cell>
          <table:table-cell table:style-name="ce5" office:value-type="float" office:value="84.96" calcext:value-type="float">
            <text:p>84.96</text:p>
          </table:table-cell>
          <table:table-cell table:style-name="ce5" office:value-type="float" office:value="35.84" calcext:value-type="float">
            <text:p>35.84</text:p>
          </table:table-cell>
          <table:table-cell table:style-name="ce29" office:value-type="float" office:value="325.77" calcext:value-type="float">
            <text:p>325.77</text:p>
          </table:table-cell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8" office:value-type="float" office:value="115" calcext:value-type="float">
            <text:p>115</text:p>
          </table:table-cell>
          <table:table-cell table:style-name="ce17" office:value-type="string" calcext:value-type="string">
            <text:p>ÜSKÜDAR ÜNİVERSİTESİ</text:p>
          </table:table-cell>
          <table:table-cell table:style-name="ce4" office:value-type="float" office:value="80.64" calcext:value-type="float">
            <text:p>80.64</text:p>
          </table:table-cell>
          <table:table-cell table:style-name="ce28" office:value-type="float" office:value="97.52" calcext:value-type="float">
            <text:p>97.52</text:p>
          </table:table-cell>
          <table:table-cell table:style-name="ce4" office:value-type="float" office:value="76.73" calcext:value-type="float">
            <text:p>76.73</text:p>
          </table:table-cell>
          <table:table-cell table:style-name="ce4" office:value-type="float" office:value="32.73" calcext:value-type="float">
            <text:p>32.73</text:p>
          </table:table-cell>
          <table:table-cell table:style-name="ce4" office:value-type="float" office:value="27.07" calcext:value-type="float">
            <text:p>27.07</text:p>
          </table:table-cell>
          <table:table-cell table:style-name="ce28" office:value-type="float" office:value="314.7" calcext:value-type="float">
            <text:p>314.7</text:p>
          </table:table-cell>
          <table:table-cell table:number-columns-repeated="1015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29" office:value-type="float" office:value="116" calcext:value-type="float">
            <text:p>116</text:p>
          </table:table-cell>
          <table:table-cell table:style-name="ce18" office:value-type="string" calcext:value-type="string">
            <text:p>İSTANBUL OKAN ÜNİVERSİTESİ</text:p>
          </table:table-cell>
          <table:table-cell table:style-name="ce5" office:value-type="float" office:value="54.58" calcext:value-type="float">
            <text:p>54.58</text:p>
          </table:table-cell>
          <table:table-cell table:style-name="ce29" office:value-type="float" office:value="57.5" calcext:value-type="float">
            <text:p>57.5</text:p>
          </table:table-cell>
          <table:table-cell table:style-name="ce5" office:value-type="float" office:value="62.19" calcext:value-type="float">
            <text:p>62.19</text:p>
          </table:table-cell>
          <table:table-cell table:style-name="ce5" office:value-type="float" office:value="90.24" calcext:value-type="float">
            <text:p>90.24</text:p>
          </table:table-cell>
          <table:table-cell table:style-name="ce5" office:value-type="float" office:value="49.55" calcext:value-type="float">
            <text:p>49.55</text:p>
          </table:table-cell>
          <table:table-cell table:style-name="ce29" office:value-type="float" office:value="314.06" calcext:value-type="float">
            <text:p>314.06</text:p>
          </table:table-cell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8" office:value-type="float" office:value="117" calcext:value-type="float">
            <text:p>117</text:p>
          </table:table-cell>
          <table:table-cell table:style-name="ce17" office:value-type="string" calcext:value-type="string">
            <text:p>KONYA GIDA VE TARIM ÜNİVERSİTESİ</text:p>
          </table:table-cell>
          <table:table-cell table:style-name="ce4" office:value-type="float" office:value="81.98" calcext:value-type="float">
            <text:p>81.98</text:p>
          </table:table-cell>
          <table:table-cell table:style-name="ce28" office:value-type="float" office:value="84.65" calcext:value-type="float">
            <text:p>84.65</text:p>
          </table:table-cell>
          <table:table-cell table:style-name="ce4" office:value-type="float" office:value="55.09" calcext:value-type="float">
            <text:p>55.09</text:p>
          </table:table-cell>
          <table:table-cell table:style-name="ce4" office:value-type="float" office:value="3.74" calcext:value-type="float">
            <text:p>3.74</text:p>
          </table:table-cell>
          <table:table-cell table:style-name="ce4" office:value-type="float" office:value="84.98" calcext:value-type="float">
            <text:p>84.98</text:p>
          </table:table-cell>
          <table:table-cell table:style-name="ce28" office:value-type="float" office:value="310.45" calcext:value-type="float">
            <text:p>310.45</text:p>
          </table:table-cell>
          <table:table-cell table:number-columns-repeated="101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29" office:value-type="float" office:value="118" calcext:value-type="float">
            <text:p>118</text:p>
          </table:table-cell>
          <table:table-cell table:style-name="ce18" office:value-type="string" calcext:value-type="string">
            <text:p>TÜRK HAVA KURUMU ÜNİVERSİTESİ</text:p>
          </table:table-cell>
          <table:table-cell table:style-name="ce5" office:value-type="float" office:value="74.49" calcext:value-type="float">
            <text:p>74.49</text:p>
          </table:table-cell>
          <table:table-cell table:style-name="ce29" office:value-type="float" office:value="68.9" calcext:value-type="float">
            <text:p>68.9</text:p>
          </table:table-cell>
          <table:table-cell table:style-name="ce5" office:value-type="float" office:value="63.32" calcext:value-type="float">
            <text:p>63.32</text:p>
          </table:table-cell>
          <table:table-cell table:style-name="ce5" office:value-type="float" office:value="53.53" calcext:value-type="float">
            <text:p>53.53</text:p>
          </table:table-cell>
          <table:table-cell table:style-name="ce5" office:value-type="float" office:value="46.42" calcext:value-type="float">
            <text:p>46.42</text:p>
          </table:table-cell>
          <table:table-cell table:style-name="ce29" office:value-type="float" office:value="306.66" calcext:value-type="float">
            <text:p>306.66</text:p>
          </table:table-cell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8" office:value-type="float" office:value="120" calcext:value-type="float">
            <text:p>120</text:p>
          </table:table-cell>
          <table:table-cell table:style-name="ce17" office:value-type="string" calcext:value-type="string">
            <text:p>ANTALYA BİLİM ÜNİVERSİTESİ</text:p>
          </table:table-cell>
          <table:table-cell table:style-name="ce4" office:value-type="float" office:value="93.65" calcext:value-type="float">
            <text:p>93.65</text:p>
          </table:table-cell>
          <table:table-cell table:style-name="ce28" office:value-type="float" office:value="87.9" calcext:value-type="float">
            <text:p>87.9</text:p>
          </table:table-cell>
          <table:table-cell table:style-name="ce4" office:value-type="float" office:value="76.12" calcext:value-type="float">
            <text:p>76.1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18" calcext:value-type="float">
            <text:p>45.18</text:p>
          </table:table-cell>
          <table:table-cell table:style-name="ce28" office:value-type="float" office:value="303.05" calcext:value-type="float">
            <text:p>303.05</text:p>
          </table:table-cell>
          <table:table-cell table:number-columns-repeated="101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9" office:value-type="float" office:value="123" calcext:value-type="float">
            <text:p>123</text:p>
          </table:table-cell>
          <table:table-cell table:style-name="ce18" office:value-type="string" calcext:value-type="string">
            <text:p>IŞIK ÜNİVERSİTESİ</text:p>
          </table:table-cell>
          <table:table-cell table:style-name="ce5" office:value-type="float" office:value="53.22" calcext:value-type="float">
            <text:p>53.22</text:p>
          </table:table-cell>
          <table:table-cell table:style-name="ce29" office:value-type="float" office:value="83.1" calcext:value-type="float">
            <text:p>83.1</text:p>
          </table:table-cell>
          <table:table-cell table:style-name="ce5" office:value-type="float" office:value="90.74" calcext:value-type="float">
            <text:p>90.74</text:p>
          </table:table-cell>
          <table:table-cell table:style-name="ce5" office:value-type="float" office:value="48.07" calcext:value-type="float">
            <text:p>48.07</text:p>
          </table:table-cell>
          <table:table-cell table:style-name="ce5" office:value-type="float" office:value="22.42" calcext:value-type="float">
            <text:p>22.42</text:p>
          </table:table-cell>
          <table:table-cell table:style-name="ce29" office:value-type="float" office:value="297.56" calcext:value-type="float">
            <text:p>297.56</text:p>
          </table:table-cell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8" office:value-type="float" office:value="128" calcext:value-type="float">
            <text:p>128</text:p>
          </table:table-cell>
          <table:table-cell table:style-name="ce17" office:value-type="string" calcext:value-type="string">
            <text:p>PİRİ REİS ÜNİVERSİTESİ</text:p>
          </table:table-cell>
          <table:table-cell table:style-name="ce4" office:value-type="float" office:value="75.98" calcext:value-type="float">
            <text:p>75.98</text:p>
          </table:table-cell>
          <table:table-cell table:style-name="ce28" office:value-type="float" office:value="73.92" calcext:value-type="float">
            <text:p>73.92</text:p>
          </table:table-cell>
          <table:table-cell table:style-name="ce4" office:value-type="float" office:value="66.47" calcext:value-type="float">
            <text:p>66.47</text:p>
          </table:table-cell>
          <table:table-cell table:style-name="ce4" office:value-type="float" office:value="27.55" calcext:value-type="float">
            <text:p>27.55</text:p>
          </table:table-cell>
          <table:table-cell table:style-name="ce4" office:value-type="float" office:value="39.8" calcext:value-type="float">
            <text:p>39.8</text:p>
          </table:table-cell>
          <table:table-cell table:style-name="ce28" office:value-type="float" office:value="283.72" calcext:value-type="float">
            <text:p>283.72</text:p>
          </table:table-cell>
          <table:table-cell table:number-columns-repeated="101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9" office:value-type="float" office:value="129" calcext:value-type="float">
            <text:p>129</text:p>
          </table:table-cell>
          <table:table-cell table:style-name="ce18" office:value-type="string" calcext:value-type="string">
            <text:p>İSTANBUL TİCARET ÜNİVERSİTESİ</text:p>
          </table:table-cell>
          <table:table-cell table:style-name="ce5" office:value-type="float" office:value="27.75" calcext:value-type="float">
            <text:p>27.75</text:p>
          </table:table-cell>
          <table:table-cell table:style-name="ce29" office:value-type="float" office:value="50.78" calcext:value-type="float">
            <text:p>50.78</text:p>
          </table:table-cell>
          <table:table-cell table:style-name="ce5" office:value-type="float" office:value="73.73" calcext:value-type="float">
            <text:p>73.73</text:p>
          </table:table-cell>
          <table:table-cell table:style-name="ce5" office:value-type="float" office:value="111.41" calcext:value-type="float">
            <text:p>111.41</text:p>
          </table:table-cell>
          <table:table-cell table:style-name="ce5" office:value-type="float" office:value="19.95" calcext:value-type="float">
            <text:p>19.95</text:p>
          </table:table-cell>
          <table:table-cell table:style-name="ce29" office:value-type="float" office:value="283.61" calcext:value-type="float">
            <text:p>283.61</text:p>
          </table:table-cell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8" office:value-type="float" office:value="130" calcext:value-type="float">
            <text:p>130</text:p>
          </table:table-cell>
          <table:table-cell table:style-name="ce17" office:value-type="string" calcext:value-type="string">
            <text:p>ÇAĞ ÜNİVERSİTESİ</text:p>
          </table:table-cell>
          <table:table-cell table:style-name="ce4" office:value-type="float" office:value="49.84" calcext:value-type="float">
            <text:p>49.84</text:p>
          </table:table-cell>
          <table:table-cell table:style-name="ce28" office:value-type="float" office:value="150.05" calcext:value-type="float">
            <text:p>150.05</text:p>
          </table:table-cell>
          <table:table-cell table:style-name="ce4" office:value-type="float" office:value="55.47" calcext:value-type="float">
            <text:p>55.47</text:p>
          </table:table-cell>
          <table:table-cell table:style-name="ce4" office:value-type="float" office:value="27.93" calcext:value-type="float">
            <text:p>27.93</text:p>
          </table:table-cell>
          <table:table-cell table:style-name="ce4" office:value-type="float" office:value="0.1" calcext:value-type="float">
            <text:p>0.1</text:p>
          </table:table-cell>
          <table:table-cell table:style-name="ce28" office:value-type="float" office:value="283.4" calcext:value-type="float">
            <text:p>283.4</text:p>
          </table:table-cell>
          <table:table-cell table:number-columns-repeated="101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9" office:value-type="float" office:value="131" calcext:value-type="float">
            <text:p>131</text:p>
          </table:table-cell>
          <table:table-cell table:style-name="ce18" office:value-type="string" calcext:value-type="string">
            <text:p>TED ÜNİVERSİTESİ</text:p>
          </table:table-cell>
          <table:table-cell table:style-name="ce5" office:value-type="float" office:value="86.64" calcext:value-type="float">
            <text:p>86.64</text:p>
          </table:table-cell>
          <table:table-cell table:style-name="ce29" office:value-type="float" office:value="70.57" calcext:value-type="float">
            <text:p>70.57</text:p>
          </table:table-cell>
          <table:table-cell table:style-name="ce5" office:value-type="float" office:value="76.4" calcext:value-type="float">
            <text:p>76.4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48.6" calcext:value-type="float">
            <text:p>48.6</text:p>
          </table:table-cell>
          <table:table-cell table:style-name="ce29" office:value-type="float" office:value="282.41" calcext:value-type="float">
            <text:p>282.41</text:p>
          </table:table-cell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8" office:value-type="float" office:value="132" calcext:value-type="float">
            <text:p>132</text:p>
          </table:table-cell>
          <table:table-cell table:style-name="ce17" office:value-type="string" calcext:value-type="string">
            <text:p>MALTEPE ÜNİVERSİTESİ</text:p>
          </table:table-cell>
          <table:table-cell table:style-name="ce4" office:value-type="float" office:value="31.26" calcext:value-type="float">
            <text:p>31.26</text:p>
          </table:table-cell>
          <table:table-cell table:style-name="ce28" office:value-type="float" office:value="46.42" calcext:value-type="float">
            <text:p>46.42</text:p>
          </table:table-cell>
          <table:table-cell table:style-name="ce4" office:value-type="float" office:value="53.78" calcext:value-type="float">
            <text:p>53.78</text:p>
          </table:table-cell>
          <table:table-cell table:style-name="ce4" office:value-type="float" office:value="90.21" calcext:value-type="float">
            <text:p>90.21</text:p>
          </table:table-cell>
          <table:table-cell table:style-name="ce4" office:value-type="float" office:value="56.52" calcext:value-type="float">
            <text:p>56.52</text:p>
          </table:table-cell>
          <table:table-cell table:style-name="ce28" office:value-type="float" office:value="278.2" calcext:value-type="float">
            <text:p>278.2</text:p>
          </table:table-cell>
          <table:table-cell table:number-columns-repeated="101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9" office:value-type="float" office:value="133" calcext:value-type="float">
            <text:p>133</text:p>
          </table:table-cell>
          <table:table-cell table:style-name="ce18" office:value-type="string" calcext:value-type="string">
            <text:p>İSTANBUL AYDIN ÜNİVERSİTESİ</text:p>
          </table:table-cell>
          <table:table-cell table:style-name="ce5" office:value-type="float" office:value="50.38" calcext:value-type="float">
            <text:p>50.38</text:p>
          </table:table-cell>
          <table:table-cell table:style-name="ce29" office:value-type="float" office:value="64.97" calcext:value-type="float">
            <text:p>64.97</text:p>
          </table:table-cell>
          <table:table-cell table:style-name="ce5" office:value-type="float" office:value="62.95" calcext:value-type="float">
            <text:p>62.95</text:p>
          </table:table-cell>
          <table:table-cell table:style-name="ce5" office:value-type="float" office:value="60.63" calcext:value-type="float">
            <text:p>60.63</text:p>
          </table:table-cell>
          <table:table-cell table:style-name="ce5" office:value-type="float" office:value="38.35" calcext:value-type="float">
            <text:p>38.35</text:p>
          </table:table-cell>
          <table:table-cell table:style-name="ce29" office:value-type="float" office:value="277.28" calcext:value-type="float">
            <text:p>277.28</text:p>
          </table:table-cell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8" office:value-type="float" office:value="136" calcext:value-type="float">
            <text:p>136</text:p>
          </table:table-cell>
          <table:table-cell table:style-name="ce17" office:value-type="string" calcext:value-type="string">
            <text:p>İBN HALDUN ÜNİVERSİTESİ</text:p>
          </table:table-cell>
          <table:table-cell table:style-name="ce4" office:value-type="float" office:value="41.88" calcext:value-type="float">
            <text:p>41.88</text:p>
          </table:table-cell>
          <table:table-cell table:style-name="ce28" office:value-type="float" office:value="22.95" calcext:value-type="float">
            <text:p>22.95</text:p>
          </table:table-cell>
          <table:table-cell table:style-name="ce4" office:value-type="float" office:value="21.69" calcext:value-type="float">
            <text:p>21.69</text:p>
          </table:table-cell>
          <table:table-cell table:style-name="ce4" office:value-type="float" office:value="91.55" calcext:value-type="float">
            <text:p>91.55</text:p>
          </table:table-cell>
          <table:table-cell table:style-name="ce4" office:value-type="float" office:value="82.37" calcext:value-type="float">
            <text:p>82.37</text:p>
          </table:table-cell>
          <table:table-cell table:style-name="ce28" office:value-type="float" office:value="260.44" calcext:value-type="float">
            <text:p>260.44</text:p>
          </table:table-cell>
          <table:table-cell table:number-columns-repeated="101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138" calcext:value-type="float">
            <text:p>138</text:p>
          </table:table-cell>
          <table:table-cell table:style-name="ce18" office:value-type="string" calcext:value-type="string">
            <text:p>BİRUNİ ÜNİVERSİTESİ</text:p>
          </table:table-cell>
          <table:table-cell table:style-name="ce29" office:value-type="float" office:value="55.83" calcext:value-type="float">
            <text:p>55.83</text:p>
          </table:table-cell>
          <table:table-cell table:style-name="ce5" office:value-type="float" office:value="58.02" calcext:value-type="float">
            <text:p>58.02</text:p>
          </table:table-cell>
          <table:table-cell table:style-name="ce18" office:value-type="float" office:value="53.81" calcext:value-type="float">
            <text:p>53.81</text:p>
          </table:table-cell>
          <table:table-cell table:style-name="ce5" office:value-type="float" office:value="23.07" calcext:value-type="float">
            <text:p>23.07</text:p>
          </table:table-cell>
          <table:table-cell table:style-name="ce29" office:value-type="float" office:value="62.81" calcext:value-type="float">
            <text:p>62.81</text:p>
          </table:table-cell>
          <table:table-cell table:style-name="ce5" office:value-type="float" office:value="253.52" calcext:value-type="float">
            <text:p>253.52</text:p>
          </table:table-cell>
          <table:table-cell table:number-columns-repeated="101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float" office:value="139" calcext:value-type="float">
            <text:p>139</text:p>
          </table:table-cell>
          <table:table-cell table:style-name="ce17" office:value-type="string" calcext:value-type="string">
            <text:p>MEF ÜNİVERSİTESİ</text:p>
          </table:table-cell>
          <table:table-cell table:style-name="ce28" office:value-type="float" office:value="73.55" calcext:value-type="float">
            <text:p>73.55</text:p>
          </table:table-cell>
          <table:table-cell table:style-name="ce4" office:value-type="float" office:value="56.12" calcext:value-type="float">
            <text:p>56.12</text:p>
          </table:table-cell>
          <table:table-cell table:style-name="ce17" office:value-type="float" office:value="81.32" calcext:value-type="float">
            <text:p>81.32</text:p>
          </table:table-cell>
          <table:table-cell table:style-name="ce4" office:value-type="float" office:value="0.2" calcext:value-type="float">
            <text:p>0.2</text:p>
          </table:table-cell>
          <table:table-cell table:style-name="ce28" office:value-type="float" office:value="39.84" calcext:value-type="float">
            <text:p>39.84</text:p>
          </table:table-cell>
          <table:table-cell table:style-name="ce4" office:value-type="float" office:value="251.03" calcext:value-type="float">
            <text:p>251.03</text:p>
          </table:table-cell>
          <table:table-cell table:number-columns-repeated="101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140" calcext:value-type="float">
            <text:p>140</text:p>
          </table:table-cell>
          <table:table-cell table:style-name="ce18" office:value-type="string" calcext:value-type="string">
            <text:p>İSTANBUL KÜLTÜR ÜNİVERSİTESİ</text:p>
          </table:table-cell>
          <table:table-cell table:style-name="ce29" office:value-type="float" office:value="51.75" calcext:value-type="float">
            <text:p>51.75</text:p>
          </table:table-cell>
          <table:table-cell table:style-name="ce5" office:value-type="float" office:value="60.19" calcext:value-type="float">
            <text:p>60.19</text:p>
          </table:table-cell>
          <table:table-cell table:style-name="ce18" office:value-type="float" office:value="65.93" calcext:value-type="float">
            <text:p>65.93</text:p>
          </table:table-cell>
          <table:table-cell table:style-name="ce5" office:value-type="float" office:value="54.39" calcext:value-type="float">
            <text:p>54.39</text:p>
          </table:table-cell>
          <table:table-cell table:style-name="ce29" office:value-type="float" office:value="16.56" calcext:value-type="float">
            <text:p>16.56</text:p>
          </table:table-cell>
          <table:table-cell table:style-name="ce5" office:value-type="float" office:value="248.82" calcext:value-type="float">
            <text:p>248.82</text:p>
          </table:table-cell>
          <table:table-cell table:number-columns-repeated="1015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float" office:value="141" calcext:value-type="float">
            <text:p>141</text:p>
          </table:table-cell>
          <table:table-cell table:style-name="ce17" office:value-type="string" calcext:value-type="string">
            <text:p>BEYKENT ÜNİVERSİTESİ</text:p>
          </table:table-cell>
          <table:table-cell table:style-name="ce28" office:value-type="float" office:value="44.59" calcext:value-type="float">
            <text:p>44.59</text:p>
          </table:table-cell>
          <table:table-cell table:style-name="ce4" office:value-type="float" office:value="47.16" calcext:value-type="float">
            <text:p>47.16</text:p>
          </table:table-cell>
          <table:table-cell table:style-name="ce17" office:value-type="float" office:value="50.4" calcext:value-type="float">
            <text:p>50.4</text:p>
          </table:table-cell>
          <table:table-cell table:style-name="ce4" office:value-type="float" office:value="77.52" calcext:value-type="float">
            <text:p>77.52</text:p>
          </table:table-cell>
          <table:table-cell table:style-name="ce28" office:value-type="float" office:value="27.89" calcext:value-type="float">
            <text:p>27.89</text:p>
          </table:table-cell>
          <table:table-cell table:style-name="ce4" office:value-type="float" office:value="247.56" calcext:value-type="float">
            <text:p>247.56</text:p>
          </table:table-cell>
          <table:table-cell table:number-columns-repeated="101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142" calcext:value-type="float">
            <text:p>142</text:p>
          </table:table-cell>
          <table:table-cell table:style-name="ce18" office:value-type="string" calcext:value-type="string">
            <text:p>UFUK ÜNİVERSİTESİ</text:p>
          </table:table-cell>
          <table:table-cell table:style-name="ce29" office:value-type="float" office:value="40.52" calcext:value-type="float">
            <text:p>40.52</text:p>
          </table:table-cell>
          <table:table-cell table:style-name="ce5" office:value-type="float" office:value="56.51" calcext:value-type="float">
            <text:p>56.51</text:p>
          </table:table-cell>
          <table:table-cell table:style-name="ce18" office:value-type="float" office:value="76.91" calcext:value-type="float">
            <text:p>76.91</text:p>
          </table:table-cell>
          <table:table-cell table:style-name="ce5" office:value-type="float" office:value="4.64" calcext:value-type="float">
            <text:p>4.64</text:p>
          </table:table-cell>
          <table:table-cell table:style-name="ce29" office:value-type="float" office:value="68.98" calcext:value-type="float">
            <text:p>68.98</text:p>
          </table:table-cell>
          <table:table-cell table:style-name="ce5" office:value-type="float" office:value="247.56" calcext:value-type="float">
            <text:p>247.56</text:p>
          </table:table-cell>
          <table:table-cell table:number-columns-repeated="101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3" calcext:value-type="float">
            <text:p>143</text:p>
          </table:table-cell>
          <table:table-cell table:style-name="ce17" office:value-type="string" calcext:value-type="string">
            <text:p>KTO KARATAY ÜNİVERSİTESİ</text:p>
          </table:table-cell>
          <table:table-cell table:style-name="ce28" office:value-type="float" office:value="27.75" calcext:value-type="float">
            <text:p>27.75</text:p>
          </table:table-cell>
          <table:table-cell table:style-name="ce4" office:value-type="float" office:value="103.37" calcext:value-type="float">
            <text:p>103.37</text:p>
          </table:table-cell>
          <table:table-cell table:style-name="ce17" office:value-type="float" office:value="60.4" calcext:value-type="float">
            <text:p>60.4</text:p>
          </table:table-cell>
          <table:table-cell table:style-name="ce4" office:value-type="float" office:value="18.08" calcext:value-type="float">
            <text:p>18.08</text:p>
          </table:table-cell>
          <table:table-cell table:style-name="ce28" office:value-type="float" office:value="32.67" calcext:value-type="float">
            <text:p>32.67</text:p>
          </table:table-cell>
          <table:table-cell table:style-name="ce4" office:value-type="float" office:value="242.26" calcext:value-type="float">
            <text:p>242.26</text:p>
          </table:table-cell>
          <table:table-cell table:number-columns-repeated="101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144" calcext:value-type="float">
            <text:p>144</text:p>
          </table:table-cell>
          <table:table-cell table:style-name="ce18" office:value-type="string" calcext:value-type="string">
            <text:p>İSTANBUL GELİŞİM ÜNİVERSİTESİ</text:p>
          </table:table-cell>
          <table:table-cell table:style-name="ce29" office:value-type="float" office:value="59.84" calcext:value-type="float">
            <text:p>59.84</text:p>
          </table:table-cell>
          <table:table-cell table:style-name="ce5" office:value-type="float" office:value="56.65" calcext:value-type="float">
            <text:p>56.65</text:p>
          </table:table-cell>
          <table:table-cell table:style-name="ce18" office:value-type="float" office:value="48.51" calcext:value-type="float">
            <text:p>48.51</text:p>
          </table:table-cell>
          <table:table-cell table:style-name="ce5" office:value-type="float" office:value="37.72" calcext:value-type="float">
            <text:p>37.72</text:p>
          </table:table-cell>
          <table:table-cell table:style-name="ce29" office:value-type="float" office:value="39.44" calcext:value-type="float">
            <text:p>39.44</text:p>
          </table:table-cell>
          <table:table-cell table:style-name="ce5" office:value-type="float" office:value="242.16" calcext:value-type="float">
            <text:p>242.16</text:p>
          </table:table-cell>
          <table:table-cell table:number-columns-repeated="1015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float" office:value="145" calcext:value-type="float">
            <text:p>145</text:p>
          </table:table-cell>
          <table:table-cell table:style-name="ce17" office:value-type="string" calcext:value-type="string">
            <text:p>YÜKSEK İHTİSAS ÜNİVERSİTESİ</text:p>
          </table:table-cell>
          <table:table-cell table:style-name="ce28" office:value-type="float" office:value="22.58" calcext:value-type="float">
            <text:p>22.58</text:p>
          </table:table-cell>
          <table:table-cell table:style-name="ce4" office:value-type="float" office:value="90.63" calcext:value-type="float">
            <text:p>90.63</text:p>
          </table:table-cell>
          <table:table-cell table:style-name="ce17" office:value-type="float" office:value="26.18" calcext:value-type="float">
            <text:p>26.18</text:p>
          </table:table-cell>
          <table:table-cell table:style-name="ce4" office:value-type="float" office:value="0.2" calcext:value-type="float">
            <text:p>0.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239.6" calcext:value-type="float">
            <text:p>239.6</text:p>
          </table:table-cell>
          <table:table-cell table:number-columns-repeated="101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float" office:value="146" calcext:value-type="float">
            <text:p>146</text:p>
          </table:table-cell>
          <table:table-cell table:style-name="ce18" office:value-type="string" calcext:value-type="string">
            <text:p>İSTİNYE ÜNİVERSİTESİ</text:p>
          </table:table-cell>
          <table:table-cell table:style-name="ce29" office:value-type="float" office:value="66.22" calcext:value-type="float">
            <text:p>66.22</text:p>
          </table:table-cell>
          <table:table-cell table:style-name="ce5" office:value-type="float" office:value="40.85" calcext:value-type="float">
            <text:p>40.85</text:p>
          </table:table-cell>
          <table:table-cell table:style-name="ce18" office:value-type="float" office:value="50.59" calcext:value-type="float">
            <text:p>50.59</text:p>
          </table:table-cell>
          <table:table-cell table:style-name="ce5" office:value-type="float" office:value="1.02" calcext:value-type="float">
            <text:p>1.02</text:p>
          </table:table-cell>
          <table:table-cell table:style-name="ce29" office:value-type="float" office:value="79.02" calcext:value-type="float">
            <text:p>79.02</text:p>
          </table:table-cell>
          <table:table-cell table:style-name="ce5" office:value-type="float" office:value="237.7" calcext:value-type="float">
            <text:p>237.7</text:p>
          </table:table-cell>
          <table:table-cell table:number-columns-repeated="1015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float" office:value="147" calcext:value-type="float">
            <text:p>147</text:p>
          </table:table-cell>
          <table:table-cell table:style-name="ce17" office:value-type="string" calcext:value-type="string">
            <text:p>İSTANBUL SABAHATTİN ZAİM ÜNİVERSİTESİ</text:p>
          </table:table-cell>
          <table:table-cell table:style-name="ce28" office:value-type="float" office:value="48.65" calcext:value-type="float">
            <text:p>48.65</text:p>
          </table:table-cell>
          <table:table-cell table:style-name="ce4" office:value-type="float" office:value="40.99" calcext:value-type="float">
            <text:p>40.99</text:p>
          </table:table-cell>
          <table:table-cell table:style-name="ce17" office:value-type="float" office:value="38.09" calcext:value-type="float">
            <text:p>38.09</text:p>
          </table:table-cell>
          <table:table-cell table:style-name="ce4" office:value-type="float" office:value="87.08" calcext:value-type="float">
            <text:p>87.08</text:p>
          </table:table-cell>
          <table:table-cell table:style-name="ce28" office:value-type="float" office:value="19.58" calcext:value-type="float">
            <text:p>19.58</text:p>
          </table:table-cell>
          <table:table-cell table:style-name="ce4" office:value-type="float" office:value="234.4" calcext:value-type="float">
            <text:p>234.4</text:p>
          </table:table-cell>
          <table:table-cell table:number-columns-repeated="101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148" calcext:value-type="float">
            <text:p>148</text:p>
          </table:table-cell>
          <table:table-cell table:style-name="ce18" office:value-type="string" calcext:value-type="string">
            <text:p>SANKO ÜNİVERSİTESİ</text:p>
          </table:table-cell>
          <table:table-cell table:style-name="ce29" office:value-type="float" office:value="39.72" calcext:value-type="float">
            <text:p>39.72</text:p>
          </table:table-cell>
          <table:table-cell table:style-name="ce5" office:value-type="float" office:value="40.73" calcext:value-type="float">
            <text:p>40.73</text:p>
          </table:table-cell>
          <table:table-cell table:style-name="ce18" office:value-type="float" office:value="61.94" calcext:value-type="float">
            <text:p>61.94</text:p>
          </table:table-cell>
          <table:table-cell table:style-name="ce5" office:value-type="float" office:value="2.2" calcext:value-type="float">
            <text:p>2.2</text:p>
          </table:table-cell>
          <table:table-cell table:style-name="ce29" office:value-type="float" office:value="82.21" calcext:value-type="float">
            <text:p>82.21</text:p>
          </table:table-cell>
          <table:table-cell table:style-name="ce5" office:value-type="float" office:value="226.81" calcext:value-type="float">
            <text:p>226.81</text:p>
          </table:table-cell>
          <table:table-cell table:number-columns-repeated="1015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float" office:value="150" calcext:value-type="float">
            <text:p>150</text:p>
          </table:table-cell>
          <table:table-cell table:style-name="ce17" office:value-type="string" calcext:value-type="string">
            <text:p>FATİH SULTAN MEHMET VAKIF ÜNİVERSİTESİ</text:p>
          </table:table-cell>
          <table:table-cell table:style-name="ce28" office:value-type="float" office:value="40.69" calcext:value-type="float">
            <text:p>40.69</text:p>
          </table:table-cell>
          <table:table-cell table:style-name="ce4" office:value-type="float" office:value="39.86" calcext:value-type="float">
            <text:p>39.86</text:p>
          </table:table-cell>
          <table:table-cell table:style-name="ce17" office:value-type="float" office:value="30.99" calcext:value-type="float">
            <text:p>30.99</text:p>
          </table:table-cell>
          <table:table-cell table:style-name="ce4" office:value-type="float" office:value="72.22" calcext:value-type="float">
            <text:p>72.22</text:p>
          </table:table-cell>
          <table:table-cell table:style-name="ce28" office:value-type="float" office:value="36.21" calcext:value-type="float">
            <text:p>36.21</text:p>
          </table:table-cell>
          <table:table-cell table:style-name="ce4" office:value-type="float" office:value="219.98" calcext:value-type="float">
            <text:p>219.98</text:p>
          </table:table-cell>
          <table:table-cell table:number-columns-repeated="101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float" office:value="152" calcext:value-type="float">
            <text:p>152</text:p>
          </table:table-cell>
          <table:table-cell table:style-name="ce18" office:value-type="string" calcext:value-type="string">
            <text:p>İSTANBUL YENİ YÜZYIL ÜNİVERSİTESİ</text:p>
          </table:table-cell>
          <table:table-cell table:style-name="ce29" office:value-type="float" office:value="30.46" calcext:value-type="float">
            <text:p>30.46</text:p>
          </table:table-cell>
          <table:table-cell table:style-name="ce5" office:value-type="float" office:value="45.19" calcext:value-type="float">
            <text:p>45.19</text:p>
          </table:table-cell>
          <table:table-cell table:style-name="ce18" office:value-type="float" office:value="52.04" calcext:value-type="float">
            <text:p>52.04</text:p>
          </table:table-cell>
          <table:table-cell table:style-name="ce5" office:value-type="float" office:value="21.58" calcext:value-type="float">
            <text:p>21.58</text:p>
          </table:table-cell>
          <table:table-cell table:style-name="ce29" office:value-type="float" office:value="65.82" calcext:value-type="float">
            <text:p>65.82</text:p>
          </table:table-cell>
          <table:table-cell table:style-name="ce5" office:value-type="float" office:value="215.1" calcext:value-type="float">
            <text:p>215.1</text:p>
          </table:table-cell>
          <table:table-cell table:number-columns-repeated="1015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float" office:value="153" calcext:value-type="float">
            <text:p>153</text:p>
          </table:table-cell>
          <table:table-cell table:style-name="ce17" office:value-type="string" calcext:value-type="string">
            <text:p>İSTANBUL GEDİK ÜNİVERSİTESİ</text:p>
          </table:table-cell>
          <table:table-cell table:style-name="ce28" office:value-type="float" office:value="41.12" calcext:value-type="float">
            <text:p>41.12</text:p>
          </table:table-cell>
          <table:table-cell table:style-name="ce4" office:value-type="float" office:value="21.9" calcext:value-type="float">
            <text:p>21.9</text:p>
          </table:table-cell>
          <table:table-cell table:style-name="ce17" office:value-type="float" office:value="35.25" calcext:value-type="float">
            <text:p>35.25</text:p>
          </table:table-cell>
          <table:table-cell table:style-name="ce4" office:value-type="float" office:value="60.98" calcext:value-type="float">
            <text:p>60.98</text:p>
          </table:table-cell>
          <table:table-cell table:style-name="ce28" office:value-type="float" office:value="53.7" calcext:value-type="float">
            <text:p>53.7</text:p>
          </table:table-cell>
          <table:table-cell table:style-name="ce4" office:value-type="float" office:value="212.96" calcext:value-type="float">
            <text:p>212.96</text:p>
          </table:table-cell>
          <table:table-cell table:number-columns-repeated="101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157" calcext:value-type="float">
            <text:p>157</text:p>
          </table:table-cell>
          <table:table-cell table:style-name="ce18" office:value-type="string" calcext:value-type="string">
            <text:p>HALİÇ ÜNİVERSİTESİ</text:p>
          </table:table-cell>
          <table:table-cell table:style-name="ce29" office:value-type="float" office:value="24.66" calcext:value-type="float">
            <text:p>24.66</text:p>
          </table:table-cell>
          <table:table-cell table:style-name="ce5" office:value-type="float" office:value="33.38" calcext:value-type="float">
            <text:p>33.38</text:p>
          </table:table-cell>
          <table:table-cell table:style-name="ce18" office:value-type="float" office:value="47.02" calcext:value-type="float">
            <text:p>47.02</text:p>
          </table:table-cell>
          <table:table-cell table:style-name="ce5" office:value-type="float" office:value="56.08" calcext:value-type="float">
            <text:p>56.08</text:p>
          </table:table-cell>
          <table:table-cell table:style-name="ce29" office:value-type="float" office:value="16.21" calcext:value-type="float">
            <text:p>16.21</text:p>
          </table:table-cell>
          <table:table-cell table:style-name="ce5" office:value-type="float" office:value="177.34" calcext:value-type="float">
            <text:p>177.34</text:p>
          </table:table-cell>
          <table:table-cell table:number-columns-repeated="1015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float" office:value="160" calcext:value-type="float">
            <text:p>160</text:p>
          </table:table-cell>
          <table:table-cell table:style-name="ce17" office:value-type="string" calcext:value-type="string">
            <text:p>NUH NACİ YAZGAN ÜNİVERSİTESİ</text:p>
          </table:table-cell>
          <table:table-cell table:style-name="ce28" office:value-type="float" office:value="44.84" calcext:value-type="float">
            <text:p>44.84</text:p>
          </table:table-cell>
          <table:table-cell table:style-name="ce4" office:value-type="float" office:value="30.45" calcext:value-type="float">
            <text:p>30.45</text:p>
          </table:table-cell>
          <table:table-cell table:style-name="ce17" office:value-type="float" office:value="38.76" calcext:value-type="float">
            <text:p>38.76</text:p>
          </table:table-cell>
          <table:table-cell table:style-name="ce4" office:value-type="float" office:value="0.2" calcext:value-type="float">
            <text:p>0.2</text:p>
          </table:table-cell>
          <table:table-cell table:style-name="ce28" office:value-type="float" office:value="41.97" calcext:value-type="float">
            <text:p>41.97</text:p>
          </table:table-cell>
          <table:table-cell table:style-name="ce4" office:value-type="float" office:value="156.23" calcext:value-type="float">
            <text:p>156.23</text:p>
          </table:table-cell>
          <table:table-cell table:number-columns-repeated="101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61" calcext:value-type="float">
            <text:p>161</text:p>
          </table:table-cell>
          <table:table-cell table:style-name="ce18" office:value-type="string" calcext:value-type="string">
            <text:p>TOROS ÜNİVERSİTESİ</text:p>
          </table:table-cell>
          <table:table-cell table:style-name="ce29" office:value-type="float" office:value="16.65" calcext:value-type="float">
            <text:p>16.65</text:p>
          </table:table-cell>
          <table:table-cell table:style-name="ce5" office:value-type="float" office:value="40.48" calcext:value-type="float">
            <text:p>40.48</text:p>
          </table:table-cell>
          <table:table-cell table:style-name="ce18" office:value-type="float" office:value="36.46" calcext:value-type="float">
            <text:p>36.46</text:p>
          </table:table-cell>
          <table:table-cell table:style-name="ce5" office:value-type="float" office:value="7.16" calcext:value-type="float">
            <text:p>7.16</text:p>
          </table:table-cell>
          <table:table-cell table:style-name="ce29" office:value-type="float" office:value="49.6" calcext:value-type="float">
            <text:p>49.6</text:p>
          </table:table-cell>
          <table:table-cell table:style-name="ce5" office:value-type="float" office:value="150.35" calcext:value-type="float">
            <text:p>150.35</text:p>
          </table:table-cell>
          <table:table-cell table:number-columns-repeated="1015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2" calcext:value-type="float">
            <text:p>162</text:p>
          </table:table-cell>
          <table:table-cell table:style-name="ce17" office:value-type="string" calcext:value-type="string">
            <text:p>İSTANBUL 29 MAYIS ÜNİVERSİTESİ</text:p>
          </table:table-cell>
          <table:table-cell table:style-name="ce28" office:value-type="float" office:value="0.2" calcext:value-type="float">
            <text:p>0.2</text:p>
          </table:table-cell>
          <table:table-cell table:style-name="ce4" office:value-type="float" office:value="0.62" calcext:value-type="float">
            <text:p>0.62</text:p>
          </table:table-cell>
          <table:table-cell table:style-name="ce17" office:value-type="float" office:value="7.94" calcext:value-type="float">
            <text:p>7.94</text:p>
          </table:table-cell>
          <table:table-cell table:style-name="ce4" office:value-type="float" office:value="64.23" calcext:value-type="float">
            <text:p>64.23</text:p>
          </table:table-cell>
          <table:table-cell table:style-name="ce28" office:value-type="float" office:value="65.37" calcext:value-type="float">
            <text:p>65.37</text:p>
          </table:table-cell>
          <table:table-cell table:style-name="ce4" office:value-type="float" office:value="138.36" calcext:value-type="float">
            <text:p>138.36</text:p>
          </table:table-cell>
          <table:table-cell table:number-columns-repeated="101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float" office:value="163" calcext:value-type="float">
            <text:p>163</text:p>
          </table:table-cell>
          <table:table-cell table:style-name="ce18" office:value-type="string" calcext:value-type="string">
            <text:p>AVRASYA ÜNİVERSİTESİ</text:p>
          </table:table-cell>
          <table:table-cell table:style-name="ce29" office:value-type="float" office:value="18.5" calcext:value-type="float">
            <text:p>18.5</text:p>
          </table:table-cell>
          <table:table-cell table:style-name="ce5" office:value-type="float" office:value="29.53" calcext:value-type="float">
            <text:p>29.53</text:p>
          </table:table-cell>
          <table:table-cell table:style-name="ce18" office:value-type="float" office:value="22.99" calcext:value-type="float">
            <text:p>22.99</text:p>
          </table:table-cell>
          <table:table-cell table:style-name="ce5" office:value-type="float" office:value="18.5" calcext:value-type="float">
            <text:p>18.5</text:p>
          </table:table-cell>
          <table:table-cell table:style-name="ce29" office:value-type="float" office:value="41.55" calcext:value-type="float">
            <text:p>41.55</text:p>
          </table:table-cell>
          <table:table-cell table:style-name="ce5" office:value-type="float" office:value="131.05" calcext:value-type="float">
            <text:p>131.05</text:p>
          </table:table-cell>
          <table:table-cell table:number-columns-repeated="1015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float" office:value="164" calcext:value-type="float">
            <text:p>164</text:p>
          </table:table-cell>
          <table:table-cell table:style-name="ce17" office:value-type="string" calcext:value-type="string">
            <text:p>NİŞANTAŞI ÜNİVERSİTESİ</text:p>
          </table:table-cell>
          <table:table-cell table:style-name="ce28" office:value-type="float" office:value="8.01" calcext:value-type="float">
            <text:p>8.01</text:p>
          </table:table-cell>
          <table:table-cell table:style-name="ce4" office:value-type="float" office:value="30.79" calcext:value-type="float">
            <text:p>30.79</text:p>
          </table:table-cell>
          <table:table-cell table:style-name="ce17" office:value-type="float" office:value="26.6" calcext:value-type="float">
            <text:p>26.6</text:p>
          </table:table-cell>
          <table:table-cell table:style-name="ce4" office:value-type="float" office:value="2.34" calcext:value-type="float">
            <text:p>2.34</text:p>
          </table:table-cell>
          <table:table-cell table:style-name="ce28" office:value-type="float" office:value="43.6" calcext:value-type="float">
            <text:p>43.6</text:p>
          </table:table-cell>
          <table:table-cell table:style-name="ce4" office:value-type="float" office:value="111.33" calcext:value-type="float">
            <text:p>111.33</text:p>
          </table:table-cell>
          <table:table-cell table:number-columns-repeated="101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float" office:value="165" calcext:value-type="float">
            <text:p>165</text:p>
          </table:table-cell>
          <table:table-cell table:style-name="ce18" office:value-type="string" calcext:value-type="string">
            <text:p>ALANYA HAMDULLAH EMİN PAŞA ÜNİVERSİTESİ</text:p>
          </table:table-cell>
          <table:table-cell table:style-name="ce29" office:value-type="float" office:value="10.38" calcext:value-type="float">
            <text:p>10.38</text:p>
          </table:table-cell>
          <table:table-cell table:style-name="ce5" office:value-type="float" office:value="13.18" calcext:value-type="float">
            <text:p>13.18</text:p>
          </table:table-cell>
          <table:table-cell table:style-name="ce18" office:value-type="float" office:value="7.55" calcext:value-type="float">
            <text:p>7.55</text:p>
          </table:table-cell>
          <table:table-cell table:style-name="ce5" office:value-type="float" office:value="0.2" calcext:value-type="float">
            <text:p>0.2</text:p>
          </table:table-cell>
          <table:table-cell table:style-name="ce29" office:value-type="float" office:value="74.62" calcext:value-type="float">
            <text:p>74.62</text:p>
          </table:table-cell>
          <table:table-cell table:style-name="ce5" office:value-type="float" office:value="105.94" calcext:value-type="float">
            <text:p>105.94</text:p>
          </table:table-cell>
          <table:table-cell table:number-columns-repeated="1015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166" calcext:value-type="float">
            <text:p>166</text:p>
          </table:table-cell>
          <table:table-cell table:style-name="ce17" office:value-type="string" calcext:value-type="string">
            <text:p>İSTANBUL ESENYURT ÜNİVERSİTESİ</text:p>
          </table:table-cell>
          <table:table-cell table:style-name="ce28" office:value-type="float" office:value="8.51" calcext:value-type="float">
            <text:p>8.51</text:p>
          </table:table-cell>
          <table:table-cell table:style-name="ce4" office:value-type="float" office:value="23.03" calcext:value-type="float">
            <text:p>23.03</text:p>
          </table:table-cell>
          <table:table-cell table:style-name="ce17" office:value-type="float" office:value="19.51" calcext:value-type="float">
            <text:p>19.51</text:p>
          </table:table-cell>
          <table:table-cell table:style-name="ce4" office:value-type="float" office:value="0.2" calcext:value-type="float">
            <text:p>0.2</text:p>
          </table:table-cell>
          <table:table-cell table:style-name="ce28" office:value-type="float" office:value="47.29" calcext:value-type="float">
            <text:p>47.29</text:p>
          </table:table-cell>
          <table:table-cell table:style-name="ce4" office:value-type="float" office:value="98.53" calcext:value-type="float">
            <text:p>98.53</text:p>
          </table:table-cell>
          <table:table-cell table:number-columns-repeated="1015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kıf Yükseköğretim Kurumlarının 2020 Yılı TÜBİTAK- ARDEB Destek İstatistiklerine Göre Sıralamaları" table:style-name="ta22"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number-columns-repeated="1019" table:default-cell-style-name="Default"/>
        <table:table-row table:style-name="ro1">
          <table:table-cell table:style-name="ce38" office:value-type="string" calcext:value-type="string">
            <text:p>SIRA</text:p>
          </table:table-cell>
          <table:table-cell table:style-name="ce10" office:value-type="string" calcext:value-type="string">
            <text:p>ÜNİVERSİTE</text:p>
          </table:table-cell>
          <table:table-cell table:style-name="ce10" office:value-type="string" calcext:value-type="string">
            <text:p>2020 YILINDA ÖNERİLEN PRPJE SAYISI</text:p>
          </table:table-cell>
          <table:table-cell table:style-name="ce10" office:value-type="string" calcext:value-type="string">
            <text:p>2020 YILINDA DESTEK KARARI VERİLEN PROJE SAYISI</text:p>
          </table:table-cell>
          <table:table-cell table:style-name="ce10" office:value-type="string" calcext:value-type="string">
            <text:p>YÜRÜRLÜKTEKİ PROJELERE 2020 YILI İÇİNDE AKTARILAN TUTAR-CARİ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KOÇ ÜNİVERSİTESİ</text:p>
          </table:table-cell>
          <table:table-cell table:style-name="ce20" office:value-type="float" office:value="184" calcext:value-type="float">
            <text:p>184</text:p>
          </table:table-cell>
          <table:table-cell table:style-name="ce20" office:value-type="float" office:value="40" calcext:value-type="float">
            <text:p>40</text:p>
          </table:table-cell>
          <table:table-cell table:style-name="ce11" office:value-type="float" office:value="27260808" calcext:value-type="float">
            <text:p>27,260,808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SABANCI ÜNİVERSİTESİ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23" calcext:value-type="float">
            <text:p>23</text:p>
          </table:table-cell>
          <table:table-cell table:style-name="ce12" office:value-type="float" office:value="17714585" calcext:value-type="float">
            <text:p>17,714,585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İHSAN DOĞRAMACI BİLKENT ÜNİVERSİTESİ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24" calcext:value-type="float">
            <text:p>24</text:p>
          </table:table-cell>
          <table:table-cell table:style-name="ce11" office:value-type="float" office:value="15026522" calcext:value-type="float">
            <text:p>15,026,522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İSTANBUL MEDİPOL ÜNİVERSİTESİ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13" calcext:value-type="float">
            <text:p>13</text:p>
          </table:table-cell>
          <table:table-cell table:style-name="ce12" office:value-type="float" office:value="6223241" calcext:value-type="float">
            <text:p>6,223,24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TOBB EKONOMİ VE TEKNOLOJİ ÜNİVERSİTESİ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7" calcext:value-type="float">
            <text:p>7</text:p>
          </table:table-cell>
          <table:table-cell table:style-name="ce11" office:value-type="float" office:value="5337726" calcext:value-type="float">
            <text:p>5,337,726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ACIBADEM MEHMET ALİ AYDINLAR ÜNİVERSİTESİ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5" calcext:value-type="float">
            <text:p>5</text:p>
          </table:table-cell>
          <table:table-cell table:style-name="ce12" office:value-type="float" office:value="4943590" calcext:value-type="float">
            <text:p>4,943,590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ÖZYEĞİN ÜNİVERSİTESİ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9" calcext:value-type="float">
            <text:p>9</text:p>
          </table:table-cell>
          <table:table-cell table:style-name="ce11" office:value-type="float" office:value="3746845" calcext:value-type="float">
            <text:p>3,746,845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6" office:value-type="string" calcext:value-type="string">
            <text:p>KADİR HAS ÜNİVERSİTESİ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7" calcext:value-type="float">
            <text:p>17</text:p>
          </table:table-cell>
          <table:table-cell table:style-name="ce12" office:value-type="float" office:value="3718383" calcext:value-type="float">
            <text:p>3,718,38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İZMİR EKONOMİ ÜNİVERSİTESİ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7" calcext:value-type="float">
            <text:p>7</text:p>
          </table:table-cell>
          <table:table-cell table:style-name="ce11" office:value-type="float" office:value="3430387" calcext:value-type="float">
            <text:p>3,430,387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YEDİTEPE ÜNİVERSİTESİ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9" calcext:value-type="float">
            <text:p>9</text:p>
          </table:table-cell>
          <table:table-cell table:style-name="ce12" office:value-type="float" office:value="3131141" calcext:value-type="float">
            <text:p>3,131,141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BAHÇEŞEHİR ÜNİVERSİTESİ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6" calcext:value-type="float">
            <text:p>6</text:p>
          </table:table-cell>
          <table:table-cell table:style-name="ce13" office:value-type="float" office:value="2914907" calcext:value-type="float">
            <text:p>2,914,907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BEZMİALEM VAKIF ÜNİVERSİTESİ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1682179" calcext:value-type="float">
            <text:p>1,682,179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ATILIM ÜNİVERSİTESİ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593266" calcext:value-type="float">
            <text:p>1,593,266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KONYA GIDA VE TARIM ÜNİVERSİTESİ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5" calcext:value-type="float">
            <text:p>5</text:p>
          </table:table-cell>
          <table:table-cell table:style-name="ce14" office:value-type="float" office:value="1538963" calcext:value-type="float">
            <text:p>1,538,963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YAŞAR ÜNİVERSİTESİ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536933" calcext:value-type="float">
            <text:p>1,536,933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ANTALYA BİLİM ÜNİVERSİTESİ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1501218" calcext:value-type="float">
            <text:p>1,501,218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MEF ÜNİVERSİTESİ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728687" calcext:value-type="float">
            <text:p>728,687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TED ÜNİVERSİTESİ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670344" calcext:value-type="float">
            <text:p>670,344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İSTİNYE ÜNİVERSİTESİ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617080" calcext:value-type="float">
            <text:p>617,080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KTO KARATAY ÜNİVERSİTESİ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" calcext:value-type="float">
            <text:p>1</text:p>
          </table:table-cell>
          <table:table-cell table:style-name="ce14" office:value-type="float" office:value="504000" calcext:value-type="float">
            <text:p>504,000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İSTANBUL AREL ÜNİVERSİTESİ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95775" calcext:value-type="float">
            <text:p>495,775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ÜSKÜDAR ÜNİVERSİTESİ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" calcext:value-type="float">
            <text:p>1</text:p>
          </table:table-cell>
          <table:table-cell table:style-name="ce14" office:value-type="float" office:value="434025" calcext:value-type="float">
            <text:p>434,025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BİRUNİ ÜNİVERSİTESİ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29762" calcext:value-type="float">
            <text:p>429,762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ALTINBAŞ ÜNİVERSİTESİ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409931" calcext:value-type="float">
            <text:p>409,931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office:value-type="string" calcext:value-type="string">
            <text:p>HALİÇ ÜNİVERSİTESİ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82630" calcext:value-type="float">
            <text:p>382,630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İSTANBUL BİLGİ ÜNİVERSİTESİ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350376" calcext:value-type="float">
            <text:p>350,376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office:value-type="string" calcext:value-type="string">
            <text:p>İSTANBUL ŞEHİR ÜNİVERSİTESİ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3" office:value-type="float" office:value="301530" calcext:value-type="float">
            <text:p>301,530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8" office:value-type="string" calcext:value-type="string">
            <text:p>ANKARA BİLİM ÜNİVERSİTESİ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4" office:value-type="float" office:value="260975" calcext:value-type="float">
            <text:p>260,975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HASAN KALYONCU ÜNİVERSİTESİ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53080" calcext:value-type="float">
            <text:p>253,080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8" office:value-type="string" calcext:value-type="string">
            <text:p>IŞIK ÜNİVERSİTESİ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189425" calcext:value-type="float">
            <text:p>189,425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office:value-type="string" calcext:value-type="string">
            <text:p>İSTANBUL KENT ÜNİVERSİTESİ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67045" calcext:value-type="float">
            <text:p>167,045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8" office:value-type="string" calcext:value-type="string">
            <text:p>İSTANBUL KÜLTÜR ÜNİVERSİTESİ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158512" calcext:value-type="float">
            <text:p>158,512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office:value-type="string" calcext:value-type="string">
            <text:p>İSTANBUL OKAN ÜNİVERSİTESİ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153260" calcext:value-type="float">
            <text:p>153,260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İSTANBUL SABAHATTİN ZAİM ÜNİVERSİTESİ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90425" calcext:value-type="float">
            <text:p>90,425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FATİH SULTAN MEHMET VAKIF ÜNİVERSİTESİ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72920" calcext:value-type="float">
            <text:p>72,920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NİŞANTAŞI ÜNİVERSİTESİ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float" office:value="69212" calcext:value-type="float">
            <text:p>69,212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string" calcext:value-type="string">
            <text:p>İSTANBUL AYDIN ÜNİVERSİTESİ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50500" calcext:value-type="float">
            <text:p>50,500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string" calcext:value-type="string">
            <text:p>MALTEPE ÜNİVERSİTESİ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50000" calcext:value-type="float">
            <text:p>50,000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string" calcext:value-type="string">
            <text:p>BEYKENT ÜNİVERSİTESİ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45000" calcext:value-type="float">
            <text:p>45,000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İSTANBUL YENİ YÜZYIL ÜNİVERSİTESİ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44920" calcext:value-type="float">
            <text:p>44,920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string" calcext:value-type="string">
            <text:p>NUH NACİ YAZGAN ÜNİVERSİTESİ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43760" calcext:value-type="float">
            <text:p>43,760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string" calcext:value-type="string">
            <text:p>LOKMAN HEKİM ÜNİVERSİTESİ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31180" calcext:value-type="float">
            <text:p>31,180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string" calcext:value-type="string">
            <text:p>İSTANBUL TİCARET ÜNİVERSİTESİ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27950" calcext:value-type="float">
            <text:p>27,950</text:p>
          </table:table-cell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0 ALES 2. Dönem Eşit Ağırlık Başarı Sıralamasına Göre Vakıf Üniversiteleri" table:style-name="ta23">
        <table:table-column table:style-name="co1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18" table:default-cell-style-name="Default"/>
        <table:table-row table:style-name="ro1">
          <table:table-cell table:style-name="ce76" office:value-type="string" calcext:value-type="string">
            <text:p>SIRA (1)</text:p>
          </table:table-cell>
          <table:table-cell table:style-name="ce76" office:value-type="string" calcext:value-type="string">
            <text:p>SIRA (2)</text:p>
          </table:table-cell>
          <table:table-cell table:style-name="ce7" office:value-type="string" calcext:value-type="string">
            <text:p>ÜNİVERSİTE</text:p>
          </table:table-cell>
          <table:table-cell table:style-name="ce10" office:value-type="string" calcext:value-type="string">
            <text:p>BAŞVURAN ADAY SAYISI</text:p>
          </table:table-cell>
          <table:table-cell table:style-name="ce10" office:value-type="string" calcext:value-type="string">
            <text:p>PUANI 70 VE ÜZERİNDE OLAN ADAY SAYISI</text:p>
          </table:table-cell>
          <table:table-cell table:style-name="ce10" office:value-type="string" calcext:value-type="string">
            <text:p>PUANI 70 VE ÜZERİNDE OLAN ADAY ORANI (%)</text:p>
          </table:table-cell>
          <table:table-cell table:number-columns-repeated="101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FENERBAHÇE ÜNİVERSİTESİ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İBN HALDUN ÜNİVERSİTESİ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İZMİR TINAZTEPE ÜNİVERSİTESİ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KONYA GIDA VE TARIM ÜNİVERSİTESİ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KOÇ ÜNİVERSİTESİ</text:p>
          </table:table-cell>
          <table:table-cell table:style-name="ce30" office:value-type="float" office:value="168" calcext:value-type="float">
            <text:p>168</text:p>
          </table:table-cell>
          <table:table-cell table:style-name="ce2" office:value-type="float" office:value="127" calcext:value-type="float">
            <text:p>127</text:p>
          </table:table-cell>
          <table:table-cell table:style-name="ce20"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16" office:value-type="string" calcext:value-type="string">
            <text:p>ANKARA MEDİPOL ÜNİVERSİTESİ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21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SABANCI ÜNİVERSİTESİ</text:p>
          </table:table-cell>
          <table:table-cell table:style-name="ce30" office:value-type="float" office:value="121" calcext:value-type="float">
            <text:p>121</text:p>
          </table:table-cell>
          <table:table-cell table:style-name="ce2" office:value-type="float" office:value="89" calcext:value-type="float">
            <text:p>89</text:p>
          </table:table-cell>
          <table:table-cell table:style-name="ce20"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16" office:value-type="string" calcext:value-type="string">
            <text:p>TOBB EKONOMİ VE TEKNOLOJİ ÜNİVERSİTESİ</text:p>
          </table:table-cell>
          <table:table-cell table:style-name="ce31" office:value-type="float" office:value="455" calcext:value-type="float">
            <text:p>455</text:p>
          </table:table-cell>
          <table:table-cell table:style-name="ce3" office:value-type="float" office:value="330" calcext:value-type="float">
            <text:p>330</text:p>
          </table:table-cell>
          <table:table-cell table:style-name="ce21"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string" calcext:value-type="string">
            <text:p>BEZM-İ ÂLEM VAKIF ÜNİVERSİTESİ</text:p>
          </table:table-cell>
          <table:table-cell table:style-name="ce30" office:value-type="float" office:value="196" calcext:value-type="float">
            <text:p>196</text:p>
          </table:table-cell>
          <table:table-cell table:style-name="ce2" office:value-type="float" office:value="131" calcext:value-type="float">
            <text:p>131</text:p>
          </table:table-cell>
          <table:table-cell table:style-name="ce20"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16" office:value-type="string" calcext:value-type="string">
            <text:p>İHSAN DOĞRAMACI BİLKENT ÜNİVERSİTESİ</text:p>
          </table:table-cell>
          <table:table-cell table:style-name="ce31" office:value-type="float" office:value="729" calcext:value-type="float">
            <text:p>729</text:p>
          </table:table-cell>
          <table:table-cell table:style-name="ce3" office:value-type="float" office:value="471" calcext:value-type="float">
            <text:p>471</text:p>
          </table:table-cell>
          <table:table-cell table:style-name="ce21"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17" office:value-type="string" calcext:value-type="string">
            <text:p>ÖZYEĞİN ÜNİVERSİTESİ</text:p>
          </table:table-cell>
          <table:table-cell table:style-name="ce28" office:value-type="float" office:value="258" calcext:value-type="float">
            <text:p>258</text:p>
          </table:table-cell>
          <table:table-cell table:style-name="ce4" office:value-type="float" office:value="150" calcext:value-type="float">
            <text:p>150</text:p>
          </table:table-cell>
          <table:table-cell table:style-name="ce17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MEF ÜNİVERSİTESİ</text:p>
          </table:table-cell>
          <table:table-cell table:style-name="ce29" office:value-type="float" office:value="134" calcext:value-type="float">
            <text:p>134</text:p>
          </table:table-cell>
          <table:table-cell table:style-name="ce5" office:value-type="float" office:value="77" calcext:value-type="float">
            <text:p>77</text:p>
          </table:table-cell>
          <table:table-cell table:style-name="ce18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4" office:value-type="float" office:value="34" calcext:value-type="float">
            <text:p>34</text:p>
          </table:table-cell>
          <table:table-cell table:style-name="ce17" office:value-type="string" calcext:value-type="string">
            <text:p>TED ÜNİVERSİTESİ</text:p>
          </table:table-cell>
          <table:table-cell table:style-name="ce28" office:value-type="float" office:value="309" calcext:value-type="float">
            <text:p>309</text:p>
          </table:table-cell>
          <table:table-cell table:style-name="ce4" office:value-type="float" office:value="161" calcext:value-type="float">
            <text:p>161</text:p>
          </table:table-cell>
          <table:table-cell table:style-name="ce17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5" office:value-type="float" office:value="36" calcext:value-type="float">
            <text:p>36</text:p>
          </table:table-cell>
          <table:table-cell table:style-name="ce18" office:value-type="string" calcext:value-type="string">
            <text:p>LOKMAN HEKİM ÜNİVERSİTESİ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4" office:value-type="float" office:value="36" calcext:value-type="float">
            <text:p>36</text:p>
          </table:table-cell>
          <table:table-cell table:style-name="ce17" office:value-type="string" calcext:value-type="string">
            <text:p>BEYKOZ ÜNİVERSİTESİ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5" office:value-type="float" office:value="44" calcext:value-type="float">
            <text:p>44</text:p>
          </table:table-cell>
          <table:table-cell table:style-name="ce18" office:value-type="string" calcext:value-type="string">
            <text:p>İSTANBUL MEDİPOL ÜNİVERSİTESİ</text:p>
          </table:table-cell>
          <table:table-cell table:style-name="ce29" office:value-type="float" office:value="1101" calcext:value-type="float">
            <text:p>1101</text:p>
          </table:table-cell>
          <table:table-cell table:style-name="ce5" office:value-type="float" office:value="502" calcext:value-type="float">
            <text:p>502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4" office:value-type="float" office:value="47" calcext:value-type="float">
            <text:p>47</text:p>
          </table:table-cell>
          <table:table-cell table:style-name="ce17" office:value-type="string" calcext:value-type="string">
            <text:p>ÇANKAYA ÜNİVERSİTESİ</text:p>
          </table:table-cell>
          <table:table-cell table:style-name="ce28" office:value-type="float" office:value="554" calcext:value-type="float">
            <text:p>554</text:p>
          </table:table-cell>
          <table:table-cell table:style-name="ce4" office:value-type="float" office:value="250" calcext:value-type="float">
            <text:p>250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5" office:value-type="float" office:value="51" calcext:value-type="float">
            <text:p>51</text:p>
          </table:table-cell>
          <table:table-cell table:style-name="ce18" office:value-type="string" calcext:value-type="string">
            <text:p>TÜRK HAVA KURUMU ÜNİVERSİTESİ</text:p>
          </table:table-cell>
          <table:table-cell table:style-name="ce29" office:value-type="float" office:value="192" calcext:value-type="float">
            <text:p>192</text:p>
          </table:table-cell>
          <table:table-cell table:style-name="ce5" office:value-type="float" office:value="84" calcext:value-type="float">
            <text:p>84</text:p>
          </table:table-cell>
          <table:table-cell table:style-name="ce18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4" office:value-type="float" office:value="52" calcext:value-type="float">
            <text:p>52</text:p>
          </table:table-cell>
          <table:table-cell table:style-name="ce17" office:value-type="string" calcext:value-type="string">
            <text:p>BAŞKENT ÜNİVERSİTESİ</text:p>
          </table:table-cell>
          <table:table-cell table:style-name="ce28" office:value-type="float" office:value="1022" calcext:value-type="float">
            <text:p>1022</text:p>
          </table:table-cell>
          <table:table-cell table:style-name="ce4" office:value-type="float" office:value="445" calcext:value-type="float">
            <text:p>445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5" office:value-type="float" office:value="58" calcext:value-type="float">
            <text:p>58</text:p>
          </table:table-cell>
          <table:table-cell table:style-name="ce18" office:value-type="string" calcext:value-type="string">
            <text:p>İSTANBUL 29 MAYIS ÜNİVERSİTESİ</text:p>
          </table:table-cell>
          <table:table-cell table:style-name="ce29" office:value-type="float" office:value="139" calcext:value-type="float">
            <text:p>139</text:p>
          </table:table-cell>
          <table:table-cell table:style-name="ce5" office:value-type="float" office:value="58" calcext:value-type="float">
            <text:p>58</text:p>
          </table:table-cell>
          <table:table-cell table:style-name="ce18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4" office:value-type="float" office:value="62" calcext:value-type="float">
            <text:p>62</text:p>
          </table:table-cell>
          <table:table-cell table:style-name="ce17" office:value-type="string" calcext:value-type="string">
            <text:p>YEDİTEPE ÜNİVERSİTESİ</text:p>
          </table:table-cell>
          <table:table-cell table:style-name="ce28" office:value-type="float" office:value="892" calcext:value-type="float">
            <text:p>892</text:p>
          </table:table-cell>
          <table:table-cell table:style-name="ce4" office:value-type="float" office:value="357" calcext:value-type="float">
            <text:p>357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5" office:value-type="float" office:value="63" calcext:value-type="float">
            <text:p>63</text:p>
          </table:table-cell>
          <table:table-cell table:style-name="ce18" office:value-type="string" calcext:value-type="string">
            <text:p>YÜKSEK İHTİSAS ÜNİVERSİTESİ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0" calcext:value-type="float">
            <text:p>1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4" office:value-type="float" office:value="64" calcext:value-type="float">
            <text:p>64</text:p>
          </table:table-cell>
          <table:table-cell table:style-name="ce17" office:value-type="string" calcext:value-type="string">
            <text:p>İSTANBUL SABAHATTİN ZAİM ÜNİVERSİTESİ</text:p>
          </table:table-cell>
          <table:table-cell table:style-name="ce28" office:value-type="float" office:value="515" calcext:value-type="float">
            <text:p>515</text:p>
          </table:table-cell>
          <table:table-cell table:style-name="ce4" office:value-type="float" office:value="204" calcext:value-type="float">
            <text:p>204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5" office:value-type="float" office:value="66" calcext:value-type="float">
            <text:p>66</text:p>
          </table:table-cell>
          <table:table-cell table:style-name="ce18" office:value-type="string" calcext:value-type="string">
            <text:p>FATİH SULTAN MEHMET VAKIF ÜNİVERSİTESİ</text:p>
          </table:table-cell>
          <table:table-cell table:style-name="ce29" office:value-type="float" office:value="387" calcext:value-type="float">
            <text:p>387</text:p>
          </table:table-cell>
          <table:table-cell table:style-name="ce5" office:value-type="float" office:value="151" calcext:value-type="float">
            <text:p>151</text:p>
          </table:table-cell>
          <table:table-cell table:style-name="ce18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4" office:value-type="float" office:value="67" calcext:value-type="float">
            <text:p>67</text:p>
          </table:table-cell>
          <table:table-cell table:style-name="ce17" office:value-type="string" calcext:value-type="string">
            <text:p>ANTALYA BİLİM ÜNİVERSİTESİ</text:p>
          </table:table-cell>
          <table:table-cell table:style-name="ce28" office:value-type="float" office:value="113" calcext:value-type="float">
            <text:p>113</text:p>
          </table:table-cell>
          <table:table-cell table:style-name="ce4" office:value-type="float" office:value="43" calcext:value-type="float">
            <text:p>43</text:p>
          </table:table-cell>
          <table:table-cell table:style-name="ce17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5" office:value-type="float" office:value="70" calcext:value-type="float">
            <text:p>70</text:p>
          </table:table-cell>
          <table:table-cell table:style-name="ce18" office:value-type="string" calcext:value-type="string">
            <text:p>İSTANBUL BİLGİ ÜNİVERSİTESİ</text:p>
          </table:table-cell>
          <table:table-cell table:style-name="ce29" office:value-type="float" office:value="575" calcext:value-type="float">
            <text:p>575</text:p>
          </table:table-cell>
          <table:table-cell table:style-name="ce5" office:value-type="float" office:value="214" calcext:value-type="float">
            <text:p>214</text:p>
          </table:table-cell>
          <table:table-cell table:style-name="ce18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4" office:value-type="float" office:value="74" calcext:value-type="float">
            <text:p>74</text:p>
          </table:table-cell>
          <table:table-cell table:style-name="ce17" office:value-type="string" calcext:value-type="string">
            <text:p>İZMİR EKONOMİ ÜNİVERSİTESİ</text:p>
          </table:table-cell>
          <table:table-cell table:style-name="ce28" office:value-type="float" office:value="325" calcext:value-type="float">
            <text:p>325</text:p>
          </table:table-cell>
          <table:table-cell table:style-name="ce4" office:value-type="float" office:value="119" calcext:value-type="float">
            <text:p>119</text:p>
          </table:table-cell>
          <table:table-cell table:style-name="ce17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5" office:value-type="float" office:value="75" calcext:value-type="float">
            <text:p>75</text:p>
          </table:table-cell>
          <table:table-cell table:style-name="ce18" office:value-type="string" calcext:value-type="string">
            <text:p>ACIBADEM MEHMET ALİ AYDINLAR ÜNİVERSİTESİ</text:p>
          </table:table-cell>
          <table:table-cell table:style-name="ce29" office:value-type="float" office:value="205" calcext:value-type="float">
            <text:p>205</text:p>
          </table:table-cell>
          <table:table-cell table:style-name="ce5" office:value-type="float" office:value="75" calcext:value-type="float">
            <text:p>75</text:p>
          </table:table-cell>
          <table:table-cell table:style-name="ce18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4" office:value-type="float" office:value="76" calcext:value-type="float">
            <text:p>76</text:p>
          </table:table-cell>
          <table:table-cell table:style-name="ce17" office:value-type="string" calcext:value-type="string">
            <text:p>YAŞAR ÜNİVERSİTESİ</text:p>
          </table:table-cell>
          <table:table-cell table:style-name="ce28" office:value-type="float" office:value="331" calcext:value-type="float">
            <text:p>331</text:p>
          </table:table-cell>
          <table:table-cell table:style-name="ce4" office:value-type="float" office:value="121" calcext:value-type="float">
            <text:p>121</text:p>
          </table:table-cell>
          <table:table-cell table:style-name="ce17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5" office:value-type="float" office:value="77" calcext:value-type="float">
            <text:p>77</text:p>
          </table:table-cell>
          <table:table-cell table:style-name="ce18" office:value-type="string" calcext:value-type="string">
            <text:p>KADİR HAS ÜNİVERSİTESİ</text:p>
          </table:table-cell>
          <table:table-cell table:style-name="ce29" office:value-type="float" office:value="229" calcext:value-type="float">
            <text:p>229</text:p>
          </table:table-cell>
          <table:table-cell table:style-name="ce5" office:value-type="float" office:value="83" calcext:value-type="float">
            <text:p>83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4" office:value-type="float" office:value="79" calcext:value-type="float">
            <text:p>79</text:p>
          </table:table-cell>
          <table:table-cell table:style-name="ce17" office:value-type="string" calcext:value-type="string">
            <text:p>BAHÇEŞEHİR ÜNİVERSİTESİ</text:p>
          </table:table-cell>
          <table:table-cell table:style-name="ce28" office:value-type="float" office:value="639" calcext:value-type="float">
            <text:p>639</text:p>
          </table:table-cell>
          <table:table-cell table:style-name="ce4" office:value-type="float" office:value="231" calcext:value-type="float">
            <text:p>231</text:p>
          </table:table-cell>
          <table:table-cell table:style-name="ce17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5" office:value-type="float" office:value="81" calcext:value-type="float">
            <text:p>81</text:p>
          </table:table-cell>
          <table:table-cell table:style-name="ce18" office:value-type="string" calcext:value-type="string">
            <text:p>İSTANBUL TİCARET ÜNİVERSİTESİ</text:p>
          </table:table-cell>
          <table:table-cell table:style-name="ce29" office:value-type="float" office:value="365" calcext:value-type="float">
            <text:p>365</text:p>
          </table:table-cell>
          <table:table-cell table:style-name="ce5" office:value-type="float" office:value="130" calcext:value-type="float">
            <text:p>130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4" office:value-type="float" office:value="84" calcext:value-type="float">
            <text:p>84</text:p>
          </table:table-cell>
          <table:table-cell table:style-name="ce17" office:value-type="string" calcext:value-type="string">
            <text:p>ALTINBAŞ ÜNİVERSİTESİ</text:p>
          </table:table-cell>
          <table:table-cell table:style-name="ce28" office:value-type="float" office:value="192" calcext:value-type="float">
            <text:p>192</text:p>
          </table:table-cell>
          <table:table-cell table:style-name="ce4" office:value-type="float" office:value="67" calcext:value-type="float">
            <text:p>67</text:p>
          </table:table-cell>
          <table:table-cell table:style-name="ce17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float" office:value="85" calcext:value-type="float">
            <text:p>85</text:p>
          </table:table-cell>
          <table:table-cell table:style-name="ce18" office:value-type="string" calcext:value-type="string">
            <text:p>KTO KARATAY ÜNİVERSİTESİ</text:p>
          </table:table-cell>
          <table:table-cell table:style-name="ce18" office:value-type="float" office:value="690" calcext:value-type="float">
            <text:p>69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86" calcext:value-type="float">
            <text:p>86</text:p>
          </table:table-cell>
          <table:table-cell table:style-name="ce17" office:value-type="string" calcext:value-type="string">
            <text:p>İSTANBUL KÜLTÜR ÜNİVERSİTESİ</text:p>
          </table:table-cell>
          <table:table-cell table:style-name="ce17" office:value-type="float" office:value="580" calcext:value-type="float">
            <text:p>58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88" calcext:value-type="float">
            <text:p>88</text:p>
          </table:table-cell>
          <table:table-cell table:style-name="ce18" office:value-type="string" calcext:value-type="string">
            <text:p>ATILIM ÜNİVERSİTESİ</text:p>
          </table:table-cell>
          <table:table-cell table:style-name="ce18" office:value-type="float" office:value="518" calcext:value-type="float">
            <text:p>518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float" office:value="90" calcext:value-type="float">
            <text:p>90</text:p>
          </table:table-cell>
          <table:table-cell table:style-name="ce17" office:value-type="string" calcext:value-type="string">
            <text:p>ANKARA BİLİM ÜNİVERSİTESİ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5" office:value-type="float" office:value="90" calcext:value-type="float">
            <text:p>90</text:p>
          </table:table-cell>
          <table:table-cell table:style-name="ce18" office:value-type="string" calcext:value-type="string">
            <text:p>PİRİ REİS ÜNİVERSİTESİ</text:p>
          </table:table-cell>
          <table:table-cell table:style-name="ce18" office:value-type="float" office:value="48" calcext:value-type="float">
            <text:p>4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float" office:value="95" calcext:value-type="float">
            <text:p>95</text:p>
          </table:table-cell>
          <table:table-cell table:style-name="ce17" office:value-type="string" calcext:value-type="string">
            <text:p>NUH NACİ YAZGAN ÜNİVERSİTESİ</text:p>
          </table:table-cell>
          <table:table-cell table:style-name="ce17" office:value-type="float" office:value="368" calcext:value-type="float">
            <text:p>368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103" calcext:value-type="float">
            <text:p>103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18" office:value-type="float" office:value="411" calcext:value-type="float">
            <text:p>411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4" calcext:value-type="float">
            <text:p>104</text:p>
          </table:table-cell>
          <table:table-cell table:style-name="ce17" office:value-type="string" calcext:value-type="string">
            <text:p>İSTİNYE ÜNİVERSİTESİ</text:p>
          </table:table-cell>
          <table:table-cell table:style-name="ce17" office:value-type="float" office:value="91" calcext:value-type="float">
            <text:p>9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110" calcext:value-type="float">
            <text:p>110</text:p>
          </table:table-cell>
          <table:table-cell table:style-name="ce18" office:value-type="string" calcext:value-type="string">
            <text:p>DOĞUŞ ÜNİVERSİTESİ</text:p>
          </table:table-cell>
          <table:table-cell table:style-name="ce18" office:value-type="float" office:value="237" calcext:value-type="float">
            <text:p>23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float" office:value="111" calcext:value-type="float">
            <text:p>111</text:p>
          </table:table-cell>
          <table:table-cell table:style-name="ce17" office:value-type="string" calcext:value-type="string">
            <text:p>KAPADOKYA ÜNİVERSİTESİ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float" office:value="115" calcext:value-type="float">
            <text:p>115</text:p>
          </table:table-cell>
          <table:table-cell table:style-name="ce18" office:value-type="string" calcext:value-type="string">
            <text:p>IŞIK ÜNİVERSİTESİ</text:p>
          </table:table-cell>
          <table:table-cell table:style-name="ce18" office:value-type="float" office:value="230" calcext:value-type="float">
            <text:p>23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float" office:value="118" calcext:value-type="float">
            <text:p>118</text:p>
          </table:table-cell>
          <table:table-cell table:style-name="ce17" office:value-type="string" calcext:value-type="string">
            <text:p>İSTANBUL YENİ YÜZYIL ÜNİVERSİTESİ</text:p>
          </table:table-cell>
          <table:table-cell table:style-name="ce17" office:value-type="float" office:value="274" calcext:value-type="float">
            <text:p>27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119" calcext:value-type="float">
            <text:p>119</text:p>
          </table:table-cell>
          <table:table-cell table:style-name="ce18" office:value-type="string" calcext:value-type="string">
            <text:p>BİRUNİ ÜNİVERSİTESİ</text:p>
          </table:table-cell>
          <table:table-cell table:style-name="ce18" office:value-type="float" office:value="294" calcext:value-type="float">
            <text:p>29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float" office:value="120" calcext:value-type="float">
            <text:p>120</text:p>
          </table:table-cell>
          <table:table-cell table:style-name="ce17" office:value-type="string" calcext:value-type="string">
            <text:p>ÜSKÜDAR ÜNİVERSİTESİ</text:p>
          </table:table-cell>
          <table:table-cell table:style-name="ce17" office:value-type="float" office:value="666" calcext:value-type="float">
            <text:p>666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float" office:value="123" calcext:value-type="float">
            <text:p>123</text:p>
          </table:table-cell>
          <table:table-cell table:style-name="ce18" office:value-type="string" calcext:value-type="string">
            <text:p>İSTANBUL KENT ÜNİVERSİTESİ</text:p>
          </table:table-cell>
          <table:table-cell table:style-name="ce18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float" office:value="125" calcext:value-type="float">
            <text:p>125</text:p>
          </table:table-cell>
          <table:table-cell table:style-name="ce17" office:value-type="string" calcext:value-type="string">
            <text:p>İSTANBUL OKAN ÜNİVERSİTESİ</text:p>
          </table:table-cell>
          <table:table-cell table:style-name="ce17" office:value-type="float" office:value="381" calcext:value-type="float">
            <text:p>381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132" calcext:value-type="float">
            <text:p>132</text:p>
          </table:table-cell>
          <table:table-cell table:style-name="ce18" office:value-type="string" calcext:value-type="string">
            <text:p>ÇAĞ ÜNİVERSİTESİ</text:p>
          </table:table-cell>
          <table:table-cell table:style-name="ce18" office:value-type="float" office:value="242" calcext:value-type="float">
            <text:p>242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float" office:value="136" calcext:value-type="float">
            <text:p>136</text:p>
          </table:table-cell>
          <table:table-cell table:style-name="ce17" office:value-type="string" calcext:value-type="string">
            <text:p>SANKO ÜNİVERSİTESİ</text:p>
          </table:table-cell>
          <table:table-cell table:style-name="ce17" office:value-type="float" office:value="107" calcext:value-type="float">
            <text:p>10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37" calcext:value-type="float">
            <text:p>137</text:p>
          </table:table-cell>
          <table:table-cell table:style-name="ce18" office:value-type="string" calcext:value-type="string">
            <text:p>DEMİROĞLU BİLİM ÜNİVERSİTESİ</text:p>
          </table:table-cell>
          <table:table-cell table:style-name="ce18" office:value-type="float" office:value="163" calcext:value-type="float">
            <text:p>163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float" office:value="138" calcext:value-type="float">
            <text:p>138</text:p>
          </table:table-cell>
          <table:table-cell table:style-name="ce17" office:value-type="string" calcext:value-type="string">
            <text:p>ALANYA HAMDULLAH EMİN PAŞA ÜNİVERSİTESİ</text:p>
          </table:table-cell>
          <table:table-cell table:style-name="ce17" office:value-type="float" office:value="32" calcext:value-type="float">
            <text:p>3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float" office:value="139" calcext:value-type="float">
            <text:p>139</text:p>
          </table:table-cell>
          <table:table-cell table:style-name="ce18" office:value-type="string" calcext:value-type="string">
            <text:p>UFUK ÜNİVERSİTESİ</text:p>
          </table:table-cell>
          <table:table-cell table:style-name="ce18" office:value-type="float" office:value="206" calcext:value-type="float">
            <text:p>20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float" office:value="146" calcext:value-type="float">
            <text:p>146</text:p>
          </table:table-cell>
          <table:table-cell table:style-name="ce17" office:value-type="string" calcext:value-type="string">
            <text:p>BEYKENT ÜNİVERSİTESİ</text:p>
          </table:table-cell>
          <table:table-cell table:style-name="ce17" office:value-type="float" office:value="707" calcext:value-type="float">
            <text:p>707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float" office:value="148" calcext:value-type="float">
            <text:p>148</text:p>
          </table:table-cell>
          <table:table-cell table:style-name="ce18" office:value-type="string" calcext:value-type="string">
            <text:p>İSTANBUL AYDIN ÜNİVERSİTESİ</text:p>
          </table:table-cell>
          <table:table-cell table:style-name="ce18" office:value-type="float" office:value="661" calcext:value-type="float">
            <text:p>661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158" calcext:value-type="float">
            <text:p>158</text:p>
          </table:table-cell>
          <table:table-cell table:style-name="ce17" office:value-type="string" calcext:value-type="string">
            <text:p>İSTANBUL ESENYURT ÜNİVERSİTESİ</text:p>
          </table:table-cell>
          <table:table-cell table:style-name="ce17" office:value-type="float" office:value="156" calcext:value-type="float">
            <text:p>15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float" office:value="160" calcext:value-type="float">
            <text:p>160</text:p>
          </table:table-cell>
          <table:table-cell table:style-name="ce16" office:value-type="string" calcext:value-type="string">
            <text:p>İSTANBUL AREL ÜNİVERSİTESİ</text:p>
          </table:table-cell>
          <table:table-cell table:style-name="ce21" office:value-type="float" office:value="349" calcext:value-type="float">
            <text:p>34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1" calcext:value-type="float">
            <text:p>161</text:p>
          </table:table-cell>
          <table:table-cell table:style-name="ce15" office:value-type="string" calcext:value-type="string">
            <text:p>İSTANBUL GELİŞİM ÜNİVERSİTESİ</text:p>
          </table:table-cell>
          <table:table-cell table:style-name="ce20" office:value-type="float" office:value="609" calcext:value-type="float">
            <text:p>609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4" calcext:value-type="float">
            <text:p>164</text:p>
          </table:table-cell>
          <table:table-cell table:style-name="ce16" office:value-type="string" calcext:value-type="string">
            <text:p>MALTEPE ÜNİVERSİTESİ</text:p>
          </table:table-cell>
          <table:table-cell table:style-name="ce21" office:value-type="float" office:value="520" calcext:value-type="float">
            <text:p>52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66" calcext:value-type="float">
            <text:p>166</text:p>
          </table:table-cell>
          <table:table-cell table:style-name="ce15" office:value-type="string" calcext:value-type="string">
            <text:p>İSTANBUL GEDİK ÜNİVERSİTESİ</text:p>
          </table:table-cell>
          <table:table-cell table:style-name="ce20" office:value-type="float" office:value="110" calcext:value-type="float">
            <text:p>11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float" office:value="168" calcext:value-type="float">
            <text:p>168</text:p>
          </table:table-cell>
          <table:table-cell table:style-name="ce16" office:value-type="string" calcext:value-type="string">
            <text:p>HALİÇ ÜNİVERSİTESİ</text:p>
          </table:table-cell>
          <table:table-cell table:style-name="ce21" office:value-type="float" office:value="497" calcext:value-type="float">
            <text:p>49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69" calcext:value-type="float">
            <text:p>169</text:p>
          </table:table-cell>
          <table:table-cell table:style-name="ce15" office:value-type="string" calcext:value-type="string">
            <text:p>NİŞANTAŞI ÜNİVERSİTESİ</text:p>
          </table:table-cell>
          <table:table-cell table:style-name="ce20" office:value-type="float" office:value="320" calcext:value-type="float">
            <text:p>32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171" calcext:value-type="float">
            <text:p>171</text:p>
          </table:table-cell>
          <table:table-cell table:style-name="ce16" office:value-type="string" calcext:value-type="string">
            <text:p>İSTANBUL RUMELİ ÜNİVERSİTESİ</text:p>
          </table:table-cell>
          <table:table-cell table:style-name="ce21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4" calcext:value-type="float">
            <text:p>174</text:p>
          </table:table-cell>
          <table:table-cell table:style-name="ce15" office:value-type="string" calcext:value-type="string">
            <text:p>TOROS ÜNİVERSİTESİ</text:p>
          </table:table-cell>
          <table:table-cell table:style-name="ce20" office:value-type="float" office:value="111" calcext:value-type="float">
            <text:p>1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9" calcext:value-type="float">
            <text:p>189</text:p>
          </table:table-cell>
          <table:table-cell table:style-name="ce16" office:value-type="string" calcext:value-type="string">
            <text:p>İSTANBUL AYVANSARAY ÜNİVERSİTESİ</text:p>
          </table:table-cell>
          <table:table-cell table:style-name="ce21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07" calcext:value-type="float">
            <text:p>207</text:p>
          </table:table-cell>
          <table:table-cell table:style-name="ce15" office:value-type="string" calcext:value-type="string">
            <text:p>AVRASYA ÜNİVERSİTESİ</text:p>
          </table:table-cell>
          <table:table-cell table:style-name="ce20" office:value-type="float" office:value="262" calcext:value-type="float">
            <text:p>26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0 ALES 2. Dönem Sayısal Başarı Sıralamasına Göre Vakıf Üniversiteleri" table:style-name="ta24">
        <table:table-column table:style-name="co1" table:number-columns-repeated="5" table:default-cell-style-name="Default"/>
        <table:table-column table:style-name="co25" table:default-cell-style-name="Default"/>
        <table:table-column table:style-name="co1" table:number-columns-repeated="1018" table:default-cell-style-name="Default"/>
        <table:table-row table:style-name="ro1">
          <table:table-cell table:style-name="ce77" office:value-type="string" calcext:value-type="string">
            <text:p>SIRA (1)</text:p>
          </table:table-cell>
          <table:table-cell table:style-name="ce76" office:value-type="string" calcext:value-type="string">
            <text:p>SIRA (2)</text:p>
          </table:table-cell>
          <table:table-cell table:style-name="ce7" office:value-type="string" calcext:value-type="string">
            <text:p>ÜNİVERSİTE</text:p>
          </table:table-cell>
          <table:table-cell table:style-name="ce10" office:value-type="string" calcext:value-type="string">
            <text:p>BAŞVURAN ADAY SAYISI</text:p>
          </table:table-cell>
          <table:table-cell table:style-name="ce10" office:value-type="string" calcext:value-type="string">
            <text:p>PUANI 70 VE ÜZERİNDE OLAN ADAY SAYISI</text:p>
          </table:table-cell>
          <table:table-cell table:style-name="ce10" office:value-type="string" calcext:value-type="string">
            <text:p>PUANI 70 VE ÜZERİNDE OLAN ADAY ORANI (%)</text:p>
          </table:table-cell>
          <table:table-cell table:number-columns-repeated="101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ANKARA MEDİPOL ÜNİVERSİTESİ</text:p>
          </table:table-cell>
          <table:table-cell table:style-name="ce30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İBN HALDUN ÜNİVERSİTESİ</text:p>
          </table:table-cell>
          <table:table-cell table:style-name="ce31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İZMİR TINAZTEPE ÜNİVERSİTESİ</text:p>
          </table:table-cell>
          <table:table-cell table:style-name="ce30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KONYA GIDA VE TARIM ÜNİVERSİTESİ</text:p>
          </table:table-cell>
          <table:table-cell table:style-name="ce31" office:value-type="float" office:value="25" calcext:value-type="float">
            <text:p>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SABANCI ÜNİVERSİTESİ</text:p>
          </table:table-cell>
          <table:table-cell table:style-name="ce30" office:value-type="float" office:value="121" calcext:value-type="float">
            <text:p>121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16" office:value-type="string" calcext:value-type="string">
            <text:p>KOÇ ÜNİVERSİTESİ</text:p>
          </table:table-cell>
          <table:table-cell table:style-name="ce31" office:value-type="float" office:value="168" calcext:value-type="float">
            <text:p>168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table:style-name="ce15" office:value-type="string" calcext:value-type="string">
            <text:p>TOBB EKONOMİ VE TEKNOLOJİ ÜNİVERSİTESİ</text:p>
          </table:table-cell>
          <table:table-cell table:style-name="ce30" office:value-type="float" office:value="455" calcext:value-type="float">
            <text:p>455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16" office:value-type="string" calcext:value-type="string">
            <text:p>BEZM-İ ÂLEM VAKIF ÜNİVERSİTESİ</text:p>
          </table:table-cell>
          <table:table-cell table:style-name="ce31" office:value-type="float" office:value="196" calcext:value-type="float">
            <text:p>19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" office:value-type="float" office:value="23" calcext:value-type="float">
            <text:p>23</text:p>
          </table:table-cell>
          <table:table-cell table:style-name="ce15" office:value-type="string" calcext:value-type="string">
            <text:p>TÜRK HAVA KURUMU ÜNİVERSİTESİ</text:p>
          </table:table-cell>
          <table:table-cell table:style-name="ce30" office:value-type="float" office:value="192" calcext:value-type="float">
            <text:p>192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16" office:value-type="string" calcext:value-type="string">
            <text:p>İHSAN DOĞRAMACI BİLKENT ÜNİVERSİTESİ</text:p>
          </table:table-cell>
          <table:table-cell table:style-name="ce31" office:value-type="float" office:value="729" calcext:value-type="float">
            <text:p>72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4" office:value-type="float" office:value="36" calcext:value-type="float">
            <text:p>36</text:p>
          </table:table-cell>
          <table:table-cell table:style-name="ce17" office:value-type="string" calcext:value-type="string">
            <text:p>MEF ÜNİVERSİTESİ</text:p>
          </table:table-cell>
          <table:table-cell table:style-name="ce28" office:value-type="float" office:value="134" calcext:value-type="float">
            <text:p>13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5" office:value-type="float" office:value="37" calcext:value-type="float">
            <text:p>37</text:p>
          </table:table-cell>
          <table:table-cell table:style-name="ce18" office:value-type="string" calcext:value-type="string">
            <text:p>ÖZYEĞİN ÜNİVERSİTESİ</text:p>
          </table:table-cell>
          <table:table-cell table:style-name="ce29" office:value-type="float" office:value="258" calcext:value-type="float">
            <text:p>258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4" office:value-type="float" office:value="38" calcext:value-type="float">
            <text:p>38</text:p>
          </table:table-cell>
          <table:table-cell table:style-name="ce17" office:value-type="string" calcext:value-type="string">
            <text:p>PİRİ REİS ÜNİVERSİTESİ</text:p>
          </table:table-cell>
          <table:table-cell table:style-name="ce28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LOKMAN HEKİM ÜNİVERSİTESİ</text:p>
          </table:table-cell>
          <table:table-cell table:style-name="ce29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string" calcext:value-type="string">
            <text:p>FENERBAHÇE ÜNİVERSİTESİ</text:p>
          </table:table-cell>
          <table:table-cell table:style-name="ce28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string" calcext:value-type="string">
            <text:p>BEYKOZ ÜNİVERSİTESİ</text:p>
          </table:table-cell>
          <table:table-cell table:style-name="ce29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4" office:value-type="float" office:value="48" calcext:value-type="float">
            <text:p>48</text:p>
          </table:table-cell>
          <table:table-cell table:style-name="ce17" office:value-type="string" calcext:value-type="string">
            <text:p>TED ÜNİVERSİTESİ</text:p>
          </table:table-cell>
          <table:table-cell table:style-name="ce28" office:value-type="float" office:value="309" calcext:value-type="float">
            <text:p>30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5" office:value-type="float" office:value="52" calcext:value-type="float">
            <text:p>52</text:p>
          </table:table-cell>
          <table:table-cell table:style-name="ce18" office:value-type="string" calcext:value-type="string">
            <text:p>İSTANBUL MEDİPOL ÜNİVERSİTESİ</text:p>
          </table:table-cell>
          <table:table-cell table:style-name="ce29" office:value-type="float" office:value="1101" calcext:value-type="float">
            <text:p>1101</text:p>
          </table:table-cell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4" office:value-type="float" office:value="53" calcext:value-type="float">
            <text:p>53</text:p>
          </table:table-cell>
          <table:table-cell table:style-name="ce17" office:value-type="string" calcext:value-type="string">
            <text:p>YÜKSEK İHTİSAS ÜNİVERSİTESİ</text:p>
          </table:table-cell>
          <table:table-cell table:style-name="ce28" office:value-type="float" office:value="25" calcext:value-type="float">
            <text:p>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5" office:value-type="float" office:value="55" calcext:value-type="float">
            <text:p>55</text:p>
          </table:table-cell>
          <table:table-cell table:style-name="ce18" office:value-type="string" calcext:value-type="string">
            <text:p>ANTALYA BİLİM ÜNİVERSİTESİ</text:p>
          </table:table-cell>
          <table:table-cell table:style-name="ce29" office:value-type="float" office:value="113" calcext:value-type="float">
            <text:p>11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4" office:value-type="float" office:value="59" calcext:value-type="float">
            <text:p>59</text:p>
          </table:table-cell>
          <table:table-cell table:style-name="ce17" office:value-type="string" calcext:value-type="string">
            <text:p>ÇANKAYA ÜNİVERSİTESİ</text:p>
          </table:table-cell>
          <table:table-cell table:style-name="ce28" office:value-type="float" office:value="554" calcext:value-type="float">
            <text:p>554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5" office:value-type="float" office:value="61" calcext:value-type="float">
            <text:p>61</text:p>
          </table:table-cell>
          <table:table-cell table:style-name="ce18" office:value-type="string" calcext:value-type="string">
            <text:p>BAŞKENT ÜNİVERSİTESİ</text:p>
          </table:table-cell>
          <table:table-cell table:style-name="ce29" office:value-type="float" office:value="1022" calcext:value-type="float">
            <text:p>1022</text:p>
          </table:table-cell>
          <table:table-cell table:style-name="ce5" office:value-type="float" office:value="458" calcext:value-type="float">
            <text:p>45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4" office:value-type="float" office:value="69" calcext:value-type="float">
            <text:p>69</text:p>
          </table:table-cell>
          <table:table-cell table:style-name="ce17" office:value-type="string" calcext:value-type="string">
            <text:p>YEDİTEPE ÜNİVERSİTESİ</text:p>
          </table:table-cell>
          <table:table-cell table:style-name="ce28" office:value-type="float" office:value="892" calcext:value-type="float">
            <text:p>892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5" office:value-type="float" office:value="73" calcext:value-type="float">
            <text:p>73</text:p>
          </table:table-cell>
          <table:table-cell table:style-name="ce18" office:value-type="string" calcext:value-type="string">
            <text:p>ACIBADEM MEHMET ALİ AYDINLAR ÜNİVERSİTESİ</text:p>
          </table:table-cell>
          <table:table-cell table:style-name="ce29" office:value-type="float" office:value="205" calcext:value-type="float">
            <text:p>20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17" office:value-type="string" calcext:value-type="string">
            <text:p>İSTANBUL RUMELİ ÜNİVERSİTESİ</text:p>
          </table:table-cell>
          <table:table-cell table:style-name="ce28" office:value-type="float" office:value="18" calcext:value-type="float">
            <text:p>1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5" office:value-type="float" office:value="75" calcext:value-type="float">
            <text:p>75</text:p>
          </table:table-cell>
          <table:table-cell table:style-name="ce18" office:value-type="string" calcext:value-type="string">
            <text:p>NUH NACİ YAZGAN ÜNİVERSİTESİ</text:p>
          </table:table-cell>
          <table:table-cell table:style-name="ce29" office:value-type="float" office:value="368" calcext:value-type="float">
            <text:p>368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4" office:value-type="float" office:value="76" calcext:value-type="float">
            <text:p>76</text:p>
          </table:table-cell>
          <table:table-cell table:style-name="ce17" office:value-type="string" calcext:value-type="string">
            <text:p>BAHÇEŞEHİR ÜNİVERSİTESİ</text:p>
          </table:table-cell>
          <table:table-cell table:style-name="ce28" office:value-type="float" office:value="639" calcext:value-type="float">
            <text:p>639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5" office:value-type="float" office:value="77" calcext:value-type="float">
            <text:p>77</text:p>
          </table:table-cell>
          <table:table-cell table:style-name="ce18" office:value-type="string" calcext:value-type="string">
            <text:p>KTO KARATAY ÜNİVERSİTESİ</text:p>
          </table:table-cell>
          <table:table-cell table:style-name="ce29" office:value-type="float" office:value="690" calcext:value-type="float">
            <text:p>690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4" office:value-type="float" office:value="79" calcext:value-type="float">
            <text:p>79</text:p>
          </table:table-cell>
          <table:table-cell table:style-name="ce17" office:value-type="string" calcext:value-type="string">
            <text:p>İSTANBUL KÜLTÜR ÜNİVERSİTESİ</text:p>
          </table:table-cell>
          <table:table-cell table:style-name="ce28" office:value-type="float" office:value="580" calcext:value-type="float">
            <text:p>580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5" office:value-type="float" office:value="80" calcext:value-type="float">
            <text:p>80</text:p>
          </table:table-cell>
          <table:table-cell table:style-name="ce18" office:value-type="string" calcext:value-type="string">
            <text:p>İZMİR EKONOMİ ÜNİVERSİTESİ</text:p>
          </table:table-cell>
          <table:table-cell table:style-name="ce29" office:value-type="float" office:value="325" calcext:value-type="float">
            <text:p>325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4" office:value-type="float" office:value="85" calcext:value-type="float">
            <text:p>85</text:p>
          </table:table-cell>
          <table:table-cell table:style-name="ce17" office:value-type="string" calcext:value-type="string">
            <text:p>YAŞAR ÜNİVERSİTESİ</text:p>
          </table:table-cell>
          <table:table-cell table:style-name="ce28" office:value-type="float" office:value="331" calcext:value-type="float">
            <text:p>33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5" office:value-type="float" office:value="87" calcext:value-type="float">
            <text:p>87</text:p>
          </table:table-cell>
          <table:table-cell table:style-name="ce18" office:value-type="string" calcext:value-type="string">
            <text:p>İSTANBUL BİLGİ ÜNİVERSİTESİ</text:p>
          </table:table-cell>
          <table:table-cell table:style-name="ce29" office:value-type="float" office:value="575" calcext:value-type="float">
            <text:p>575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4" office:value-type="float" office:value="89" calcext:value-type="float">
            <text:p>89</text:p>
          </table:table-cell>
          <table:table-cell table:style-name="ce17" office:value-type="string" calcext:value-type="string">
            <text:p>ATILIM ÜNİVERSİTESİ</text:p>
          </table:table-cell>
          <table:table-cell table:style-name="ce28" office:value-type="float" office:value="518" calcext:value-type="float">
            <text:p>518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string" calcext:value-type="string">
            <text:p>ALTINBAŞ ÜNİVERSİTESİ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İSTANBUL SABAHATTİN ZAİM ÜNİVERSİTESİ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string" calcext:value-type="string">
            <text:p>KADİR HAS ÜNİVERSİTESİ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ALANYA HAMDULLAH EMİN PAŞA ÜNİVERSİTESİ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string" calcext:value-type="string">
            <text:p>ANKARA BİLİM ÜNİVERSİTESİ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İRUNİ ÜNİVERSİTESİ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5" office:value-type="float" office:value="411" calcext:value-type="float">
            <text:p>411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SANKO ÜNİVERSİTESİ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8" office:value-type="float" office:value="115" calcext:value-type="float">
            <text:p>115</text:p>
          </table:table-cell>
          <table:table-cell table:style-name="ce18" office:value-type="string" calcext:value-type="string">
            <text:p>IŞIK ÜNİVERSİTESİ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İSTANBUL KENT ÜNİVERSİTESİ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string" calcext:value-type="string">
            <text:p>ÜSKÜDAR ÜNİVERSİTESİ</text:p>
          </table:table-cell>
          <table:table-cell table:style-name="ce5" office:value-type="float" office:value="666" calcext:value-type="float">
            <text:p>666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DOĞUŞ ÜNİVERSİTESİ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office:value-type="string" calcext:value-type="string">
            <text:p>İSTANBUL YENİ YÜZYIL ÜNİVERSİTESİ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İSTANBUL TİCARET ÜNİVERSİTESİ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string" calcext:value-type="string">
            <text:p>FATİH SULTAN MEHMET VAKIF ÜNİVERSİTESİ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DEMİROĞLU BİLİM ÜNİVERSİTESİ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8" office:value-type="float" office:value="133" calcext:value-type="float">
            <text:p>133</text:p>
          </table:table-cell>
          <table:table-cell table:style-name="ce18" office:value-type="string" calcext:value-type="string">
            <text:p>İSTİNYE ÜNİVERSİTESİ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İSTANBUL OKAN ÜNİVERSİTESİ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8" office:value-type="float" office:value="142" calcext:value-type="float">
            <text:p>142</text:p>
          </table:table-cell>
          <table:table-cell table:style-name="ce18" office:value-type="string" calcext:value-type="string">
            <text:p>İSTANBUL 29 MAYIS ÜNİVERSİTESİ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İSTANBUL GEDİK ÜNİVERSİTESİ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8" office:value-type="float" office:value="154" calcext:value-type="float">
            <text:p>154</text:p>
          </table:table-cell>
          <table:table-cell table:style-name="ce18" office:value-type="string" calcext:value-type="string">
            <text:p>TOROS ÜNİVERSİTESİ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İSTANBUL AYDIN ÜNİVERSİTESİ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string" calcext:value-type="string">
            <text:p>BEYKENT ÜNİVERSİTESİ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NİŞANTAŞI ÜNİVERSİTESİ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21" office:value-type="float" office:value="168" calcext:value-type="float">
            <text:p>168</text:p>
          </table:table-cell>
          <table:table-cell table:style-name="ce16" office:value-type="string" calcext:value-type="string">
            <text:p>HALİÇ ÜNİVERSİTESİ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0" office:value-type="float" office:value="173" calcext:value-type="float">
            <text:p>173</text:p>
          </table:table-cell>
          <table:table-cell table:style-name="ce15" office:value-type="string" calcext:value-type="string">
            <text:p>İSTANBUL GELİŞİM ÜNİVERSİTESİ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21" office:value-type="float" office:value="176" calcext:value-type="float">
            <text:p>176</text:p>
          </table:table-cell>
          <table:table-cell table:style-name="ce16" office:value-type="string" calcext:value-type="string">
            <text:p>İSTANBUL ESENYURT ÜNİVERSİTESİ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0" office:value-type="float" office:value="177" calcext:value-type="float">
            <text:p>177</text:p>
          </table:table-cell>
          <table:table-cell table:style-name="ce15" office:value-type="string" calcext:value-type="string">
            <text:p>İSTANBUL AREL ÜNİVERSİTESİ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21" office:value-type="float" office:value="178" calcext:value-type="float">
            <text:p>178</text:p>
          </table:table-cell>
          <table:table-cell table:style-name="ce16" office:value-type="string" calcext:value-type="string">
            <text:p>ÇAĞ ÜNİVERSİTESİ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0" office:value-type="float" office:value="188" calcext:value-type="float">
            <text:p>188</text:p>
          </table:table-cell>
          <table:table-cell table:style-name="ce15" office:value-type="string" calcext:value-type="string">
            <text:p>MALTEPE ÜNİVERSİTESİ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21" office:value-type="float" office:value="190" calcext:value-type="float">
            <text:p>190</text:p>
          </table:table-cell>
          <table:table-cell table:style-name="ce16" office:value-type="string" calcext:value-type="string">
            <text:p>UFUK ÜNİVERSİTESİ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0" office:value-type="float" office:value="198" calcext:value-type="float">
            <text:p>198</text:p>
          </table:table-cell>
          <table:table-cell table:style-name="ce15" office:value-type="string" calcext:value-type="string">
            <text:p>KAPADOKYA ÜNİVERSİTES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21" office:value-type="float" office:value="198" calcext:value-type="float">
            <text:p>198</text:p>
          </table:table-cell>
          <table:table-cell table:style-name="ce16" office:value-type="string" calcext:value-type="string">
            <text:p>İSTANBUL AYVANSARAY ÜNİVERSİTESİ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0" office:value-type="float" office:value="202" calcext:value-type="float">
            <text:p>202</text:p>
          </table:table-cell>
          <table:table-cell table:style-name="ce15" office:value-type="string" calcext:value-type="string">
            <text:p>AVRASYA ÜNİVERSİTESİ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0 ALES 2. Dönem Sözel Başarı Sıralamasına Göre Vakıf Üniversiteleri" table:style-name="ta25">
        <table:table-column table:style-name="co1" table:number-columns-repeated="1024" table:default-cell-style-name="Default"/>
        <table:table-row table:style-name="ro1">
          <table:table-cell table:style-name="ce76" office:value-type="string" calcext:value-type="string">
            <text:p>SIRA (1)</text:p>
          </table:table-cell>
          <table:table-cell table:style-name="ce76" office:value-type="string" calcext:value-type="string">
            <text:p>SIRA (2)</text:p>
          </table:table-cell>
          <table:table-cell table:style-name="ce7" office:value-type="string" calcext:value-type="string">
            <text:p>ÜNİVERSİTE</text:p>
          </table:table-cell>
          <table:table-cell table:style-name="ce26" office:value-type="string" calcext:value-type="string">
            <text:p>BAŞVURAN ADAY SAYISI</text:p>
          </table:table-cell>
          <table:table-cell table:style-name="ce10" office:value-type="string" calcext:value-type="string">
            <text:p>PUANI 70 VE ÜZERİNDE OLAN ADAY SAYISI</text:p>
          </table:table-cell>
          <table:table-cell table:style-name="ce10" office:value-type="string" calcext:value-type="string">
            <text:p>PUANI 70 VE ÜZERİNDE OLAN ADAY ORANI (%)</text:p>
          </table:table-cell>
          <table:table-cell table:number-columns-repeated="1018"/>
        </table:table-row>
        <table:table-row table:style-name="ro1">
          <table:table-cell table:number-columns-repeated="2" table:style-name="ce20" office:value-type="float" office:value="1" calcext:value-type="float">
            <text:p>1</text:p>
          </table:table-cell>
          <table:table-cell table:style-name="ce15" office:value-type="string" calcext:value-type="string">
            <text:p>FENERBAHÇE ÜNİVERSİTESİ</text:p>
          </table:table-cell>
          <table:table-cell table:style-name="ce2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16" office:value-type="string" calcext:value-type="string">
            <text:p>İBN HALDUN ÜNİVERSİTESİ</text:p>
          </table:table-cell>
          <table:table-cell table:style-name="ce3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15" office:value-type="string" calcext:value-type="string">
            <text:p>KONYA GIDA VE TARIM ÜNİVERSİTESİ</text:p>
          </table:table-cell>
          <table:table-cell table:style-name="ce2" office:value-type="float" office:value="25" calcext:value-type="float">
            <text:p>25</text:p>
          </table:table-cell>
          <table:table-cell table:style-name="ce30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KOÇ ÜNİVERSİTESİ</text:p>
          </table:table-cell>
          <table:table-cell table:style-name="ce3" office:value-type="float" office:value="168" calcext:value-type="float">
            <text:p>168</text:p>
          </table:table-cell>
          <table:table-cell table:style-name="ce31" office:value-type="float" office:value="121" calcext:value-type="float">
            <text:p>121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" office:value-type="float" office:value="11" calcext:value-type="float">
            <text:p>11</text:p>
          </table:table-cell>
          <table:table-cell table:style-name="ce15" office:value-type="string" calcext:value-type="string">
            <text:p>İSTANBUL 29 MAYIS ÜNİVERSİTESİ</text:p>
          </table:table-cell>
          <table:table-cell table:style-name="ce2" office:value-type="float" office:value="139" calcext:value-type="float">
            <text:p>139</text:p>
          </table:table-cell>
          <table:table-cell table:style-name="ce30" office:value-type="float" office:value="100" calcext:value-type="float">
            <text:p>100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1" office:value-type="float" office:value="13" calcext:value-type="float">
            <text:p>13</text:p>
          </table:table-cell>
          <table:table-cell table:style-name="ce16" office:value-type="string" calcext:value-type="string">
            <text:p>İHSAN DOĞRAMACI BİLKENT ÜNİVERSİTESİ</text:p>
          </table:table-cell>
          <table:table-cell table:style-name="ce3" office:value-type="float" office:value="729" calcext:value-type="float">
            <text:p>729</text:p>
          </table:table-cell>
          <table:table-cell table:style-name="ce31" office:value-type="float" office:value="492" calcext:value-type="float">
            <text:p>492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15" office:value-type="string" calcext:value-type="string">
            <text:p>ANKARA BİLİM ÜNİVERSİTESİ</text:p>
          </table:table-cell>
          <table:table-cell table:style-name="ce2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1" office:value-type="float" office:value="16" calcext:value-type="float">
            <text:p>16</text:p>
          </table:table-cell>
          <table:table-cell table:style-name="ce16" office:value-type="string" calcext:value-type="string">
            <text:p>SABANCI ÜNİVERSİTESİ</text:p>
          </table:table-cell>
          <table:table-cell table:style-name="ce3" office:value-type="float" office:value="121" calcext:value-type="float">
            <text:p>121</text:p>
          </table:table-cell>
          <table:table-cell table:style-name="ce31" office:value-type="float" office:value="80" calcext:value-type="float">
            <text:p>80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0" office:value-type="float" office:value="17" calcext:value-type="float">
            <text:p>17</text:p>
          </table:table-cell>
          <table:table-cell table:style-name="ce15" office:value-type="string" calcext:value-type="string">
            <text:p>TOBB EKONOMİ VE TEKNOLOJİ ÜNİVERSİTESİ</text:p>
          </table:table-cell>
          <table:table-cell table:style-name="ce2" office:value-type="float" office:value="455" calcext:value-type="float">
            <text:p>455</text:p>
          </table:table-cell>
          <table:table-cell table:style-name="ce30" office:value-type="float" office:value="293" calcext:value-type="float">
            <text:p>293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8" calcext:value-type="float">
            <text:p>18</text:p>
          </table:table-cell>
          <table:table-cell table:style-name="ce16" office:value-type="string" calcext:value-type="string">
            <text:p>ANKARA MEDİPOL ÜNİVERSİTESİ</text:p>
          </table:table-cell>
          <table:table-cell table:style-name="ce3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ÖZYEĞİN ÜNİVERSİTESİ</text:p>
          </table:table-cell>
          <table:table-cell table:style-name="ce4" office:value-type="float" office:value="258" calcext:value-type="float">
            <text:p>258</text:p>
          </table:table-cell>
          <table:table-cell table:style-name="ce28" office:value-type="float" office:value="151" calcext:value-type="float">
            <text:p>151</text:p>
          </table:table-cell>
          <table:table-cell table:style-name="ce4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MEF ÜNİVERSİTESİ</text:p>
          </table:table-cell>
          <table:table-cell table:style-name="ce5" office:value-type="float" office:value="134" calcext:value-type="float">
            <text:p>134</text:p>
          </table:table-cell>
          <table:table-cell table:style-name="ce29" office:value-type="float" office:value="76" calcext:value-type="float">
            <text:p>76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BEZM-İ ÂLEM VAKIF ÜNİVERSİTESİ</text:p>
          </table:table-cell>
          <table:table-cell table:style-name="ce4" office:value-type="float" office:value="196" calcext:value-type="float">
            <text:p>196</text:p>
          </table:table-cell>
          <table:table-cell table:style-name="ce28" office:value-type="float" office:value="106" calcext:value-type="float">
            <text:p>106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string" calcext:value-type="string">
            <text:p>BEYKOZ ÜNİVERSİTESİ</text:p>
          </table:table-cell>
          <table:table-cell table:style-name="ce5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LOKMAN HEKİM ÜNİVERSİTESİ</text:p>
          </table:table-cell>
          <table:table-cell table:style-name="ce4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string" calcext:value-type="string">
            <text:p>TED ÜNİVERSİTESİ</text:p>
          </table:table-cell>
          <table:table-cell table:style-name="ce5" office:value-type="float" office:value="309" calcext:value-type="float">
            <text:p>309</text:p>
          </table:table-cell>
          <table:table-cell table:style-name="ce29" office:value-type="float" office:value="154" calcext:value-type="float">
            <text:p>154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FATİH SULTAN MEHMET VAKIF ÜNİVERSİTESİ</text:p>
          </table:table-cell>
          <table:table-cell table:style-name="ce4" office:value-type="float" office:value="387" calcext:value-type="float">
            <text:p>387</text:p>
          </table:table-cell>
          <table:table-cell table:style-name="ce28" office:value-type="float" office:value="189" calcext:value-type="float">
            <text:p>189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string" calcext:value-type="string">
            <text:p>İSTANBUL SABAHATTİN ZAİM ÜNİVERSİTESİ</text:p>
          </table:table-cell>
          <table:table-cell table:style-name="ce5" office:value-type="float" office:value="515" calcext:value-type="float">
            <text:p>515</text:p>
          </table:table-cell>
          <table:table-cell table:style-name="ce29" office:value-type="float" office:value="226" calcext:value-type="float">
            <text:p>226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ÇANKAYA ÜNİVERSİTESİ</text:p>
          </table:table-cell>
          <table:table-cell table:style-name="ce4" office:value-type="float" office:value="554" calcext:value-type="float">
            <text:p>554</text:p>
          </table:table-cell>
          <table:table-cell table:style-name="ce28" office:value-type="float" office:value="237" calcext:value-type="float">
            <text:p>237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string" calcext:value-type="string">
            <text:p>İSTANBUL MEDİPOL ÜNİVERSİTESİ</text:p>
          </table:table-cell>
          <table:table-cell table:style-name="ce5" office:value-type="float" office:value="1101" calcext:value-type="float">
            <text:p>1101</text:p>
          </table:table-cell>
          <table:table-cell table:style-name="ce29" office:value-type="float" office:value="461" calcext:value-type="float">
            <text:p>461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YEDİTEPE ÜNİVERSİTESİ</text:p>
          </table:table-cell>
          <table:table-cell table:style-name="ce4" office:value-type="float" office:value="892" calcext:value-type="float">
            <text:p>892</text:p>
          </table:table-cell>
          <table:table-cell table:style-name="ce28" office:value-type="float" office:value="369" calcext:value-type="float">
            <text:p>369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string" calcext:value-type="string">
            <text:p>İSTANBUL BİLGİ ÜNİVERSİTESİ</text:p>
          </table:table-cell>
          <table:table-cell table:style-name="ce5" office:value-type="float" office:value="575" calcext:value-type="float">
            <text:p>575</text:p>
          </table:table-cell>
          <table:table-cell table:style-name="ce29" office:value-type="float" office:value="237" calcext:value-type="float">
            <text:p>237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string" calcext:value-type="string">
            <text:p>BAŞKENT ÜNİVERSİTESİ</text:p>
          </table:table-cell>
          <table:table-cell table:style-name="ce4" office:value-type="float" office:value="1022" calcext:value-type="float">
            <text:p>1022</text:p>
          </table:table-cell>
          <table:table-cell table:style-name="ce28" office:value-type="float" office:value="420" calcext:value-type="float">
            <text:p>42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string" calcext:value-type="string">
            <text:p>KADİR HAS ÜNİVERSİTESİ</text:p>
          </table:table-cell>
          <table:table-cell table:style-name="ce5" office:value-type="float" office:value="229" calcext:value-type="float">
            <text:p>229</text:p>
          </table:table-cell>
          <table:table-cell table:style-name="ce29" office:value-type="float" office:value="93" calcext:value-type="float">
            <text:p>93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İZMİR EKONOMİ ÜNİVERSİTESİ</text:p>
          </table:table-cell>
          <table:table-cell table:style-name="ce4" office:value-type="float" office:value="325" calcext:value-type="float">
            <text:p>325</text:p>
          </table:table-cell>
          <table:table-cell table:style-name="ce28" office:value-type="float" office:value="131" calcext:value-type="float">
            <text:p>131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string" calcext:value-type="string">
            <text:p>BAHÇEŞEHİR ÜNİVERSİTESİ</text:p>
          </table:table-cell>
          <table:table-cell table:style-name="ce5" office:value-type="float" office:value="639" calcext:value-type="float">
            <text:p>639</text:p>
          </table:table-cell>
          <table:table-cell table:style-name="ce29" office:value-type="float" office:value="252" calcext:value-type="float">
            <text:p>252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YAŞAR ÜNİVERSİTESİ</text:p>
          </table:table-cell>
          <table:table-cell table:style-name="ce4" office:value-type="float" office:value="331" calcext:value-type="float">
            <text:p>33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string" calcext:value-type="string">
            <text:p>İSTANBUL TİCARET ÜNİVERSİTESİ</text:p>
          </table:table-cell>
          <table:table-cell table:style-name="ce5" office:value-type="float" office:value="365" calcext:value-type="float">
            <text:p>365</text:p>
          </table:table-cell>
          <table:table-cell table:style-name="ce29" office:value-type="float" office:value="138" calcext:value-type="float">
            <text:p>138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ALTINBAŞ ÜNİVERSİTESİ</text:p>
          </table:table-cell>
          <table:table-cell table:style-name="ce4" office:value-type="float" office:value="192" calcext:value-type="float">
            <text:p>192</text:p>
          </table:table-cell>
          <table:table-cell table:style-name="ce28" office:value-type="float" office:value="72" calcext:value-type="float">
            <text:p>72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string" calcext:value-type="string">
            <text:p>İSTANBUL KENT ÜNİVERSİTESİ</text:p>
          </table:table-cell>
          <table:table-cell table:style-name="ce5" office:value-type="float" office:value="19" calcext:value-type="float">
            <text:p>19</text:p>
          </table:table-cell>
          <table:table-cell table:style-name="ce29" office:value-type="float" office:value="7" calcext:value-type="float">
            <text:p>7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ÇAĞ ÜNİVERSİTESİ</text:p>
          </table:table-cell>
          <table:table-cell table:style-name="ce4" office:value-type="float" office:value="242" calcext:value-type="float">
            <text:p>242</text:p>
          </table:table-cell>
          <table:table-cell table:style-name="ce28" office:value-type="float" office:value="87" calcext:value-type="float">
            <text:p>87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string" calcext:value-type="string">
            <text:p>ANTALYA BİLİM ÜNİVERSİTESİ</text:p>
          </table:table-cell>
          <table:table-cell table:style-name="ce5" office:value-type="float" office:value="113" calcext:value-type="float">
            <text:p>113</text:p>
          </table:table-cell>
          <table:table-cell table:style-name="ce29" office:value-type="float" office:value="40" calcext:value-type="float">
            <text:p>40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ACIBADEM MEHMET ALİ AYDINLAR ÜNİVERSİTESİ</text:p>
          </table:table-cell>
          <table:table-cell table:style-name="ce4" office:value-type="float" office:value="205" calcext:value-type="float">
            <text:p>205</text:p>
          </table:table-cell>
          <table:table-cell table:style-name="ce28" office:value-type="float" office:value="72" calcext:value-type="float">
            <text:p>72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string" calcext:value-type="string">
            <text:p>KTO KARATAY ÜNİVERSİTESİ</text:p>
          </table:table-cell>
          <table:table-cell table:style-name="ce5" office:value-type="float" office:value="690" calcext:value-type="float">
            <text:p>690</text:p>
          </table:table-cell>
          <table:table-cell table:style-name="ce29" office:value-type="float" office:value="231" calcext:value-type="float">
            <text:p>231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İSTANBUL KÜLTÜR ÜNİVERSİTESİ</text:p>
          </table:table-cell>
          <table:table-cell table:style-name="ce4" office:value-type="float" office:value="580" calcext:value-type="float">
            <text:p>580</text:p>
          </table:table-cell>
          <table:table-cell table:style-name="ce28" office:value-type="float" office:value="192" calcext:value-type="float">
            <text:p>192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string" calcext:value-type="string">
            <text:p>HASAN KALYONCU ÜNİVERSİTESİ</text:p>
          </table:table-cell>
          <table:table-cell table:style-name="ce5" office:value-type="float" office:value="411" calcext:value-type="float">
            <text:p>411</text:p>
          </table:table-cell>
          <table:table-cell table:style-name="ce29" office:value-type="float" office:value="130" calcext:value-type="float">
            <text:p>130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UFUK ÜNİVERSİTESİ</text:p>
          </table:table-cell>
          <table:table-cell table:style-name="ce4" office:value-type="float" office:value="206" calcext:value-type="float">
            <text:p>206</text:p>
          </table:table-cell>
          <table:table-cell table:style-name="ce28" office:value-type="float" office:value="64" calcext:value-type="float">
            <text:p>6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96" calcext:value-type="float">
            <text:p>96</text:p>
          </table:table-cell>
          <table:table-cell table:style-name="ce18" office:value-type="string" calcext:value-type="string">
            <text:p>IŞIK ÜNİVERSİTESİ</text:p>
          </table:table-cell>
          <table:table-cell table:style-name="ce5" office:value-type="float" office:value="230" calcext:value-type="float">
            <text:p>230</text:p>
          </table:table-cell>
          <table:table-cell table:style-name="ce29" office:value-type="float" office:value="71" calcext:value-type="float">
            <text:p>71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ATILIM ÜNİVERSİTESİ</text:p>
          </table:table-cell>
          <table:table-cell table:style-name="ce4" office:value-type="float" office:value="518" calcext:value-type="float">
            <text:p>518</text:p>
          </table:table-cell>
          <table:table-cell table:style-name="ce28" office:value-type="float" office:value="159" calcext:value-type="float">
            <text:p>159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string" calcext:value-type="string">
            <text:p>TÜRK HAVA KURUMU ÜNİVERSİTESİ</text:p>
          </table:table-cell>
          <table:table-cell table:style-name="ce5" office:value-type="float" office:value="192" calcext:value-type="float">
            <text:p>192</text:p>
          </table:table-cell>
          <table:table-cell table:style-name="ce29" office:value-type="float" office:value="57" calcext:value-type="float">
            <text:p>5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İSTANBUL OKAN ÜNİVERSİTESİ</text:p>
          </table:table-cell>
          <table:table-cell table:style-name="ce4" office:value-type="float" office:value="381" calcext:value-type="float">
            <text:p>381</text:p>
          </table:table-cell>
          <table:table-cell table:style-name="ce28" office:value-type="float" office:value="113" calcext:value-type="float">
            <text:p>113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string" calcext:value-type="string">
            <text:p>ÜSKÜDAR ÜNİVERSİTESİ</text:p>
          </table:table-cell>
          <table:table-cell table:style-name="ce5" office:value-type="float" office:value="666" calcext:value-type="float">
            <text:p>666</text:p>
          </table:table-cell>
          <table:table-cell table:style-name="ce29" office:value-type="float" office:value="197" calcext:value-type="float">
            <text:p>19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KAPADOKYA ÜNİVERSİTESİ</text:p>
          </table:table-cell>
          <table:table-cell table:style-name="ce4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string" calcext:value-type="string">
            <text:p>İSTANBUL AYVANSARAY ÜNİVERSİTESİ</text:p>
          </table:table-cell>
          <table:table-cell table:style-name="ce5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DOĞUŞ ÜNİVERSİTESİ</text:p>
          </table:table-cell>
          <table:table-cell table:style-name="ce4" office:value-type="float" office:value="237" calcext:value-type="float">
            <text:p>237</text:p>
          </table:table-cell>
          <table:table-cell table:style-name="ce28" office:value-type="float" office:value="67" calcext:value-type="float">
            <text:p>67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115" calcext:value-type="float">
            <text:p>115</text:p>
          </table:table-cell>
          <table:table-cell table:style-name="ce18" office:value-type="string" calcext:value-type="string">
            <text:p>YÜKSEK İHTİSAS ÜNİVERSİTESİ</text:p>
          </table:table-cell>
          <table:table-cell table:style-name="ce5" office:value-type="float" office:value="25" calcext:value-type="float">
            <text:p>25</text:p>
          </table:table-cell>
          <table:table-cell table:style-name="ce29" office:value-type="float" office:value="7" calcext:value-type="float">
            <text:p>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NUH NACİ YAZGAN ÜNİVERSİTESİ</text:p>
          </table:table-cell>
          <table:table-cell table:style-name="ce4" office:value-type="float" office:value="368" calcext:value-type="float">
            <text:p>368</text:p>
          </table:table-cell>
          <table:table-cell table:style-name="ce28" office:value-type="float" office:value="103" calcext:value-type="float">
            <text:p>10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office:value-type="string" calcext:value-type="string">
            <text:p>İSTANBUL YENİ YÜZYIL ÜNİVERSİTESİ</text:p>
          </table:table-cell>
          <table:table-cell table:style-name="ce5" office:value-type="float" office:value="274" calcext:value-type="float">
            <text:p>274</text:p>
          </table:table-cell>
          <table:table-cell table:style-name="ce29" office:value-type="float" office:value="72" calcext:value-type="float">
            <text:p>72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İSTANBUL AYDIN ÜNİVERSİTESİ</text:p>
          </table:table-cell>
          <table:table-cell table:style-name="ce4" office:value-type="float" office:value="661" calcext:value-type="float">
            <text:p>661</text:p>
          </table:table-cell>
          <table:table-cell table:style-name="ce28" office:value-type="float" office:value="163" calcext:value-type="float">
            <text:p>163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132" calcext:value-type="float">
            <text:p>132</text:p>
          </table:table-cell>
          <table:table-cell table:style-name="ce18" office:value-type="string" calcext:value-type="string">
            <text:p>BEYKENT ÜNİVERSİTESİ</text:p>
          </table:table-cell>
          <table:table-cell table:style-name="ce5" office:value-type="float" office:value="707" calcext:value-type="float">
            <text:p>707</text:p>
          </table:table-cell>
          <table:table-cell table:style-name="ce29" office:value-type="float" office:value="174" calcext:value-type="float">
            <text:p>17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BİRUNİ ÜNİVERSİTESİ</text:p>
          </table:table-cell>
          <table:table-cell table:style-name="ce4" office:value-type="float" office:value="294" calcext:value-type="float">
            <text:p>294</text:p>
          </table:table-cell>
          <table:table-cell table:style-name="ce28" office:value-type="float" office:value="72" calcext:value-type="float">
            <text:p>72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134" calcext:value-type="float">
            <text:p>134</text:p>
          </table:table-cell>
          <table:table-cell table:style-name="ce18" office:value-type="string" calcext:value-type="string">
            <text:p>İSTİNYE ÜNİVERSİTESİ</text:p>
          </table:table-cell>
          <table:table-cell table:style-name="ce5" office:value-type="float" office:value="91" calcext:value-type="float">
            <text:p>91</text:p>
          </table:table-cell>
          <table:table-cell table:style-name="ce29" office:value-type="float" office:value="22" calcext:value-type="float">
            <text:p>22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İSTANBUL RUMELİ ÜNİVERSİTESİ</text:p>
          </table:table-cell>
          <table:table-cell table:style-name="ce4" office:value-type="float" office:value="18" calcext:value-type="float">
            <text:p>18</text:p>
          </table:table-cell>
          <table:table-cell table:style-name="ce28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146" calcext:value-type="float">
            <text:p>146</text:p>
          </table:table-cell>
          <table:table-cell table:style-name="ce18" office:value-type="string" calcext:value-type="string">
            <text:p>MALTEPE ÜNİVERSİTESİ</text:p>
          </table:table-cell>
          <table:table-cell table:style-name="ce5" office:value-type="float" office:value="520" calcext:value-type="float">
            <text:p>520</text:p>
          </table:table-cell>
          <table:table-cell table:style-name="ce29" office:value-type="float" office:value="111" calcext:value-type="float">
            <text:p>11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İSTANBUL GEDİK ÜNİVERSİTESİ</text:p>
          </table:table-cell>
          <table:table-cell table:style-name="ce4" office:value-type="float" office:value="110" calcext:value-type="float">
            <text:p>110</text:p>
          </table:table-cell>
          <table:table-cell table:style-name="ce28" office:value-type="float" office:value="23" calcext:value-type="float">
            <text:p>23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55" calcext:value-type="float">
            <text:p>155</text:p>
          </table:table-cell>
          <table:table-cell table:style-name="ce18" office:value-type="string" calcext:value-type="string">
            <text:p>DEMİROĞLU BİLİM ÜNİVERSİTESİ</text:p>
          </table:table-cell>
          <table:table-cell table:style-name="ce5" office:value-type="float" office:value="163" calcext:value-type="float">
            <text:p>163</text:p>
          </table:table-cell>
          <table:table-cell table:style-name="ce29" office:value-type="float" office:value="33" calcext:value-type="float">
            <text:p>33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6" calcext:value-type="float">
            <text:p>156</text:p>
          </table:table-cell>
          <table:table-cell table:style-name="ce15" office:value-type="string" calcext:value-type="string">
            <text:p>İSTANBUL AREL ÜNİVERSİTESİ</text:p>
          </table:table-cell>
          <table:table-cell table:style-name="ce2" office:value-type="float" office:value="349" calcext:value-type="float">
            <text:p>349</text:p>
          </table:table-cell>
          <table:table-cell table:style-name="ce30" office:value-type="float" office:value="70" calcext:value-type="float">
            <text:p>7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161" calcext:value-type="float">
            <text:p>161</text:p>
          </table:table-cell>
          <table:table-cell table:style-name="ce16" office:value-type="string" calcext:value-type="string">
            <text:p>İSTANBUL ESENYURT ÜNİVERSİTESİ</text:p>
          </table:table-cell>
          <table:table-cell table:style-name="ce3" office:value-type="float" office:value="156" calcext:value-type="float">
            <text:p>156</text:p>
          </table:table-cell>
          <table:table-cell table:style-name="ce31" office:value-type="float" office:value="31" calcext:value-type="float">
            <text:p>3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170" calcext:value-type="float">
            <text:p>170</text:p>
          </table:table-cell>
          <table:table-cell table:style-name="ce15" office:value-type="string" calcext:value-type="string">
            <text:p>HALİÇ ÜNİVERSİTESİ</text:p>
          </table:table-cell>
          <table:table-cell table:style-name="ce2" office:value-type="float" office:value="497" calcext:value-type="float">
            <text:p>497</text:p>
          </table:table-cell>
          <table:table-cell table:style-name="ce30" office:value-type="float" office:value="91" calcext:value-type="float">
            <text:p>91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72" calcext:value-type="float">
            <text:p>172</text:p>
          </table:table-cell>
          <table:table-cell table:style-name="ce16" office:value-type="string" calcext:value-type="string">
            <text:p>NİŞANTAŞI ÜNİVERSİTESİ</text:p>
          </table:table-cell>
          <table:table-cell table:style-name="ce3" office:value-type="float" office:value="320" calcext:value-type="float">
            <text:p>320</text:p>
          </table:table-cell>
          <table:table-cell table:style-name="ce31" office:value-type="float" office:value="58" calcext:value-type="float">
            <text:p>5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74" calcext:value-type="float">
            <text:p>174</text:p>
          </table:table-cell>
          <table:table-cell table:style-name="ce15" office:value-type="string" calcext:value-type="string">
            <text:p>TOROS ÜNİVERSİTESİ</text:p>
          </table:table-cell>
          <table:table-cell table:style-name="ce2" office:value-type="float" office:value="111" calcext:value-type="float">
            <text:p>111</text:p>
          </table:table-cell>
          <table:table-cell table:style-name="ce30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1" office:value-type="float" office:value="62" calcext:value-type="float">
            <text:p>62</text:p>
          </table:table-cell>
          <table:table-cell table:style-name="ce21" office:value-type="float" office:value="185" calcext:value-type="float">
            <text:p>185</text:p>
          </table:table-cell>
          <table:table-cell table:style-name="ce16" office:value-type="string" calcext:value-type="string">
            <text:p>SANKO ÜNİVERSİTESİ</text:p>
          </table:table-cell>
          <table:table-cell table:style-name="ce3" office:value-type="float" office:value="107" calcext:value-type="float">
            <text:p>107</text:p>
          </table:table-cell>
          <table:table-cell table:style-name="ce31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187" calcext:value-type="float">
            <text:p>187</text:p>
          </table:table-cell>
          <table:table-cell table:style-name="ce15" office:value-type="string" calcext:value-type="string">
            <text:p>PİRİ REİS ÜNİVERSİTESİ</text:p>
          </table:table-cell>
          <table:table-cell table:style-name="ce2" office:value-type="float" office:value="48" calcext:value-type="float">
            <text:p>48</text:p>
          </table:table-cell>
          <table:table-cell table:style-name="ce30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194" calcext:value-type="float">
            <text:p>194</text:p>
          </table:table-cell>
          <table:table-cell table:style-name="ce16" office:value-type="string" calcext:value-type="string">
            <text:p>İSTANBUL GELİŞİM ÜNİVERSİTESİ</text:p>
          </table:table-cell>
          <table:table-cell table:style-name="ce3" office:value-type="float" office:value="609" calcext:value-type="float">
            <text:p>609</text:p>
          </table:table-cell>
          <table:table-cell table:style-name="ce31" office:value-type="float" office:value="97" calcext:value-type="float">
            <text:p>9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07" calcext:value-type="float">
            <text:p>207</text:p>
          </table:table-cell>
          <table:table-cell table:style-name="ce15" office:value-type="string" calcext:value-type="string">
            <text:p>ALANYA HAMDULLAH EMİN PAŞA ÜNİVERSİTESİ</text:p>
          </table:table-cell>
          <table:table-cell table:style-name="ce2" office:value-type="float" office:value="32" calcext:value-type="float">
            <text:p>32</text:p>
          </table:table-cell>
          <table:table-cell table:style-name="ce30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215" calcext:value-type="float">
            <text:p>215</text:p>
          </table:table-cell>
          <table:table-cell table:style-name="ce16" office:value-type="string" calcext:value-type="string">
            <text:p>AVRASYA ÜNİVERSİTESİ</text:p>
          </table:table-cell>
          <table:table-cell table:style-name="ce3" office:value-type="float" office:value="262" calcext:value-type="float">
            <text:p>262</text:p>
          </table:table-cell>
          <table:table-cell table:style-name="ce31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8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Liberation Sans Narrow" svg:font-family="'Liberation San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plam_20_Öğrenci_20_Sayılarına_20_Göre_20_Vakıf_20_Üniversiteleri" style:display-name="PageStyle_Toplam Öğrenci Sayı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drolu_20_Öğretim_20_Üyesi_20_Sayılarına_20_Göre_20_Vakıf_20_Üniversiteleri" style:display-name="PageStyle_Kadrolu Öğretim Üyesi Sayı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ktora_20_Öğrenci_20_Sayılarına_20_Göre_20_Vakıf_20_Üniversiteleri" style:display-name="PageStyle_Doktora Öğrenci Sayı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üksek_20_Lisans_20_Öğrenci_20_Sayılarına_20_Göre_20_Vakıf_20_Üniversiteleri" style:display-name="PageStyle_Yüksek Lisans Öğrenci Sayı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ziki_20_Alanlarına_20_Göre_20_Vakıf_20_Yükseköğretim_20_Kurumları" style:display-name="PageStyle_Fiziki Alan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Düşen_20_Açık_20_Alan_20_Dağılımına_20_Göre_20_Vakıf_20_Yükseköğretim_20_Kurumları" style:display-name="PageStyle_Öğrenci Başına Düşen Açık Alan Dağılım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Düşen_20_Kapalı_20_Alan_20_Dağılımına_20_Göre_20_Vakıf_20_Yükseköğretim_20_Kurumları" style:display-name="PageStyle_Öğrenci Başına Düşen Kapalı Alan Dağılım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Kütüphane_20_Alanına_20_Göre_20_Vakıf_20_Yükseköğretim_20_Kurumları" style:display-name="PageStyle_Öğrenci Başına Kütüphane Alan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abancı_20_Uyruklu_20_Öğrenci_20_Sayısına_20_Göre_20_Vakıf_20_Yükseköğretim_20_Kurumları" style:display-name="PageStyle_Yabancı Uyruklu Öğrenci Sayıs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0-2021_20_Dönemi_20_Yatay_20_Geçiş_20_ile_20_Giden_20_ve_20_Gelen_20_Öğrenci_20_Sayısına_20_Göre_20_Vakıf_20_Üniversiteleri" style:display-name="PageStyle_2020-2021 Dönemi Yatay Geçiş ile Giden ve Gelen Öğrenci Sayı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0-2021_20_Dönemi_20_Yatay_20_Geçiş_20_ile_20_Gelen_20_ve_20_Giden_20_Öğrenci_20_Oranına_20_Göre_20_Vakıf_20_Üniversiteleri" style:display-name="PageStyle_2020-2021 Dönemi Yatay Geçiş ile Gelen ve Giden Öğrenci Oran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Yükseköğretim_20_Kurumlarının_20_Doluluk_20_Oranı" style:display-name="PageStyle_Vakıf Yükseköğretim Kurumlarının Doluluk Oran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Cari_20_Gider_20_Miktarına_20_Göre_20_Vakıf_20_Üniversiteleri" style:display-name="PageStyle_Öğrenci Başına Cari Gider Mikt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KS_20_Kontenjanları_20_Bursluluk_20_Oranlarına_20_Göre_20_Vakıf_20_Yükseköğretim_20_Kurumları" style:display-name="PageStyle_YKS Kontenjanları Bursluluk Oran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tim_20_Elemanlarına_20_Ödenen_20_Ücretlerin_20_Toplamına_20_Göre_20_Vakıf_20_Yükseköğretim_20_Kurumları" style:display-name="PageStyle_Öğretim Elemanlarına Ödenen Ücretlerin Toplam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lam_20_Ar-Ge_20_Harcamalarına_20_Göre_20_Vakıf_20_Üniversiteleri" style:display-name="PageStyle_Toplam Ar-Ge Harcama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klam_20_ve_20_Tanıtım_20_Harcamalarına_20_Göre_20_Vakıf_20_Yükseköğretim_20_Kurumları" style:display-name="PageStyle_Reklam ve Tanıtım Harcama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ütüphane_20_Harcamalarına_20_Göre_20_Vakıf_20_Yükseköğretim_20_Kurumları" style:display-name="PageStyle_Kütüphane Harcama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ğitim_20_ve_20_Öğretim_20_Geliri_20_ve_20_Öğrencilere_20_Verilen_20_Burslar_20_Dahil_20_Vakıf_20_Yükseköğretim_20_Kurumları" style:display-name="PageStyle_Eğitim ve Öğretim Geliri ve Öğrencilere Verilen Burslar Dahil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lir_20_ve_20_Giderlerine_20_Göre_20_Vakıf_20_Yükseköğretim_20_Kurumları" style:display-name="PageStyle_Gelir ve Giderlerine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0-2021_20_URAP_20_Genel_20_Puan_20_Tablosuna_20_Göre_20_Vakıf_20_Üniversiteleri" style:display-name="PageStyle_2020-2021 URAP Genel Puan Tablosu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Yükseköğretim_20_Kurumlarının_20_2020_20_Yılı_20_TÜBİTAK-_20_ARDEB_20_Destek_20_İstatistiklerine_20_Göre_20_Sıralamaları" style:display-name="PageStyle_Vakıf Yükseköğretim Kurumlarının 2020 Yılı TÜBİTAK- ARDEB Destek İstatistiklerine Göre Sıralama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0_20_ALES_20_2._20_Dönem_20_Eşit_20_Ağırlık_20_Başarı_20_Sıralamasına_20_Göre_20_Vakıf_20_Üniversiteleri" style:display-name="PageStyle_2020 ALES 2. Dönem Eşit Ağırlık Başarı Sıralama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0_20_ALES_20_2._20_Dönem_20_Sayısal_20_Başarı_20_Sıralamasına_20_Göre_20_Vakıf_20_Üniversiteleri" style:display-name="PageStyle_2020 ALES 2. Dönem Sayısal Başarı Sıralama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0_20_ALES_20_2._20_Dönem_20_Sözel_20_Başarı_20_Sıralamasına_20_Göre_20_Vakıf_20_Üniversiteleri" style:display-name="PageStyle_2020 ALES 2. Dönem Sözel Başarı Sıralama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5" meta:cell-count="9037" meta:object-count="0"/>
    <meta:generator>LibreOfficeDev/6.0.5.2$Linux_X86_64 LibreOffice_project/</meta:generator>
  </office:meta>
</office:document-meta>
</file>